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49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24.39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67d17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67d17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67d17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4" style:family="text">
      <style:text-properties fo:color="#800080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800080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ff"/>
    </style:style>
    <style:style style:name="T8" style:family="text">
      <style:text-properties fo:color="#0033b3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9" style:family="text">
      <style:text-properties fo:color="#871094" style:font-name="JetBrains Mono" fo:font-size="10pt" fo:font-style="italic" fo:font-weight="normal" style:font-name-asian="JetBrains Mono" style:font-size-asian="10pt" style:font-style-asian="italic" style:font-weight-asian="normal" style:font-name-complex="JetBrains Mono" style:font-size-complex="10pt" style:font-style-complex="italic" style:font-weight-complex="normal"/>
    </style:style>
    <style:style style:name="T10" style:family="text">
      <style:text-properties fo:color="#080808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1" style:family="text">
      <style:text-properties fo:color="#067d17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2" style:family="text">
      <style:text-properties fo:color="#1750eb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3" style:family="tex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4" table:row="62" table:table="0"/>
          <office:change-info>
            <dc:creator> </dc:creator>
            <dc:date>2023-02-23T20:48:12.291000000</dc:date>
          </office:change-info>
          <table:previous>
            <table:change-track-table-cell office:value-type="string">
              <text:p>weekdayinmonth</text:p>
            </table:change-track-table-cell>
          </table:previous>
        </table:cell-content-change>
        <table:cell-content-change table:id="ct2">
          <table:cell-address table:column="4" table:row="155" table:table="0"/>
          <office:change-info>
            <dc:creator> </dc:creator>
            <dc:date>2023-02-23T20:48:49.378000000</dc:date>
          </office:change-info>
          <table:previous>
            <table:change-track-table-cell office:value-type="string">
              <text:p>Day</text:p>
            </table:change-track-table-cell>
          </table:previous>
        </table:cell-content-change>
        <table:cell-content-change table:id="ct3">
          <table:cell-address table:column="8" table:row="158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8" table:row="159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8" table:row="160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0"/>
          </table:previous>
        </table:cell-content-change>
        <table:cell-content-change table:id="ct6">
          <table:cell-address table:column="8" table:row="161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7">
          <table:cell-address table:column="8" table:row="162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3"/>
          </table:previous>
        </table:cell-content-change>
        <table:cell-content-change table:id="ct8">
          <table:cell-address table:column="8" table:row="163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4"/>
          </table:previous>
        </table:cell-content-change>
        <table:cell-content-change table:id="ct9">
          <table:cell-address table:column="8" table:row="164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5"/>
          </table:previous>
        </table:cell-content-change>
        <table:cell-content-change table:id="ct10">
          <table:cell-address table:column="8" table:row="165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11">
          <table:cell-address table:column="8" table:row="166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4"/>
          </table:previous>
        </table:cell-content-change>
        <table:cell-content-change table:id="ct12">
          <table:cell-address table:column="8" table:row="167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15"/>
          </table:previous>
        </table:cell-content-change>
        <table:cell-content-change table:id="ct13">
          <table:cell-address table:column="8" table:row="168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6"/>
          </table:previous>
        </table:cell-content-change>
        <table:cell-content-change table:id="ct14">
          <table:cell-address table:column="8" table:row="169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7"/>
          </table:previous>
        </table:cell-content-change>
        <table:cell-content-change table:id="ct15">
          <table:cell-address table:column="8" table:row="170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7"/>
          </table:previous>
        </table:cell-content-change>
        <table:cell-content-change table:id="ct16">
          <table:cell-address table:column="8" table:row="171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5"/>
          </table:previous>
        </table:cell-content-change>
        <table:cell-content-change table:id="ct17">
          <table:cell-address table:column="8" table:row="172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8"/>
          </table:previous>
        </table:cell-content-change>
        <table:cell-content-change table:id="ct18">
          <table:cell-address table:column="17" table:row="4" table:table="0"/>
          <office:change-info>
            <dc:creator> </dc:creator>
            <dc:date>2023-02-25T04:53:24.47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">
          <table:cell-address table:column="16" table:row="4" table:table="0"/>
          <office:change-info>
            <dc:creator> </dc:creator>
            <dc:date>2023-02-25T04:53:31.460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">
          <table:cell-address table:column="16" table:row="7" table:table="0"/>
          <office:change-info>
            <dc:creator> </dc:creator>
            <dc:date>2023-02-25T04:53:44.77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1">
          <table:cell-address table:column="17" table:row="7" table:table="0"/>
          <office:change-info>
            <dc:creator> </dc:creator>
            <dc:date>2023-02-25T04:53:51.46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2">
          <table:cell-address table:column="17" table:row="8" table:table="0"/>
          <office:change-info>
            <dc:creator> </dc:creator>
            <dc:date>2023-02-25T04:54:04.42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3">
          <table:cell-address table:column="16" table:row="8" table:table="0"/>
          <office:change-info>
            <dc:creator> </dc:creator>
            <dc:date>2023-02-25T04:54:14.22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4">
          <table:cell-address table:column="16" table:row="9" table:table="0"/>
          <office:change-info>
            <dc:creator> </dc:creator>
            <dc:date>2023-02-25T04:54:22.52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5">
          <table:cell-address table:column="16" table:row="9" table:table="0"/>
          <office:change-info>
            <dc:creator> </dc:creator>
            <dc:date>2023-02-25T04:55:31.925000000</dc:date>
          </office:change-info>
          <table:previous table:id="ct24">
            <table:change-track-table-cell office:value-type="string">
              <text:p>de_DE</text:p>
            </table:change-track-table-cell>
          </table:previous>
        </table:cell-content-change>
        <table:cell-content-change table:id="ct26">
          <table:cell-address table:column="17" table:row="8" table:table="0"/>
          <office:change-info>
            <dc:creator> </dc:creator>
            <dc:date>2023-02-25T04:55:42.752000000</dc:date>
          </office:change-info>
          <table:previous table:id="ct22">
            <table:change-track-table-cell office:value-type="string">
              <text:p>de_DE</text:p>
            </table:change-track-table-cell>
          </table:previous>
        </table:cell-content-change>
        <table:cell-content-change table:id="ct27">
          <table:cell-address table:column="18" table:row="0" table:table="0"/>
          <office:change-info>
            <dc:creator> </dc:creator>
            <dc:date>2023-02-25T04:56:24.523000000</dc:date>
          </office:change-info>
          <table:previous>
            <table:change-track-table-cell office:value-type="string">
              <text:p>add.freesomeregion</text:p>
            </table:change-track-table-cell>
          </table:previous>
        </table:cell-content-change>
        <table:cell-content-change table:id="ct28">
          <table:cell-address table:column="18" table:row="8" table:table="0"/>
          <office:change-info>
            <dc:creator> </dc:creator>
            <dc:date>2023-02-25T04:56:33.098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29">
          <table:cell-address table:column="18" table:row="4" table:table="0"/>
          <office:change-info>
            <dc:creator> </dc:creator>
            <dc:date>2023-02-25T04:56:38.932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7" table:row="9" table:table="0"/>
          <office:change-info>
            <dc:creator> </dc:creator>
            <dc:date>2023-02-25T04:56:49.99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1">
          <table:cell-address table:column="18" table:row="9" table:table="0"/>
          <office:change-info>
            <dc:creator> </dc:creator>
            <dc:date>2023-02-25T04:56:58.485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17" table:row="9" table:table="0"/>
          <office:change-info>
            <dc:creator> </dc:creator>
            <dc:date>2023-02-25T04:56:59.938000000</dc:date>
          </office:change-info>
          <table:previous table:id="ct30">
            <table:change-track-table-cell office:value-type="string">
              <text:p>de_DE,fr_FR</text:p>
            </table:change-track-table-cell>
          </table:previous>
        </table:cell-content-change>
        <table:cell-content-change table:id="ct33">
          <table:cell-address table:column="18" table:row="9" table:table="0"/>
          <office:change-info>
            <dc:creator> </dc:creator>
            <dc:date>2023-02-25T04:57:05.804000000</dc:date>
          </office:change-info>
          <table:previous table:id="ct31">
            <table:change-track-table-cell office:value-type="string">
              <text:p>de_DE,fr_FR</text:p>
            </table:change-track-table-cell>
          </table:previous>
        </table:cell-content-change>
        <table:cell-content-change table:id="ct34">
          <table:cell-address table:column="17" table:row="12" table:table="0"/>
          <office:change-info>
            <dc:creator> </dc:creator>
            <dc:date>2023-02-25T04:57:32.97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5">
          <table:cell-address table:column="16" table:row="12" table:table="0"/>
          <office:change-info>
            <dc:creator> </dc:creator>
            <dc:date>2023-02-25T04:57:37.91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6">
          <table:cell-address table:column="16" table:row="31" table:table="0"/>
          <office:change-info>
            <dc:creator> </dc:creator>
            <dc:date>2023-02-25T04:57:47.77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7">
          <table:cell-address table:column="17" table:row="31" table:table="0"/>
          <office:change-info>
            <dc:creator> </dc:creator>
            <dc:date>2023-02-25T04:57:54.62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8">
          <table:cell-address table:column="16" table:row="32" table:table="0"/>
          <office:change-info>
            <dc:creator> </dc:creator>
            <dc:date>2023-02-25T04:58:15.1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9">
          <table:cell-address table:column="17" table:row="32" table:table="0"/>
          <office:change-info>
            <dc:creator> </dc:creator>
            <dc:date>2023-02-25T04:58:23.53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0">
          <table:cell-address table:column="18" table:row="32" table:table="0"/>
          <office:change-info>
            <dc:creator> </dc:creator>
            <dc:date>2023-02-25T04:58:27.24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6" table:row="45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42">
          <table:cell-address table:column="17" table:row="45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3">
          <table:cell-address table:column="17" table:row="32" table:table="0"/>
          <office:change-info>
            <dc:creator> </dc:creator>
            <dc:date>2023-02-25T04:58:46.299000000</dc:date>
          </office:change-info>
          <table:previous table:id="ct39">
            <table:change-track-table-cell office:value-type="string">
              <text:p>de_DE</text:p>
            </table:change-track-table-cell>
          </table:previous>
        </table:cell-content-change>
        <table:cell-content-change table:id="ct44">
          <table:cell-address table:column="18" table:row="32" table:table="0"/>
          <office:change-info>
            <dc:creator> </dc:creator>
            <dc:date>2023-02-25T04:58:46.930000000</dc:date>
          </office:change-info>
          <table:previous table:id="ct40">
            <table:change-track-table-cell office:value-type="string">
              <text:p>fr_FR</text:p>
            </table:change-track-table-cell>
          </table:previous>
        </table:cell-content-change>
        <table:cell-content-change table:id="ct45">
          <table:cell-address table:column="16" table:row="32" table:table="0"/>
          <office:change-info>
            <dc:creator> </dc:creator>
            <dc:date>2023-02-25T04:58:52.698000000</dc:date>
          </office:change-info>
          <table:previous table:id="ct38">
            <table:change-track-table-cell office:value-type="string">
              <text:p>de_DE,fr_FR</text:p>
            </table:change-track-table-cell>
          </table:previous>
        </table:cell-content-change>
        <table:cell-content-change table:id="ct46">
          <table:cell-address table:column="16" table:row="46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7">
          <table:cell-address table:column="17" table:row="46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8">
          <table:cell-address table:column="16" table:row="47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9">
          <table:cell-address table:column="17" table:row="47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0">
          <table:cell-address table:column="17" table:row="8" table:table="0"/>
          <office:change-info>
            <dc:creator> </dc:creator>
            <dc:date>2023-02-25T04:59:33.657000000</dc:date>
          </office:change-info>
          <table:previous table:id="ct26">
            <table:change-track-table-cell/>
          </table:previous>
        </table:cell-content-change>
        <table:cell-content-change table:id="ct51">
          <table:cell-address table:column="18" table:row="8" table:table="0"/>
          <office:change-info>
            <dc:creator> </dc:creator>
            <dc:date>2023-02-25T04:59:40.297000000</dc:date>
          </office:change-info>
          <table:previous table:id="ct28">
            <table:change-track-table-cell office:value-type="string">
              <text:p>de_DE,fr_FR</text:p>
            </table:change-track-table-cell>
          </table:previous>
        </table:cell-content-change>
        <table:cell-content-change table:id="ct52">
          <table:cell-address table:column="16" table:row="50" table:table="0"/>
          <office:change-info>
            <dc:creator> </dc:creator>
            <dc:date>2023-02-25T04:59:58.297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6" table:row="55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4">
          <table:cell-address table:column="17" table:row="55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5">
          <table:cell-address table:column="17" table:row="61" table:table="0"/>
          <office:change-info>
            <dc:creator> </dc:creator>
            <dc:date>2023-02-25T05:00:26.22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6" table:row="62" table:table="0"/>
          <office:change-info>
            <dc:creator> </dc:creator>
            <dc:date>2023-02-25T05:00:41.33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7">
          <table:cell-address table:column="16" table:row="64" table:table="0"/>
          <office:change-info>
            <dc:creator> </dc:creator>
            <dc:date>2023-02-25T05:00:47.8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6" table:row="66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9">
          <table:cell-address table:column="17" table:row="66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0">
          <table:cell-address table:column="16" table:row="67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1">
          <table:cell-address table:column="17" table:row="67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2">
          <table:cell-address table:column="16" table:row="68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63">
          <table:cell-address table:column="17" table:row="68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insertion table:id="ct64" table:type="row" table:position="15" table:table="0">
          <office:change-info>
            <dc:creator> </dc:creator>
            <dc:date>2023-02-25T05:02:07.997000000</dc:date>
          </office:change-info>
          <table:dependencies>
            <table:dependency table:id="ct1844"/>
            <table:dependency table:id="ct1843"/>
            <table:dependency table:id="ct1681"/>
            <table:dependency table:id="ct1680"/>
            <table:dependency table:id="ct233"/>
            <table:dependency table:id="ct154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</table:dependencies>
        </table:insertion>
        <table:cell-content-change table:id="ct65">
          <table:cell-address table:column="1" table:row="15" table:table="0"/>
          <office:change-info>
            <dc:creator> </dc:creator>
            <dc:date>2023-02-25T05:02:16.65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5" table:table="0"/>
          <office:change-info>
            <dc:creator> </dc:creator>
            <dc:date>2023-02-25T05:02:24.29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5" table:table="0"/>
          <office:change-info>
            <dc:creator> </dc:creator>
            <dc:date>2023-02-25T05:02:32.465000000</dc:date>
          </office:change-info>
          <table:previous table:id="ct66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68">
          <table:cell-address table:column="3" table:row="15" table:table="0"/>
          <office:change-info>
            <dc:creator> </dc:creator>
            <dc:date>2023-02-25T05:02:43.87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15" table:table="0"/>
          <office:change-info>
            <dc:creator> </dc:creator>
            <dc:date>2023-02-25T05:02:46.90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6" table:row="15" table:table="0"/>
          <office:change-info>
            <dc:creator> </dc:creator>
            <dc:date>2023-02-25T05:02:48.200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15" table:table="0"/>
          <office:change-info>
            <dc:creator> </dc:creator>
            <dc:date>2023-02-25T05:02:52.250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15" table:table="0"/>
          <office:change-info>
            <dc:creator> </dc:creator>
            <dc:date>2023-02-25T05:02:56.60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4" table:row="15" table:table="0"/>
          <office:change-info>
            <dc:creator> </dc:creator>
            <dc:date>2023-02-25T05:03:00.4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5" table:row="15" table:table="0"/>
          <office:change-info>
            <dc:creator> </dc:creator>
            <dc:date>2023-02-25T05:03:04.73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6" table:row="15" table:table="0"/>
          <office:change-info>
            <dc:creator> </dc:creator>
            <dc:date>2023-02-25T05:03:07.441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8" table:row="15" table:table="0"/>
          <office:change-info>
            <dc:creator> </dc:creator>
            <dc:date>2023-02-25T05:03:10.738000000</dc:date>
          </office:change-info>
          <table:previous>
            <table:change-track-table-cell/>
          </table:previous>
        </table:cell-content-change>
        <table:insertion table:id="ct77" table:type="row" table:position="33" table:table="0">
          <office:change-info>
            <dc:creator> </dc:creator>
            <dc:date>2023-02-25T05:03:31.741000000</dc:date>
          </office:change-info>
          <table:dependencies>
            <table:dependency table:id="ct1519"/>
            <table:dependency table:id="ct1518"/>
            <table:dependency table:id="ct1517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</table:dependencies>
        </table:insertion>
        <table:cell-content-change table:id="ct78">
          <table:cell-address table:column="1" table:row="33" table:table="0"/>
          <office:change-info>
            <dc:creator> </dc:creator>
            <dc:date>2023-02-25T05:03:37.85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33" table:table="0"/>
          <office:change-info>
            <dc:creator> </dc:creator>
            <dc:date>2023-02-25T05:03:45.10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33" table:table="0"/>
          <office:change-info>
            <dc:creator> </dc:creator>
            <dc:date>2023-02-25T05:03:52.617000000</dc:date>
          </office:change-info>
          <table:previous table:id="ct79">
            <table:change-track-table-cell office:value-type="string">
              <text:p>LLL:EXT:timer/Resources/Private/Language/locallang_cal.xlf:calendarDate.christ.greg.carnival</text:p>
            </table:change-track-table-cell>
          </table:previous>
        </table:cell-content-change>
        <table:cell-content-change table:id="ct81">
          <table:cell-address table:column="3" table:row="33" table:table="0"/>
          <office:change-info>
            <dc:creator> </dc:creator>
            <dc:date>2023-02-25T05:04:03.29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33" table:table="0"/>
          <office:change-info>
            <dc:creator> </dc:creator>
            <dc:date>2023-02-25T05:04:06.49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5" table:row="33" table:table="0"/>
          <office:change-info>
            <dc:creator> </dc:creator>
            <dc:date>2023-02-25T05:04:11.865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33" table:table="0"/>
          <office:change-info>
            <dc:creator> </dc:creator>
            <dc:date>2023-02-25T05:04:13.217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7" table:row="33" table:table="0"/>
          <office:change-info>
            <dc:creator> </dc:creator>
            <dc:date>2023-02-25T05:04:14.758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33" table:table="0"/>
          <office:change-info>
            <dc:creator> </dc:creator>
            <dc:date>2023-02-25T05:04:20.041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4" table:row="33" table:table="0"/>
          <office:change-info>
            <dc:creator> </dc:creator>
            <dc:date>2023-02-25T05:04:22.79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5" table:row="33" table:table="0"/>
          <office:change-info>
            <dc:creator> </dc:creator>
            <dc:date>2023-02-25T05:04:24.837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6" table:row="33" table:table="0"/>
          <office:change-info>
            <dc:creator> </dc:creator>
            <dc:date>2023-02-25T05:04:27.737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8" table:row="33" table:table="0"/>
          <office:change-info>
            <dc:creator> </dc:creator>
            <dc:date>2023-02-25T05:04:30.888000000</dc:date>
          </office:change-info>
          <table:previous>
            <table:change-track-table-cell/>
          </table:previous>
        </table:cell-content-change>
        <table:insertion table:id="ct91" table:type="row" table:position="72" table:table="0">
          <office:change-info>
            <dc:creator> </dc:creator>
            <dc:date>2023-02-25T05:05:19.497000000</dc:date>
          </office:change-info>
          <table:dependencies>
            <table:dependency table:id="ct1969"/>
            <table:dependency table:id="ct1968"/>
            <table:dependency table:id="ct1852"/>
            <table:dependency table:id="ct1851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52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</table:dependencies>
        </table:insertion>
        <table:cell-content-change table:id="ct92">
          <table:cell-address table:column="1" table:row="72" table:table="0"/>
          <office:change-info>
            <dc:creator> </dc:creator>
            <dc:date>2023-02-25T05:05:30.737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2" table:row="72" table:table="0"/>
          <office:change-info>
            <dc:creator> </dc:creator>
            <dc:date>2023-02-25T05:05:38.33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72" table:table="0"/>
          <office:change-info>
            <dc:creator> </dc:creator>
            <dc:date>2023-02-25T05:05:49.665000000</dc:date>
          </office:change-info>
          <table:previous table:id="ct93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95">
          <table:cell-address table:column="3" table:row="72" table:table="0"/>
          <office:change-info>
            <dc:creator> </dc:creator>
            <dc:date>2023-02-25T05:05:59.80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72" table:table="0"/>
          <office:change-info>
            <dc:creator> </dc:creator>
            <dc:date>2023-02-25T05:06:03.20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72" table:table="0"/>
          <office:change-info>
            <dc:creator> </dc:creator>
            <dc:date>2023-02-25T05:06:18.7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72" table:table="0"/>
          <office:change-info>
            <dc:creator> </dc:creator>
            <dc:date>2023-02-25T05:06:22.90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72" table:table="0"/>
          <office:change-info>
            <dc:creator> </dc:creator>
            <dc:date>2023-02-25T05:06:25.991000000</dc:date>
          </office:change-info>
          <table:previous table:id="ct98">
            <table:change-track-table-cell office:value-type="string">
              <text:p>6 gregorain</text:p>
            </table:change-track-table-cell>
          </table:previous>
        </table:cell-content-change>
        <table:cell-content-change table:id="ct100">
          <table:cell-address table:column="7" table:row="72" table:table="0"/>
          <office:change-info>
            <dc:creator> </dc:creator>
            <dc:date>2023-02-25T05:06:27.337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72" table:table="0"/>
          <office:change-info>
            <dc:creator> </dc:creator>
            <dc:date>2023-02-25T05:06:30.8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4" table:row="72" table:table="0"/>
          <office:change-info>
            <dc:creator> </dc:creator>
            <dc:date>2023-02-25T05:06:34.033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72" table:table="0"/>
          <office:change-info>
            <dc:creator> </dc:creator>
            <dc:date>2023-02-25T05:06:36.38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6" table:row="72" table:table="0"/>
          <office:change-info>
            <dc:creator> </dc:creator>
            <dc:date>2023-02-25T05:06:39.280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8" table:row="72" table:table="0"/>
          <office:change-info>
            <dc:creator> </dc:creator>
            <dc:date>2023-02-25T05:06:45.3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7" table:row="62" table:table="0"/>
          <office:change-info>
            <dc:creator> </dc:creator>
            <dc:date>2023-02-25T05:06:52.20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07">
          <table:cell-address table:column="16" table:row="93" table:table="0"/>
          <office:change-info>
            <dc:creator> </dc:creator>
            <dc:date>2023-02-25T05:07:27.072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08">
          <table:cell-address table:column="18" table:row="93" table:table="0"/>
          <office:change-info>
            <dc:creator> </dc:creator>
            <dc:date>2023-02-25T05:07:29.96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8" table:row="93" table:table="0"/>
          <office:change-info>
            <dc:creator> </dc:creator>
            <dc:date>2023-02-25T05:07:34.803000000</dc:date>
          </office:change-info>
          <table:previous table:id="ct108">
            <table:change-track-table-cell office:value-type="string">
              <text:p>de_DE, </text:p>
            </table:change-track-table-cell>
          </table:previous>
        </table:cell-content-change>
        <table:insertion table:id="ct110" table:type="row" table:position="90" table:table="0">
          <office:change-info>
            <dc:creator> </dc:creator>
            <dc:date>2023-02-25T05:07:43.920000000</dc:date>
          </office:change-info>
          <table:dependencies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90" table:table="0"/>
          <office:change-info>
            <dc:creator> </dc:creator>
            <dc:date>2023-02-25T05:07:58.45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90" table:table="0"/>
          <office:change-info>
            <dc:creator> </dc:creator>
            <dc:date>2023-02-25T05:08:29.53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90" table:table="0"/>
          <office:change-info>
            <dc:creator> </dc:creator>
            <dc:date>2023-02-25T05:08:38.75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90" table:table="0"/>
          <office:change-info>
            <dc:creator> </dc:creator>
            <dc:date>2023-02-25T05:08:41.53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90" table:table="0"/>
          <office:change-info>
            <dc:creator> </dc:creator>
            <dc:date>2023-02-25T05:08:51.51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6" table:row="90" table:table="0"/>
          <office:change-info>
            <dc:creator> </dc:creator>
            <dc:date>2023-02-25T05:08:52.650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90" table:table="0"/>
          <office:change-info>
            <dc:creator> </dc:creator>
            <dc:date>2023-02-25T05:08:53.936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13" table:row="90" table:table="0"/>
          <office:change-info>
            <dc:creator> </dc:creator>
            <dc:date>2023-02-25T05:08:58.45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15" table:row="90" table:table="0"/>
          <office:change-info>
            <dc:creator> </dc:creator>
            <dc:date>2023-02-25T05:09:02.16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16" table:row="90" table:table="0"/>
          <office:change-info>
            <dc:creator> </dc:creator>
            <dc:date>2023-02-25T05:09:04.47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18" table:row="90" table:table="0"/>
          <office:change-info>
            <dc:creator> </dc:creator>
            <dc:date>2023-02-25T05:09:13.251000000</dc:date>
          </office:change-info>
          <table:previous>
            <table:change-track-table-cell/>
          </table:previous>
        </table:cell-content-change>
        <table:insertion table:id="ct122" table:type="row" table:position="102" table:table="0">
          <office:change-info>
            <dc:creator> </dc:creator>
            <dc:date>2023-02-25T05:09:32.049000000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23">
          <table:cell-address table:column="1" table:row="102" table:table="0"/>
          <office:change-info>
            <dc:creator> </dc:creator>
            <dc:date>2023-02-25T05:09:37.680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2" table:row="102" table:table="0"/>
          <office:change-info>
            <dc:creator> </dc:creator>
            <dc:date>2023-02-25T05:09:44.668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2" table:row="102" table:table="0"/>
          <office:change-info>
            <dc:creator> </dc:creator>
            <dc:date>2023-02-25T05:09:53.424000000</dc:date>
          </office:change-info>
          <table:previous table:id="ct124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cell-content-change table:id="ct126">
          <table:cell-address table:column="3" table:row="102" table:table="0"/>
          <office:change-info>
            <dc:creator> </dc:creator>
            <dc:date>2023-02-25T05:10:04.20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4" table:row="102" table:table="0"/>
          <office:change-info>
            <dc:creator> </dc:creator>
            <dc:date>2023-02-25T05:10:07.018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02" table:table="0"/>
          <office:change-info>
            <dc:creator> </dc:creator>
            <dc:date>2023-02-25T05:10:13.816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6" table:row="102" table:table="0"/>
          <office:change-info>
            <dc:creator> </dc:creator>
            <dc:date>2023-02-25T05:10:15.120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102" table:table="0"/>
          <office:change-info>
            <dc:creator> </dc:creator>
            <dc:date>2023-02-25T05:10:16.72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3" table:row="102" table:table="0"/>
          <office:change-info>
            <dc:creator> </dc:creator>
            <dc:date>2023-02-25T05:10:20.746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5" table:row="102" table:table="0"/>
          <office:change-info>
            <dc:creator> </dc:creator>
            <dc:date>2023-02-25T05:10:23.9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6" table:row="102" table:table="0"/>
          <office:change-info>
            <dc:creator> </dc:creator>
            <dc:date>2023-02-25T05:10:26.21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8" table:row="102" table:table="0"/>
          <office:change-info>
            <dc:creator> </dc:creator>
            <dc:date>2023-02-25T05:10:29.64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6" table:row="135" table:table="0"/>
          <office:change-info>
            <dc:creator> </dc:creator>
            <dc:date>2023-02-25T05:11:45.8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6">
          <table:cell-address table:column="17" table:row="135" table:table="0"/>
          <office:change-info>
            <dc:creator> </dc:creator>
            <dc:date>2023-02-25T05:11:48.93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7">
          <table:cell-address table:column="18" table:row="135" table:table="0"/>
          <office:change-info>
            <dc:creator> </dc:creator>
            <dc:date>2023-02-25T05:11:51.208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9" table:row="135" table:table="0"/>
          <office:change-info>
            <dc:creator> </dc:creator>
            <dc:date>2023-02-25T05:11:53.066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39">
          <table:cell-address table:column="19" table:row="135" table:table="0"/>
          <office:change-info>
            <dc:creator> </dc:creator>
            <dc:date>2023-02-25T05:11:53.873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0">
          <table:cell-address table:column="19" table:row="135" table:table="0"/>
          <office:change-info>
            <dc:creator> </dc:creator>
            <dc:date>2023-02-25T05:11:54.530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1">
          <table:cell-address table:column="19" table:row="138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2">
          <table:cell-address table:column="19" table:row="138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3">
          <table:cell-address table:column="19" table:row="139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insertion table:id="ct144" table:type="row" table:position="74" table:table="0">
          <office:change-info>
            <dc:creator> </dc:creator>
            <dc:date>2023-02-25T05:13:48.344000000</dc:date>
          </office:change-info>
          <table:dependencies>
            <table:dependency table:id="ct318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</table:dependencies>
        </table:insertion>
        <table:cell-content-change table:id="ct145">
          <table:cell-address table:column="1" table:row="74" table:table="0"/>
          <office:change-info>
            <dc:creator> </dc:creator>
            <dc:date>2023-02-25T05:14:02.368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3" table:row="74" table:table="0"/>
          <office:change-info>
            <dc:creator> </dc:creator>
            <dc:date>2023-02-25T05:14:21.17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2" table:row="74" table:table="0"/>
          <office:change-info>
            <dc:creator> </dc:creator>
            <dc:date>2023-02-25T05:14:23.76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74" table:table="0"/>
          <office:change-info>
            <dc:creator> </dc:creator>
            <dc:date>2023-02-25T05:14:31.065000000</dc:date>
          </office:change-info>
          <table:previous table:id="ct147">
            <table:change-track-table-cell office:value-type="string">
              <text:p>LLL:EXT:timer/Resources/Private/Language/locallang_cal.xlf:calendarDate.christ.greg.happycadaver</text:p>
            </table:change-track-table-cell>
          </table:previous>
        </table:cell-content-change>
        <table:cell-content-change table:id="ct149">
          <table:cell-address table:column="5" table:row="74" table:table="0"/>
          <office:change-info>
            <dc:creator> </dc:creator>
            <dc:date>2023-02-25T05:14:35.91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74" table:table="0"/>
          <office:change-info>
            <dc:creator> </dc:creator>
            <dc:date>2023-02-25T05:14:38.072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7" table:row="74" table:table="0"/>
          <office:change-info>
            <dc:creator> </dc:creator>
            <dc:date>2023-02-25T05:14:40.96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3" table:row="72" table:table="0"/>
          <office:change-info>
            <dc:creator> </dc:creator>
            <dc:date>2023-02-25T05:14:56.361000000</dc:date>
          </office:change-info>
          <table:previous table:id="ct101">
            <table:change-track-table-cell office:value-type="string">
              <text:p>relgion</text:p>
            </table:change-track-table-cell>
          </table:previous>
        </table:cell-content-change>
        <table:cell-content-change table:id="ct153">
          <table:cell-address table:column="13" table:row="74" table:table="0"/>
          <office:change-info>
            <dc:creator> </dc:creator>
            <dc:date>2023-02-25T05:15:19.99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3" table:row="15" table:table="0"/>
          <office:change-info>
            <dc:creator> </dc:creator>
            <dc:date>2023-02-25T05:15:26.804000000</dc:date>
          </office:change-info>
          <table:previous table:id="ct72">
            <table:change-track-table-cell office:value-type="string">
              <text:p>relgion</text:p>
            </table:change-track-table-cell>
          </table:previous>
        </table:cell-content-change>
        <table:cell-content-change table:id="ct155">
          <table:cell-address table:column="13" table:row="74" table:table="0"/>
          <office:change-info>
            <dc:creator> </dc:creator>
            <dc:date>2023-02-25T05:15:33.236000000</dc:date>
          </office:change-info>
          <table:previous table:id="ct153">
            <table:change-track-table-cell office:value-type="string">
              <text:p>relgion</text:p>
            </table:change-track-table-cell>
          </table:previous>
        </table:cell-content-change>
        <table:cell-content-change table:id="ct156">
          <table:cell-address table:column="13" table:row="74" table:table="0"/>
          <office:change-info>
            <dc:creator> </dc:creator>
            <dc:date>2023-02-25T05:15:49.345000000</dc:date>
          </office:change-info>
          <table:previous table:id="ct155">
            <table:change-track-table-cell office:value-type="string">
              <text:p>religion</text:p>
            </table:change-track-table-cell>
          </table:previous>
        </table:cell-content-change>
        <table:cell-content-change table:id="ct157">
          <table:cell-address table:column="15" table:row="74" table:table="0"/>
          <office:change-info>
            <dc:creator> </dc:creator>
            <dc:date>2023-02-25T05:15:53.65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6" table:row="74" table:table="0"/>
          <office:change-info>
            <dc:creator> </dc:creator>
            <dc:date>2023-02-25T05:15:57.69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5" table:row="74" table:table="0"/>
          <office:change-info>
            <dc:creator> </dc:creator>
            <dc:date>2023-02-25T05:16:00.591000000</dc:date>
          </office:change-info>
          <table:previous table:id="ct157">
            <table:change-track-table-cell office:value-type="float" office:value="1"/>
          </table:previous>
        </table:cell-content-change>
        <table:insertion table:id="ct160" table:type="row" table:position="52" table:table="0">
          <office:change-info>
            <dc:creator> </dc:creator>
            <dc:date>2023-02-25T05:16:21.367000000</dc:date>
          </office:change-info>
          <table:dependencies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</table:dependencies>
        </table:insertion>
        <table:cell-content-change table:id="ct161">
          <table:cell-address table:column="1" table:row="52" table:table="0"/>
          <office:change-info>
            <dc:creator> </dc:creator>
            <dc:date>2023-02-25T05:16:26.753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52" table:table="0"/>
          <office:change-info>
            <dc:creator> </dc:creator>
            <dc:date>2023-02-25T05:16:31.853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52" table:table="0"/>
          <office:change-info>
            <dc:creator> </dc:creator>
            <dc:date>2023-02-25T05:16:40</dc:date>
          </office:change-info>
          <table:previous table:id="ct162">
            <table:change-track-table-cell office:value-type="string">
              <text:p>LLL:EXT:timer/Resources/Private/Language/locallang_cal.xlf:calendarDate.hist.greg.stupidity</text:p>
            </table:change-track-table-cell>
          </table:previous>
        </table:cell-content-change>
        <table:cell-content-change table:id="ct164">
          <table:cell-address table:column="3" table:row="52" table:table="0"/>
          <office:change-info>
            <dc:creator> </dc:creator>
            <dc:date>2023-02-25T05:16:46.008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52" table:table="0"/>
          <office:change-info>
            <dc:creator> </dc:creator>
            <dc:date>2023-02-25T05:16:49.227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5" table:row="52" table:table="0"/>
          <office:change-info>
            <dc:creator> </dc:creator>
            <dc:date>2023-02-25T05:16:50.771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6" table:row="52" table:table="0"/>
          <office:change-info>
            <dc:creator> </dc:creator>
            <dc:date>2023-02-25T05:16:52.462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52" table:table="0"/>
          <office:change-info>
            <dc:creator> </dc:creator>
            <dc:date>2023-02-25T05:16:54.434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3" table:row="52" table:table="0"/>
          <office:change-info>
            <dc:creator> </dc:creator>
            <dc:date>2023-02-25T05:16:57.063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5" table:row="52" table:table="0"/>
          <office:change-info>
            <dc:creator> </dc:creator>
            <dc:date>2023-02-25T05:17:01.071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6" table:row="52" table:table="0"/>
          <office:change-info>
            <dc:creator> </dc:creator>
            <dc:date>2023-02-25T05:17:03.570000000</dc:date>
          </office:change-info>
          <table:previous>
            <table:change-track-table-cell/>
          </table:previous>
        </table:cell-content-change>
        <table:insertion table:id="ct172" table:type="row" table:position="110" table:table="0">
          <office:change-info>
            <dc:creator> </dc:creator>
            <dc:date>2023-02-25T05:17:36.232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</table:dependencies>
        </table:insertion>
        <table:cell-content-change table:id="ct173">
          <table:cell-address table:column="1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4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6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7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3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4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5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6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8" table:row="110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1" table:row="110" table:table="0"/>
          <office:change-info>
            <dc:creator> </dc:creator>
            <dc:date>2023-02-25T05:17:52.448000000</dc:date>
          </office:change-info>
          <table:previous table:id="ct173">
            <table:change-track-table-cell office:value-type="string">
              <text:p>Reformationstag</text:p>
            </table:change-track-table-cell>
          </table:previous>
        </table:cell-content-change>
        <table:cell-content-change table:id="ct186">
          <table:cell-address table:column="2" table:row="110" table:table="0"/>
          <office:change-info>
            <dc:creator> </dc:creator>
            <dc:date>2023-02-25T05:17:58.697000000</dc:date>
          </office:change-info>
          <table:previous table:id="ct174">
            <table:change-track-table-cell office:value-type="string">
              <text:p>LLL:EXT:timer/Resources/Private/Language/locallang_cal.xlf:calendarDate.hist.greg.reformationDay</text:p>
            </table:change-track-table-cell>
          </table:previous>
        </table:cell-content-change>
        <table:cell-content-change table:id="ct187">
          <table:cell-address table:column="13" table:row="110" table:table="0"/>
          <office:change-info>
            <dc:creator> </dc:creator>
            <dc:date>2023-02-25T05:18:03.417000000</dc:date>
          </office:change-info>
          <table:previous table:id="ct180">
            <table:change-track-table-cell office:value-type="string">
              <text:p>religion</text:p>
            </table:change-track-table-cell>
          </table:previous>
        </table:cell-content-change>
        <table:cell-content-change table:id="ct188">
          <table:cell-address table:column="14" table:row="110" table:table="0"/>
          <office:change-info>
            <dc:creator> </dc:creator>
            <dc:date>2023-02-25T05:18:04.338000000</dc:date>
          </office:change-info>
          <table:previous table:id="ct181">
            <table:change-track-table-cell office:value-type="string">
              <text:p>christian, lutherans, calvians</text:p>
            </table:change-track-table-cell>
          </table:previous>
        </table:cell-content-change>
        <table:cell-content-change table:id="ct189">
          <table:cell-address table:column="15" table:row="110" table:table="0"/>
          <office:change-info>
            <dc:creator> </dc:creator>
            <dc:date>2023-02-25T05:18:07.440000000</dc:date>
          </office:change-info>
          <table:previous table:id="ct182">
            <table:change-track-table-cell office:value-type="float" office:value="3"/>
          </table:previous>
        </table:cell-content-change>
        <table:cell-content-change table:id="ct190">
          <table:cell-address table:column="18" table:row="110" table:table="0"/>
          <office:change-info>
            <dc:creator> </dc:creator>
            <dc:date>2023-02-25T05:18:08.498000000</dc:date>
          </office:change-info>
          <table:previous table:id="ct184">
            <table:change-track-table-cell office:value-type="string">
              <text:p>de_DE</text:p>
            </table:change-track-table-cell>
          </table:previous>
        </table:cell-content-change>
        <table:cell-content-change table:id="ct191">
          <table:cell-address table:column="16" table:row="135" table:table="0"/>
          <office:change-info>
            <dc:creator> </dc:creator>
            <dc:date>2023-02-25T05:18:45.49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2">
          <table:cell-address table:column="17" table:row="135" table:table="0"/>
          <office:change-info>
            <dc:creator> </dc:creator>
            <dc:date>2023-02-25T05:18:47.15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3">
          <table:cell-address table:column="17" table:row="135" table:table="0"/>
          <office:change-info>
            <dc:creator> </dc:creator>
            <dc:date>2023-02-25T05:18:51.626000000</dc:date>
          </office:change-info>
          <table:previous table:id="ct192">
            <table:change-track-table-cell/>
          </table:previous>
        </table:cell-content-change>
        <table:cell-content-change table:id="ct194">
          <table:cell-address table:column="16" table:row="135" table:table="0"/>
          <office:change-info>
            <dc:creator> </dc:creator>
            <dc:date>2023-02-25T05:19:09.44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5">
          <table:cell-address table:column="17" table:row="135" table:table="0"/>
          <office:change-info>
            <dc:creator> </dc:creator>
            <dc:date>2023-02-25T05:19:10.825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6">
          <table:cell-address table:column="17" table:row="135" table:table="0"/>
          <office:change-info>
            <dc:creator> </dc:creator>
            <dc:date>2023-02-25T05:19:15.496000000</dc:date>
          </office:change-info>
          <table:previous table:id="ct195">
            <table:change-track-table-cell/>
          </table:previous>
        </table:cell-content-change>
        <table:cell-content-change table:id="ct197">
          <table:cell-address table:column="18" table:row="135" table:table="0"/>
          <office:change-info>
            <dc:creator> </dc:creator>
            <dc:date>2023-02-25T05:19:18.592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35" table:table="0"/>
          <office:change-info>
            <dc:creator> </dc:creator>
            <dc:date>2023-02-25T05:19:20.041000000</dc:date>
          </office:change-info>
          <table:previous table:id="ct197">
            <table:change-track-table-cell office:value-type="string">
              <text:p>fr_FR</text:p>
            </table:change-track-table-cell>
          </table:previous>
        </table:cell-content-change>
        <table:cell-content-change table:id="ct199">
          <table:cell-address table:column="18" table:row="135" table:table="0"/>
          <office:change-info>
            <dc:creator> </dc:creator>
            <dc:date>2023-02-25T05:19:23.552000000</dc:date>
          </office:change-info>
          <table:previous table:id="ct198">
            <table:change-track-table-cell/>
          </table:previous>
        </table:cell-content-change>
        <table:cell-content-change table:id="ct200">
          <table:cell-address table:column="16" table:row="137" table:table="0"/>
          <office:change-info>
            <dc:creator> </dc:creator>
            <dc:date>2023-02-25T05:19:52.84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37" table:table="0"/>
          <office:change-info>
            <dc:creator> </dc:creator>
            <dc:date>2023-02-25T05:19:58.940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37" table:table="0"/>
          <office:change-info>
            <dc:creator> </dc:creator>
            <dc:date>2023-02-25T05:20:06.468000000</dc:date>
          </office:change-info>
          <table:previous table:id="ct201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203">
          <table:cell-address table:column="17" table:row="135" table:table="0"/>
          <office:change-info>
            <dc:creator> </dc:creator>
            <dc:date>2023-02-25T05:20:24.660000000</dc:date>
          </office:change-info>
          <table:previous table:id="ct196">
            <table:change-track-table-cell office:value-type="string">
              <text:p>de_DE</text:p>
            </table:change-track-table-cell>
          </table:previous>
        </table:cell-content-change>
        <table:cell-content-change table:id="ct204">
          <table:cell-address table:column="18" table:row="135" table:table="0"/>
          <office:change-info>
            <dc:creator> </dc:creator>
            <dc:date>2023-02-25T05:20:24.660000000</dc:date>
          </office:change-info>
          <table:previous table:id="ct199">
            <table:change-track-table-cell office:value-type="string">
              <text:p>fr_FR</text:p>
            </table:change-track-table-cell>
          </table:previous>
        </table:cell-content-change>
        <table:cell-content-change table:id="ct205">
          <table:cell-address table:column="16" table:row="138" table:table="0"/>
          <office:change-info>
            <dc:creator> </dc:creator>
            <dc:date>2023-02-25T05:20:30.07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6">
          <table:cell-address table:column="17" table:row="138" table:table="0"/>
          <office:change-info>
            <dc:creator> </dc:creator>
            <dc:date>2023-02-25T05:20:32.24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7">
          <table:cell-address table:column="17" table:row="138" table:table="0"/>
          <office:change-info>
            <dc:creator> </dc:creator>
            <dc:date>2023-02-25T05:20:38.24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8">
          <table:cell-address table:column="16" table:row="138" table:table="0"/>
          <office:change-info>
            <dc:creator> </dc:creator>
            <dc:date>2023-02-25T05:20:44.53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9">
          <table:cell-address table:column="16" table:row="139" table:table="0"/>
          <office:change-info>
            <dc:creator> </dc:creator>
            <dc:date>2023-02-25T05:20:47.11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0">
          <table:cell-address table:column="17" table:row="139" table:table="0"/>
          <office:change-info>
            <dc:creator> </dc:creator>
            <dc:date>2023-02-25T05:20:48.00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1">
          <table:cell-address table:column="16" table:row="141" table:table="0"/>
          <office:change-info>
            <dc:creator> </dc:creator>
            <dc:date>2023-02-25T05:20:53.170000000</dc:date>
          </office:change-info>
          <table:previous>
            <table:change-track-table-cell office:value-type="string">
              <text:p>zh_CN</text:p>
            </table:change-track-table-cell>
          </table:previous>
        </table:cell-content-change>
        <table:insertion table:id="ct212" table:type="row" table:position="79" table:table="0">
          <office:change-info>
            <dc:creator> </dc:creator>
            <dc:date>2023-02-25T05:21:32.728000000</dc:date>
          </office:change-info>
          <table:dependencies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</table:dependencies>
        </table:insertion>
        <table:cell-content-change table:id="ct213">
          <table:cell-address table:column="1" table:row="79" table:table="0"/>
          <office:change-info>
            <dc:creator> </dc:creator>
            <dc:date>2023-02-25T05:21:39.376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79" table:table="0"/>
          <office:change-info>
            <dc:creator> </dc:creator>
            <dc:date>2023-02-25T05:21:42.253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79" table:table="0"/>
          <office:change-info>
            <dc:creator> </dc:creator>
            <dc:date>2023-02-25T05:21:52.312000000</dc:date>
          </office:change-info>
          <table:previous table:id="ct214">
            <table:change-track-table-cell office:value-type="string">
              <text:p>LLL:EXT:timer/Resources/Private/Language/locallang_cal.xlf:calendarDate.christ.greg.revolte17june</text:p>
            </table:change-track-table-cell>
          </table:previous>
        </table:cell-content-change>
        <table:cell-content-change table:id="ct216">
          <table:cell-address table:column="3" table:row="79" table:table="0"/>
          <office:change-info>
            <dc:creator> </dc:creator>
            <dc:date>2023-02-25T05:22:03.37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79" table:table="0"/>
          <office:change-info>
            <dc:creator> </dc:creator>
            <dc:date>2023-02-25T05:22:07.88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79" table:table="0"/>
          <office:change-info>
            <dc:creator> </dc:creator>
            <dc:date>2023-02-25T05:22:13.734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79" table:table="0"/>
          <office:change-info>
            <dc:creator> </dc:creator>
            <dc:date>2023-02-25T05:22:15.565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7" table:row="79" table:table="0"/>
          <office:change-info>
            <dc:creator> </dc:creator>
            <dc:date>2023-02-25T05:22:16.962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13" table:row="79" table:table="0"/>
          <office:change-info>
            <dc:creator> </dc:creator>
            <dc:date>2023-02-25T05:22:19.9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79" table:table="0"/>
          <office:change-info>
            <dc:creator> </dc:creator>
            <dc:date>2023-02-25T05:22:22.815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79" table:table="0"/>
          <office:change-info>
            <dc:creator> </dc:creator>
            <dc:date>2023-02-25T05:22:29.530000000</dc:date>
          </office:change-info>
          <table:previous table:id="ct222">
            <table:change-track-table-cell office:value-type="string">
              <text:p>christian</text:p>
            </table:change-track-table-cell>
          </table:previous>
        </table:cell-content-change>
        <table:cell-content-change table:id="ct224">
          <table:cell-address table:column="15" table:row="79" table:table="0"/>
          <office:change-info>
            <dc:creator> </dc:creator>
            <dc:date>2023-02-25T05:22:32.807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16" table:row="79" table:table="0"/>
          <office:change-info>
            <dc:creator> </dc:creator>
            <dc:date>2023-02-25T05:22:35.475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79" table:table="0"/>
          <office:change-info>
            <dc:creator> </dc:creator>
            <dc:date>2023-02-25T05:22:41.784000000</dc:date>
          </office:change-info>
          <table:previous table:id="ct213">
            <table:change-track-table-cell office:value-type="string">
              <text:p>Peter Und Paul</text:p>
            </table:change-track-table-cell>
          </table:previous>
        </table:cell-content-change>
        <table:insertion table:id="ct227" table:type="row" table:position="22" table:table="0">
          <office:change-info>
            <dc:creator> </dc:creator>
            <dc:date>2023-02-25T05:23:19.985000000</dc:date>
          </office:change-info>
          <table:dependencies>
            <table:dependency table:id="ct2434"/>
            <table:dependency table:id="ct1778"/>
            <table:dependency table:id="ct1777"/>
            <table:dependency table:id="ct242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2"/>
            <table:dependency table:id="ct231"/>
            <table:dependency table:id="ct230"/>
            <table:dependency table:id="ct229"/>
            <table:dependency table:id="ct228"/>
          </table:dependencies>
        </table:insertion>
        <table:cell-content-change table:id="ct228">
          <table:cell-address table:column="1" table:row="22" table:table="0"/>
          <office:change-info>
            <dc:creator> </dc:creator>
            <dc:date>2023-02-25T05:23:26.192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22" table:table="0"/>
          <office:change-info>
            <dc:creator> </dc:creator>
            <dc:date>2023-02-25T05:23:29.00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22" table:table="0"/>
          <office:change-info>
            <dc:creator> </dc:creator>
            <dc:date>2023-02-25T05:23:38.288000000</dc:date>
          </office:change-info>
          <table:previous table:id="ct229">
            <table:change-track-table-cell office:value-type="string">
              <text:p>LLL:EXT:timer/Resources/Private/Language/locallang_cal.xlf:calendarDate.cult.greg.holyThreeKings</text:p>
            </table:change-track-table-cell>
          </table:previous>
        </table:cell-content-change>
        <table:cell-content-change table:id="ct231">
          <table:cell-address table:column="3" table:row="22" table:table="0"/>
          <office:change-info>
            <dc:creator> </dc:creator>
            <dc:date>2023-02-25T05:23:45.07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22" table:table="0"/>
          <office:change-info>
            <dc:creator> </dc:creator>
            <dc:date>2023-02-25T05:23:50.55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15" table:table="0"/>
          <office:change-info>
            <dc:creator> </dc:creator>
            <dc:date>2023-02-25T05:23:53.568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22" table:table="0"/>
          <office:change-info>
            <dc:creator> </dc:creator>
            <dc:date>2023-02-25T05:23:58.254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6" table:row="22" table:table="0"/>
          <office:change-info>
            <dc:creator> </dc:creator>
            <dc:date>2023-02-25T05:24:00.342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7" table:row="22" table:table="0"/>
          <office:change-info>
            <dc:creator> </dc:creator>
            <dc:date>2023-02-25T05:24:01.4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13" table:row="22" table:table="0"/>
          <office:change-info>
            <dc:creator> </dc:creator>
            <dc:date>2023-02-25T05:24:04.391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2" table:table="0"/>
          <office:change-info>
            <dc:creator> </dc:creator>
            <dc:date>2023-02-25T05:24:12.224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5" table:row="22" table:table="0"/>
          <office:change-info>
            <dc:creator> </dc:creator>
            <dc:date>2023-02-25T05:24:15.671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16" table:row="22" table:table="0"/>
          <office:change-info>
            <dc:creator> </dc:creator>
            <dc:date>2023-02-25T05:24:18.6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16" table:row="28" table:table="0"/>
          <office:change-info>
            <dc:creator> </dc:creator>
            <dc:date>2023-02-25T05:24:23.880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22" table:table="0"/>
          <office:change-info>
            <dc:creator> </dc:creator>
            <dc:date>2023-02-25T05:24:45.905000000</dc:date>
          </office:change-info>
          <table:previous table:id="ct230">
            <table:change-track-table-cell office:value-type="string">
              <text:p>LLL:EXT:timer/Resources/Private/Language/locallang_cal.xlf:calendarDate.cult.greg.marialight</text:p>
            </table:change-track-table-cell>
          </table:previous>
        </table:cell-content-change>
        <table:insertion table:id="ct243" table:type="row" table:position="30" table:table="0">
          <office:change-info>
            <dc:creator> </dc:creator>
            <dc:date>2023-02-25T05:25:31.407000000</dc:date>
          </office:change-info>
          <table:dependencies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3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insertion>
        <table:cell-content-change table:id="ct244">
          <table:cell-address table:column="1" table:row="30" table:table="0"/>
          <office:change-info>
            <dc:creator> </dc:creator>
            <dc:date>2023-02-25T05:25:44.12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2" table:row="30" table:table="0"/>
          <office:change-info>
            <dc:creator> </dc:creator>
            <dc:date>2023-02-25T05:25:47.381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2" table:row="30" table:table="0"/>
          <office:change-info>
            <dc:creator> </dc:creator>
            <dc:date>2023-02-25T05:26:01.640000000</dc:date>
          </office:change-info>
          <table:previous table:id="ct245">
            <table:change-track-table-cell office:value-type="string">
              <text:p>LLL:EXT:timer/Resources/Private/Language/locallang_cal.xlf:calendarDate.eco.greg.valentinsday</text:p>
            </table:change-track-table-cell>
          </table:previous>
        </table:cell-content-change>
        <table:cell-content-change table:id="ct247">
          <table:cell-address table:column="3" table:row="30" table:table="0"/>
          <office:change-info>
            <dc:creator> </dc:creator>
            <dc:date>2023-02-25T05:26:07.205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4" table:row="30" table:table="0"/>
          <office:change-info>
            <dc:creator> </dc:creator>
            <dc:date>2023-02-25T05:26:13.081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30" table:table="0"/>
          <office:change-info>
            <dc:creator> </dc:creator>
            <dc:date>2023-02-25T05:26:16.93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9" table:row="30" table:table="0"/>
          <office:change-info>
            <dc:creator> </dc:creator>
            <dc:date>2023-02-25T05:26:41.511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3" table:row="31" table:table="0"/>
          <office:change-info>
            <dc:creator> </dc:creator>
            <dc:date>2023-02-25T05:26:48.584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2">
          <table:cell-address table:column="13" table:row="32" table:table="0"/>
          <office:change-info>
            <dc:creator> </dc:creator>
            <dc:date>2023-02-25T05:26:51.903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3">
          <table:cell-address table:column="13" table:row="30" table:table="0"/>
          <office:change-info>
            <dc:creator> </dc:creator>
            <dc:date>2023-02-25T05:26:54.53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31" table:table="0"/>
          <office:change-info>
            <dc:creator> </dc:creator>
            <dc:date>2023-02-25T05:26:55.624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5">
          <table:cell-address table:column="14" table:row="32" table:table="0"/>
          <office:change-info>
            <dc:creator> </dc:creator>
            <dc:date>2023-02-25T05:26:56.256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6">
          <table:cell-address table:column="14" table:row="30" table:table="0"/>
          <office:change-info>
            <dc:creator> </dc:creator>
            <dc:date>2023-02-25T05:27:02.663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30" table:table="0"/>
          <office:change-info>
            <dc:creator> </dc:creator>
            <dc:date>2023-02-25T05:27:03.794000000</dc:date>
          </office:change-info>
          <table:previous table:id="ct256">
            <table:change-track-table-cell office:value-type="string">
              <text:p>party</text:p>
            </table:change-track-table-cell>
          </table:previous>
        </table:cell-content-change>
        <table:cell-content-change table:id="ct258">
          <table:cell-address table:column="15" table:row="30" table:table="0"/>
          <office:change-info>
            <dc:creator> </dc:creator>
            <dc:date>2023-02-25T05:27:06.624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5" table:row="30" table:table="0"/>
          <office:change-info>
            <dc:creator> </dc:creator>
            <dc:date>2023-02-25T05:27:08.727000000</dc:date>
          </office:change-info>
          <table:previous table:id="ct258">
            <table:change-track-table-cell office:value-type="float" office:value="3"/>
          </table:previous>
        </table:cell-content-change>
        <table:cell-content-change table:id="ct260">
          <table:cell-address table:column="16" table:row="30" table:table="0"/>
          <office:change-info>
            <dc:creator> </dc:creator>
            <dc:date>2023-02-25T05:27:11.973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16" table:row="7" table:table="0"/>
          <office:change-info>
            <dc:creator> </dc:creator>
            <dc:date>2023-02-25T05:32:02.069000000</dc:date>
          </office:change-info>
          <table:previous table:id="ct20">
            <table:change-track-table-cell office:value-type="string">
              <text:p>de_DE,fr_FR </text:p>
            </table:change-track-table-cell>
          </table:previous>
        </table:cell-content-change>
        <table:cell-content-change table:id="ct262">
          <table:cell-address table:column="16" table:row="12" table:table="0"/>
          <office:change-info>
            <dc:creator> </dc:creator>
            <dc:date>2023-02-25T05:32:31.063000000</dc:date>
          </office:change-info>
          <table:previous table:id="ct35">
            <table:change-track-table-cell office:value-type="string">
              <text:p>de_DE,fr_FR </text:p>
            </table:change-track-table-cell>
          </table:previous>
        </table:cell-content-change>
        <table:cell-content-change table:id="ct263">
          <table:cell-address table:column="16" table:row="12" table:table="0"/>
          <office:change-info>
            <dc:creator> </dc:creator>
            <dc:date>2023-02-25T05:32:50.123000000</dc:date>
          </office:change-info>
          <table:previous table:id="ct262">
            <table:change-track-table-cell office:value-type="string">
              <text:p>de_DE,fr_FR,en_GB</text:p>
            </table:change-track-table-cell>
          </table:previous>
        </table:cell-content-change>
        <table:insertion table:id="ct264" table:type="row" table:position="6" table:table="0">
          <office:change-info>
            <dc:creator> </dc:creator>
            <dc:date>2023-02-25T05:35:08.062000000</dc:date>
          </office:change-info>
          <table:dependencies>
            <table:dependency table:id="ct1389"/>
            <table:dependency table:id="ct1388"/>
            <table:dependency table:id="ct1355"/>
            <table:dependency table:id="ct1353"/>
            <table:dependency table:id="ct1352"/>
            <table:dependency table:id="ct1311"/>
            <table:dependency table:id="ct1014"/>
            <table:dependency table:id="ct1010"/>
            <table:dependency table:id="ct768"/>
            <table:dependency table:id="ct767"/>
            <table:dependency table:id="ct765"/>
            <table:dependency table:id="ct469"/>
            <table:dependency table:id="ct457"/>
            <table:dependency table:id="ct456"/>
            <table:dependency table:id="ct455"/>
            <table:dependency table:id="ct452"/>
            <table:dependency table:id="ct451"/>
            <table:dependency table:id="ct443"/>
            <table:dependency table:id="ct440"/>
            <table:dependency table:id="ct416"/>
            <table:dependency table:id="ct411"/>
            <table:dependency table:id="ct403"/>
            <table:dependency table:id="ct294"/>
            <table:dependency table:id="ct293"/>
            <table:dependency table:id="ct292"/>
            <table:dependency table:id="ct289"/>
            <table:dependency table:id="ct287"/>
            <table:dependency table:id="ct285"/>
            <table:dependency table:id="ct283"/>
            <table:dependency table:id="ct281"/>
            <table:dependency table:id="ct279"/>
            <table:dependency table:id="ct277"/>
            <table:dependency table:id="ct275"/>
            <table:dependency table:id="ct273"/>
            <table:dependency table:id="ct271"/>
            <table:dependency table:id="ct269"/>
            <table:dependency table:id="ct267"/>
          </table:dependencies>
        </table:insertion>
        <table:insertion table:id="ct265" table:type="row" table:position="5" table:table="0">
          <office:change-info>
            <dc:creator> </dc:creator>
            <dc:date>2023-02-25T05:35:10.725000000</dc:date>
          </office:change-info>
          <table:dependencies>
            <table:dependency table:id="ct2536"/>
            <table:dependency table:id="ct1387"/>
            <table:dependency table:id="ct1310"/>
            <table:dependency table:id="ct1013"/>
            <table:dependency table:id="ct1009"/>
            <table:dependency table:id="ct766"/>
            <table:dependency table:id="ct764"/>
            <table:dependency table:id="ct468"/>
            <table:dependency table:id="ct454"/>
            <table:dependency table:id="ct453"/>
            <table:dependency table:id="ct450"/>
            <table:dependency table:id="ct442"/>
            <table:dependency table:id="ct410"/>
            <table:dependency table:id="ct295"/>
            <table:dependency table:id="ct291"/>
            <table:dependency table:id="ct290"/>
            <table:dependency table:id="ct288"/>
            <table:dependency table:id="ct286"/>
            <table:dependency table:id="ct284"/>
            <table:dependency table:id="ct282"/>
            <table:dependency table:id="ct280"/>
            <table:dependency table:id="ct278"/>
            <table:dependency table:id="ct276"/>
            <table:dependency table:id="ct274"/>
            <table:dependency table:id="ct272"/>
            <table:dependency table:id="ct270"/>
            <table:dependency table:id="ct268"/>
            <table:dependency table:id="ct266"/>
          </table:dependencies>
        </table:insertion>
        <table:cell-content-change table:id="ct266">
          <table:cell-address table:column="1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6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7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7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5" table:table="0"/>
          <office:change-info>
            <dc:creator> </dc:creator>
            <dc:date>2023-02-25T05:35:33.546000000</dc:date>
          </office:change-info>
          <table:previous table:id="ct268">
            <table:change-track-table-cell office:value-type="string">
              <text:p>LLL:EXT:timer/Resources/Private/Language/locallang_cal.xlf:calendarDate.christ.greg.christmas</text:p>
            </table:change-track-table-cell>
          </table:previous>
        </table:cell-content-change>
        <table:cell-content-change table:id="ct285">
          <table:cell-address table:column="2" table:row="6" table:table="0"/>
          <office:change-info>
            <dc:creator> </dc:creator>
            <dc:date>2023-02-25T05:35:49.609000000</dc:date>
          </office:change-info>
          <table:previous table:id="ct269">
            <table:change-track-table-cell office:value-type="string">
              <text:p>LLL:EXT:timer/Resources/Private/Language/locallang_cal.xlf:calendarDate.christ.greg.christmasSecondDay</text:p>
            </table:change-track-table-cell>
          </table:previous>
        </table:cell-content-change>
        <table:cell-content-change table:id="ct286">
          <table:cell-address table:column="4" table:row="5" table:table="0"/>
          <office:change-info>
            <dc:creator> </dc:creator>
            <dc:date>2023-02-25T05:35:57.463000000</dc:date>
          </office:change-info>
          <table:previous table:id="ct272">
            <table:change-track-table-cell office:value-type="string">
              <text:p>fixed</text:p>
            </table:change-track-table-cell>
          </table:previous>
        </table:cell-content-change>
        <table:cell-content-change table:id="ct287">
          <table:cell-address table:column="4" table:row="6" table:table="0"/>
          <office:change-info>
            <dc:creator> </dc:creator>
            <dc:date>2023-02-25T05:36:01.952000000</dc:date>
          </office:change-info>
          <table:previous table:id="ct273">
            <table:change-track-table-cell office:value-type="string">
              <text:p>fixed</text:p>
            </table:change-track-table-cell>
          </table:previous>
        </table:cell-content-change>
        <table:cell-content-change table:id="ct288">
          <table:cell-address table:column="15" table:row="5" table:table="0"/>
          <office:change-info>
            <dc:creator> </dc:creator>
            <dc:date>2023-02-25T05:36:08.063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15" table:row="6" table:table="0"/>
          <office:change-info>
            <dc:creator> </dc:creator>
            <dc:date>2023-02-25T05:36:09.9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16" table:row="5" table:table="0"/>
          <office:change-info>
            <dc:creator> </dc:creator>
            <dc:date>2023-02-25T05:36:13.36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17" table:row="5" table:table="0"/>
          <office:change-info>
            <dc:creator> </dc:creator>
            <dc:date>2023-02-25T05:36:16.793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16" table:row="6" table:table="0"/>
          <office:change-info>
            <dc:creator> </dc:creator>
            <dc:date>2023-02-25T05:36:19.68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17" table:row="6" table:table="0"/>
          <office:change-info>
            <dc:creator> </dc:creator>
            <dc:date>2023-02-25T05:36:22.472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1" table:row="6" table:table="0"/>
          <office:change-info>
            <dc:creator> </dc:creator>
            <dc:date>2023-02-25T05:36:52.479000000</dc:date>
          </office:change-info>
          <table:previous table:id="ct267"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295">
          <table:cell-address table:column="1" table:row="5" table:table="0"/>
          <office:change-info>
            <dc:creator> </dc:creator>
            <dc:date>2023-02-25T05:37:03.663000000</dc:date>
          </office:change-info>
          <table:previous table:id="ct266">
            <table:change-track-table-cell office:value-type="string">
              <text:p>Weihnachten</text:p>
            </table:change-track-table-cell>
          </table:previous>
        </table:cell-content-change>
        <table:insertion table:id="ct296" table:type="row" table:position="11" table:table="0">
          <office:change-info>
            <dc:creator> </dc:creator>
            <dc:date>2023-02-25T05:37:14.941000000</dc:date>
          </office:change-info>
          <table:dependencies>
            <table:dependency table:id="ct2195"/>
            <table:dependency table:id="ct2194"/>
            <table:dependency table:id="ct2188"/>
            <table:dependency table:id="ct2187"/>
            <table:dependency table:id="ct1313"/>
            <table:dependency table:id="ct1016"/>
            <table:dependency table:id="ct1012"/>
            <table:dependency table:id="ct763"/>
            <table:dependency table:id="ct762"/>
            <table:dependency table:id="ct458"/>
            <table:dependency table:id="ct441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12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</table:dependencies>
        </table:insertion>
        <table:cell-content-change table:id="ct297">
          <table:cell-address table:column="1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6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13" table:row="11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4" table:row="11" table:table="0"/>
          <office:change-info>
            <dc:creator> </dc:creator>
            <dc:date>2023-02-25T05:37:33.884000000</dc:date>
          </office:change-info>
          <table:previous table:id="ct300">
            <table:change-track-table-cell office:value-type="string">
              <text:p>fixed</text:p>
            </table:change-track-table-cell>
          </table:previous>
        </table:cell-content-change>
        <table:cell-content-change table:id="ct306">
          <table:cell-address table:column="1" table:row="11" table:table="0"/>
          <office:change-info>
            <dc:creator> </dc:creator>
            <dc:date>2023-02-25T05:37:43.231000000</dc:date>
          </office:change-info>
          <table:previous table:id="ct297">
            <table:change-track-table-cell office:value-type="string">
              <text:p>Neujahr</text:p>
            </table:change-track-table-cell>
          </table:previous>
        </table:cell-content-change>
        <table:cell-content-change table:id="ct307">
          <table:cell-address table:column="16" table:row="45" table:table="0"/>
          <office:change-info>
            <dc:creator> </dc:creator>
            <dc:date>2023-02-25T05:39:28.241000000</dc:date>
          </office:change-info>
          <table:previous table:id="ct41">
            <table:change-track-table-cell office:value-type="string">
              <text:p>de_DE,fr_FR</text:p>
            </table:change-track-table-cell>
          </table:previous>
        </table:cell-content-change>
        <table:cell-content-change table:id="ct308">
          <table:cell-address table:column="17" table:row="45" table:table="0"/>
          <office:change-info>
            <dc:creator> </dc:creator>
            <dc:date>2023-02-25T05:39:35.471000000</dc:date>
          </office:change-info>
          <table:previous table:id="ct42">
            <table:change-track-table-cell office:value-type="string">
              <text:p>de_DE</text:p>
            </table:change-track-table-cell>
          </table:previous>
        </table:cell-content-change>
        <table:cell-content-change table:id="ct309">
          <table:cell-address table:column="16" table:row="46" table:table="0"/>
          <office:change-info>
            <dc:creator> </dc:creator>
            <dc:date>2023-02-25T05:39:44.521000000</dc:date>
          </office:change-info>
          <table:previous table:id="ct46">
            <table:change-track-table-cell office:value-type="string">
              <text:p>de_DE,fr_FR </text:p>
            </table:change-track-table-cell>
          </table:previous>
        </table:cell-content-change>
        <table:cell-content-change table:id="ct310">
          <table:cell-address table:column="17" table:row="46" table:table="0"/>
          <office:change-info>
            <dc:creator> </dc:creator>
            <dc:date>2023-02-25T05:39:50.256000000</dc:date>
          </office:change-info>
          <table:previous table:id="ct47">
            <table:change-track-table-cell office:value-type="string">
              <text:p>de_DE,fr_FR </text:p>
            </table:change-track-table-cell>
          </table:previous>
        </table:cell-content-change>
        <table:cell-content-change table:id="ct311">
          <table:cell-address table:column="16" table:row="47" table:table="0"/>
          <office:change-info>
            <dc:creator> </dc:creator>
            <dc:date>2023-02-25T05:39:58.073000000</dc:date>
          </office:change-info>
          <table:previous table:id="ct48">
            <table:change-track-table-cell office:value-type="string">
              <text:p>de_DE,fr_FR </text:p>
            </table:change-track-table-cell>
          </table:previous>
        </table:cell-content-change>
        <table:cell-content-change table:id="ct312">
          <table:cell-address table:column="17" table:row="47" table:table="0"/>
          <office:change-info>
            <dc:creator> </dc:creator>
            <dc:date>2023-02-25T05:40:16.536000000</dc:date>
          </office:change-info>
          <table:previous table:id="ct49">
            <table:change-track-table-cell office:value-type="string">
              <text:p>de_DE,fr_FR </text:p>
            </table:change-track-table-cell>
          </table:previous>
        </table:cell-content-change>
        <table:insertion table:id="ct313" table:type="row" table:position="65" table:table="0">
          <office:change-info>
            <dc:creator> </dc:creator>
            <dc:date>2023-02-25T05:40:41.429000000</dc:date>
          </office:change-info>
          <table:dependencies>
            <table:dependency table:id="ct359"/>
            <table:dependency table:id="ct358"/>
            <table:dependency table:id="ct341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</table:dependencies>
        </table:insertion>
        <table:insertion table:id="ct314" table:type="row" table:position="60" table:table="0">
          <office:change-info>
            <dc:creator> </dc:creator>
            <dc:date>2023-02-25T05:41:24.709000000</dc:date>
          </office:change-info>
          <table:dependencies>
            <table:dependency table:id="ct706"/>
            <table:dependency table:id="ct705"/>
            <table:dependency table:id="ct360"/>
            <table:dependency table:id="ct340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1" table:row="60" table:table="0"/>
          <office:change-info>
            <dc:creator> </dc:creator>
            <dc:date>2023-02-25T05:42:18.6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2" table:row="60" table:table="0"/>
          <office:change-info>
            <dc:creator> </dc:creator>
            <dc:date>2023-02-25T05:42:46.632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3" table:row="60" table:table="0"/>
          <office:change-info>
            <dc:creator> </dc:creator>
            <dc:date>2023-02-25T05:42:58.751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74" table:table="0"/>
          <office:change-info>
            <dc:creator> </dc:creator>
            <dc:date>2023-02-25T05:43:13.303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60" table:table="0"/>
          <office:change-info>
            <dc:creator> </dc:creator>
            <dc:date>2023-02-25T05:43:45.733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60" table:table="0"/>
          <office:change-info>
            <dc:creator> </dc:creator>
            <dc:date>2023-02-25T05:43:51.534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8" table:row="60" table:table="0"/>
          <office:change-info>
            <dc:creator> </dc:creator>
            <dc:date>2023-02-25T05:43:57.732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60" table:table="0"/>
          <office:change-info>
            <dc:creator> </dc:creator>
            <dc:date>2023-02-25T05:44:02.261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13" table:row="60" table:table="0"/>
          <office:change-info>
            <dc:creator> </dc:creator>
            <dc:date>2023-02-25T05:44:05.401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15" table:row="60" table:table="0"/>
          <office:change-info>
            <dc:creator> </dc:creator>
            <dc:date>2023-02-25T05:44:09.193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16" table:row="60" table:table="0"/>
          <office:change-info>
            <dc:creator> </dc:creator>
            <dc:date>2023-02-25T05:44:13.602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17" table:row="60" table:table="0"/>
          <office:change-info>
            <dc:creator> </dc:creator>
            <dc:date>2023-02-25T05:44:17.214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2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7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8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9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3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5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6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7" table:row="65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65" table:table="0"/>
          <office:change-info>
            <dc:creator> </dc:creator>
            <dc:date>2023-02-25T05:44:34.711000000</dc:date>
          </office:change-info>
          <table:previous table:id="ct327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339">
          <table:cell-address table:column="6" table:row="65" table:table="0"/>
          <office:change-info>
            <dc:creator> </dc:creator>
            <dc:date>2023-02-25T05:44:43.750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6" table:row="60" table:table="0"/>
          <office:change-info>
            <dc:creator> </dc:creator>
            <dc:date>2023-02-25T05:44:48.32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9" table:row="65" table:table="0"/>
          <office:change-info>
            <dc:creator> </dc:creator>
            <dc:date>2023-02-25T05:44:53.638000000</dc:date>
          </office:change-info>
          <table:previous table:id="ct333">
            <table:change-track-table-cell office:value-type="float" office:value="1"/>
          </table:previous>
        </table:cell-content-change>
        <table:insertion table:id="ct342" table:type="row" table:position="95" table:table="0">
          <office:change-info>
            <dc:creator> </dc:creator>
            <dc:date>2023-02-25T05:45:08.879000000</dc:date>
          </office:change-info>
          <table:dependencies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</table:dependencies>
        </table:insertion>
        <table:cell-content-change table:id="ct343">
          <table:cell-address table:column="1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2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4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6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7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8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9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15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16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17" table:row="95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6" table:row="95" table:table="0"/>
          <office:change-info>
            <dc:creator> </dc:creator>
            <dc:date>2023-02-25T05:45:17.285000000</dc:date>
          </office:change-info>
          <table:previous table:id="ct347">
            <table:change-track-table-cell office:value-type="float" office:value="5"/>
          </table:previous>
        </table:cell-content-change>
        <table:cell-content-change table:id="ct356">
          <table:cell-address table:column="2" table:row="95" table:table="0"/>
          <office:change-info>
            <dc:creator> </dc:creator>
            <dc:date>2023-02-25T05:45:35.343000000</dc:date>
          </office:change-info>
          <table:previous table:id="ct344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57">
          <table:cell-address table:column="3" table:row="95" table:table="0"/>
          <office:change-info>
            <dc:creator> </dc:creator>
            <dc:date>2023-02-25T05:45:53.894000000</dc:date>
          </office:change-info>
          <table:previous table:id="ct345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8">
          <table:cell-address table:column="3" table:row="65" table:table="0"/>
          <office:change-info>
            <dc:creator> </dc:creator>
            <dc:date>2023-02-25T05:46:07.414000000</dc:date>
          </office:change-info>
          <table:previous table:id="ct329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9">
          <table:cell-address table:column="2" table:row="65" table:table="0"/>
          <office:change-info>
            <dc:creator> </dc:creator>
            <dc:date>2023-02-25T05:46:15.959000000</dc:date>
          </office:change-info>
          <table:previous table:id="ct328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0">
          <table:cell-address table:column="2" table:row="60" table:table="0"/>
          <office:change-info>
            <dc:creator> </dc:creator>
            <dc:date>2023-02-25T05:46:28.351000000</dc:date>
          </office:change-info>
          <table:previous table:id="ct316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1">
          <table:cell-address table:column="3" table:row="61" table:table="0"/>
          <office:change-info>
            <dc:creator> </dc:creator>
            <dc:date>2023-02-25T05:46:52.936000000</dc:date>
          </office:change-info>
          <table:previous>
            <table:change-track-table-cell/>
          </table:previous>
        </table:cell-content-change>
        <table:insertion table:id="ct362" table:type="row" table:position="128" table:table="0">
          <office:change-info>
            <dc:creator> </dc:creator>
            <dc:date>2023-02-25T05:48:55.108000000</dc:date>
          </office:change-info>
          <table:dependencies>
            <table:dependency table:id="ct1335"/>
            <table:dependency table:id="ct1019"/>
            <table:dependency table:id="ct1017"/>
            <table:dependency table:id="ct770"/>
            <table:dependency table:id="ct769"/>
            <table:dependency table:id="ct464"/>
            <table:dependency table:id="ct463"/>
            <table:dependency table:id="ct447"/>
            <table:dependency table:id="ct446"/>
            <table:dependency table:id="ct415"/>
            <table:dependency table:id="ct375"/>
            <table:dependency table:id="ct374"/>
            <table:dependency table:id="ct373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1" table:row="128" table:table="0"/>
          <office:change-info>
            <dc:creator> </dc:creator>
            <dc:date>2023-02-25T05:49:02.09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2" table:row="128" table:table="0"/>
          <office:change-info>
            <dc:creator> </dc:creator>
            <dc:date>2023-02-25T05:49:19.599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3" table:row="128" table:table="0"/>
          <office:change-info>
            <dc:creator> </dc:creator>
            <dc:date>2023-02-25T05:49:31.046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3" table:row="128" table:table="0"/>
          <office:change-info>
            <dc:creator> </dc:creator>
            <dc:date>2023-02-25T05:49:40.318000000</dc:date>
          </office:change-info>
          <table:previous table:id="ct365">
            <table:change-track-table-cell office:value-type="string">
              <text:p>greg-stankt</text:p>
            </table:change-track-table-cell>
          </table:previous>
        </table:cell-content-change>
        <table:cell-content-change table:id="ct367">
          <table:cell-address table:column="4" table:row="128" table:table="0"/>
          <office:change-info>
            <dc:creator> </dc:creator>
            <dc:date>2023-02-25T05:50:36.78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128" table:table="0"/>
          <office:change-info>
            <dc:creator> </dc:creator>
            <dc:date>2023-02-25T05:50:49.28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6" table:row="128" table:table="0"/>
          <office:change-info>
            <dc:creator> </dc:creator>
            <dc:date>2023-02-25T05:50:50.738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128" table:table="0"/>
          <office:change-info>
            <dc:creator> </dc:creator>
            <dc:date>2023-02-25T05:50:55.726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13" table:row="128" table:table="0"/>
          <office:change-info>
            <dc:creator> </dc:creator>
            <dc:date>2023-02-25T05:50:58.736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15" table:row="119" table:table="0"/>
          <office:change-info>
            <dc:creator> </dc:creator>
            <dc:date>2023-02-25T05:51:05.754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128" table:table="0"/>
          <office:change-info>
            <dc:creator> </dc:creator>
            <dc:date>2023-02-25T05:51:08.535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16" table:row="128" table:table="0"/>
          <office:change-info>
            <dc:creator> </dc:creator>
            <dc:date>2023-02-25T05:51:11.624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18" table:row="128" table:table="0"/>
          <office:change-info>
            <dc:creator> </dc:creator>
            <dc:date>2023-02-25T05:51:16.615000000</dc:date>
          </office:change-info>
          <table:previous>
            <table:change-track-table-cell/>
          </table:previous>
        </table:cell-content-change>
        <table:insertion table:id="ct376" table:type="row" table:position="38" table:table="0">
          <office:change-info>
            <dc:creator> </dc:creator>
            <dc:date>2023-02-25T05:52:08.796000000</dc:date>
          </office:change-info>
          <table:dependencies>
            <table:dependency table:id="ct1317"/>
            <table:dependency table:id="ct1002"/>
            <table:dependency table:id="ct1001"/>
            <table:dependency table:id="ct761"/>
            <table:dependency table:id="ct760"/>
            <table:dependency table:id="ct684"/>
            <table:dependency table:id="ct683"/>
            <table:dependency table:id="ct679"/>
            <table:dependency table:id="ct460"/>
            <table:dependency table:id="ct459"/>
            <table:dependency table:id="ct449"/>
            <table:dependency table:id="ct444"/>
            <table:dependency table:id="ct413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</table:dependencies>
        </table:insertion>
        <table:cell-content-change table:id="ct377">
          <table:cell-address table:column="1" table:row="38" table:table="0"/>
          <office:change-info>
            <dc:creator> </dc:creator>
            <dc:date>2023-02-25T05:52:16.831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38" table:table="0"/>
          <office:change-info>
            <dc:creator> </dc:creator>
            <dc:date>2023-02-25T05:52:21.09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2" table:row="38" table:table="0"/>
          <office:change-info>
            <dc:creator> </dc:creator>
            <dc:date>2023-02-25T05:52:30.015000000</dc:date>
          </office:change-info>
          <table:previous table:id="ct378">
            <table:change-track-table-cell office:value-type="string">
              <text:p>LLL:EXT:timer/Resources/Private/Language/locallang_cal.xlf:calendarDate.christ.greg.worldwomenday</text:p>
            </table:change-track-table-cell>
          </table:previous>
        </table:cell-content-change>
        <table:cell-content-change table:id="ct380">
          <table:cell-address table:column="3" table:row="38" table:table="0"/>
          <office:change-info>
            <dc:creator> </dc:creator>
            <dc:date>2023-02-25T05:52:38.03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38" table:table="0"/>
          <office:change-info>
            <dc:creator> </dc:creator>
            <dc:date>2023-02-25T05:52:44.326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5" table:row="38" table:table="0"/>
          <office:change-info>
            <dc:creator> </dc:creator>
            <dc:date>2023-02-25T05:52:50.453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6" table:row="38" table:table="0"/>
          <office:change-info>
            <dc:creator> </dc:creator>
            <dc:date>2023-02-25T05:52:52.029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7" table:row="38" table:table="0"/>
          <office:change-info>
            <dc:creator> </dc:creator>
            <dc:date>2023-02-25T05:52:54.245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13" table:row="38" table:table="0"/>
          <office:change-info>
            <dc:creator> </dc:creator>
            <dc:date>2023-02-25T05:52:58.299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15" table:row="38" table:table="0"/>
          <office:change-info>
            <dc:creator> </dc:creator>
            <dc:date>2023-02-25T05:53:01.021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38" table:table="0"/>
          <office:change-info>
            <dc:creator> </dc:creator>
            <dc:date>2023-02-25T05:53:04.106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18" table:row="38" table:table="0"/>
          <office:change-info>
            <dc:creator> </dc:creator>
            <dc:date>2023-02-25T05:53:07.696000000</dc:date>
          </office:change-info>
          <table:previous>
            <table:change-track-table-cell/>
          </table:previous>
        </table:cell-content-change>
        <table:insertion table:id="ct389" table:type="row" table:position="81" table:table="0">
          <office:change-info>
            <dc:creator> </dc:creator>
            <dc:date>2023-02-25T05:53:29.110000000</dc:date>
          </office:change-info>
          <table:dependencies>
            <table:dependency table:id="ct1324"/>
            <table:dependency table:id="ct985"/>
            <table:dependency table:id="ct981"/>
            <table:dependency table:id="ct772"/>
            <table:dependency table:id="ct771"/>
            <table:dependency table:id="ct462"/>
            <table:dependency table:id="ct461"/>
            <table:dependency table:id="ct448"/>
            <table:dependency table:id="ct445"/>
            <table:dependency table:id="ct414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</table:dependencies>
        </table:insertion>
        <table:cell-content-change table:id="ct390">
          <table:cell-address table:column="1" table:row="81" table:table="0"/>
          <office:change-info>
            <dc:creator> </dc:creator>
            <dc:date>2023-02-25T05:53:46.136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81" table:table="0"/>
          <office:change-info>
            <dc:creator> </dc:creator>
            <dc:date>2023-02-25T05:53:49.691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81" table:table="0"/>
          <office:change-info>
            <dc:creator> </dc:creator>
            <dc:date>2023-02-25T05:54:12.880000000</dc:date>
          </office:change-info>
          <table:previous table:id="ct391">
            <table:change-track-table-cell office:value-type="string">
              <text:p>LLL:EXT:timer/Resources/Private/Language/locallang_cal.xlf:calendarDate.christ.greg.peterandpaul</text:p>
            </table:change-track-table-cell>
          </table:previous>
        </table:cell-content-change>
        <table:cell-content-change table:id="ct393">
          <table:cell-address table:column="3" table:row="81" table:table="0"/>
          <office:change-info>
            <dc:creator> </dc:creator>
            <dc:date>2023-02-25T05:54:24.390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" table:row="81" table:table="0"/>
          <office:change-info>
            <dc:creator> </dc:creator>
            <dc:date>2023-02-25T05:54:27.926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" table:row="81" table:table="0"/>
          <office:change-info>
            <dc:creator> </dc:creator>
            <dc:date>2023-02-25T05:54:31.791000000</dc:date>
          </office:change-info>
          <table:previous table:id="ct394">
            <table:change-track-table-cell office:value-type="string">
              <text:p>fixed</text:p>
            </table:change-track-table-cell>
          </table:previous>
        </table:cell-content-change>
        <table:cell-content-change table:id="ct396">
          <table:cell-address table:column="5" table:row="81" table:table="0"/>
          <office:change-info>
            <dc:creator> </dc:creator>
            <dc:date>2023-02-25T05:54:36.15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6" table:row="81" table:table="0"/>
          <office:change-info>
            <dc:creator> </dc:creator>
            <dc:date>2023-02-25T05:54:37.645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7" table:row="81" table:table="0"/>
          <office:change-info>
            <dc:creator> </dc:creator>
            <dc:date>2023-02-25T05:54:39.27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81" table:table="0"/>
          <office:change-info>
            <dc:creator> </dc:creator>
            <dc:date>2023-02-25T05:54:42.336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15" table:row="81" table:table="0"/>
          <office:change-info>
            <dc:creator> </dc:creator>
            <dc:date>2023-02-25T05:54:46.423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16" table:row="81" table:table="0"/>
          <office:change-info>
            <dc:creator> </dc:creator>
            <dc:date>2023-02-25T05:54:49.79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18" table:row="81" table:table="0"/>
          <office:change-info>
            <dc:creator> </dc:creator>
            <dc:date>2023-02-25T05:54:56.8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8" table:row="6" table:table="0"/>
          <office:change-info>
            <dc:creator> </dc:creator>
            <dc:date>2023-02-25T05:59:59.589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4" table:row="143" table:table="0"/>
          <office:change-info>
            <dc:creator> </dc:creator>
            <dc:date>2023-02-25T06:09:05.95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5">
          <table:cell-address table:column="4" table:row="143" table:table="0"/>
          <office:change-info>
            <dc:creator> </dc:creator>
            <dc:date>2023-02-25T06:09:05.964000000</dc:date>
          </office:change-info>
          <table:previous table:id="ct404">
            <table:change-track-table-cell office:value-type="string">
              <text:p>moonInMonth</text:p>
            </table:change-track-table-cell>
          </table:previous>
        </table:cell-content-change>
        <table:cell-content-change table:id="ct406">
          <table:cell-address table:column="4" table:row="143" table:table="0"/>
          <office:change-info>
            <dc:creator> </dc:creator>
            <dc:date>2023-02-25T06:09:18.421000000</dc:date>
          </office:change-info>
          <table:previous table:id="ct405">
            <table:change-track-table-cell office:value-type="string">
              <text:p>mooninmonth</text:p>
            </table:change-track-table-cell>
          </table:previous>
        </table:cell-content-change>
        <table:cell-content-change table:id="ct407">
          <table:cell-address table:column="4" table:row="143" table:table="0"/>
          <office:change-info>
            <dc:creator> </dc:creator>
            <dc:date>2023-02-25T06:09:18.422000000</dc:date>
          </office:change-info>
          <table:previous table:id="ct406">
            <table:change-track-table-cell office:value-type="string">
              <text:p>moonInMonth</text:p>
            </table:change-track-table-cell>
          </table:previous>
        </table:cell-content-change>
        <table:cell-content-change table:id="ct408">
          <table:cell-address table:column="4" table:row="144" table:table="0"/>
          <office:change-info>
            <dc:creator> </dc:creator>
            <dc:date>2023-02-25T06:09:31.64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9">
          <table:cell-address table:column="4" table:row="144" table:table="0"/>
          <office:change-info>
            <dc:creator> </dc:creator>
            <dc:date>2023-02-25T06:09:31.649000000</dc:date>
          </office:change-info>
          <table:previous table:id="ct408">
            <table:change-track-table-cell office:value-type="string">
              <text:p>moonInMonth</text:p>
            </table:change-track-table-cell>
          </table:previous>
        </table:cell-content-change>
        <table:cell-content-change table:id="ct410">
          <table:cell-address table:column="4" table:row="5" table:table="0"/>
          <office:change-info>
            <dc:creator> </dc:creator>
            <dc:date>2023-02-25T06:10:07.549000000</dc:date>
          </office:change-info>
          <table:previous table:id="ct286">
            <table:change-track-table-cell office:value-type="string">
              <text:p>fixedWeekend</text:p>
            </table:change-track-table-cell>
          </table:previous>
        </table:cell-content-change>
        <table:cell-content-change table:id="ct411">
          <table:cell-address table:column="4" table:row="6" table:table="0"/>
          <office:change-info>
            <dc:creator> </dc:creator>
            <dc:date>2023-02-25T06:10:07.549000000</dc:date>
          </office:change-info>
          <table:previous table:id="ct287">
            <table:change-track-table-cell office:value-type="string">
              <text:p>fixedWeekend</text:p>
            </table:change-track-table-cell>
          </table:previous>
        </table:cell-content-change>
        <table:cell-content-change table:id="ct412">
          <table:cell-address table:column="4" table:row="11" table:table="0"/>
          <office:change-info>
            <dc:creator> </dc:creator>
            <dc:date>2023-02-25T06:10:07.549000000</dc:date>
          </office:change-info>
          <table:previous table:id="ct305">
            <table:change-track-table-cell office:value-type="string">
              <text:p>fixedWeekend</text:p>
            </table:change-track-table-cell>
          </table:previous>
        </table:cell-content-change>
        <table:cell-content-change table:id="ct413">
          <table:cell-address table:column="4" table:row="38" table:table="0"/>
          <office:change-info>
            <dc:creator> </dc:creator>
            <dc:date>2023-02-25T06:10:07.549000000</dc:date>
          </office:change-info>
          <table:previous table:id="ct381">
            <table:change-track-table-cell office:value-type="string">
              <text:p>fixedWeekend</text:p>
            </table:change-track-table-cell>
          </table:previous>
        </table:cell-content-change>
        <table:cell-content-change table:id="ct414">
          <table:cell-address table:column="4" table:row="81" table:table="0"/>
          <office:change-info>
            <dc:creator> </dc:creator>
            <dc:date>2023-02-25T06:10:07.549000000</dc:date>
          </office:change-info>
          <table:previous table:id="ct395">
            <table:change-track-table-cell office:value-type="string">
              <text:p>fixedWeekend</text:p>
            </table:change-track-table-cell>
          </table:previous>
        </table:cell-content-change>
        <table:cell-content-change table:id="ct415">
          <table:cell-address table:column="4" table:row="128" table:table="0"/>
          <office:change-info>
            <dc:creator> </dc:creator>
            <dc:date>2023-02-25T06:10:07.549000000</dc:date>
          </office:change-info>
          <table:previous table:id="ct367">
            <table:change-track-table-cell office:value-type="string">
              <text:p>fixedWeekend</text:p>
            </table:change-track-table-cell>
          </table:previous>
        </table:cell-content-change>
        <table:cell-content-change table:id="ct416">
          <table:cell-address table:column="8" table:row="6" table:table="0"/>
          <office:change-info>
            <dc:creator> </dc:creator>
            <dc:date>2023-02-25T06:17:16.332000000</dc:date>
          </office:change-info>
          <table:previous table:id="ct403">
            <table:change-track-table-cell office:value-type="float" office:value="-1"/>
          </table:previous>
        </table:cell-content-change>
        <table:insertion table:id="ct417" table:type="row" table:position="156" table:table="0">
          <office:change-info>
            <dc:creator> </dc:creator>
            <dc:date>2023-02-25T06:39:24.212000000</dc:date>
          </office:change-info>
          <table:dependencies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</table:dependencies>
        </table:insertion>
        <table:cell-content-change table:id="ct418">
          <table:cell-address table:column="1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3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4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6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7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8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9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13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16" table:row="156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1" table:row="156" table:table="0"/>
          <office:change-info>
            <dc:creator> </dc:creator>
            <dc:date>2023-02-25T06:39:39.836000000</dc:date>
          </office:change-info>
          <table:previous table:id="ct418">
            <table:change-track-table-cell office:value-type="string">
              <text:p>Eidgenössischer Dank-, Buss- und Bettag</text:p>
            </table:change-track-table-cell>
          </table:previous>
        </table:cell-content-change>
        <table:cell-content-change table:id="ct430">
          <table:cell-address table:column="3" table:row="156" table:table="0"/>
          <office:change-info>
            <dc:creator> </dc:creator>
            <dc:date>2023-02-25T06:39:52.204000000</dc:date>
          </office:change-info>
          <table:previous table:id="ct420">
            <table:change-track-table-cell office:value-type="string">
              <text:p>greg-ch-thanksPrayerAndRepentance</text:p>
            </table:change-track-table-cell>
          </table:previous>
        </table:cell-content-change>
        <table:cell-content-change table:id="ct431">
          <table:cell-address table:column="2" table:row="156" table:table="0"/>
          <office:change-info>
            <dc:creator> </dc:creator>
            <dc:date>2023-02-25T06:39:58.917000000</dc:date>
          </office:change-info>
          <table:previous table:id="ct419">
            <table:change-track-table-cell office:value-type="string">
              <text:p>LLL:EXT:timer/Resources/Private/Language/locallang_cal.xlf:calendarDate.cult.greg.ch.dayOfThanksPrayerAndRepentance</text:p>
            </table:change-track-table-cell>
          </table:previous>
        </table:cell-content-change>
        <table:cell-content-change table:id="ct432">
          <table:cell-address table:column="9" table:row="156" table:table="0"/>
          <office:change-info>
            <dc:creator> </dc:creator>
            <dc:date>2023-02-25T06:40:06.860000000</dc:date>
          </office:change-info>
          <table:previous table:id="ct425">
            <table:change-track-table-cell office:value-type="float" office:value="3"/>
          </table:previous>
        </table:cell-content-change>
        <table:cell-content-change table:id="ct433">
          <table:cell-address table:column="10" table:row="156" table:table="0"/>
          <office:change-info>
            <dc:creator> </dc:creator>
            <dc:date>2023-02-25T06:40:24.25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18" table:row="156" table:table="0"/>
          <office:change-info>
            <dc:creator> </dc:creator>
            <dc:date>2023-02-25T06:42:58.691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5" table:row="11" table:table="0"/>
          <office:change-info>
            <dc:creator> </dc:creator>
            <dc:date>2023-02-25T06:44:54.256000000</dc:date>
          </office:change-info>
          <table:previous table:id="ct301">
            <table:change-track-table-cell office:value-type="float" office:value="0"/>
          </table:previous>
        </table:cell-content-change>
        <table:cell-content-change table:id="ct436">
          <table:cell-address table:column="6" table:row="11" table:table="0"/>
          <office:change-info>
            <dc:creator> </dc:creator>
            <dc:date>2023-02-25T06:44:55.027000000</dc:date>
          </office:change-info>
          <table:previous table:id="ct302">
            <table:change-track-table-cell office:value-type="float" office:value="0"/>
          </table:previous>
        </table:cell-content-change>
        <table:cell-content-change table:id="ct437">
          <table:cell-address table:column="15" table:row="11" table:table="0"/>
          <office:change-info>
            <dc:creator> </dc:creator>
            <dc:date>2023-02-25T06:45:01.986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6" table:row="11" table:table="0"/>
          <office:change-info>
            <dc:creator> </dc:creator>
            <dc:date>2023-02-25T06:45:06.703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17" table:row="11" table:table="0"/>
          <office:change-info>
            <dc:creator> </dc:creator>
            <dc:date>2023-02-25T06:45:10.091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8" table:row="6" table:table="0"/>
          <office:change-info>
            <dc:creator> </dc:creator>
            <dc:date>2023-02-25T06:47:16.571000000</dc:date>
          </office:change-info>
          <table:previous table:id="ct416">
            <table:change-track-table-cell office:value-type="float" office:value="1"/>
          </table:previous>
        </table:cell-content-change>
        <table:cell-content-change table:id="ct441">
          <table:cell-address table:column="8" table:row="11" table:table="0"/>
          <office:change-info>
            <dc:creator> </dc:creator>
            <dc:date>2023-02-25T06:47:30.934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8" table:row="5" table:table="0"/>
          <office:change-info>
            <dc:creator> </dc:creator>
            <dc:date>2023-02-25T06:47:33.01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9" table:row="6" table:table="0"/>
          <office:change-info>
            <dc:creator> </dc:creator>
            <dc:date>2023-02-25T06:47:35.209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8" table:row="38" table:table="0"/>
          <office:change-info>
            <dc:creator> </dc:creator>
            <dc:date>2023-02-25T06:47:43.342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8" table:row="81" table:table="0"/>
          <office:change-info>
            <dc:creator> </dc:creator>
            <dc:date>2023-02-25T06:47:56.912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8" table:row="128" table:table="0"/>
          <office:change-info>
            <dc:creator> </dc:creator>
            <dc:date>2023-02-25T06:48:02.265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9" table:row="128" table:table="0"/>
          <office:change-info>
            <dc:creator> </dc:creator>
            <dc:date>2023-02-25T06:49:58.589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9" table:row="81" table:table="0"/>
          <office:change-info>
            <dc:creator> </dc:creator>
            <dc:date>2023-02-25T06:50:07.571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9" table:row="38" table:table="0"/>
          <office:change-info>
            <dc:creator> </dc:creator>
            <dc:date>2023-02-25T06:50:19.122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9" table:row="5" table:table="0"/>
          <office:change-info>
            <dc:creator> </dc:creator>
            <dc:date>2023-02-25T06:50:25.783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6" table:table="0"/>
          <office:change-info>
            <dc:creator> </dc:creator>
            <dc:date>2023-02-25T06:50:31.786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6" table:table="0"/>
          <office:change-info>
            <dc:creator> </dc:creator>
            <dc:date>2023-02-25T06:53:22.307000000</dc:date>
          </office:change-info>
          <table:previous table:id="ct451">
            <table:change-track-table-cell office:value-type="float" office:value="-1"/>
          </table:previous>
        </table:cell-content-change>
        <table:cell-content-change table:id="ct453">
          <table:cell-address table:column="8" table:row="5" table:table="0"/>
          <office:change-info>
            <dc:creator> </dc:creator>
            <dc:date>2023-02-25T06:56:52.244000000</dc:date>
          </office:change-info>
          <table:previous table:id="ct442">
            <table:change-track-table-cell office:value-type="float" office:value="6.7"/>
          </table:previous>
        </table:cell-content-change>
        <table:cell-content-change table:id="ct454">
          <table:cell-address table:column="9" table:row="5" table:table="0"/>
          <office:change-info>
            <dc:creator> </dc:creator>
            <dc:date>2023-02-25T06:56:52.244000000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55">
          <table:cell-address table:column="8" table:row="6" table:table="0"/>
          <office:change-info>
            <dc:creator> </dc:creator>
            <dc:date>2023-02-25T06:56:54.714000000</dc:date>
          </office:change-info>
          <table:previous table:id="ct440">
            <table:change-track-table-cell office:value-type="float" office:value="6.7"/>
          </table:previous>
        </table:cell-content-change>
        <table:cell-content-change table:id="ct456">
          <table:cell-address table:column="9" table:row="6" table:table="0"/>
          <office:change-info>
            <dc:creator> </dc:creator>
            <dc:date>2023-02-25T06:56:55.252000000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7">
          <table:cell-address table:column="10" table:row="6" table:table="0"/>
          <office:change-info>
            <dc:creator> </dc:creator>
            <dc:date>2023-02-25T06:56:56.172000000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58">
          <table:cell-address table:column="8" table:row="11" table:table="0"/>
          <office:change-info>
            <dc:creator> </dc:creator>
            <dc:date>2023-02-25T06:57:05.852000000</dc:date>
          </office:change-info>
          <table:previous table:id="ct441">
            <table:change-track-table-cell office:value-type="float" office:value="6.7"/>
          </table:previous>
        </table:cell-content-change>
        <table:cell-content-change table:id="ct459">
          <table:cell-address table:column="8" table:row="38" table:table="0"/>
          <office:change-info>
            <dc:creator> </dc:creator>
            <dc:date>2023-02-25T06:57:10.213000000</dc:date>
          </office:change-info>
          <table:previous table:id="ct444">
            <table:change-track-table-cell office:value-type="float" office:value="6.7"/>
          </table:previous>
        </table:cell-content-change>
        <table:cell-content-change table:id="ct460">
          <table:cell-address table:column="9" table:row="38" table:table="0"/>
          <office:change-info>
            <dc:creator> </dc:creator>
            <dc:date>2023-02-25T06:57:10.213000000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61">
          <table:cell-address table:column="8" table:row="81" table:table="0"/>
          <office:change-info>
            <dc:creator> </dc:creator>
            <dc:date>2023-02-25T06:57:24.332000000</dc:date>
          </office:change-info>
          <table:previous table:id="ct445">
            <table:change-track-table-cell office:value-type="float" office:value="6.7"/>
          </table:previous>
        </table:cell-content-change>
        <table:cell-content-change table:id="ct462">
          <table:cell-address table:column="9" table:row="81" table:table="0"/>
          <office:change-info>
            <dc:creator> </dc:creator>
            <dc:date>2023-02-25T06:57:24.3320000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63">
          <table:cell-address table:column="8" table:row="128" table:table="0"/>
          <office:change-info>
            <dc:creator> </dc:creator>
            <dc:date>2023-02-25T06:57:30.436000000</dc:date>
          </office:change-info>
          <table:previous table:id="ct446">
            <table:change-track-table-cell office:value-type="float" office:value="6.7"/>
          </table:previous>
        </table:cell-content-change>
        <table:cell-content-change table:id="ct464">
          <table:cell-address table:column="9" table:row="128" table:table="0"/>
          <office:change-info>
            <dc:creator> </dc:creator>
            <dc:date>2023-02-25T06:57:30.436000000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65">
          <table:cell-address table:column="8" table:row="143" table:table="0"/>
          <office:change-info>
            <dc:creator> </dc:creator>
            <dc:date>2023-02-25T06:57:39.107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6">
          <table:cell-address table:column="8" table:row="143" table:table="0"/>
          <office:change-info>
            <dc:creator> </dc:creator>
            <dc:date>2023-02-25T06:57:56.372000000</dc:date>
          </office:change-info>
          <table:previous table:id="ct465">
            <table:change-track-table-cell office:value-type="float" office:value="4"/>
          </table:previous>
        </table:cell-content-change>
        <table:cell-content-change table:id="ct467">
          <table:cell-address table:column="8" table:row="144" table:table="0"/>
          <office:change-info>
            <dc:creator> </dc:creator>
            <dc:date>2023-02-25T06:57:58.234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8">
          <table:cell-address table:column="8" table:row="5" table:table="0"/>
          <office:change-info>
            <dc:creator> </dc:creator>
            <dc:date>2023-02-25T15:05:35.152000000</dc:date>
          </office:change-info>
          <table:previous table:id="ct453">
            <table:change-track-table-cell/>
          </table:previous>
        </table:cell-content-change>
        <table:cell-content-change table:id="ct469">
          <table:cell-address table:column="8" table:row="6" table:table="0"/>
          <office:change-info>
            <dc:creator> </dc:creator>
            <dc:date>2023-02-25T15:05:50.691000000</dc:date>
          </office:change-info>
          <table:previous table:id="ct455">
            <table:change-track-table-cell office:value-type="float" office:value="1"/>
          </table:previous>
        </table:cell-content-change>
        <table:cell-content-change table:id="ct470">
          <table:cell-address table:column="8" table:row="173" table:table="0"/>
          <office:change-info>
            <dc:creator> </dc:creator>
            <dc:date>2023-02-25T16:49:49.752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8" table:row="173" table:table="0"/>
          <office:change-info>
            <dc:creator> </dc:creator>
            <dc:date>2023-02-25T16:49:55.484000000</dc:date>
          </office:change-info>
          <table:previous table:id="ct470">
            <table:change-track-table-cell table:cell-address="holidayList.I174" table:formula="of:=MOD(5784.19)" office:value-type="float" office:value="0"/>
          </table:previous>
        </table:cell-content-change>
        <table:cell-content-change table:id="ct472">
          <table:cell-address table:column="8" table:row="173" table:table="0"/>
          <office:change-info>
            <dc:creator> </dc:creator>
            <dc:date>2023-02-25T16:50:02.44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4" table:row="166" table:table="0"/>
          <office:change-info>
            <dc:creator> </dc:creator>
            <dc:date>2023-02-25T16:50:52.804000000</dc:date>
          </office:change-info>
          <table:previous>
            <table:change-track-table-cell office:value-type="string">
              <text:p>jewishleapmonth</text:p>
            </table:change-track-table-cell>
          </table:previous>
        </table:cell-content-change>
        <table:cell-content-change table:id="ct474">
          <table:cell-address table:column="8" table:row="173" table:table="0"/>
          <office:change-info>
            <dc:creator> </dc:creator>
            <dc:date>2023-02-25T17:01:53.947000000</dc:date>
          </office:change-info>
          <table:previous table:id="ct471">
            <table:change-track-table-cell table:cell-address="holidayList.I174" table:formula="of:=MOD(5784;19)" office:value-type="float" office:value="8"/>
          </table:previous>
        </table:cell-content-change>
        <table:cell-content-change table:id="ct475">
          <table:cell-address table:column="8" table:row="173" table:table="0"/>
          <office:change-info>
            <dc:creator> </dc:creator>
            <dc:date>2023-02-25T17:01:53.952000000</dc:date>
          </office:change-info>
          <table:previous table:id="ct472">
            <table:change-track-table-cell office:value-type="string">
              <text:p>3., 6., 8., 11., 14., 17. und 19 </text:p>
            </table:change-track-table-cell>
          </table:previous>
        </table:cell-content-change>
        <table:deletion table:id="ct476" table:type="row" table:position="173" table:table="0" table:multi-deletion-spanned="5">
          <office:change-info>
            <dc:creator> </dc:creator>
            <dc:date>2023-02-25T17:02:10.368000000</dc:date>
          </office:change-info>
          <table:deletions>
            <table:change-deletion table:id="ct483"/>
          </table:deletions>
        </table:deletion>
        <table:deletion table:id="ct477" table:type="row" table:position="173" table:table="0">
          <office:change-info>
            <dc:creator> </dc:creator>
            <dc:date>2023-02-25T17:02:10.369000000</dc:date>
          </office:change-info>
          <table:deletions>
            <table:change-deletion table:id="ct476"/>
            <table:cell-content-deletion table:id="ct474">
              <table:change-track-table-cell/>
            </table:cell-content-deletion>
          </table:deletions>
        </table:deletion>
        <table:deletion table:id="ct478" table:type="row" table:position="173" table:table="0">
          <office:change-info>
            <dc:creator> </dc:creator>
            <dc:date>2023-02-25T17:02:10.369000000</dc:date>
          </office:change-info>
          <table:deletions>
            <table:change-deletion table:id="ct477"/>
            <table:cell-content-deletion table:id="ct475">
              <table:change-track-table-cell/>
            </table:cell-content-deletion>
          </table:deletions>
        </table:deletion>
        <table:deletion table:id="ct479" table:type="row" table:position="173" table:table="0">
          <office:change-info>
            <dc:creator> </dc:creator>
            <dc:date>2023-02-25T17:02:10.369000000</dc:date>
          </office:change-info>
          <table:deletions>
            <table:change-deletion table:id="ct478"/>
          </table:deletions>
        </table:deletion>
        <table:deletion table:id="ct480" table:type="row" table:position="173" table:table="0">
          <office:change-info>
            <dc:creator> </dc:creator>
            <dc:date>2023-02-25T17:02:10.369000000</dc:date>
          </office:change-info>
          <table:deletions>
            <table:change-deletion table:id="ct479"/>
          </table:deletions>
        </table:deletion>
        <table:deletion table:id="ct481" table:type="row" table:position="173" table:table="0" table:multi-deletion-spanned="3">
          <office:change-info>
            <dc:creator> </dc:creator>
            <dc:date>2023-02-26T07:35:53.435000000</dc:date>
          </office:change-info>
        </table:deletion>
        <table:deletion table:id="ct482" table:type="row" table:position="173" table:table="0">
          <office:change-info>
            <dc:creator> </dc:creator>
            <dc:date>2023-02-26T07:35:53.436000000</dc:date>
          </office:change-info>
          <table:deletions>
            <table:change-deletion table:id="ct481"/>
          </table:deletions>
        </table:deletion>
        <table:deletion table:id="ct483" table:type="row" table:position="173" table:table="0">
          <office:change-info>
            <dc:creator> </dc:creator>
            <dc:date>2023-02-26T07:35:53.436000000</dc:date>
          </office:change-info>
          <table:deletions>
            <table:change-deletion table:id="ct482"/>
          </table:deletions>
        </table:deletion>
        <table:insertion table:id="ct484" table:type="row" table:position="3" table:table="0">
          <office:change-info>
            <dc:creator> </dc:creator>
            <dc:date>2023-02-26T07:48:33.163000000</dc:date>
          </office:change-info>
          <table:dependencies>
            <table:dependency table:id="ct2534"/>
            <table:dependency table:id="ct1399"/>
            <table:dependency table:id="ct1397"/>
            <table:dependency table:id="ct1386"/>
            <table:dependency table:id="ct1383"/>
          </table:dependencies>
        </table:insertion>
        <table:cell-content-change table:id="ct485">
          <table:cell-address table:column="18" table:row="0" table:table="0"/>
          <office:change-info>
            <dc:creator> </dc:creator>
            <dc:date>2023-02-26T09:56:59.888000000</dc:date>
          </office:change-info>
          <table:previous table:id="ct27">
            <table:change-track-table-cell office:value-type="string">
              <text:p>add.freespecial</text:p>
            </table:change-track-table-cell>
          </table:previous>
        </table:cell-content-change>
        <table:cell-content-change table:id="ct486">
          <table:cell-address table:column="4" table:row="61" table:table="0"/>
          <office:change-info>
            <dc:creator> </dc:creator>
            <dc:date>2023-02-26T10:12:31.569000000</dc:date>
          </office:change-info>
          <table:previous>
            <table:change-track-table-cell/>
          </table:previous>
        </table:cell-content-change>
        <table:cell-content-change table:id="ct487">
          <table:cell-address table:column="16" table:row="7" table:table="0"/>
          <office:change-info>
            <dc:creator> </dc:creator>
            <dc:date>2023-03-02T05:17:52.267000000</dc:date>
          </office:change-info>
          <table:previous table:id="ct261">
            <table:change-track-table-cell office:value-type="string">
              <text:p>de_DE,fr_FR</text:p>
            </table:change-track-table-cell>
          </table:previous>
        </table:cell-content-change>
        <table:cell-content-change table:id="ct488">
          <table:cell-address table:column="17" table:row="7" table:table="0"/>
          <office:change-info>
            <dc:creator> </dc:creator>
            <dc:date>2023-03-02T05:17:58.299000000</dc:date>
          </office:change-info>
          <table:previous table:id="ct21">
            <table:change-track-table-cell office:value-type="string">
              <text:p>de_DE,fr_FR </text:p>
            </table:change-track-table-cell>
          </table:previous>
        </table:cell-content-change>
        <table:cell-content-change table:id="ct489">
          <table:cell-address table:column="16" table:row="12" table:table="0"/>
          <office:change-info>
            <dc:creator> </dc:creator>
            <dc:date>2023-03-02T05:22:15.053000000</dc:date>
          </office:change-info>
          <table:previous table:id="ct263">
            <table:change-track-table-cell office:value-type="string">
              <text:p>de_DE,fr_FR</text:p>
            </table:change-track-table-cell>
          </table:previous>
        </table:cell-content-change>
        <table:cell-content-change table:id="ct490">
          <table:cell-address table:column="16" table:row="12" table:table="0"/>
          <office:change-info>
            <dc:creator> </dc:creator>
            <dc:date>2023-03-02T05:22:37.695000000</dc:date>
          </office:change-info>
          <table:previous table:id="ct48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1">
          <table:cell-address table:column="17" table:row="12" table:table="0"/>
          <office:change-info>
            <dc:creator> </dc:creator>
            <dc:date>2023-03-02T05:22:46.310000000</dc:date>
          </office:change-info>
          <table:previous table:id="ct34">
            <table:change-track-table-cell office:value-type="string">
              <text:p>de_DE,fr_FR </text:p>
            </table:change-track-table-cell>
          </table:previous>
        </table:cell-content-change>
        <table:cell-content-change table:id="ct492">
          <table:cell-address table:column="16" table:row="45" table:table="0"/>
          <office:change-info>
            <dc:creator> </dc:creator>
            <dc:date>2023-03-02T05:23:03.391000000</dc:date>
          </office:change-info>
          <table:previous table:id="ct307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3">
          <table:cell-address table:column="17" table:row="45" table:table="0"/>
          <office:change-info>
            <dc:creator> </dc:creator>
            <dc:date>2023-03-02T05:23:09.414000000</dc:date>
          </office:change-info>
          <table:previous table:id="ct308">
            <table:change-track-table-cell office:value-type="string">
              <text:p>de_DE,en_GB</text:p>
            </table:change-track-table-cell>
          </table:previous>
        </table:cell-content-change>
        <table:cell-content-change table:id="ct494">
          <table:cell-address table:column="16" table:row="46" table:table="0"/>
          <office:change-info>
            <dc:creator> </dc:creator>
            <dc:date>2023-03-02T05:23:40.441000000</dc:date>
          </office:change-info>
          <table:previous table:id="ct30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5">
          <table:cell-address table:column="17" table:row="46" table:table="0"/>
          <office:change-info>
            <dc:creator> </dc:creator>
            <dc:date>2023-03-02T05:23:44.665000000</dc:date>
          </office:change-info>
          <table:previous table:id="ct31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6">
          <table:cell-address table:column="16" table:row="47" table:table="0"/>
          <office:change-info>
            <dc:creator> </dc:creator>
            <dc:date>2023-03-02T05:23:50.322000000</dc:date>
          </office:change-info>
          <table:previous table:id="ct31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7">
          <table:cell-address table:column="17" table:row="47" table:table="0"/>
          <office:change-info>
            <dc:creator> </dc:creator>
            <dc:date>2023-03-02T05:23:57.005000000</dc:date>
          </office:change-info>
          <table:previous table:id="ct312">
            <table:change-track-table-cell office:value-type="string">
              <text:p>de_DE,fr_FR,en_GB</text:p>
            </table:change-track-table-cell>
          </table:previous>
        </table:cell-content-change>
        <table:insertion table:id="ct498" table:type="row" table:position="42" table:table="0">
          <office:change-info>
            <dc:creator> </dc:creator>
            <dc:date>2023-03-02T05:24:06.179000000</dc:date>
          </office:change-info>
          <table:dependencies>
            <table:dependency table:id="ct1578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</table:dependencies>
        </table:insertion>
        <table:cell-content-change table:id="ct499">
          <table:cell-address table:column="1" table:row="42" table:table="0"/>
          <office:change-info>
            <dc:creator> </dc:creator>
            <dc:date>2023-03-02T05:24:13.322000000</dc:date>
          </office:change-info>
          <table:previous>
            <table:change-track-table-cell/>
          </table:previous>
        </table:cell-content-change>
        <table:cell-content-change table:id="ct500">
          <table:cell-address table:column="2" table:row="42" table:table="0"/>
          <office:change-info>
            <dc:creator> </dc:creator>
            <dc:date>2023-03-02T05:24:33.394000000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42" table:table="0"/>
          <office:change-info>
            <dc:creator> </dc:creator>
            <dc:date>2023-03-02T05:24:43.096000000</dc:date>
          </office:change-info>
          <table:previous>
            <table:change-track-table-cell/>
          </table:previous>
        </table:cell-content-change>
        <table:cell-content-change table:id="ct502">
          <table:cell-address table:column="4" table:row="42" table:table="0"/>
          <office:change-info>
            <dc:creator> </dc:creator>
            <dc:date>2023-03-02T05:24:53.121000000</dc:date>
          </office:change-info>
          <table:previous>
            <table:change-track-table-cell/>
          </table:previous>
        </table:cell-content-change>
        <table:cell-content-change table:id="ct503">
          <table:cell-address table:column="7" table:row="42" table:table="0"/>
          <office:change-info>
            <dc:creator> </dc:creator>
            <dc:date>2023-03-02T05:24:57.043000000</dc:date>
          </office:change-info>
          <table:previous>
            <table:change-track-table-cell/>
          </table:previous>
        </table:cell-content-change>
        <table:cell-content-change table:id="ct504">
          <table:cell-address table:column="9" table:row="42" table:table="0"/>
          <office:change-info>
            <dc:creator> </dc:creator>
            <dc:date>2023-03-02T05:24:59.692000000</dc:date>
          </office:change-info>
          <table:previous>
            <table:change-track-table-cell/>
          </table:previous>
        </table:cell-content-change>
        <table:cell-content-change table:id="ct505">
          <table:cell-address table:column="13" table:row="42" table:table="0"/>
          <office:change-info>
            <dc:creator> </dc:creator>
            <dc:date>2023-03-02T05:25:03.802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14" table:row="42" table:table="0"/>
          <office:change-info>
            <dc:creator> </dc:creator>
            <dc:date>2023-03-02T05:25:07.37600000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42" table:table="0"/>
          <office:change-info>
            <dc:creator> </dc:creator>
            <dc:date>2023-03-02T05:25:09.905000000</dc:date>
          </office:change-info>
          <table:previous>
            <table:change-track-table-cell/>
          </table:previous>
        </table:cell-content-change>
        <table:cell-content-change table:id="ct508">
          <table:cell-address table:column="16" table:row="42" table:table="0"/>
          <office:change-info>
            <dc:creator> </dc:creator>
            <dc:date>2023-03-02T05:25:11.109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16" table:row="42" table:table="0"/>
          <office:change-info>
            <dc:creator> </dc:creator>
            <dc:date>2023-03-02T05:25:12.491000000</dc:date>
          </office:change-info>
          <table:previous table:id="ct508">
            <table:change-track-table-cell office:value-type="string">
              <text:p>LLL:EXT:timer/Resources/Private/Language/locallang_cal.xlf:calendarDate.christ.greg.goodfriday</text:p>
            </table:change-track-table-cell>
          </table:previous>
        </table:cell-content-change>
        <table:cell-content-change table:id="ct510">
          <table:cell-address table:column="16" table:row="42" table:table="0"/>
          <office:change-info>
            <dc:creator> </dc:creator>
            <dc:date>2023-03-02T05:25:19.293000000</dc:date>
          </office:change-info>
          <table:previous table:id="ct509">
            <table:change-track-table-cell/>
          </table:previous>
        </table:cell-content-change>
        <table:cell-content-change table:id="ct511">
          <table:cell-address table:column="17" table:row="42" table:table="0"/>
          <office:change-info>
            <dc:creator> </dc:creator>
            <dc:date>2023-03-02T05:25:20.708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16" table:row="55" table:table="0"/>
          <office:change-info>
            <dc:creator> </dc:creator>
            <dc:date>2023-03-02T05:25:55.740000000</dc:date>
          </office:change-info>
          <table:previous table:id="ct53">
            <table:change-track-table-cell office:value-type="string">
              <text:p>de_DE,fr_FR </text:p>
            </table:change-track-table-cell>
          </table:previous>
        </table:cell-content-change>
        <table:cell-content-change table:id="ct513">
          <table:cell-address table:column="17" table:row="55" table:table="0"/>
          <office:change-info>
            <dc:creator> </dc:creator>
            <dc:date>2023-03-02T05:26:00.052000000</dc:date>
          </office:change-info>
          <table:previous table:id="ct54">
            <table:change-track-table-cell office:value-type="string">
              <text:p>de_DE,fr_FR </text:p>
            </table:change-track-table-cell>
          </table:previous>
        </table:cell-content-change>
        <table:insertion table:id="ct514" table:type="row" table:position="85" table:table="0">
          <office:change-info>
            <dc:creator> </dc:creator>
            <dc:date>2023-03-02T05:28:19.202000000</dc:date>
          </office:change-info>
          <table:dependencies>
            <table:dependency table:id="ct2585"/>
            <table:dependency table:id="ct1327"/>
            <table:dependency table:id="ct1299"/>
            <table:dependency table:id="ct1241"/>
            <table:dependency table:id="ct1238"/>
            <table:dependency table:id="ct1237"/>
            <table:dependency table:id="ct1234"/>
            <table:dependency table:id="ct988"/>
            <table:dependency table:id="ct984"/>
            <table:dependency table:id="ct563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19"/>
            <table:dependency table:id="ct518"/>
            <table:dependency table:id="ct517"/>
            <table:dependency table:id="ct516"/>
            <table:dependency table:id="ct515"/>
          </table:dependencies>
        </table:insertion>
        <table:cell-content-change table:id="ct515">
          <table:cell-address table:column="5" table:row="85" table:table="0"/>
          <office:change-info>
            <dc:creator> </dc:creator>
            <dc:date>2023-03-02T05:28:22.502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6" table:row="85" table:table="0"/>
          <office:change-info>
            <dc:creator> </dc:creator>
            <dc:date>2023-03-02T05:28:24.073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7" table:row="85" table:table="0"/>
          <office:change-info>
            <dc:creator> </dc:creator>
            <dc:date>2023-03-02T05:28:27.018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85" table:table="0"/>
          <office:change-info>
            <dc:creator> </dc:creator>
            <dc:date>2023-03-02T05:28:30.615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85" table:table="0"/>
          <office:change-info>
            <dc:creator> </dc:creator>
            <dc:date>2023-03-02T06:15:56.258000000</dc:date>
          </office:change-info>
          <table:previous table:id="ct518">
            <table:change-track-table-cell office:value-type="string">
              <text:p>fixed</text:p>
            </table:change-track-table-cell>
          </table:previous>
        </table:cell-content-change>
        <table:cell-content-change table:id="ct520">
          <table:cell-address table:column="16" table:row="47" table:table="0"/>
          <office:change-info>
            <dc:creator> </dc:creator>
            <dc:date>2023-03-02T06:16:33.957000000</dc:date>
          </office:change-info>
          <table:previous table:id="ct496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521">
          <table:cell-address table:column="17" table:row="47" table:table="0"/>
          <office:change-info>
            <dc:creator> </dc:creator>
            <dc:date>2023-03-02T06:16:41.094000000</dc:date>
          </office:change-info>
          <table:previous table:id="ct497">
            <table:change-track-table-cell office:value-type="string">
              <text:p>de_DE,fr_FR,en_GB,es_CR</text:p>
            </table:change-track-table-cell>
          </table:previous>
        </table:cell-content-change>
        <table:insertion table:id="ct522" table:type="row" table:position="49" table:table="0">
          <office:change-info>
            <dc:creator> </dc:creator>
            <dc:date>2023-03-02T06:16:43.830000000</dc:date>
          </office:change-info>
          <table:dependencies>
            <table:dependency table:id="ct2584"/>
            <table:dependency table:id="ct1318"/>
            <table:dependency table:id="ct128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995"/>
            <table:dependency table:id="ct989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</table:dependencies>
        </table:insertion>
        <table:cell-content-change table:id="ct523">
          <table:cell-address table:column="5" table:row="49" table:table="0"/>
          <office:change-info>
            <dc:creator> </dc:creator>
            <dc:date>2023-03-02T06:16:49.611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6" table:row="49" table:table="0"/>
          <office:change-info>
            <dc:creator> </dc:creator>
            <dc:date>2023-03-02T06:16:52.068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7" table:row="49" table:table="0"/>
          <office:change-info>
            <dc:creator> </dc:creator>
            <dc:date>2023-03-02T06:16:55.09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49" table:table="0"/>
          <office:change-info>
            <dc:creator> </dc:creator>
            <dc:date>2023-03-02T06:17:09.050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9" table:table="0"/>
          <office:change-info>
            <dc:creator> </dc:creator>
            <dc:date>2023-03-02T06:17:10.170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9" table:table="0"/>
          <office:change-info>
            <dc:creator> </dc:creator>
            <dc:date>2023-03-02T06:17:17.493000000</dc:date>
          </office:change-info>
          <table:previous table:id="ct527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29">
          <table:cell-address table:column="3" table:row="49" table:table="0"/>
          <office:change-info>
            <dc:creator> </dc:creator>
            <dc:date>2023-03-02T06:17:31.196000000</dc:date>
          </office:change-info>
          <table:previous table:id="ct526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30">
          <table:cell-address table:column="4" table:row="49" table:table="0"/>
          <office:change-info>
            <dc:creator> </dc:creator>
            <dc:date>2023-03-02T06:17:38.421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13" table:row="49" table:table="0"/>
          <office:change-info>
            <dc:creator> </dc:creator>
            <dc:date>2023-03-02T06:17:45.814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49" table:table="0"/>
          <office:change-info>
            <dc:creator> </dc:creator>
            <dc:date>2023-03-02T06:17:48.870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16" table:row="49" table:table="0"/>
          <office:change-info>
            <dc:creator> </dc:creator>
            <dc:date>2023-03-02T06:17:52.651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16" table:row="49" table:table="0"/>
          <office:change-info>
            <dc:creator> </dc:creator>
            <dc:date>2023-03-02T06:18:04.501000000</dc:date>
          </office:change-info>
          <table:previous table:id="ct533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35">
          <table:cell-address table:column="17" table:row="49" table:table="0"/>
          <office:change-info>
            <dc:creator> </dc:creator>
            <dc:date>2023-03-02T06:18:08.821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8" table:row="49" table:table="0"/>
          <office:change-info>
            <dc:creator> </dc:creator>
            <dc:date>2023-03-02T06:19:19.142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85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8">
          <table:cell-address table:column="3" table:row="85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85" table:table="0"/>
          <office:change-info>
            <dc:creator> </dc:creator>
            <dc:date>2023-03-02T06:19:34.287000000</dc:date>
          </office:change-info>
          <table:previous table:id="ct515">
            <table:change-track-table-cell office:value-type="float" office:value="25"/>
          </table:previous>
        </table:cell-content-change>
        <table:cell-content-change table:id="ct540">
          <table:cell-address table:column="6" table:row="85" table:table="0"/>
          <office:change-info>
            <dc:creator> </dc:creator>
            <dc:date>2023-03-02T06:19:34.287000000</dc:date>
          </office:change-info>
          <table:previous table:id="ct516">
            <table:change-track-table-cell office:value-type="float" office:value="7"/>
          </table:previous>
        </table:cell-content-change>
        <table:cell-content-change table:id="ct541">
          <table:cell-address table:column="8" table:row="85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2">
          <table:cell-address table:column="13" table:row="85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85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16" table:row="85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17" table:row="85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5" table:row="85" table:table="0"/>
          <office:change-info>
            <dc:creator> </dc:creator>
            <dc:date>2023-03-02T06:19:40.752000000</dc:date>
          </office:change-info>
          <table:previous table:id="ct539">
            <table:change-track-table-cell office:value-type="float" office:value="11"/>
          </table:previous>
        </table:cell-content-change>
        <table:cell-content-change table:id="ct547">
          <table:cell-address table:column="6" table:row="85" table:table="0"/>
          <office:change-info>
            <dc:creator> </dc:creator>
            <dc:date>2023-03-02T06:19:42.862000000</dc:date>
          </office:change-info>
          <table:previous table:id="ct540">
            <table:change-track-table-cell office:value-type="float" office:value="4"/>
          </table:previous>
        </table:cell-content-change>
        <table:cell-content-change table:id="ct548">
          <table:cell-address table:column="1" table:row="85" table:table="0"/>
          <office:change-info>
            <dc:creator> </dc:creator>
            <dc:date>2023-03-02T06:20:03.107000000</dc:date>
          </office:change-info>
          <table:previous table:id="ct537">
            <table:change-track-table-cell office:value-type="string">
              <text:p>Juan Santamaría Day</text:p>
            </table:change-track-table-cell>
          </table:previous>
        </table:cell-content-change>
        <table:insertion table:id="ct549" table:type="row" table:position="88" table:table="0">
          <office:change-info>
            <dc:creator> </dc:creator>
            <dc:date>2023-03-02T06:21:22.341000000</dc:date>
          </office:change-info>
          <table:dependencies>
            <table:dependency table:id="ct2586"/>
            <table:dependency table:id="ct1328"/>
            <table:dependency table:id="ct1300"/>
            <table:dependency table:id="ct1245"/>
            <table:dependency table:id="ct1244"/>
            <table:dependency table:id="ct1243"/>
            <table:dependency table:id="ct1242"/>
            <table:dependency table:id="ct978"/>
            <table:dependency table:id="ct975"/>
            <table:dependency table:id="ct566"/>
            <table:dependency table:id="ct565"/>
            <table:dependency table:id="ct564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</table:dependencies>
        </table:insertion>
        <table:cell-content-change table:id="ct550">
          <table:cell-address table:column="1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3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5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7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8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3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6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7" table:row="88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88" table:table="0"/>
          <office:change-info>
            <dc:creator> </dc:creator>
            <dc:date>2023-03-02T06:21:50.155000000</dc:date>
          </office:change-info>
          <table:previous table:id="ct550">
            <table:change-track-table-cell office:value-type="string">
              <text:p>Anexión del Partido de Nicoya / Guanacaste</text:p>
            </table:change-track-table-cell>
          </table:previous>
        </table:cell-content-change>
        <table:cell-content-change table:id="ct562">
          <table:cell-address table:column="3" table:row="88" table:table="0"/>
          <office:change-info>
            <dc:creator> </dc:creator>
            <dc:date>2023-03-02T06:22:15.995000000</dc:date>
          </office:change-info>
          <table:previous table:id="ct551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3">
          <table:cell-address table:column="3" table:row="85" table:table="0"/>
          <office:change-info>
            <dc:creator> </dc:creator>
            <dc:date>2023-03-02T06:22:47.389000000</dc:date>
          </office:change-info>
          <table:previous table:id="ct538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4">
          <table:cell-address table:column="5" table:row="88" table:table="0"/>
          <office:change-info>
            <dc:creator> </dc:creator>
            <dc:date>2023-03-02T06:22:53.353000000</dc:date>
          </office:change-info>
          <table:previous table:id="ct553">
            <table:change-track-table-cell office:value-type="float" office:value="25"/>
          </table:previous>
        </table:cell-content-change>
        <table:cell-content-change table:id="ct565">
          <table:cell-address table:column="6" table:row="88" table:table="0"/>
          <office:change-info>
            <dc:creator> </dc:creator>
            <dc:date>2023-03-02T06:22:54.956000000</dc:date>
          </office:change-info>
          <table:previous table:id="ct554">
            <table:change-track-table-cell office:value-type="float" office:value="7"/>
          </table:previous>
        </table:cell-content-change>
        <table:cell-content-change table:id="ct566">
          <table:cell-address table:column="8" table:row="88" table:table="0"/>
          <office:change-info>
            <dc:creator> </dc:creator>
            <dc:date>2023-03-02T06:23:30.220000000</dc:date>
          </office:change-info>
          <table:previous table:id="ct556">
            <table:change-track-table-cell office:value-type="string">
              <text:p>0,-1,-2,4,3,0,0</text:p>
            </table:change-track-table-cell>
          </table:previous>
        </table:cell-content-change>
        <table:insertion table:id="ct567" table:type="row" table:position="92" table:table="0">
          <office:change-info>
            <dc:creator> </dc:creator>
            <dc:date>2023-03-02T06:23:44.039000000</dc:date>
          </office:change-info>
          <table:dependencies>
            <table:dependency table:id="ct2587"/>
            <table:dependency table:id="ct1330"/>
            <table:dependency table:id="ct1302"/>
            <table:dependency table:id="ct1253"/>
            <table:dependency table:id="ct1250"/>
            <table:dependency table:id="ct1249"/>
            <table:dependency table:id="ct1248"/>
            <table:dependency table:id="ct1247"/>
            <table:dependency table:id="ct980"/>
            <table:dependency table:id="ct977"/>
            <table:dependency table:id="ct937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</table:dependencies>
        </table:insertion>
        <table:cell-content-change table:id="ct568">
          <table:cell-address table:column="1" table:row="92" table:table="0"/>
          <office:change-info>
            <dc:creator> </dc:creator>
            <dc:date>2023-03-02T06:23:51.898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92" table:table="0"/>
          <office:change-info>
            <dc:creator> </dc:creator>
            <dc:date>2023-03-02T06:23:56.558000000</dc:date>
          </office:change-info>
          <table:previous table:id="ct568">
            <table:change-track-table-cell office:value-type="string">
              <text:p>Muttertag</text:p>
            </table:change-track-table-cell>
          </table:previous>
        </table:cell-content-change>
        <table:cell-content-change table:id="ct570">
          <table:cell-address table:column="3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4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2">
          <table:cell-address table:column="5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3">
          <table:cell-address table:column="6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5">
          <table:cell-address table:column="8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6">
          <table:cell-address table:column="13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8">
          <table:cell-address table:column="16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9">
          <table:cell-address table:column="17" table:row="92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2" table:table="0"/>
          <office:change-info>
            <dc:creator> </dc:creator>
            <dc:date>2023-03-02T06:24:05.642000000</dc:date>
          </office:change-info>
          <table:previous table:id="ct569">
            <table:change-track-table-cell office:value-type="string">
              <text:p>Tag der Jungfrau der Engel</text:p>
            </table:change-track-table-cell>
          </table:previous>
        </table:cell-content-change>
        <table:cell-content-change table:id="ct581">
          <table:cell-address table:column="1" table:row="92" table:table="0"/>
          <office:change-info>
            <dc:creator> </dc:creator>
            <dc:date>2023-03-02T06:24:33.305000000</dc:date>
          </office:change-info>
          <table:previous table:id="ct580">
            <table:change-track-table-cell office:value-type="string">
              <text:p>Muttertag</text:p>
            </table:change-track-table-cell>
          </table:previous>
        </table:cell-content-change>
        <table:cell-content-change table:id="ct582">
          <table:cell-address table:column="3" table:row="92" table:table="0"/>
          <office:change-info>
            <dc:creator> </dc:creator>
            <dc:date>2023-03-02T06:24:49.414000000</dc:date>
          </office:change-info>
          <table:previous table:id="ct570">
            <table:change-track-table-cell office:value-type="string">
              <text:p>greg-VirgenDeLosÁngeles</text:p>
            </table:change-track-table-cell>
          </table:previous>
        </table:cell-content-change>
        <table:insertion table:id="ct583" table:type="row" table:position="100" table:table="0">
          <office:change-info>
            <dc:creator> </dc:creator>
            <dc:date>2023-03-02T06:25:46.246000000</dc:date>
          </office:change-info>
          <table:dependencies>
            <table:dependency table:id="ct2086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2"/>
            <table:dependency table:id="ct1332"/>
            <table:dependency table:id="ct1304"/>
            <table:dependency table:id="ct1261"/>
            <table:dependency table:id="ct1259"/>
            <table:dependency table:id="ct1258"/>
            <table:dependency table:id="ct1255"/>
            <table:dependency table:id="ct973"/>
            <table:dependency table:id="ct971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</table:dependencies>
        </table:insertion>
        <table:cell-content-change table:id="ct584">
          <table:cell-address table:column="1" table:row="100" table:table="0"/>
          <office:change-info>
            <dc:creator> </dc:creator>
            <dc:date>2023-03-02T06:26:02.437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100" table:table="0"/>
          <office:change-info>
            <dc:creator> </dc:creator>
            <dc:date>2023-03-02T06:26:19.04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0" table:table="0"/>
          <office:change-info>
            <dc:creator> </dc:creator>
            <dc:date>2023-03-02T06:26:28.740000000</dc:date>
          </office:change-info>
          <table:previous table:id="ct584">
            <table:change-track-table-cell office:value-type="string">
              <text:p>Costa Ricas Unabhängigkeitstag</text:p>
            </table:change-track-table-cell>
          </table:previous>
        </table:cell-content-change>
        <table:cell-content-change table:id="ct587">
          <table:cell-address table:column="3" table:row="100" table:table="0"/>
          <office:change-info>
            <dc:creator> </dc:creator>
            <dc:date>2023-03-02T06:26:28.740000000</dc:date>
          </office:change-info>
          <table:previous table:id="ct585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88">
          <table:cell-address table:column="4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3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00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16" table:row="101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17" table:row="101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0" table:table="0"/>
          <office:change-info>
            <dc:creator> </dc:creator>
            <dc:date>2023-03-02T06:26:47.885000000</dc:date>
          </office:change-info>
          <table:previous table:id="ct586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598">
          <table:cell-address table:column="3" table:row="100" table:table="0"/>
          <office:change-info>
            <dc:creator> </dc:creator>
            <dc:date>2023-03-02T06:27:09.068000000</dc:date>
          </office:change-info>
          <table:previous table:id="ct587">
            <table:change-track-table-cell office:value-type="string">
              <text:p>greg-diaMadre</text:p>
            </table:change-track-table-cell>
          </table:previous>
        </table:cell-content-change>
        <table:cell-content-change table:id="ct599">
          <table:cell-address table:column="5" table:row="100" table:table="0"/>
          <office:change-info>
            <dc:creator> </dc:creator>
            <dc:date>2023-03-02T06:27:14.947000000</dc:date>
          </office:change-info>
          <table:previous table:id="ct589">
            <table:change-track-table-cell office:value-type="float" office:value="2"/>
          </table:previous>
        </table:cell-content-change>
        <table:cell-content-change table:id="ct600">
          <table:cell-address table:column="6" table:row="100" table:table="0"/>
          <office:change-info>
            <dc:creator> </dc:creator>
            <dc:date>2023-03-02T06:27:16.683000000</dc:date>
          </office:change-info>
          <table:previous table:id="ct590">
            <table:change-track-table-cell office:value-type="float" office:value="8"/>
          </table:previous>
        </table:cell-content-change>
        <table:cell-content-change table:id="ct601">
          <table:cell-address table:column="13" table:row="100" table:table="0"/>
          <office:change-info>
            <dc:creator> </dc:creator>
            <dc:date>2023-03-02T06:27:22.141000000</dc:date>
          </office:change-info>
          <table:previous table:id="ct593">
            <table:change-track-table-cell office:value-type="string">
              <text:p>cutlture</text:p>
            </table:change-track-table-cell>
          </table:previous>
        </table:cell-content-change>
        <table:insertion table:id="ct602" table:type="row" table:position="131" table:table="0">
          <office:change-info>
            <dc:creator> </dc:creator>
            <dc:date>2023-03-02T06:28:23.741000000</dc:date>
          </office:change-info>
          <table:dependencies>
            <table:dependency table:id="ct2589"/>
            <table:dependency table:id="ct1336"/>
            <table:dependency table:id="ct1309"/>
            <table:dependency table:id="ct1278"/>
            <table:dependency table:id="ct1277"/>
            <table:dependency table:id="ct1276"/>
            <table:dependency table:id="ct1275"/>
            <table:dependency table:id="ct1020"/>
            <table:dependency table:id="ct10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</table:dependencies>
        </table:insertion>
        <table:cell-content-change table:id="ct603">
          <table:cell-address table:column="1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4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5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6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7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8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13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2">
          <table:cell-address table:column="16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17" table:row="131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0"/>
          <office:change-info>
            <dc:creator> </dc:creator>
            <dc:date>2023-03-02T06:28:40.468000000</dc:date>
          </office:change-info>
          <table:previous table:id="ct603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15">
          <table:cell-address table:column="3" table:row="131" table:table="0"/>
          <office:change-info>
            <dc:creator> </dc:creator>
            <dc:date>2023-03-02T06:29:09.213000000</dc:date>
          </office:change-info>
          <table:previous table:id="ct604">
            <table:change-track-table-cell office:value-type="string">
              <text:p>greg-diaMadre</text:p>
            </table:change-track-table-cell>
          </table:previous>
        </table:cell-content-change>
        <table:cell-content-change table:id="ct616">
          <table:cell-address table:column="5" table:row="131" table:table="0"/>
          <office:change-info>
            <dc:creator> </dc:creator>
            <dc:date>2023-03-02T06:29:12.948000000</dc:date>
          </office:change-info>
          <table:previous table:id="ct606">
            <table:change-track-table-cell office:value-type="float" office:value="2"/>
          </table:previous>
        </table:cell-content-change>
        <table:cell-content-change table:id="ct617">
          <table:cell-address table:column="6" table:row="131" table:table="0"/>
          <office:change-info>
            <dc:creator> </dc:creator>
            <dc:date>2023-03-02T06:29:14.632000000</dc:date>
          </office:change-info>
          <table:previous table:id="ct607">
            <table:change-track-table-cell office:value-type="float" office:value="8"/>
          </table:previous>
        </table:cell-content-change>
        <table:cell-content-change table:id="ct618">
          <table:cell-address table:column="16" table:row="55" table:table="0"/>
          <office:change-info>
            <dc:creator> </dc:creator>
            <dc:date>2023-03-02T06:31:26.805000000</dc:date>
          </office:change-info>
          <table:previous table:id="ct512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19">
          <table:cell-address table:column="17" table:row="55" table:table="0"/>
          <office:change-info>
            <dc:creator> </dc:creator>
            <dc:date>2023-03-02T06:31:33.158000000</dc:date>
          </office:change-info>
          <table:previous table:id="ct513">
            <table:change-track-table-cell office:value-type="string">
              <text:p>de_DE,fr_FR,es_CR</text:p>
            </table:change-track-table-cell>
          </table:previous>
        </table:cell-content-change>
        <table:insertion table:id="ct620" table:type="row" table:position="53" table:table="0">
          <office:change-info>
            <dc:creator> </dc:creator>
            <dc:date>2023-03-02T06:31:35.203000000</dc:date>
          </office:change-info>
          <table:dependencies>
            <table:dependency table:id="ct1320"/>
            <table:dependency table:id="ct997"/>
            <table:dependency table:id="ct99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</table:dependencies>
        </table:insertion>
        <table:cell-content-change table:id="ct621">
          <table:cell-address table:column="1" table:row="53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2" table:row="53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3" table:row="53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4" table:row="53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53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8">
          <table:cell-address table:column="13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9">
          <table:cell-address table:column="14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1">
          <table:cell-address table:column="16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2">
          <table:cell-address table:column="17" table:row="53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53" table:table="0"/>
          <office:change-info>
            <dc:creator> </dc:creator>
            <dc:date>2023-03-02T06:31:52.276000000</dc:date>
          </office:change-info>
          <table:previous table:id="ct621">
            <table:change-track-table-cell office:value-type="string">
              <text:p>Tag der Arbeit</text:p>
            </table:change-track-table-cell>
          </table:previous>
        </table:cell-content-change>
        <table:cell-content-change table:id="ct634">
          <table:cell-address table:column="3" table:row="53" table:table="0"/>
          <office:change-info>
            <dc:creator> </dc:creator>
            <dc:date>2023-03-02T06:31:57.540000000</dc:date>
          </office:change-info>
          <table:previous table:id="ct623">
            <table:change-track-table-cell office:value-type="string">
              <text:p>greg-labourDay</text:p>
            </table:change-track-table-cell>
          </table:previous>
        </table:cell-content-change>
        <table:cell-content-change table:id="ct635">
          <table:cell-address table:column="4" table:row="53" table:table="0"/>
          <office:change-info>
            <dc:creator> </dc:creator>
            <dc:date>2023-03-02T06:32:09.464000000</dc:date>
          </office:change-info>
          <table:previous table:id="ct624">
            <table:change-track-table-cell office:value-type="string">
              <text:p>fixed</text:p>
            </table:change-track-table-cell>
          </table:previous>
        </table:cell-content-change>
        <table:cell-content-change table:id="ct636">
          <table:cell-address table:column="8" table:row="53" table:table="0"/>
          <office:change-info>
            <dc:creator> </dc:creator>
            <dc:date>2023-03-02T06:32:54.010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16" table:row="53" table:table="0"/>
          <office:change-info>
            <dc:creator> </dc:creator>
            <dc:date>2023-03-02T06:33:05.940000000</dc:date>
          </office:change-info>
          <table:previous table:id="ct631">
            <table:change-track-table-cell office:value-type="string">
              <text:p>de_DE,fr_FR</text:p>
            </table:change-track-table-cell>
          </table:previous>
        </table:cell-content-change>
        <table:cell-content-change table:id="ct638">
          <table:cell-address table:column="17" table:row="53" table:table="0"/>
          <office:change-info>
            <dc:creator> </dc:creator>
            <dc:date>2023-03-02T06:33:11.356000000</dc:date>
          </office:change-info>
          <table:previous table:id="ct632">
            <table:change-track-table-cell office:value-type="string">
              <text:p>de_DE,fr_FR</text:p>
            </table:change-track-table-cell>
          </table:previous>
        </table:cell-content-change>
        <table:cell-content-change table:id="ct639">
          <table:cell-address table:column="16" table:row="53" table:table="0"/>
          <office:change-info>
            <dc:creator> </dc:creator>
            <dc:date>2023-03-02T06:33:35.026000000</dc:date>
          </office:change-info>
          <table:previous table:id="ct637">
            <table:change-track-table-cell office:value-type="string">
              <text:p>es_CS</text:p>
            </table:change-track-table-cell>
          </table:previous>
        </table:cell-content-change>
        <table:cell-content-change table:id="ct640">
          <table:cell-address table:column="17" table:row="53" table:table="0"/>
          <office:change-info>
            <dc:creator> </dc:creator>
            <dc:date>2023-03-02T06:33:39.061000000</dc:date>
          </office:change-info>
          <table:previous table:id="ct638">
            <table:change-track-table-cell office:value-type="string">
              <text:p>es_CS</text:p>
            </table:change-track-table-cell>
          </table:previous>
        </table:cell-content-change>
        <table:insertion table:id="ct641" table:type="row" table:position="97" table:table="0">
          <office:change-info>
            <dc:creator> </dc:creator>
            <dc:date>2023-03-02T06:35:16.627000000</dc:date>
          </office:change-info>
          <table:dependencies>
            <table:dependency table:id="ct2588"/>
            <table:dependency table:id="ct1331"/>
            <table:dependency table:id="ct1303"/>
            <table:dependency table:id="ct1260"/>
            <table:dependency table:id="ct1257"/>
            <table:dependency table:id="ct1256"/>
            <table:dependency table:id="ct1254"/>
            <table:dependency table:id="ct972"/>
            <table:dependency table:id="ct970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</table:dependencies>
        </table:insertion>
        <table:cell-content-change table:id="ct642">
          <table:cell-address table:column="1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3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4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5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8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13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15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16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7" table:row="97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97" table:table="0"/>
          <office:change-info>
            <dc:creator> </dc:creator>
            <dc:date>2023-03-02T06:35:35.651000000</dc:date>
          </office:change-info>
          <table:previous table:id="ct642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54">
          <table:cell-address table:column="3" table:row="97" table:table="0"/>
          <office:change-info>
            <dc:creator> </dc:creator>
            <dc:date>2023-03-02T06:35:47.358000000</dc:date>
          </office:change-info>
          <table:previous table:id="ct643">
            <table:change-track-table-cell office:value-type="string">
              <text:p>greg-diaMadre</text:p>
            </table:change-track-table-cell>
          </table:previous>
        </table:cell-content-change>
        <table:cell-content-change table:id="ct655">
          <table:cell-address table:column="5" table:row="97" table:table="0"/>
          <office:change-info>
            <dc:creator> </dc:creator>
            <dc:date>2023-03-02T06:35:51.230000000</dc:date>
          </office:change-info>
          <table:previous table:id="ct645">
            <table:change-track-table-cell office:value-type="float" office:value="2"/>
          </table:previous>
        </table:cell-content-change>
        <table:cell-content-change table:id="ct656">
          <table:cell-address table:column="8" table:row="97" table:table="0"/>
          <office:change-info>
            <dc:creator> </dc:creator>
            <dc:date>2023-03-02T06:36:44.676000000</dc:date>
          </office:change-info>
          <table:previous table:id="ct648">
            <table:change-track-table-cell office:value-type="string">
              <text:p>0,-1,-2,4,0,0,0</text:p>
            </table:change-track-table-cell>
          </table:previous>
        </table:cell-content-change>
        <table:cell-content-change table:id="ct657">
          <table:cell-address table:column="16" table:row="7" table:table="0"/>
          <office:change-info>
            <dc:creator> </dc:creator>
            <dc:date>2023-03-02T19:03:17.339000000</dc:date>
          </office:change-info>
          <table:previous table:id="ct487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8">
          <table:cell-address table:column="17" table:row="7" table:table="0"/>
          <office:change-info>
            <dc:creator> </dc:creator>
            <dc:date>2023-03-02T19:03:22.734000000</dc:date>
          </office:change-info>
          <table:previous table:id="ct488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9">
          <table:cell-address table:column="16" table:row="8" table:table="0"/>
          <office:change-info>
            <dc:creator> </dc:creator>
            <dc:date>2023-03-02T19:03:35.169000000</dc:date>
          </office:change-info>
          <table:previous table:id="ct23">
            <table:change-track-table-cell office:value-type="string">
              <text:p>de_DE,fr_FR </text:p>
            </table:change-track-table-cell>
          </table:previous>
        </table:cell-content-change>
        <table:cell-content-change table:id="ct660">
          <table:cell-address table:column="17" table:row="8" table:table="0"/>
          <office:change-info>
            <dc:creator> </dc:creator>
            <dc:date>2023-03-02T19:03:46.060000000</dc:date>
          </office:change-info>
          <table:previous table:id="ct50">
            <table:change-track-table-cell office:value-type="string">
              <text:p>de_DE</text:p>
            </table:change-track-table-cell>
          </table:previous>
        </table:cell-content-change>
        <table:cell-content-change table:id="ct661">
          <table:cell-address table:column="16" table:row="12" table:table="0"/>
          <office:change-info>
            <dc:creator> </dc:creator>
            <dc:date>2023-03-02T19:04:25.515000000</dc:date>
          </office:change-info>
          <table:previous table:id="ct490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662">
          <table:cell-address table:column="17" table:row="12" table:table="0"/>
          <office:change-info>
            <dc:creator> </dc:creator>
            <dc:date>2023-03-02T19:04:30.096000000</dc:date>
          </office:change-info>
          <table:previous table:id="ct491">
            <table:change-track-table-cell office:value-type="string">
              <text:p>de_DE,fr_FR,es_CR</text:p>
            </table:change-track-table-cell>
          </table:previous>
        </table:cell-content-change>
        <table:insertion table:id="ct663" table:type="row" table:position="23" table:table="0">
          <office:change-info>
            <dc:creator> </dc:creator>
            <dc:date>2023-03-02T19:05:09.183000000</dc:date>
          </office:change-info>
          <table:dependencies>
            <table:dependency table:id="ct1314"/>
            <table:dependency table:id="ct1285"/>
            <table:dependency table:id="ct1191"/>
            <table:dependency table:id="ct1190"/>
            <table:dependency table:id="ct1189"/>
            <table:dependency table:id="ct1188"/>
            <table:dependency table:id="ct1006"/>
            <table:dependency table:id="ct1003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</table:dependencies>
        </table:insertion>
        <table:insertion table:id="ct664" table:type="row" table:position="37" table:table="0">
          <office:change-info>
            <dc:creator> </dc:creator>
            <dc:date>2023-03-02T19:05:25.035000000</dc:date>
          </office:change-info>
          <table:dependencies>
            <table:dependency table:id="ct682"/>
            <table:dependency table:id="ct681"/>
            <table:dependency table:id="ct680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</table:dependencies>
        </table:insertion>
        <table:cell-content-change table:id="ct665">
          <table:cell-address table:column="1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6">
          <table:cell-address table:column="2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9">
          <table:cell-address table:column="5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0">
          <table:cell-address table:column="6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1">
          <table:cell-address table:column="7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3">
          <table:cell-address table:column="15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4">
          <table:cell-address table:column="16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5">
          <table:cell-address table:column="18" table:row="37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16" table:row="37" table:table="0"/>
          <office:change-info>
            <dc:creator> </dc:creator>
            <dc:date>2023-03-02T19:05:44.796000000</dc:date>
          </office:change-info>
          <table:previous table:id="ct674">
            <table:change-track-table-cell office:value-type="string">
              <text:p>en_GB</text:p>
            </table:change-track-table-cell>
          </table:previous>
        </table:cell-content-change>
        <table:cell-content-change table:id="ct677">
          <table:cell-address table:column="18" table:row="37" table:table="0"/>
          <office:change-info>
            <dc:creator> </dc:creator>
            <dc:date>2023-03-02T19:05:53.836000000</dc:date>
          </office:change-info>
          <table:previous table:id="ct675">
            <table:change-track-table-cell office:value-type="string">
              <text:p>en_GB</text:p>
            </table:change-track-table-cell>
          </table:previous>
        </table:cell-content-change>
        <table:cell-content-change table:id="ct678">
          <table:cell-address table:column="13" table:row="37" table:table="0"/>
          <office:change-info>
            <dc:creator> </dc:creator>
            <dc:date>2023-03-02T19:06:05.196000000</dc:date>
          </office:change-info>
          <table:previous table:id="ct672">
            <table:change-track-table-cell office:value-type="string">
              <text:p>cutlure</text:p>
            </table:change-track-table-cell>
          </table:previous>
        </table:cell-content-change>
        <table:cell-content-change table:id="ct679">
          <table:cell-address table:column="13" table:row="38" table:table="0"/>
          <office:change-info>
            <dc:creator> </dc:creator>
            <dc:date>2023-03-02T19:06:08.343000000</dc:date>
          </office:change-info>
          <table:previous table:id="ct385">
            <table:change-track-table-cell office:value-type="string">
              <text:p>cutlure</text:p>
            </table:change-track-table-cell>
          </table:previous>
        </table:cell-content-change>
        <table:cell-content-change table:id="ct680">
          <table:cell-address table:column="5" table:row="37" table:table="0"/>
          <office:change-info>
            <dc:creator> </dc:creator>
            <dc:date>2023-03-02T19:06:15.483000000</dc:date>
          </office:change-info>
          <table:previous table:id="ct669">
            <table:change-track-table-cell office:value-type="float" office:value="16"/>
          </table:previous>
        </table:cell-content-change>
        <table:cell-content-change table:id="ct681">
          <table:cell-address table:column="6" table:row="37" table:table="0"/>
          <office:change-info>
            <dc:creator> </dc:creator>
            <dc:date>2023-03-02T19:06:17.451000000</dc:date>
          </office:change-info>
          <table:previous table:id="ct670">
            <table:change-track-table-cell office:value-type="float" office:value="2"/>
          </table:previous>
        </table:cell-content-change>
        <table:cell-content-change table:id="ct682">
          <table:cell-address table:column="4" table:row="37" table:table="0"/>
          <office:change-info>
            <dc:creator> </dc:creator>
            <dc:date>2023-03-02T19:06:22.445000000</dc:date>
          </office:change-info>
          <table:previous table:id="ct668">
            <table:change-track-table-cell office:value-type="string">
              <text:p>fixedweekend</text:p>
            </table:change-track-table-cell>
          </table:previous>
        </table:cell-content-change>
        <table:cell-content-change table:id="ct683">
          <table:cell-address table:column="1" table:row="38" table:table="0"/>
          <office:change-info>
            <dc:creator> </dc:creator>
            <dc:date>2023-03-02T19:06:33.376000000</dc:date>
          </office:change-info>
          <table:previous table:id="ct377">
            <table:change-track-table-cell office:value-type="string">
              <text:p>St. Patrick Day</text:p>
            </table:change-track-table-cell>
          </table:previous>
        </table:cell-content-change>
        <table:cell-content-change table:id="ct684">
          <table:cell-address table:column="3" table:row="38" table:table="0"/>
          <office:change-info>
            <dc:creator> </dc:creator>
            <dc:date>2023-03-02T19:06:40.253000000</dc:date>
          </office:change-info>
          <table:previous table:id="ct380">
            <table:change-track-table-cell office:value-type="string">
              <text:p>greg-sanktpatrickday</text:p>
            </table:change-track-table-cell>
          </table:previous>
        </table:cell-content-change>
        <table:cell-content-change table:id="ct685">
          <table:cell-address table:column="1" table:row="23" table:table="0"/>
          <office:change-info>
            <dc:creator> </dc:creator>
            <dc:date>2023-03-02T19:08:58.797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3" table:row="23" table:table="0"/>
          <office:change-info>
            <dc:creator> </dc:creator>
            <dc:date>2023-03-02T19:09:08.133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23" table:table="0"/>
          <office:change-info>
            <dc:creator> </dc:creator>
            <dc:date>2023-03-02T19:09:15.953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23" table:table="0"/>
          <office:change-info>
            <dc:creator> </dc:creator>
            <dc:date>2023-03-02T19:09:18.249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23" table:table="0"/>
          <office:change-info>
            <dc:creator> </dc:creator>
            <dc:date>2023-03-02T19:09:22.332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23" table:table="0"/>
          <office:change-info>
            <dc:creator> </dc:creator>
            <dc:date>2023-03-02T19:09:26.31600000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23" table:table="0"/>
          <office:change-info>
            <dc:creator> </dc:creator>
            <dc:date>2023-03-02T19:10:00.742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8" table:row="23" table:table="0"/>
          <office:change-info>
            <dc:creator> </dc:creator>
            <dc:date>2023-03-02T19:10:23.957000000</dc:date>
          </office:change-info>
          <table:previous table:id="ct691">
            <table:change-track-table-cell office:value-type="float" office:value="0.6"/>
          </table:previous>
        </table:cell-content-change>
        <table:cell-content-change table:id="ct693">
          <table:cell-address table:column="13" table:row="23" table:table="0"/>
          <office:change-info>
            <dc:creator> </dc:creator>
            <dc:date>2023-03-02T19:10:28.235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15" table:row="23" table:table="0"/>
          <office:change-info>
            <dc:creator> </dc:creator>
            <dc:date>2023-03-02T19:10:35.994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16" table:row="23" table:table="0"/>
          <office:change-info>
            <dc:creator> </dc:creator>
            <dc:date>2023-03-02T19:10:37.868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16" table:row="23" table:table="0"/>
          <office:change-info>
            <dc:creator> </dc:creator>
            <dc:date>2023-03-02T19:10:42.708000000</dc:date>
          </office:change-info>
          <table:previous table:id="ct695">
            <table:change-track-table-cell office:value-type="string">
              <text:p>,en_IE,ga_IE</text:p>
            </table:change-track-table-cell>
          </table:previous>
        </table:cell-content-change>
        <table:cell-content-change table:id="ct697">
          <table:cell-address table:column="17" table:row="23" table:table="0"/>
          <office:change-info>
            <dc:creator> </dc:creator>
            <dc:date>2023-03-02T19:10:45.612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17" table:row="23" table:table="0"/>
          <office:change-info>
            <dc:creator> </dc:creator>
            <dc:date>2023-03-02T19:10:52.475000000</dc:date>
          </office:change-info>
          <table:previous table:id="ct697">
            <table:change-track-table-cell office:value-type="string">
              <text:p>,en_IE,ga_IE</text:p>
            </table:change-track-table-cell>
          </table:previous>
        </table:cell-content-change>
        <table:cell-content-change table:id="ct699">
          <table:cell-address table:column="1" table:row="23" table:table="0"/>
          <office:change-info>
            <dc:creator> </dc:creator>
            <dc:date>2023-03-02T19:11:06.820000000</dc:date>
          </office:change-info>
          <table:previous table:id="ct685">
            <table:change-track-table-cell office:value-type="string">
              <text:p>FirstFeb</text:p>
            </table:change-track-table-cell>
          </table:previous>
        </table:cell-content-change>
        <table:cell-content-change table:id="ct700">
          <table:cell-address table:column="16" table:row="46" table:table="0"/>
          <office:change-info>
            <dc:creator> </dc:creator>
            <dc:date>2023-03-02T19:11:36.546000000</dc:date>
          </office:change-info>
          <table:previous table:id="ct494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1">
          <table:cell-address table:column="17" table:row="46" table:table="0"/>
          <office:change-info>
            <dc:creator> </dc:creator>
            <dc:date>2023-03-02T19:11:43.866000000</dc:date>
          </office:change-info>
          <table:previous table:id="ct495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2">
          <table:cell-address table:column="16" table:row="45" table:table="0"/>
          <office:change-info>
            <dc:creator> </dc:creator>
            <dc:date>2023-03-02T19:11:51.397000000</dc:date>
          </office:change-info>
          <table:previous table:id="ct492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3">
          <table:cell-address table:column="17" table:row="47" table:table="0"/>
          <office:change-info>
            <dc:creator> </dc:creator>
            <dc:date>2023-03-02T19:12:08.340000000</dc:date>
          </office:change-info>
          <table:previous table:id="ct52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4">
          <table:cell-address table:column="16" table:row="47" table:table="0"/>
          <office:change-info>
            <dc:creator> </dc:creator>
            <dc:date>2023-03-02T19:12:15.663000000</dc:date>
          </office:change-info>
          <table:previous table:id="ct52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5">
          <table:cell-address table:column="16" table:row="60" table:table="0"/>
          <office:change-info>
            <dc:creator> </dc:creator>
            <dc:date>2023-03-02T19:12:43.637000000</dc:date>
          </office:change-info>
          <table:previous table:id="ct325">
            <table:change-track-table-cell office:value-type="string">
              <text:p>en_GB</text:p>
            </table:change-track-table-cell>
          </table:previous>
        </table:cell-content-change>
        <table:cell-content-change table:id="ct706">
          <table:cell-address table:column="17" table:row="60" table:table="0"/>
          <office:change-info>
            <dc:creator> </dc:creator>
            <dc:date>2023-03-02T19:12:50.365000000</dc:date>
          </office:change-info>
          <table:previous table:id="ct326">
            <table:change-track-table-cell office:value-type="string">
              <text:p>en_GB</text:p>
            </table:change-track-table-cell>
          </table:previous>
        </table:cell-content-change>
        <table:insertion table:id="ct707" table:type="row" table:position="71" table:table="0">
          <office:change-info>
            <dc:creator> </dc:creator>
            <dc:date>2023-03-02T19:13:21.798000000</dc:date>
          </office:change-info>
          <table:dependencies>
            <table:dependency table:id="ct1295"/>
            <table:dependency table:id="ct1227"/>
            <table:dependency table:id="ct1225"/>
            <table:dependency table:id="ct1222"/>
            <table:dependency table:id="ct741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</table:dependencies>
        </table:insertion>
        <table:cell-content-change table:id="ct708">
          <table:cell-address table:column="1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2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7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8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6">
          <table:cell-address table:column="13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8">
          <table:cell-address table:column="16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9">
          <table:cell-address table:column="17" table:row="71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20">
          <table:cell-address table:column="1" table:row="71" table:table="0"/>
          <office:change-info>
            <dc:creator> </dc:creator>
            <dc:date>2023-03-02T19:13:30.142000000</dc:date>
          </office:change-info>
          <table:previous table:id="ct708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721">
          <table:cell-address table:column="3" table:row="71" table:table="0"/>
          <office:change-info>
            <dc:creator> </dc:creator>
            <dc:date>2023-03-02T19:13:36.516000000</dc:date>
          </office:change-info>
          <table:previous table:id="ct710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722">
          <table:cell-address table:column="6" table:row="71" table:table="0"/>
          <office:change-info>
            <dc:creator> </dc:creator>
            <dc:date>2023-03-02T19:13:41.021000000</dc:date>
          </office:change-info>
          <table:previous table:id="ct712">
            <table:change-track-table-cell office:value-type="float" office:value="5"/>
          </table:previous>
        </table:cell-content-change>
        <table:cell-content-change table:id="ct723">
          <table:cell-address table:column="16" table:row="71" table:table="0"/>
          <office:change-info>
            <dc:creator> </dc:creator>
            <dc:date>2023-03-02T19:14:01.604000000</dc:date>
          </office:change-info>
          <table:previous table:id="ct718">
            <table:change-track-table-cell office:value-type="string">
              <text:p>en_GB,en_IE,ga_IE</text:p>
            </table:change-track-table-cell>
          </table:previous>
        </table:cell-content-change>
        <table:cell-content-change table:id="ct724">
          <table:cell-address table:column="17" table:row="71" table:table="0"/>
          <office:change-info>
            <dc:creator> </dc:creator>
            <dc:date>2023-03-02T19:14:03.507000000</dc:date>
          </office:change-info>
          <table:previous table:id="ct719">
            <table:change-track-table-cell office:value-type="string">
              <text:p>en_GB,en_IE,ga_IE</text:p>
            </table:change-track-table-cell>
          </table:previous>
        </table:cell-content-change>
        <table:insertion table:id="ct725" table:type="row" table:position="87" table:table="0">
          <office:change-info>
            <dc:creator> </dc:creator>
            <dc:date>2023-03-02T19:14:25.717000000</dc:date>
          </office:change-info>
          <table:dependencies>
            <table:dependency table:id="ct2580"/>
            <table:dependency table:id="ct2579"/>
            <table:dependency table:id="ct743"/>
            <table:dependency table:id="ct742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</table:dependencies>
        </table:insertion>
        <table:cell-content-change table:id="ct726">
          <table:cell-address table:column="1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8">
          <table:cell-address table:column="3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1">
          <table:cell-address table:column="7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2">
          <table:cell-address table:column="8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3">
          <table:cell-address table:column="9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4">
          <table:cell-address table:column="13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5">
          <table:cell-address table:column="15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7">
          <table:cell-address table:column="17" table:row="87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8">
          <table:cell-address table:column="1" table:row="87" table:table="0"/>
          <office:change-info>
            <dc:creator> </dc:creator>
            <dc:date>2023-03-02T19:14:32.997000000</dc:date>
          </office:change-info>
          <table:previous table:id="ct726">
            <table:change-track-table-cell office:value-type="string">
              <text:p>Early June bank holiday</text:p>
            </table:change-track-table-cell>
          </table:previous>
        </table:cell-content-change>
        <table:cell-content-change table:id="ct739">
          <table:cell-address table:column="2" table:row="87" table:table="0"/>
          <office:change-info>
            <dc:creator> </dc:creator>
            <dc:date>2023-03-02T19:14:41.014000000</dc:date>
          </office:change-info>
          <table:previous table:id="ct727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0">
          <table:cell-address table:column="2" table:row="87" table:table="0"/>
          <office:change-info>
            <dc:creator> </dc:creator>
            <dc:date>2023-03-02T19:14:49.310000000</dc:date>
          </office:change-info>
          <table:previous table:id="ct739">
            <table:change-track-table-cell office:value-type="string">
              <text:p>LLL:EXT:timer/Resources/Private/Language/locallang_cal.xlf:calendarDate.hist.greg.earlyAugustBankHoliday</text:p>
            </table:change-track-table-cell>
          </table:previous>
        </table:cell-content-change>
        <table:cell-content-change table:id="ct741">
          <table:cell-address table:column="2" table:row="71" table:table="0"/>
          <office:change-info>
            <dc:creator> </dc:creator>
            <dc:date>2023-03-02T19:14:51.731000000</dc:date>
          </office:change-info>
          <table:previous table:id="ct709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2">
          <table:cell-address table:column="3" table:row="87" table:table="0"/>
          <office:change-info>
            <dc:creator> </dc:creator>
            <dc:date>2023-03-02T19:15:34.277000000</dc:date>
          </office:change-info>
          <table:previous table:id="ct728">
            <table:change-track-table-cell office:value-type="string">
              <text:p>greg-earlyjunebankholiday</text:p>
            </table:change-track-table-cell>
          </table:previous>
        </table:cell-content-change>
        <table:cell-content-change table:id="ct743">
          <table:cell-address table:column="6" table:row="87" table:table="0"/>
          <office:change-info>
            <dc:creator> </dc:creator>
            <dc:date>2023-03-02T19:15:37.622000000</dc:date>
          </office:change-info>
          <table:previous table:id="ct730">
            <table:change-track-table-cell office:value-type="float" office:value="6"/>
          </table:previous>
        </table:cell-content-change>
        <table:insertion table:id="ct744" table:type="row" table:position="107" table:table="0">
          <office:change-info>
            <dc:creator> </dc:creator>
            <dc:date>2023-03-02T19:16:18.216000000</dc:date>
          </office:change-info>
          <table:dependencies>
            <table:dependency table:id="ct1306"/>
            <table:dependency table:id="ct1268"/>
            <table:dependency table:id="ct1266"/>
            <table:dependency table:id="ct1265"/>
            <table:dependency table:id="ct1263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</table:dependencies>
        </table:insertion>
        <table:cell-content-change table:id="ct745">
          <table:cell-address table:column="1" table:row="107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6">
          <table:cell-address table:column="3" table:row="107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7">
          <table:cell-address table:column="4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0">
          <table:cell-address table:column="8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1">
          <table:cell-address table:column="9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2">
          <table:cell-address table:column="13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3">
          <table:cell-address table:column="15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4">
          <table:cell-address table:column="16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07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6">
          <table:cell-address table:column="1" table:row="107" table:table="0"/>
          <office:change-info>
            <dc:creator> </dc:creator>
            <dc:date>2023-03-02T19:16:33.843000000</dc:date>
          </office:change-info>
          <table:previous table:id="ct745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757">
          <table:cell-address table:column="3" table:row="107" table:table="0"/>
          <office:change-info>
            <dc:creator> </dc:creator>
            <dc:date>2023-03-02T19:16:44.715000000</dc:date>
          </office:change-info>
          <table:previous table:id="ct746">
            <table:change-track-table-cell office:value-type="string">
              <text:p>greg-earlyAugustBankholiday</text:p>
            </table:change-track-table-cell>
          </table:previous>
        </table:cell-content-change>
        <table:cell-content-change table:id="ct758">
          <table:cell-address table:column="6" table:row="107" table:table="0"/>
          <office:change-info>
            <dc:creator> </dc:creator>
            <dc:date>2023-03-02T19:16:48.500000000</dc:date>
          </office:change-info>
          <table:previous table:id="ct748">
            <table:change-track-table-cell office:value-type="float" office:value="8"/>
          </table:previous>
        </table:cell-content-change>
        <table:cell-content-change table:id="ct759">
          <table:cell-address table:column="9" table:row="107" table:table="0"/>
          <office:change-info>
            <dc:creator> </dc:creator>
            <dc:date>2023-03-02T19:16:53.587000000</dc:date>
          </office:change-info>
          <table:previous table:id="ct751">
            <table:change-track-table-cell office:value-type="float" office:value="1"/>
          </table:previous>
        </table:cell-content-change>
        <table:cell-content-change table:id="ct760">
          <table:cell-address table:column="4" table:row="38" table:table="0"/>
          <office:change-info>
            <dc:creator> </dc:creator>
            <dc:date>2023-03-02T19:18:04.261000000</dc:date>
          </office:change-info>
          <table:previous table:id="ct413">
            <table:change-track-table-cell office:value-type="string">
              <text:p>fixedweekend</text:p>
            </table:change-track-table-cell>
          </table:previous>
        </table:cell-content-change>
        <table:cell-content-change table:id="ct761">
          <table:cell-address table:column="8" table:row="38" table:table="0"/>
          <office:change-info>
            <dc:creator> </dc:creator>
            <dc:date>2023-03-02T19:18:17.115000000</dc:date>
          </office:change-info>
          <table:previous table:id="ct459">
            <table:change-track-table-cell/>
          </table:previous>
        </table:cell-content-change>
        <table:cell-content-change table:id="ct762">
          <table:cell-address table:column="8" table:row="11" table:table="0"/>
          <office:change-info>
            <dc:creator> </dc:creator>
            <dc:date>2023-03-02T19:18:39.571000000</dc:date>
          </office:change-info>
          <table:previous table:id="ct458">
            <table:change-track-table-cell/>
          </table:previous>
        </table:cell-content-change>
        <table:cell-content-change table:id="ct763">
          <table:cell-address table:column="4" table:row="11" table:table="0"/>
          <office:change-info>
            <dc:creator> </dc:creator>
            <dc:date>2023-03-02T19:18:45.587000000</dc:date>
          </office:change-info>
          <table:previous table:id="ct412">
            <table:change-track-table-cell office:value-type="string">
              <text:p>fixedweekend</text:p>
            </table:change-track-table-cell>
          </table:previous>
        </table:cell-content-change>
        <table:cell-content-change table:id="ct764">
          <table:cell-address table:column="4" table:row="5" table:table="0"/>
          <office:change-info>
            <dc:creator> </dc:creator>
            <dc:date>2023-03-02T19:20:09.605000000</dc:date>
          </office:change-info>
          <table:previous table:id="ct410">
            <table:change-track-table-cell office:value-type="string">
              <text:p>fixedweekend</text:p>
            </table:change-track-table-cell>
          </table:previous>
        </table:cell-content-change>
        <table:cell-content-change table:id="ct765">
          <table:cell-address table:column="4" table:row="6" table:table="0"/>
          <office:change-info>
            <dc:creator> </dc:creator>
            <dc:date>2023-03-02T19:20:26.954000000</dc:date>
          </office:change-info>
          <table:previous table:id="ct411">
            <table:change-track-table-cell office:value-type="string">
              <text:p>fixedweekend</text:p>
            </table:change-track-table-cell>
          </table:previous>
        </table:cell-content-change>
        <table:cell-content-change table:id="ct766">
          <table:cell-address table:column="8" table:row="5" table:table="0"/>
          <office:change-info>
            <dc:creator> </dc:creator>
            <dc:date>2023-03-02T19:21:16.795000000</dc:date>
          </office:change-info>
          <table:previous table:id="ct468">
            <table:change-track-table-cell office:value-type="float" office:value="1"/>
          </table:previous>
        </table:cell-content-change>
        <table:cell-content-change table:id="ct767">
          <table:cell-address table:column="8" table:row="6" table:table="0"/>
          <office:change-info>
            <dc:creator> </dc:creator>
            <dc:date>2023-03-02T19:21:50.935000000</dc:date>
          </office:change-info>
          <table:previous table:id="ct469">
            <table:change-track-table-cell office:value-type="float" office:value="-1"/>
          </table:previous>
        </table:cell-content-change>
        <table:cell-content-change table:id="ct768">
          <table:cell-address table:column="8" table:row="6" table:table="0"/>
          <office:change-info>
            <dc:creator> </dc:creator>
            <dc:date>2023-03-02T19:21:57.276000000</dc:date>
          </office:change-info>
          <table:previous table:id="ct767">
            <table:change-track-table-cell office:value-type="string">
              <text:p>0,0,0,0,0,2,1</text:p>
            </table:change-track-table-cell>
          </table:previous>
        </table:cell-content-change>
        <table:cell-content-change table:id="ct769">
          <table:cell-address table:column="8" table:row="128" table:table="0"/>
          <office:change-info>
            <dc:creator> </dc:creator>
            <dc:date>2023-03-02T19:23:04.331000000</dc:date>
          </office:change-info>
          <table:previous table:id="ct463">
            <table:change-track-table-cell/>
          </table:previous>
        </table:cell-content-change>
        <table:cell-content-change table:id="ct770">
          <table:cell-address table:column="4" table:row="128" table:table="0"/>
          <office:change-info>
            <dc:creator> </dc:creator>
            <dc:date>2023-03-02T19:23:09.204000000</dc:date>
          </office:change-info>
          <table:previous table:id="ct415">
            <table:change-track-table-cell office:value-type="string">
              <text:p>fixedweekend</text:p>
            </table:change-track-table-cell>
          </table:previous>
        </table:cell-content-change>
        <table:cell-content-change table:id="ct771">
          <table:cell-address table:column="4" table:row="81" table:table="0"/>
          <office:change-info>
            <dc:creator> </dc:creator>
            <dc:date>2023-03-02T19:23:28.644000000</dc:date>
          </office:change-info>
          <table:previous table:id="ct414">
            <table:change-track-table-cell office:value-type="string">
              <text:p>fixedweekend</text:p>
            </table:change-track-table-cell>
          </table:previous>
        </table:cell-content-change>
        <table:cell-content-change table:id="ct772">
          <table:cell-address table:column="8" table:row="81" table:table="0"/>
          <office:change-info>
            <dc:creator> </dc:creator>
            <dc:date>2023-03-02T19:23:37.323000000</dc:date>
          </office:change-info>
          <table:previous table:id="ct461">
            <table:change-track-table-cell/>
          </table:previous>
        </table:cell-content-change>
        <table:insertion table:id="ct773" table:type="row" table:position="10" table:table="0">
          <office:change-info>
            <dc:creator> </dc:creator>
            <dc:date>2023-03-02T19:25:50.041000000</dc:date>
          </office:change-info>
          <table:dependencies>
            <table:dependency table:id="ct1413"/>
            <table:dependency table:id="ct1410"/>
            <table:dependency table:id="ct1312"/>
            <table:dependency table:id="ct1280"/>
            <table:dependency table:id="ct1171"/>
            <table:dependency table:id="ct1170"/>
            <table:dependency table:id="ct1169"/>
            <table:dependency table:id="ct1015"/>
            <table:dependency table:id="ct1011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</table:dependencies>
        </table:insertion>
        <table:cell-content-change table:id="ct774">
          <table:cell-address table:column="1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9">
          <table:cell-address table:column="6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7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1">
          <table:cell-address table:column="13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15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3">
          <table:cell-address table:column="16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17" table:row="10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10" table:table="0"/>
          <office:change-info>
            <dc:creator> </dc:creator>
            <dc:date>2023-03-02T19:28:10.132000000</dc:date>
          </office:change-info>
          <table:previous table:id="ct776">
            <table:change-track-table-cell office:value-type="string">
              <text:p>greg-newYear</text:p>
            </table:change-track-table-cell>
          </table:previous>
        </table:cell-content-change>
        <table:cell-content-change table:id="ct786">
          <table:cell-address table:column="2" table:row="10" table:table="0"/>
          <office:change-info>
            <dc:creator> </dc:creator>
            <dc:date>2023-03-02T19:28:12.087000000</dc:date>
          </office:change-info>
          <table:previous table:id="ct775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787">
          <table:cell-address table:column="4" table:row="10" table:table="0"/>
          <office:change-info>
            <dc:creator> </dc:creator>
            <dc:date>2023-03-02T19:28:22.890000000</dc:date>
          </office:change-info>
          <table:previous table:id="ct777">
            <table:change-track-table-cell office:value-type="string">
              <text:p>fixed</text:p>
            </table:change-track-table-cell>
          </table:previous>
        </table:cell-content-change>
        <table:cell-content-change table:id="ct788">
          <table:cell-address table:column="8" table:row="10" table:table="0"/>
          <office:change-info>
            <dc:creator> </dc:creator>
            <dc:date>2023-03-02T19:28:37.450000000</dc:date>
          </office:change-info>
          <table:previous>
            <table:change-track-table-cell/>
          </table:previous>
        </table:cell-content-change>
        <table:cell-content-change table:id="ct789">
          <table:cell-address table:column="16" table:row="10" table:table="0"/>
          <office:change-info>
            <dc:creator> </dc:creator>
            <dc:date>2023-03-02T19:28:58.336000000</dc:date>
          </office:change-info>
          <table:previous table:id="ct783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790">
          <table:cell-address table:column="16" table:row="10" table:table="0"/>
          <office:change-info>
            <dc:creator> </dc:creator>
            <dc:date>2023-03-02T19:29:02.930000000</dc:date>
          </office:change-info>
          <table:previous table:id="ct789">
            <table:change-track-table-cell/>
          </table:previous>
        </table:cell-content-change>
        <table:cell-content-change table:id="ct791">
          <table:cell-address table:column="17" table:row="10" table:table="0"/>
          <office:change-info>
            <dc:creator> </dc:creator>
            <dc:date>2023-03-02T19:29:07.109000000</dc:date>
          </office:change-info>
          <table:previous table:id="ct784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792" table:type="row" table:position="18" table:table="0">
          <office:change-info>
            <dc:creator> </dc:creator>
            <dc:date>2023-03-02T19:29:45.960000000</dc:date>
          </office:change-info>
          <table:dependencies>
            <table:dependency table:id="ct1346"/>
            <table:dependency table:id="ct1340"/>
            <table:dependency table:id="ct1283"/>
            <table:dependency table:id="ct1183"/>
            <table:dependency table:id="ct1178"/>
            <table:dependency table:id="ct1177"/>
            <table:dependency table:id="ct1174"/>
            <table:dependency table:id="ct1115"/>
            <table:dependency table:id="ct1108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</table:dependencies>
        </table:insertion>
        <table:cell-content-change table:id="ct793">
          <table:cell-address table:column="1" table:row="18" table:table="0"/>
          <office:change-info>
            <dc:creator> </dc:creator>
            <dc:date>2023-03-02T19:29:58.986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18" table:table="0"/>
          <office:change-info>
            <dc:creator> </dc:creator>
            <dc:date>2023-03-02T19:30:11.796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18" table:table="0"/>
          <office:change-info>
            <dc:creator> </dc:creator>
            <dc:date>2023-03-02T19:30:46.979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6" table:row="18" table:table="0"/>
          <office:change-info>
            <dc:creator> </dc:creator>
            <dc:date>2023-03-02T19:30:50.074000000</dc:date>
          </office:change-info>
          <table:previous>
            <table:change-track-table-cell/>
          </table:previous>
        </table:cell-content-change>
        <table:cell-content-change table:id="ct797">
          <table:cell-address table:column="7" table:row="18" table:table="0"/>
          <office:change-info>
            <dc:creator> </dc:creator>
            <dc:date>2023-03-02T19:30:51.645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18" table:table="0"/>
          <office:change-info>
            <dc:creator> </dc:creator>
            <dc:date>2023-03-02T19:30:56.786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9" table:row="18" table:table="0"/>
          <office:change-info>
            <dc:creator> </dc:creator>
            <dc:date>2023-03-02T19:31:07.258000000</dc:date>
          </office:change-info>
          <table:previous>
            <table:change-track-table-cell/>
          </table:previous>
        </table:cell-content-change>
        <table:insertion table:id="ct800" table:type="row" table:position="27" table:table="0">
          <office:change-info>
            <dc:creator> </dc:creator>
            <dc:date>2023-03-02T19:31:09.172000000</dc:date>
          </office:change-info>
          <table:dependencies>
            <table:dependency table:id="ct1539"/>
            <table:dependency table:id="ct1520"/>
            <table:dependency table:id="ct1315"/>
            <table:dependency table:id="ct1286"/>
            <table:dependency table:id="ct1194"/>
            <table:dependency table:id="ct1193"/>
            <table:dependency table:id="ct1192"/>
            <table:dependency table:id="ct1007"/>
            <table:dependency table:id="ct1004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</table:dependencies>
        </table:insertion>
        <table:cell-content-change table:id="ct801">
          <table:cell-address table:column="1" table:row="27" table:table="0"/>
          <office:change-info>
            <dc:creator> </dc:creator>
            <dc:date>2023-03-02T19:31:22.010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3" table:row="27" table:table="0"/>
          <office:change-info>
            <dc:creator> </dc:creator>
            <dc:date>2023-03-02T19:31:37.646000000</dc:date>
          </office:change-info>
          <table:previous>
            <table:change-track-table-cell/>
          </table:previous>
        </table:cell-content-change>
        <table:cell-content-change table:id="ct803">
          <table:cell-address table:column="4" table:row="27" table:table="0"/>
          <office:change-info>
            <dc:creator> </dc:creator>
            <dc:date>2023-03-02T19:31:46.241000000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27" table:table="0"/>
          <office:change-info>
            <dc:creator> </dc:creator>
            <dc:date>2023-03-02T19:31:54.546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6" table:row="27" table:table="0"/>
          <office:change-info>
            <dc:creator> </dc:creator>
            <dc:date>2023-03-02T19:31:56.008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7" table:row="27" table:table="0"/>
          <office:change-info>
            <dc:creator> </dc:creator>
            <dc:date>2023-03-02T19:31:58.171000000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27" table:table="0"/>
          <office:change-info>
            <dc:creator> </dc:creator>
            <dc:date>2023-03-02T19:32:02.842000000</dc:date>
          </office:change-info>
          <table:previous>
            <table:change-track-table-cell/>
          </table:previous>
        </table:cell-content-change>
        <table:cell-content-change table:id="ct808">
          <table:cell-address table:column="13" table:row="27" table:table="0"/>
          <office:change-info>
            <dc:creator> </dc:creator>
            <dc:date>2023-03-02T19:32:07.360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5" table:row="27" table:table="0"/>
          <office:change-info>
            <dc:creator> </dc:creator>
            <dc:date>2023-03-02T19:32:09.954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16" table:row="27" table:table="0"/>
          <office:change-info>
            <dc:creator> </dc:creator>
            <dc:date>2023-03-02T19:32:16.987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17" table:row="27" table:table="0"/>
          <office:change-info>
            <dc:creator> </dc:creator>
            <dc:date>2023-03-02T19:32:22.154000000</dc:date>
          </office:change-info>
          <table:previous>
            <table:change-track-table-cell/>
          </table:previous>
        </table:cell-content-change>
        <table:insertion table:id="ct812" table:type="row" table:position="29" table:table="0">
          <office:change-info>
            <dc:creator> </dc:creator>
            <dc:date>2023-03-02T19:32:38.891000000</dc:date>
          </office:change-info>
          <table:dependencies>
            <table:dependency table:id="ct1316"/>
            <table:dependency table:id="ct1287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008"/>
            <table:dependency table:id="ct1005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</table:dependencies>
        </table:insertion>
        <table:cell-content-change table:id="ct813">
          <table:cell-address table:column="1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4">
          <table:cell-address table:column="3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4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5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6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7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13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15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16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3">
          <table:cell-address table:column="17" table:row="29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4">
          <table:cell-address table:column="1" table:row="29" table:table="0"/>
          <office:change-info>
            <dc:creator> </dc:creator>
            <dc:date>2023-03-02T19:32:53.179000000</dc:date>
          </office:change-info>
          <table:previous table:id="ct813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825">
          <table:cell-address table:column="3" table:row="29" table:table="0"/>
          <office:change-info>
            <dc:creator> </dc:creator>
            <dc:date>2023-03-02T19:33:04.013000000</dc:date>
          </office:change-info>
          <table:previous table:id="ct814">
            <table:change-track-table-cell office:value-type="string">
              <text:p>greg-jpStateFoundation</text:p>
            </table:change-track-table-cell>
          </table:previous>
        </table:cell-content-change>
        <table:cell-content-change table:id="ct826">
          <table:cell-address table:column="5" table:row="29" table:table="0"/>
          <office:change-info>
            <dc:creator> </dc:creator>
            <dc:date>2023-03-02T19:33:11.773000000</dc:date>
          </office:change-info>
          <table:previous table:id="ct816">
            <table:change-track-table-cell office:value-type="float" office:value="11"/>
          </table:previous>
        </table:cell-content-change>
        <table:cell-content-change table:id="ct827">
          <table:cell-address table:column="13" table:row="29" table:table="0"/>
          <office:change-info>
            <dc:creator> </dc:creator>
            <dc:date>2023-03-02T19:33:17.154000000</dc:date>
          </office:change-info>
          <table:previous table:id="ct820">
            <table:change-track-table-cell office:value-type="string">
              <text:p>political</text:p>
            </table:change-track-table-cell>
          </table:previous>
        </table:cell-content-change>
        <table:insertion table:id="ct828" table:type="row" table:position="41" table:table="0">
          <office:change-info>
            <dc:creator> </dc:creator>
            <dc:date>2023-03-02T19:34:04.316000000</dc:date>
          </office:change-info>
          <table:dependencies>
            <table:dependency table:id="ct1288"/>
            <table:dependency table:id="ct1203"/>
            <table:dependency table:id="ct1202"/>
            <table:dependency table:id="ct1201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</table:dependencies>
        </table:insertion>
        <table:cell-content-change table:id="ct829">
          <table:cell-address table:column="1" table:row="41" table:table="0"/>
          <office:change-info>
            <dc:creator> </dc:creator>
            <dc:date>2023-03-02T19:34:11.938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3" table:row="41" table:table="0"/>
          <office:change-info>
            <dc:creator> </dc:creator>
            <dc:date>2023-03-02T19:34:55.467000000</dc:date>
          </office:change-info>
          <table:previous>
            <table:change-track-table-cell/>
          </table:previous>
        </table:cell-content-change>
        <table:cell-content-change table:id="ct831">
          <table:cell-address table:column="4" table:row="41" table:table="0"/>
          <office:change-info>
            <dc:creator> </dc:creator>
            <dc:date>2023-03-02T19:35:05.090000000</dc:date>
          </office:change-info>
          <table:previous>
            <table:change-track-table-cell/>
          </table:previous>
        </table:cell-content-change>
        <table:cell-content-change table:id="ct832">
          <table:cell-address table:column="7" table:row="41" table:table="0"/>
          <office:change-info>
            <dc:creator> </dc:creator>
            <dc:date>2023-03-02T19:35:09.651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8" table:row="41" table:table="0"/>
          <office:change-info>
            <dc:creator> </dc:creator>
            <dc:date>2023-03-02T19:35:12.865000000</dc:date>
          </office:change-info>
          <table:previous>
            <table:change-track-table-cell/>
          </table:previous>
        </table:cell-content-change>
        <table:cell-content-change table:id="ct834">
          <table:cell-address table:column="13" table:row="41" table:table="0"/>
          <office:change-info>
            <dc:creator> </dc:creator>
            <dc:date>2023-03-02T19:35:17.37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15" table:row="41" table:table="0"/>
          <office:change-info>
            <dc:creator> </dc:creator>
            <dc:date>2023-03-02T19:35:19.7450000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41" table:table="0"/>
          <office:change-info>
            <dc:creator> </dc:creator>
            <dc:date>2023-03-02T19:35:24.468000000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41" table:table="0"/>
          <office:change-info>
            <dc:creator> </dc:creator>
            <dc:date>2023-03-02T19:35:29.635000000</dc:date>
          </office:change-info>
          <table:previous>
            <table:change-track-table-cell/>
          </table:previous>
        </table:cell-content-change>
        <table:insertion table:id="ct838" table:type="row" table:position="51" table:table="0">
          <office:change-info>
            <dc:creator> </dc:creator>
            <dc:date>2023-03-02T19:36:03.441000000</dc:date>
          </office:change-info>
          <table:dependencies>
            <table:dependency table:id="ct1319"/>
            <table:dependency table:id="ct1290"/>
            <table:dependency table:id="ct1211"/>
            <table:dependency table:id="ct1210"/>
            <table:dependency table:id="ct1209"/>
            <table:dependency table:id="ct996"/>
            <table:dependency table:id="ct99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</table:dependencies>
        </table:insertion>
        <table:cell-content-change table:id="ct839">
          <table:cell-address table:column="1" table:row="51" table:table="0"/>
          <office:change-info>
            <dc:creator> </dc:creator>
            <dc:date>2023-03-02T19:36:05.745000000</dc:date>
          </office:change-info>
          <table:previous>
            <table:change-track-table-cell/>
          </table:previous>
        </table:cell-content-change>
        <table:cell-content-change table:id="ct840">
          <table:cell-address table:column="3" table:row="51" table:table="0"/>
          <office:change-info>
            <dc:creator> </dc:creator>
            <dc:date>2023-03-02T19:36:21.490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4" table:row="51" table:table="0"/>
          <office:change-info>
            <dc:creator> </dc:creator>
            <dc:date>2023-03-02T19:36:28.597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5" table:row="51" table:table="0"/>
          <office:change-info>
            <dc:creator> </dc:creator>
            <dc:date>2023-03-02T19:36:33.177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6" table:row="51" table:table="0"/>
          <office:change-info>
            <dc:creator> </dc:creator>
            <dc:date>2023-03-02T19:36:34.473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51" table:table="0"/>
          <office:change-info>
            <dc:creator> </dc:creator>
            <dc:date>2023-03-02T19:36:36.426000000</dc:date>
          </office:change-info>
          <table:previous>
            <table:change-track-table-cell/>
          </table:previous>
        </table:cell-content-change>
        <table:cell-content-change table:id="ct845">
          <table:cell-address table:column="8" table:row="51" table:table="0"/>
          <office:change-info>
            <dc:creator> </dc:creator>
            <dc:date>2023-03-02T19:36:40.063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13" table:row="51" table:table="0"/>
          <office:change-info>
            <dc:creator> </dc:creator>
            <dc:date>2023-03-02T19:36:46.427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51" table:table="0"/>
          <office:change-info>
            <dc:creator> </dc:creator>
            <dc:date>2023-03-02T19:36:49.751000000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51" table:table="0"/>
          <office:change-info>
            <dc:creator> </dc:creator>
            <dc:date>2023-03-02T19:36:53.778000000</dc:date>
          </office:change-info>
          <table:previous>
            <table:change-track-table-cell/>
          </table:previous>
        </table:cell-content-change>
        <table:cell-content-change table:id="ct849">
          <table:cell-address table:column="17" table:row="51" table:table="0"/>
          <office:change-info>
            <dc:creator> </dc:creator>
            <dc:date>2023-03-02T19:36:57.627000000</dc:date>
          </office:change-info>
          <table:previous>
            <table:change-track-table-cell/>
          </table:previous>
        </table:cell-content-change>
        <table:insertion table:id="ct850" table:type="row" table:position="56" table:table="0">
          <office:change-info>
            <dc:creator> </dc:creator>
            <dc:date>2023-03-02T19:37:14.622000000</dc:date>
          </office:change-info>
          <table:dependencies>
            <table:dependency table:id="ct1321"/>
            <table:dependency table:id="ct1291"/>
            <table:dependency table:id="ct1218"/>
            <table:dependency table:id="ct1215"/>
            <table:dependency table:id="ct1212"/>
            <table:dependency table:id="ct998"/>
            <table:dependency table:id="ct992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</table:dependencies>
        </table:insertion>
        <table:cell-content-change table:id="ct851">
          <table:cell-address table:column="1" table:row="56" table:table="0"/>
          <office:change-info>
            <dc:creator> </dc:creator>
            <dc:date>2023-03-02T19:37:26.058000000</dc:date>
          </office:change-info>
          <table:previous>
            <table:change-track-table-cell/>
          </table:previous>
        </table:cell-content-change>
        <table:cell-content-change table:id="ct852">
          <table:cell-address table:column="1" table:row="56" table:table="0"/>
          <office:change-info>
            <dc:creator> </dc:creator>
            <dc:date>2023-03-02T19:37:31.331000000</dc:date>
          </office:change-info>
          <table:previous table:id="ct851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853">
          <table:cell-address table:column="3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4">
          <table:cell-address table:column="4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6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8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13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0">
          <table:cell-address table:column="15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16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17" table:row="56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1" table:row="56" table:table="0"/>
          <office:change-info>
            <dc:creator> </dc:creator>
            <dc:date>2023-03-02T19:37:41.861000000</dc:date>
          </office:change-info>
          <table:previous table:id="ct852">
            <table:change-track-table-cell office:value-type="string">
              <text:p>Tag der Showa-Ära </text:p>
            </table:change-track-table-cell>
          </table:previous>
        </table:cell-content-change>
        <table:cell-content-change table:id="ct864">
          <table:cell-address table:column="3" table:row="56" table:table="0"/>
          <office:change-info>
            <dc:creator> </dc:creator>
            <dc:date>2023-03-02T19:37:56.315000000</dc:date>
          </office:change-info>
          <table:previous table:id="ct853">
            <table:change-track-table-cell office:value-type="string">
              <text:p>greg-jpDayOfShowa</text:p>
            </table:change-track-table-cell>
          </table:previous>
        </table:cell-content-change>
        <table:cell-content-change table:id="ct865">
          <table:cell-address table:column="3" table:row="56" table:table="0"/>
          <office:change-info>
            <dc:creator> </dc:creator>
            <dc:date>2023-03-02T19:38:02.091000000</dc:date>
          </office:change-info>
          <table:previous table:id="ct864">
            <table:change-track-table-cell office:value-type="string">
              <text:p>greg-jpDayOfGroundLawShowa</text:p>
            </table:change-track-table-cell>
          </table:previous>
        </table:cell-content-change>
        <table:cell-content-change table:id="ct866">
          <table:cell-address table:column="5" table:row="56" table:table="0"/>
          <office:change-info>
            <dc:creator> </dc:creator>
            <dc:date>2023-03-02T19:38:08.264000000</dc:date>
          </office:change-info>
          <table:previous table:id="ct855">
            <table:change-track-table-cell office:value-type="float" office:value="29"/>
          </table:previous>
        </table:cell-content-change>
        <table:cell-content-change table:id="ct867">
          <table:cell-address table:column="6" table:row="56" table:table="0"/>
          <office:change-info>
            <dc:creator> </dc:creator>
            <dc:date>2023-03-02T19:38:09.953000000</dc:date>
          </office:change-info>
          <table:previous table:id="ct856">
            <table:change-track-table-cell office:value-type="float" office:value="4"/>
          </table:previous>
        </table:cell-content-change>
        <table:insertion table:id="ct868" table:type="row" table:position="59" table:table="0">
          <office:change-info>
            <dc:creator> </dc:creator>
            <dc:date>2023-03-02T19:38:27.092000000</dc:date>
          </office:change-info>
          <table:dependencies>
            <table:dependency table:id="ct1323"/>
            <table:dependency table:id="ct1293"/>
            <table:dependency table:id="ct1220"/>
            <table:dependency table:id="ct1217"/>
            <table:dependency table:id="ct1214"/>
            <table:dependency table:id="ct1000"/>
            <table:dependency table:id="ct994"/>
            <table:dependency table:id="ct898"/>
            <table:dependency table:id="ct897"/>
            <table:dependency table:id="ct896"/>
            <table:dependency table:id="ct894"/>
            <table:dependency table:id="ct891"/>
            <table:dependency table:id="ct889"/>
            <table:dependency table:id="ct887"/>
            <table:dependency table:id="ct885"/>
            <table:dependency table:id="ct883"/>
            <table:dependency table:id="ct881"/>
            <table:dependency table:id="ct879"/>
            <table:dependency table:id="ct877"/>
            <table:dependency table:id="ct875"/>
            <table:dependency table:id="ct873"/>
            <table:dependency table:id="ct871"/>
          </table:dependencies>
        </table:insertion>
        <table:insertion table:id="ct869" table:type="row" table:position="58" table:table="0">
          <office:change-info>
            <dc:creator> </dc:creator>
            <dc:date>2023-03-02T19:38:29.356000000</dc:date>
          </office:change-info>
          <table:dependencies>
            <table:dependency table:id="ct1322"/>
            <table:dependency table:id="ct1292"/>
            <table:dependency table:id="ct1219"/>
            <table:dependency table:id="ct1216"/>
            <table:dependency table:id="ct1213"/>
            <table:dependency table:id="ct999"/>
            <table:dependency table:id="ct993"/>
            <table:dependency table:id="ct899"/>
            <table:dependency table:id="ct895"/>
            <table:dependency table:id="ct893"/>
            <table:dependency table:id="ct892"/>
            <table:dependency table:id="ct890"/>
            <table:dependency table:id="ct888"/>
            <table:dependency table:id="ct886"/>
            <table:dependency table:id="ct884"/>
            <table:dependency table:id="ct882"/>
            <table:dependency table:id="ct880"/>
            <table:dependency table:id="ct878"/>
            <table:dependency table:id="ct876"/>
            <table:dependency table:id="ct874"/>
            <table:dependency table:id="ct872"/>
            <table:dependency table:id="ct870"/>
          </table:dependencies>
        </table:insertion>
        <table:cell-content-change table:id="ct870">
          <table:cell-address table:column="1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3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3">
          <table:cell-address table:column="3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4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6">
          <table:cell-address table:column="5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8">
          <table:cell-address table:column="6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8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8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3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13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5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5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8">
          <table:cell-address table:column="16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6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17" table:row="58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17" table:row="59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2">
          <table:cell-address table:column="1" table:row="58" table:table="0"/>
          <office:change-info>
            <dc:creator> </dc:creator>
            <dc:date>2023-03-02T19:38:51.322000000</dc:date>
          </office:change-info>
          <table:previous table:id="ct870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3">
          <table:cell-address table:column="6" table:row="58" table:table="0"/>
          <office:change-info>
            <dc:creator> </dc:creator>
            <dc:date>2023-03-02T19:38:57.736000000</dc:date>
          </office:change-info>
          <table:previous table:id="ct878">
            <table:change-track-table-cell office:value-type="float" office:value="6"/>
          </table:previous>
        </table:cell-content-change>
        <table:cell-content-change table:id="ct894">
          <table:cell-address table:column="6" table:row="59" table:table="0"/>
          <office:change-info>
            <dc:creator> </dc:creator>
            <dc:date>2023-03-02T19:39:03.552000000</dc:date>
          </office:change-info>
          <table:previous table:id="ct879">
            <table:change-track-table-cell office:value-type="float" office:value="7"/>
          </table:previous>
        </table:cell-content-change>
        <table:cell-content-change table:id="ct895">
          <table:cell-address table:column="8" table:row="58" table:table="0"/>
          <office:change-info>
            <dc:creator> </dc:creator>
            <dc:date>2023-03-02T19:39:06.885000000</dc:date>
          </office:change-info>
          <table:previous table:id="ct882">
            <table:change-track-table-cell office:value-type="string">
              <text:p>0,0,0,0,0,0,2</text:p>
            </table:change-track-table-cell>
          </table:previous>
        </table:cell-content-change>
        <table:cell-content-change table:id="ct896">
          <table:cell-address table:column="8" table:row="59" table:table="0"/>
          <office:change-info>
            <dc:creator> </dc:creator>
            <dc:date>2023-03-02T19:39:16.442000000</dc:date>
          </office:change-info>
          <table:previous table:id="ct883">
            <table:change-track-table-cell office:value-type="string">
              <text:p>0,0,0,0,0,0,3</text:p>
            </table:change-track-table-cell>
          </table:previous>
        </table:cell-content-change>
        <table:cell-content-change table:id="ct897">
          <table:cell-address table:column="1" table:row="59" table:table="0"/>
          <office:change-info>
            <dc:creator> </dc:creator>
            <dc:date>2023-03-02T19:39:30.459000000</dc:date>
          </office:change-info>
          <table:previous table:id="ct871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8">
          <table:cell-address table:column="3" table:row="59" table:table="0"/>
          <office:change-info>
            <dc:creator> </dc:creator>
            <dc:date>2023-03-02T19:39:39.316000000</dc:date>
          </office:change-info>
          <table:previous table:id="ct873">
            <table:change-track-table-cell office:value-type="string">
              <text:p>greg-jpDayOfGroundLaw</text:p>
            </table:change-track-table-cell>
          </table:previous>
        </table:cell-content-change>
        <table:cell-content-change table:id="ct899">
          <table:cell-address table:column="3" table:row="58" table:table="0"/>
          <office:change-info>
            <dc:creator> </dc:creator>
            <dc:date>2023-03-02T19:39:51.909000000</dc:date>
          </office:change-info>
          <table:previous table:id="ct872">
            <table:change-track-table-cell office:value-type="string">
              <text:p>greg-jpDayOfGroundLaw</text:p>
            </table:change-track-table-cell>
          </table:previous>
        </table:cell-content-change>
        <table:insertion table:id="ct900" table:type="row" table:position="83" table:table="0">
          <office:change-info>
            <dc:creator> </dc:creator>
            <dc:date>2023-03-02T19:40:11.867000000</dc:date>
          </office:change-info>
          <table:dependencies>
            <table:dependency table:id="ct1325"/>
            <table:dependency table:id="ct1297"/>
            <table:dependency table:id="ct1239"/>
            <table:dependency table:id="ct1235"/>
            <table:dependency table:id="ct1232"/>
            <table:dependency table:id="ct986"/>
            <table:dependency table:id="ct982"/>
            <table:dependency table:id="ct935"/>
            <table:dependency table:id="ct934"/>
            <table:dependency table:id="ct930"/>
            <table:dependency table:id="ct926"/>
            <table:dependency table:id="ct925"/>
            <table:dependency table:id="ct924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</table:dependencies>
        </table:insertion>
        <table:insertion table:id="ct901" table:type="row" table:position="84" table:table="0">
          <office:change-info>
            <dc:creator> </dc:creator>
            <dc:date>2023-03-02T19:40:21.043000000</dc:date>
          </office:change-info>
          <table:dependencies>
            <table:dependency table:id="ct1326"/>
            <table:dependency table:id="ct1298"/>
            <table:dependency table:id="ct1240"/>
            <table:dependency table:id="ct1236"/>
            <table:dependency table:id="ct1233"/>
            <table:dependency table:id="ct987"/>
            <table:dependency table:id="ct983"/>
            <table:dependency table:id="ct952"/>
            <table:dependency table:id="ct936"/>
            <table:dependency table:id="ct933"/>
            <table:dependency table:id="ct932"/>
            <table:dependency table:id="ct931"/>
            <table:dependency table:id="ct929"/>
            <table:dependency table:id="ct928"/>
            <table:dependency table:id="ct927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</table:dependencies>
        </table:insertion>
        <table:cell-content-change table:id="ct902">
          <table:cell-address table:column="1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3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4">
          <table:cell-address table:column="4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6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8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15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16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17" table:row="83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1" table:row="84" table:table="0"/>
          <office:change-info>
            <dc:creator> </dc:creator>
            <dc:date>2023-03-02T19:40:34.604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4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5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6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9">
          <table:cell-address table:column="8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5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16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17" table:row="84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5" table:row="83" table:table="0"/>
          <office:change-info>
            <dc:creator> </dc:creator>
            <dc:date>2023-03-02T19:40:42.953000000</dc:date>
          </office:change-info>
          <table:previous table:id="ct905">
            <table:change-track-table-cell office:value-type="float" office:value="5"/>
          </table:previous>
        </table:cell-content-change>
        <table:cell-content-change table:id="ct925">
          <table:cell-address table:column="6" table:row="83" table:table="0"/>
          <office:change-info>
            <dc:creator> </dc:creator>
            <dc:date>2023-03-02T19:40:44.953000000</dc:date>
          </office:change-info>
          <table:previous table:id="ct906">
            <table:change-track-table-cell office:value-type="float" office:value="5"/>
          </table:previous>
        </table:cell-content-change>
        <table:cell-content-change table:id="ct926">
          <table:cell-address table:column="1" table:row="83" table:table="0"/>
          <office:change-info>
            <dc:creator> </dc:creator>
            <dc:date>2023-03-02T19:40:55.194000000</dc:date>
          </office:change-info>
          <table:previous table:id="ct902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7">
          <table:cell-address table:column="1" table:row="84" table:table="0"/>
          <office:change-info>
            <dc:creator> </dc:creator>
            <dc:date>2023-03-02T19:41:01.037000000</dc:date>
          </office:change-info>
          <table:previous table:id="ct913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8">
          <table:cell-address table:column="1" table:row="84" table:table="0"/>
          <office:change-info>
            <dc:creator> </dc:creator>
            <dc:date>2023-03-02T19:41:06.661000000</dc:date>
          </office:change-info>
          <table:previous table:id="ct927">
            <table:change-track-table-cell office:value-type="string">
              <text:p>Japan: Tagdes Sports</text:p>
            </table:change-track-table-cell>
          </table:previous>
        </table:cell-content-change>
        <table:cell-content-change table:id="ct929">
          <table:cell-address table:column="3" table:row="84" table:table="0"/>
          <office:change-info>
            <dc:creator> </dc:creator>
            <dc:date>2023-03-02T19:41:15.086000000</dc:date>
          </office:change-info>
          <table:previous table:id="ct914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0">
          <table:cell-address table:column="3" table:row="83" table:table="0"/>
          <office:change-info>
            <dc:creator> </dc:creator>
            <dc:date>2023-03-02T19:41:22.667000000</dc:date>
          </office:change-info>
          <table:previous table:id="ct903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1">
          <table:cell-address table:column="5" table:row="84" table:table="0"/>
          <office:change-info>
            <dc:creator> </dc:creator>
            <dc:date>2023-03-02T19:41:33.097000000</dc:date>
          </office:change-info>
          <table:previous table:id="ct916">
            <table:change-track-table-cell office:value-type="float" office:value="5"/>
          </table:previous>
        </table:cell-content-change>
        <table:cell-content-change table:id="ct932">
          <table:cell-address table:column="6" table:row="84" table:table="0"/>
          <office:change-info>
            <dc:creator> </dc:creator>
            <dc:date>2023-03-02T19:41:35.209000000</dc:date>
          </office:change-info>
          <table:previous table:id="ct917">
            <table:change-track-table-cell office:value-type="float" office:value="5"/>
          </table:previous>
        </table:cell-content-change>
        <table:cell-content-change table:id="ct933">
          <table:cell-address table:column="13" table:row="84" table:table="0"/>
          <office:change-info>
            <dc:creator> </dc:creator>
            <dc:date>2023-03-02T19:41:39.267000000</dc:date>
          </office:change-info>
          <table:previous table:id="ct920">
            <table:change-track-table-cell office:value-type="string">
              <text:p>political</text:p>
            </table:change-track-table-cell>
          </table:previous>
        </table:cell-content-change>
        <table:cell-content-change table:id="ct934">
          <table:cell-address table:column="13" table:row="83" table:table="0"/>
          <office:change-info>
            <dc:creator> </dc:creator>
            <dc:date>2023-03-02T19:41:42.482000000</dc:date>
          </office:change-info>
          <table:previous table:id="ct909">
            <table:change-track-table-cell office:value-type="string">
              <text:p>political</text:p>
            </table:change-track-table-cell>
          </table:previous>
        </table:cell-content-change>
        <table:cell-content-change table:id="ct935">
          <table:cell-address table:column="15" table:row="83" table:table="0"/>
          <office:change-info>
            <dc:creator> </dc:creator>
            <dc:date>2023-03-02T19:41:45.175000000</dc:date>
          </office:change-info>
          <table:previous table:id="ct910">
            <table:change-track-table-cell office:value-type="float" office:value="6"/>
          </table:previous>
        </table:cell-content-change>
        <table:cell-content-change table:id="ct936">
          <table:cell-address table:column="15" table:row="84" table:table="0"/>
          <office:change-info>
            <dc:creator> </dc:creator>
            <dc:date>2023-03-02T19:41:46.664000000</dc:date>
          </office:change-info>
          <table:previous table:id="ct921">
            <table:change-track-table-cell office:value-type="float" office:value="6"/>
          </table:previous>
        </table:cell-content-change>
        <table:cell-content-change table:id="ct937">
          <table:cell-address table:column="5" table:row="92" table:table="0"/>
          <office:change-info>
            <dc:creator> </dc:creator>
            <dc:date>2023-03-02T19:42:27.218000000</dc:date>
          </office:change-info>
          <table:previous table:id="ct572">
            <table:change-track-table-cell office:value-type="float" office:value="2"/>
          </table:previous>
        </table:cell-content-change>
        <table:insertion table:id="ct938" table:type="row" table:position="91" table:table="0">
          <office:change-info>
            <dc:creator> </dc:creator>
            <dc:date>2023-03-02T19:42:34.490000000</dc:date>
          </office:change-info>
          <table:dependencies>
            <table:dependency table:id="ct1329"/>
            <table:dependency table:id="ct1301"/>
            <table:dependency table:id="ct1252"/>
            <table:dependency table:id="ct1251"/>
            <table:dependency table:id="ct1246"/>
            <table:dependency table:id="ct979"/>
            <table:dependency table:id="ct976"/>
            <table:dependency table:id="ct954"/>
            <table:dependency table:id="ct953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</table:dependencies>
        </table:insertion>
        <table:cell-content-change table:id="ct939">
          <table:cell-address table:column="1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4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5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6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8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15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16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17" table:row="91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1" table:row="91" table:table="0"/>
          <office:change-info>
            <dc:creator> </dc:creator>
            <dc:date>2023-03-02T19:42:48.324000000</dc:date>
          </office:change-info>
          <table:previous table:id="ct939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951">
          <table:cell-address table:column="3" table:row="91" table:table="0"/>
          <office:change-info>
            <dc:creator> </dc:creator>
            <dc:date>2023-03-02T19:42:58.332000000</dc:date>
          </office:change-info>
          <table:previous table:id="ct940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2">
          <table:cell-address table:column="3" table:row="84" table:table="0"/>
          <office:change-info>
            <dc:creator> </dc:creator>
            <dc:date>2023-03-02T19:43:05.371000000</dc:date>
          </office:change-info>
          <table:previous table:id="ct929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3">
          <table:cell-address table:column="5" table:row="91" table:table="0"/>
          <office:change-info>
            <dc:creator> </dc:creator>
            <dc:date>2023-03-02T19:43:13.185000000</dc:date>
          </office:change-info>
          <table:previous table:id="ct942">
            <table:change-track-table-cell office:value-type="float" office:value="24"/>
          </table:previous>
        </table:cell-content-change>
        <table:cell-content-change table:id="ct954">
          <table:cell-address table:column="6" table:row="91" table:table="0"/>
          <office:change-info>
            <dc:creator> </dc:creator>
            <dc:date>2023-03-02T19:43:14.849000000</dc:date>
          </office:change-info>
          <table:previous table:id="ct943">
            <table:change-track-table-cell office:value-type="float" office:value="7"/>
          </table:previous>
        </table:cell-content-change>
        <table:insertion table:id="ct955" table:type="row" table:position="106" table:table="0">
          <office:change-info>
            <dc:creator> </dc:creator>
            <dc:date>2023-03-02T19:43:34.275000000</dc:date>
          </office:change-info>
          <table:dependencies>
            <table:dependency table:id="ct2537"/>
            <table:dependency table:id="ct1305"/>
            <table:dependency table:id="ct1267"/>
            <table:dependency table:id="ct1264"/>
            <table:dependency table:id="ct1262"/>
            <table:dependency table:id="ct974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</table:dependencies>
        </table:insertion>
        <table:insertion table:id="ct956" table:type="row" table:position="105" table:table="0">
          <office:change-info>
            <dc:creator> </dc:creator>
            <dc:date>2023-03-02T19:43:49.019000000</dc:date>
          </office:change-info>
          <table:dependencies>
            <table:dependency table:id="ct2582"/>
            <table:dependency table:id="ct2581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</table:dependencies>
        </table:insertion>
        <table:cell-content-change table:id="ct957">
          <table:cell-address table:column="1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4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1">
          <table:cell-address table:column="8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3">
          <table:cell-address table:column="15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4">
          <table:cell-address table:column="16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5">
          <table:cell-address table:column="17" table:row="106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06" table:table="0"/>
          <office:change-info>
            <dc:creator> </dc:creator>
            <dc:date>2023-03-02T19:44:41.539000000</dc:date>
          </office:change-info>
          <table:previous table:id="ct957">
            <table:change-track-table-cell office:value-type="string">
              <text:p>Frühlingsanfang</text:p>
            </table:change-track-table-cell>
          </table:previous>
        </table:cell-content-change>
        <table:cell-content-change table:id="ct967">
          <table:cell-address table:column="3" table:row="106" table:table="0"/>
          <office:change-info>
            <dc:creator> </dc:creator>
            <dc:date>2023-03-02T19:44:50.585000000</dc:date>
          </office:change-info>
          <table:previous table:id="ct958">
            <table:change-track-table-cell office:value-type="string">
              <text:p>greg-spring</text:p>
            </table:change-track-table-cell>
          </table:previous>
        </table:cell-content-change>
        <table:cell-content-change table:id="ct968">
          <table:cell-address table:column="8" table:row="106" table:table="0"/>
          <office:change-info>
            <dc:creator> </dc:creator>
            <dc:date>2023-03-02T19:44:54.067000000</dc:date>
          </office:change-info>
          <table:previous table:id="ct961">
            <table:change-track-table-cell office:value-type="float" office:value="1"/>
          </table:previous>
        </table:cell-content-change>
        <table:cell-content-change table:id="ct969">
          <table:cell-address table:column="4" table:row="106" table:table="0"/>
          <office:change-info>
            <dc:creator> </dc:creator>
            <dc:date>2023-03-02T19:45:41.554000000</dc:date>
          </office:change-info>
          <table:previous table:id="ct959">
            <table:change-track-table-cell office:value-type="string">
              <text:p>season</text:p>
            </table:change-track-table-cell>
          </table:previous>
        </table:cell-content-change>
        <table:cell-content-change table:id="ct970">
          <table:cell-address table:column="9" table:row="97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9" table:row="100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8" table:row="97" table:table="0"/>
          <office:change-info>
            <dc:creator> </dc:creator>
            <dc:date>2023-03-02T19:45:57.460000000</dc:date>
          </office:change-info>
          <table:previous table:id="ct656">
            <table:change-track-table-cell office:value-type="string">
              <text:p>0,5,4,3,2,0,0</text:p>
            </table:change-track-table-cell>
          </table:previous>
        </table:cell-content-change>
        <table:cell-content-change table:id="ct973">
          <table:cell-address table:column="8" table:row="100" table:table="0"/>
          <office:change-info>
            <dc:creator> </dc:creator>
            <dc:date>2023-03-02T19:45:57.461000000</dc:date>
          </office:change-info>
          <table:previous table:id="ct592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4">
          <table:cell-address table:column="9" table:row="106" table:table="0"/>
          <office:change-info>
            <dc:creator> </dc:creator>
            <dc:date>2023-03-02T19:46:14.313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9" table:row="88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9" table:row="91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9" table:row="92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8" table:row="88" table:table="0"/>
          <office:change-info>
            <dc:creator> </dc:creator>
            <dc:date>2023-03-02T19:46:26.371000000</dc:date>
          </office:change-info>
          <table:previous table:id="ct566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9">
          <table:cell-address table:column="8" table:row="91" table:table="0"/>
          <office:change-info>
            <dc:creator> </dc:creator>
            <dc:date>2023-03-02T19:46:26.371000000</dc:date>
          </office:change-info>
          <table:previous table:id="ct945">
            <table:change-track-table-cell office:value-type="string">
              <text:p>0,0,0,0,0,0,1</text:p>
            </table:change-track-table-cell>
          </table:previous>
        </table:cell-content-change>
        <table:cell-content-change table:id="ct980">
          <table:cell-address table:column="8" table:row="92" table:table="0"/>
          <office:change-info>
            <dc:creator> </dc:creator>
            <dc:date>2023-03-02T19:46:26.371000000</dc:date>
          </office:change-info>
          <table:previous table:id="ct575">
            <table:change-track-table-cell office:value-type="string">
              <text:p>0,-1,-2,4,0,0,0</text:p>
            </table:change-track-table-cell>
          </table:previous>
        </table:cell-content-change>
        <table:cell-content-change table:id="ct981">
          <table:cell-address table:column="9" table:row="81" table:table="0"/>
          <office:change-info>
            <dc:creator> </dc:creator>
            <dc:date>2023-03-02T19:46:35.164000000</dc:date>
          </office:change-info>
          <table:previous table:id="ct462">
            <table:change-track-table-cell/>
          </table:previous>
        </table:cell-content-change>
        <table:cell-content-change table:id="ct982">
          <table:cell-address table:column="9" table:row="83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9" table:row="84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9" table:row="85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8" table:row="81" table:table="0"/>
          <office:change-info>
            <dc:creator> </dc:creator>
            <dc:date>2023-03-02T19:46:38.395000000</dc:date>
          </office:change-info>
          <table:previous table:id="ct772">
            <table:change-track-table-cell office:value-type="string">
              <text:p>0,0,0,0,0,2,1</text:p>
            </table:change-track-table-cell>
          </table:previous>
        </table:cell-content-change>
        <table:cell-content-change table:id="ct986">
          <table:cell-address table:column="8" table:row="83" table:table="0"/>
          <office:change-info>
            <dc:creator> </dc:creator>
            <dc:date>2023-03-02T19:46:38.395000000</dc:date>
          </office:change-info>
          <table:previous table:id="ct908">
            <table:change-track-table-cell office:value-type="string">
              <text:p>0,0,0,0,0,0,1</text:p>
            </table:change-track-table-cell>
          </table:previous>
        </table:cell-content-change>
        <table:cell-content-change table:id="ct987">
          <table:cell-address table:column="8" table:row="84" table:table="0"/>
          <office:change-info>
            <dc:creator> </dc:creator>
            <dc:date>2023-03-02T19:46:38.395000000</dc:date>
          </office:change-info>
          <table:previous table:id="ct919">
            <table:change-track-table-cell office:value-type="string">
              <text:p>0,0,0,0,0,0,1</text:p>
            </table:change-track-table-cell>
          </table:previous>
        </table:cell-content-change>
        <table:cell-content-change table:id="ct988">
          <table:cell-address table:column="8" table:row="85" table:table="0"/>
          <office:change-info>
            <dc:creator> </dc:creator>
            <dc:date>2023-03-02T19:46:38.395000000</dc:date>
          </office:change-info>
          <table:previous table:id="ct541">
            <table:change-track-table-cell office:value-type="string">
              <text:p>0,-1,-2,4,3,0,0</text:p>
            </table:change-track-table-cell>
          </table:previous>
        </table:cell-content-change>
        <table:cell-content-change table:id="ct989">
          <table:cell-address table:column="9" table:row="49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0">
          <table:cell-address table:column="9" table:row="51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9" table:row="53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2">
          <table:cell-address table:column="9" table:row="56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9" table:row="58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4">
          <table:cell-address table:column="9" table:row="59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8" table:row="49" table:table="0"/>
          <office:change-info>
            <dc:creator> </dc:creator>
            <dc:date>2023-03-02T19:46:50.835000000</dc:date>
          </office:change-info>
          <table:previous table:id="ct536">
            <table:change-track-table-cell office:value-type="string">
              <text:p>0,-1,-2,4,3,0,0</text:p>
            </table:change-track-table-cell>
          </table:previous>
        </table:cell-content-change>
        <table:cell-content-change table:id="ct996">
          <table:cell-address table:column="8" table:row="51" table:table="0"/>
          <office:change-info>
            <dc:creator> </dc:creator>
            <dc:date>2023-03-02T19:46:50.835000000</dc:date>
          </office:change-info>
          <table:previous table:id="ct845">
            <table:change-track-table-cell office:value-type="string">
              <text:p>0,0,0,0,0,0,1</text:p>
            </table:change-track-table-cell>
          </table:previous>
        </table:cell-content-change>
        <table:cell-content-change table:id="ct997">
          <table:cell-address table:column="8" table:row="53" table:table="0"/>
          <office:change-info>
            <dc:creator> </dc:creator>
            <dc:date>2023-03-02T19:46:50.835000000</dc:date>
          </office:change-info>
          <table:previous table:id="ct636">
            <table:change-track-table-cell office:value-type="string">
              <text:p>0,0,-2,4,0,2,0</text:p>
            </table:change-track-table-cell>
          </table:previous>
        </table:cell-content-change>
        <table:cell-content-change table:id="ct998">
          <table:cell-address table:column="8" table:row="56" table:table="0"/>
          <office:change-info>
            <dc:creator> </dc:creator>
            <dc:date>2023-03-02T19:46:50.835000000</dc:date>
          </office:change-info>
          <table:previous table:id="ct858">
            <table:change-track-table-cell office:value-type="string">
              <text:p>0,0,0,0,0,0,1</text:p>
            </table:change-track-table-cell>
          </table:previous>
        </table:cell-content-change>
        <table:cell-content-change table:id="ct999">
          <table:cell-address table:column="8" table:row="58" table:table="0"/>
          <office:change-info>
            <dc:creator> </dc:creator>
            <dc:date>2023-03-02T19:46:50.835000000</dc:date>
          </office:change-info>
          <table:previous table:id="ct895">
            <table:change-track-table-cell office:value-type="string">
              <text:p>0,0,0,0,0,0,1</text:p>
            </table:change-track-table-cell>
          </table:previous>
        </table:cell-content-change>
        <table:cell-content-change table:id="ct1000">
          <table:cell-address table:column="8" table:row="59" table:table="0"/>
          <office:change-info>
            <dc:creator> </dc:creator>
            <dc:date>2023-03-02T19:46:50.835000000</dc:date>
          </office:change-info>
          <table:previous table:id="ct896">
            <table:change-track-table-cell office:value-type="string">
              <text:p>0,0,0,0,0,0,1</text:p>
            </table:change-track-table-cell>
          </table:previous>
        </table:cell-content-change>
        <table:cell-content-change table:id="ct1001">
          <table:cell-address table:column="9" table:row="38" table:table="0"/>
          <office:change-info>
            <dc:creator> </dc:creator>
            <dc:date>2023-03-02T19:46:54.899000000</dc:date>
          </office:change-info>
          <table:previous table:id="ct460">
            <table:change-track-table-cell/>
          </table:previous>
        </table:cell-content-change>
        <table:cell-content-change table:id="ct1002">
          <table:cell-address table:column="8" table:row="38" table:table="0"/>
          <office:change-info>
            <dc:creator> </dc:creator>
            <dc:date>2023-03-02T19:46:55.648000000</dc:date>
          </office:change-info>
          <table:previous table:id="ct761">
            <table:change-track-table-cell office:value-type="string">
              <text:p>0,0,0,0,0,2,1</text:p>
            </table:change-track-table-cell>
          </table:previous>
        </table:cell-content-change>
        <table:cell-content-change table:id="ct1003">
          <table:cell-address table:column="9" table:row="23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27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29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8" table:row="23" table:table="0"/>
          <office:change-info>
            <dc:creator> </dc:creator>
            <dc:date>2023-03-02T19:47:05.186000000</dc:date>
          </office:change-info>
          <table:previous table:id="ct692">
            <table:change-track-table-cell office:value-type="string">
              <text:p>0,6,5,4,0,2,1</text:p>
            </table:change-track-table-cell>
          </table:previous>
        </table:cell-content-change>
        <table:cell-content-change table:id="ct1007">
          <table:cell-address table:column="8" table:row="27" table:table="0"/>
          <office:change-info>
            <dc:creator> </dc:creator>
            <dc:date>2023-03-02T19:47:05.186000000</dc:date>
          </office:change-info>
          <table:previous table:id="ct807">
            <table:change-track-table-cell office:value-type="string">
              <text:p>0,0,0,0,0,0,1</text:p>
            </table:change-track-table-cell>
          </table:previous>
        </table:cell-content-change>
        <table:cell-content-change table:id="ct1008">
          <table:cell-address table:column="8" table:row="29" table:table="0"/>
          <office:change-info>
            <dc:creator> </dc:creator>
            <dc:date>2023-03-02T19:47:05.186000000</dc:date>
          </office:change-info>
          <table:previous table:id="ct819">
            <table:change-track-table-cell office:value-type="string">
              <text:p>0,0,0,0,0,0,1</text:p>
            </table:change-track-table-cell>
          </table:previous>
        </table:cell-content-change>
        <table:cell-content-change table:id="ct1009">
          <table:cell-address table:column="9" table:row="5" table:table="0"/>
          <office:change-info>
            <dc:creator> </dc:creator>
            <dc:date>2023-03-02T19:47:14.779000000</dc:date>
          </office:change-info>
          <table:previous table:id="ct454">
            <table:change-track-table-cell/>
          </table:previous>
        </table:cell-content-change>
        <table:cell-content-change table:id="ct1010">
          <table:cell-address table:column="9" table:row="6" table:table="0"/>
          <office:change-info>
            <dc:creator> </dc:creator>
            <dc:date>2023-03-02T19:47:14.779000000</dc:date>
          </office:change-info>
          <table:previous table:id="ct456">
            <table:change-track-table-cell/>
          </table:previous>
        </table:cell-content-change>
        <table:cell-content-change table:id="ct1011">
          <table:cell-address table:column="9" table:row="10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9" table:row="11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8" table:row="5" table:table="0"/>
          <office:change-info>
            <dc:creator> </dc:creator>
            <dc:date>2023-03-02T19:47:16.963000000</dc:date>
          </office:change-info>
          <table:previous table:id="ct766">
            <table:change-track-table-cell office:value-type="string">
              <text:p>0,0,0,0,0,2,2</text:p>
            </table:change-track-table-cell>
          </table:previous>
        </table:cell-content-change>
        <table:cell-content-change table:id="ct1014">
          <table:cell-address table:column="8" table:row="6" table:table="0"/>
          <office:change-info>
            <dc:creator> </dc:creator>
            <dc:date>2023-03-02T19:47:16.963000000</dc:date>
          </office:change-info>
          <table:previous table:id="ct768">
            <table:change-track-table-cell office:value-type="string">
              <text:p>0,0,0,0,0,2,2</text:p>
            </table:change-track-table-cell>
          </table:previous>
        </table:cell-content-change>
        <table:cell-content-change table:id="ct1015">
          <table:cell-address table:column="8" table:row="10" table:table="0"/>
          <office:change-info>
            <dc:creator> </dc:creator>
            <dc:date>2023-03-02T19:47:16.963000000</dc:date>
          </office:change-info>
          <table:previous table:id="ct788">
            <table:change-track-table-cell office:value-type="string">
              <text:p>0,0,0,0,0,0,1</text:p>
            </table:change-track-table-cell>
          </table:previous>
        </table:cell-content-change>
        <table:cell-content-change table:id="ct1016">
          <table:cell-address table:column="8" table:row="11" table:table="0"/>
          <office:change-info>
            <dc:creator> </dc:creator>
            <dc:date>2023-03-02T19:47:16.963000000</dc:date>
          </office:change-info>
          <table:previous table:id="ct762">
            <table:change-track-table-cell office:value-type="string">
              <text:p>0,0,0,0,0,2,1</text:p>
            </table:change-track-table-cell>
          </table:previous>
        </table:cell-content-change>
        <table:cell-content-change table:id="ct1017">
          <table:cell-address table:column="9" table:row="128" table:table="0"/>
          <office:change-info>
            <dc:creator> </dc:creator>
            <dc:date>2023-03-02T19:47:27.160000000</dc:date>
          </office:change-info>
          <table:previous table:id="ct464">
            <table:change-track-table-cell/>
          </table:previous>
        </table:cell-content-change>
        <table:cell-content-change table:id="ct1018">
          <table:cell-address table:column="9" table:row="131" table:table="0"/>
          <office:change-info>
            <dc:creator> </dc:creator>
            <dc:date>2023-03-02T19:47:27.1600000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8" table:row="128" table:table="0"/>
          <office:change-info>
            <dc:creator> </dc:creator>
            <dc:date>2023-03-02T19:47:29.114000000</dc:date>
          </office:change-info>
          <table:previous table:id="ct769">
            <table:change-track-table-cell office:value-type="string">
              <text:p>0,0,0,0,0,2,1</text:p>
            </table:change-track-table-cell>
          </table:previous>
        </table:cell-content-change>
        <table:cell-content-change table:id="ct1020">
          <table:cell-address table:column="8" table:row="131" table:table="0"/>
          <office:change-info>
            <dc:creator> </dc:creator>
            <dc:date>2023-03-02T19:47:29.114000000</dc:date>
          </office:change-info>
          <table:previous table:id="ct609">
            <table:change-track-table-cell office:value-type="string">
              <text:p>0,-1,-2,4,0,0,0</text:p>
            </table:change-track-table-cell>
          </table:previous>
        </table:cell-content-change>
        <table:cell-content-change table:id="ct1021">
          <table:cell-address table:column="1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4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8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9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5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16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17" table:row="105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1" table:row="105" table:table="0"/>
          <office:change-info>
            <dc:creator> </dc:creator>
            <dc:date>2023-03-02T19:48:10.020000000</dc:date>
          </office:change-info>
          <table:previous table:id="ct1021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1033">
          <table:cell-address table:column="3" table:row="105" table:table="0"/>
          <office:change-info>
            <dc:creator> </dc:creator>
            <dc:date>2023-03-02T19:48:30.067000000</dc:date>
          </office:change-info>
          <table:previous table:id="ct1022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034">
          <table:cell-address table:column="9" table:row="105" table:table="0"/>
          <office:change-info>
            <dc:creator> </dc:creator>
            <dc:date>2023-03-02T19:48:48.314000000</dc:date>
          </office:change-info>
          <table:previous table:id="ct1027">
            <table:change-track-table-cell office:value-type="float" office:value="-1"/>
          </table:previous>
        </table:cell-content-change>
        <table:cell-content-change table:id="ct1035">
          <table:cell-address table:column="16" table:row="105" table:table="0"/>
          <office:change-info>
            <dc:creator> </dc:creator>
            <dc:date>2023-03-02T19:48:56.659000000</dc:date>
          </office:change-info>
          <table:previous table:id="ct1030">
            <table:change-track-table-cell office:value-type="string">
              <text:p>en_IE,ga_IE</text:p>
            </table:change-track-table-cell>
          </table:previous>
        </table:cell-content-change>
        <table:cell-content-change table:id="ct1036">
          <table:cell-address table:column="17" table:row="105" table:table="0"/>
          <office:change-info>
            <dc:creator> </dc:creator>
            <dc:date>2023-03-02T19:48:56.659000000</dc:date>
          </office:change-info>
          <table:previous table:id="ct1031">
            <table:change-track-table-cell office:value-type="string">
              <text:p>en_IE,ga_IE</text:p>
            </table:change-track-table-cell>
          </table:previous>
        </table:cell-content-change>
        <table:insertion table:id="ct1037" table:type="row" table:position="115" table:table="0">
          <office:change-info>
            <dc:creator> </dc:creator>
            <dc:date>2023-03-02T19:49:36.882000000</dc:date>
          </office:change-info>
          <table:dependencies>
            <table:dependency table:id="ct1333"/>
            <table:dependency table:id="ct1307"/>
            <table:dependency table:id="ct1271"/>
            <table:dependency table:id="ct1270"/>
            <table:dependency table:id="ct1269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</table:dependencies>
        </table:insertion>
        <table:cell-content-change table:id="ct1038">
          <table:cell-address table:column="1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4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5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6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9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15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16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17" table:row="115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1" table:row="115" table:table="0"/>
          <office:change-info>
            <dc:creator> </dc:creator>
            <dc:date>2023-03-02T19:49:47.705000000</dc:date>
          </office:change-info>
          <table:previous table:id="ct1038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1050">
          <table:cell-address table:column="3" table:row="115" table:table="0"/>
          <office:change-info>
            <dc:creator> </dc:creator>
            <dc:date>2023-03-02T19:49:56.140000000</dc:date>
          </office:change-info>
          <table:previous table:id="ct1039">
            <table:change-track-table-cell office:value-type="string">
              <text:p>greg-jpDayOfMountain</text:p>
            </table:change-track-table-cell>
          </table:previous>
        </table:cell-content-change>
        <table:cell-content-change table:id="ct1051">
          <table:cell-address table:column="5" table:row="115" table:table="0"/>
          <office:change-info>
            <dc:creator> </dc:creator>
            <dc:date>2023-03-02T19:50:00.377000000</dc:date>
          </office:change-info>
          <table:previous table:id="ct1041">
            <table:change-track-table-cell office:value-type="float" office:value="10"/>
          </table:previous>
        </table:cell-content-change>
        <table:cell-content-change table:id="ct1052">
          <table:cell-address table:column="6" table:row="115" table:table="0"/>
          <office:change-info>
            <dc:creator> </dc:creator>
            <dc:date>2023-03-02T19:50:03.121000000</dc:date>
          </office:change-info>
          <table:previous table:id="ct1042">
            <table:change-track-table-cell office:value-type="float" office:value="8"/>
          </table:previous>
        </table:cell-content-change>
        <table:insertion table:id="ct1053" table:type="row" table:position="124" table:table="0">
          <office:change-info>
            <dc:creator> </dc:creator>
            <dc:date>2023-03-02T19:50:19.226000000</dc:date>
          </office:change-info>
          <table:dependencies>
            <table:dependency table:id="ct1334"/>
            <table:dependency table:id="ct1308"/>
            <table:dependency table:id="ct1274"/>
            <table:dependency table:id="ct1273"/>
            <table:dependency table:id="ct1272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</table:dependencies>
        </table:insertion>
        <table:cell-content-change table:id="ct1054">
          <table:cell-address table:column="1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4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5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6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7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9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15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17" table:row="124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1" table:row="124" table:table="0"/>
          <office:change-info>
            <dc:creator> </dc:creator>
            <dc:date>2023-03-02T19:50:35.574000000</dc:date>
          </office:change-info>
          <table:previous table:id="ct1054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1066">
          <table:cell-address table:column="3" table:row="124" table:table="0"/>
          <office:change-info>
            <dc:creator> </dc:creator>
            <dc:date>2023-03-02T19:50:57.482000000</dc:date>
          </office:change-info>
          <table:previous table:id="ct1055">
            <table:change-track-table-cell office:value-type="string">
              <text:p>greg-jpDayOfCulture</text:p>
            </table:change-track-table-cell>
          </table:previous>
        </table:cell-content-change>
        <table:cell-content-change table:id="ct1067">
          <table:cell-address table:column="5" table:row="124" table:table="0"/>
          <office:change-info>
            <dc:creator> </dc:creator>
            <dc:date>2023-03-02T19:51:06.488000000</dc:date>
          </office:change-info>
          <table:previous table:id="ct1057">
            <table:change-track-table-cell office:value-type="float" office:value="3"/>
          </table:previous>
        </table:cell-content-change>
        <table:cell-content-change table:id="ct1068">
          <table:cell-address table:column="13" table:row="124" table:table="0"/>
          <office:change-info>
            <dc:creator> </dc:creator>
            <dc:date>2023-03-02T19:51:12.353000000</dc:date>
          </office:change-info>
          <table:previous table:id="ct1061">
            <table:change-track-table-cell office:value-type="string">
              <text:p>culture</text:p>
            </table:change-track-table-cell>
          </table:previous>
        </table:cell-content-change>
        <table:cell-content-change table:id="ct1069">
          <table:cell-address table:column="16" table:row="7" table:table="0"/>
          <office:change-info>
            <dc:creator> </dc:creator>
            <dc:date>2023-03-04T05:02:42.675000000</dc:date>
          </office:change-info>
          <table:previous table:id="ct657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0">
          <table:cell-address table:column="17" table:row="7" table:table="0"/>
          <office:change-info>
            <dc:creator> </dc:creator>
            <dc:date>2023-03-04T05:02:49.611000000</dc:date>
          </office:change-info>
          <table:previous table:id="ct658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1">
          <table:cell-address table:column="16" table:row="12" table:table="0"/>
          <office:change-info>
            <dc:creator> </dc:creator>
            <dc:date>2023-03-04T05:03:07.164000000</dc:date>
          </office:change-info>
          <table:previous table:id="ct66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072">
          <table:cell-address table:column="17" table:row="12" table:table="0"/>
          <office:change-info>
            <dc:creator> </dc:creator>
            <dc:date>2023-03-04T05:03:11.733000000</dc:date>
          </office:change-info>
          <table:previous table:id="ct662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1073" table:type="row" table:position="16" table:table="0">
          <office:change-info>
            <dc:creator> </dc:creator>
            <dc:date>2023-03-04T05:03:29.383000000</dc:date>
          </office:change-info>
          <table:dependencies>
            <table:dependency table:id="ct1281"/>
            <table:dependency table:id="ct1181"/>
            <table:dependency table:id="ct1180"/>
            <table:dependency table:id="ct1175"/>
            <table:dependency table:id="ct1172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</table:dependencies>
        </table:insertion>
        <table:cell-content-change table:id="ct1074">
          <table:cell-address table:column="1" table:row="16" table:table="0"/>
          <office:change-info>
            <dc:creator> </dc:creator>
            <dc:date>2023-03-04T05:03:42.5600000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16" table:table="0"/>
          <office:change-info>
            <dc:creator> </dc:creator>
            <dc:date>2023-03-04T05:03:57.4590000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4" table:row="16" table:table="0"/>
          <office:change-info>
            <dc:creator> </dc:creator>
            <dc:date>2023-03-04T05:04:02.228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5" table:row="16" table:table="0"/>
          <office:change-info>
            <dc:creator> </dc:creator>
            <dc:date>2023-03-04T05:04:06.5660000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6" table:row="16" table:table="0"/>
          <office:change-info>
            <dc:creator> </dc:creator>
            <dc:date>2023-03-04T05:04:08.566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16" table:table="0"/>
          <office:change-info>
            <dc:creator> </dc:creator>
            <dc:date>2023-03-04T05:04:12.2720000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6" table:table="0"/>
          <office:change-info>
            <dc:creator> </dc:creator>
            <dc:date>2023-03-04T05:04:18.6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5" table:row="16" table:table="0"/>
          <office:change-info>
            <dc:creator> </dc:creator>
            <dc:date>2023-03-04T05:04:20.9360000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16" table:table="0"/>
          <office:change-info>
            <dc:creator> </dc:creator>
            <dc:date>2023-03-04T05:04:22.1490000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17" table:row="16" table:table="0"/>
          <office:change-info>
            <dc:creator> </dc:creator>
            <dc:date>2023-03-04T05:04:23.851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1" table:row="16" table:table="0"/>
          <office:change-info>
            <dc:creator> </dc:creator>
            <dc:date>2023-03-04T05:04:32.300000000</dc:date>
          </office:change-info>
          <table:previous table:id="ct1074">
            <table:change-track-table-cell office:value-type="string">
              <text:p>Ckap Verde: Tag der Demokratie</text:p>
            </table:change-track-table-cell>
          </table:previous>
        </table:cell-content-change>
        <table:cell-content-change table:id="ct1085">
          <table:cell-address table:column="13" table:row="18" table:table="0"/>
          <office:change-info>
            <dc:creator> </dc:creator>
            <dc:date>2023-03-04T05:05:07.365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18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7">
          <table:cell-address table:column="17" table:row="18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8">
          <table:cell-address table:column="15" table:row="18" table:table="0"/>
          <office:change-info>
            <dc:creator> </dc:creator>
            <dc:date>2023-03-04T05:05:57.839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1" table:row="18" table:table="0"/>
          <office:change-info>
            <dc:creator> </dc:creator>
            <dc:date>2023-03-04T05:06:12.873000000</dc:date>
          </office:change-info>
          <table:previous table:id="ct793">
            <table:change-track-table-cell office:value-type="string">
              <text:p>Tag der Volljährigen</text:p>
            </table:change-track-table-cell>
          </table:previous>
        </table:cell-content-change>
        <table:insertion table:id="ct1090" table:type="row" table:position="17" table:table="0">
          <office:change-info>
            <dc:creator> </dc:creator>
            <dc:date>2023-03-04T05:06:22.041000000</dc:date>
          </office:change-info>
          <table:dependencies>
            <table:dependency table:id="ct1348"/>
            <table:dependency table:id="ct1342"/>
            <table:dependency table:id="ct1282"/>
            <table:dependency table:id="ct1182"/>
            <table:dependency table:id="ct1179"/>
            <table:dependency table:id="ct1176"/>
            <table:dependency table:id="ct1173"/>
            <table:dependency table:id="ct1114"/>
            <table:dependency table:id="ct1109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</table:dependencies>
        </table:insertion>
        <table:cell-content-change table:id="ct1091">
          <table:cell-address table:column="1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3">
          <table:cell-address table:column="4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4">
          <table:cell-address table:column="6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5">
          <table:cell-address table:column="7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8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9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13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15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17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17" table:row="17" table:table="0"/>
          <office:change-info>
            <dc:creator> </dc:creator>
            <dc:date>2023-03-04T05:06:30.803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17" table:table="0"/>
          <office:change-info>
            <dc:creator> </dc:creator>
            <dc:date>2023-03-04T05:06:42.624000000</dc:date>
          </office:change-info>
          <table:previous table:id="ct1093">
            <table:change-track-table-cell office:value-type="string">
              <text:p>weekdayly</text:p>
            </table:change-track-table-cell>
          </table:previous>
        </table:cell-content-change>
        <table:cell-content-change table:id="ct1103">
          <table:cell-address table:column="5" table:row="17" table:table="0"/>
          <office:change-info>
            <dc:creator> </dc:creator>
            <dc:date>2023-03-04T05:06:44.780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6" table:row="17" table:table="0"/>
          <office:change-info>
            <dc:creator> </dc:creator>
            <dc:date>2023-03-04T05:06:46.435000000</dc:date>
          </office:change-info>
          <table:previous table:id="ct1094">
            <table:change-track-table-cell office:value-type="float" office:value="0"/>
          </table:previous>
        </table:cell-content-change>
        <table:cell-content-change table:id="ct1105">
          <table:cell-address table:column="8" table:row="17" table:table="0"/>
          <office:change-info>
            <dc:creator> </dc:creator>
            <dc:date>2023-03-04T05:06:47.360000000</dc:date>
          </office:change-info>
          <table:previous table:id="ct1096">
            <table:change-track-table-cell office:value-type="float" office:value="0"/>
          </table:previous>
        </table:cell-content-change>
        <table:cell-content-change table:id="ct1106">
          <table:cell-address table:column="9" table:row="17" table:table="0"/>
          <office:change-info>
            <dc:creator> </dc:creator>
            <dc:date>2023-03-04T05:06:48.082000000</dc:date>
          </office:change-info>
          <table:previous table:id="ct1097">
            <table:change-track-table-cell office:value-type="float" office:value="1"/>
          </table:previous>
        </table:cell-content-change>
        <table:cell-content-change table:id="ct1107">
          <table:cell-address table:column="13" table:row="17" table:table="0"/>
          <office:change-info>
            <dc:creator> </dc:creator>
            <dc:date>2023-03-04T05:06:51.709000000</dc:date>
          </office:change-info>
          <table:previous table:id="ct1098">
            <table:change-track-table-cell office:value-type="string">
              <text:p>Political</text:p>
            </table:change-track-table-cell>
          </table:previous>
        </table:cell-content-change>
        <table:cell-content-change table:id="ct1108">
          <table:cell-address table:column="13" table:row="18" table:table="0"/>
          <office:change-info>
            <dc:creator> </dc:creator>
            <dc:date>2023-03-04T05:06:53.775000000</dc:date>
          </office:change-info>
          <table:previous table:id="ct1085">
            <table:change-track-table-cell office:value-type="string">
              <text:p>Political</text:p>
            </table:change-track-table-cell>
          </table:previous>
        </table:cell-content-change>
        <table:cell-content-change table:id="ct1109">
          <table:cell-address table:column="15" table:row="17" table:table="0"/>
          <office:change-info>
            <dc:creator> </dc:creator>
            <dc:date>2023-03-04T05:06:57.931000000</dc:date>
          </office:change-info>
          <table:previous table:id="ct1099">
            <table:change-track-table-cell office:value-type="float" office:value="4"/>
          </table:previous>
        </table:cell-content-change>
        <table:insertion table:id="ct1110" table:type="column" table:position="19" table:table="0">
          <office:change-info>
            <dc:creator> </dc:creator>
            <dc:date>2023-03-04T05:07:16.088000000</dc:date>
          </office:change-info>
          <table:dependencies>
            <table:dependency table:id="ct1348"/>
            <table:dependency table:id="ct1347"/>
            <table:dependency table:id="ct1114"/>
            <table:dependency table:id="ct1113"/>
          </table:dependencies>
        </table:insertion>
        <table:insertion table:id="ct1111" table:type="column" table:position="19" table:table="0">
          <office:change-info>
            <dc:creator> </dc:creator>
            <dc:date>2023-03-04T05:07:23.373000000</dc:date>
          </office:change-info>
          <table:dependencies>
            <table:dependency table:id="ct2085"/>
            <table:dependency table:id="ct1350"/>
            <table:dependency table:id="ct1349"/>
            <table:dependency table:id="ct1346"/>
            <table:dependency table:id="ct1345"/>
            <table:dependency table:id="ct1115"/>
            <table:dependency table:id="ct1112"/>
          </table:dependencies>
        </table:insertion>
        <table:cell-content-change table:id="ct1112">
          <table:cell-address table:column="19" table:row="0" table:table="0"/>
          <office:change-info>
            <dc:creator> </dc:creator>
            <dc:date>2023-03-04T05:07:30.295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19" table:row="0" table:table="0"/>
          <office:change-info>
            <dc:creator> </dc:creator>
            <dc:date>2023-03-04T05:07:47.509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9" table:row="17" table:table="0"/>
          <office:change-info>
            <dc:creator> </dc:creator>
            <dc:date>2023-03-04T05:08:04.268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9" table:row="18" table:table="0"/>
          <office:change-info>
            <dc:creator> </dc:creator>
            <dc:date>2023-03-04T05:08:13.757000000</dc:date>
          </office:change-info>
          <table:previous>
            <table:change-track-table-cell/>
          </table:previous>
        </table:cell-content-change>
        <table:insertion table:id="ct1116" table:type="row" table:position="19" table:table="0">
          <office:change-info>
            <dc:creator> </dc:creator>
            <dc:date>2023-03-04T05:08:36.322000000</dc:date>
          </office:change-info>
          <table:dependencies>
            <table:dependency table:id="ct1284"/>
            <table:dependency table:id="ct1187"/>
            <table:dependency table:id="ct1186"/>
            <table:dependency table:id="ct1185"/>
            <table:dependency table:id="ct1184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</table:dependencies>
        </table:insertion>
        <table:cell-content-change table:id="ct1117">
          <table:cell-address table:column="1" table:row="19" table:table="0"/>
          <office:change-info>
            <dc:creator> </dc:creator>
            <dc:date>2023-03-04T05:08:40.648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3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5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1">
          <table:cell-address table:column="6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7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3">
          <table:cell-address table:column="13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15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17" table:row="19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7">
          <table:cell-address table:column="1" table:row="19" table:table="0"/>
          <office:change-info>
            <dc:creator> </dc:creator>
            <dc:date>2023-03-04T05:08:59.373000000</dc:date>
          </office:change-info>
          <table:previous table:id="ct1117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1128">
          <table:cell-address table:column="5" table:row="19" table:table="0"/>
          <office:change-info>
            <dc:creator> </dc:creator>
            <dc:date>2023-03-04T05:09:04.316000000</dc:date>
          </office:change-info>
          <table:previous table:id="ct1120">
            <table:change-track-table-cell office:value-type="float" office:value="13"/>
          </table:previous>
        </table:cell-content-change>
        <table:cell-content-change table:id="ct1129">
          <table:cell-address table:column="13" table:row="19" table:table="0"/>
          <office:change-info>
            <dc:creator> </dc:creator>
            <dc:date>2023-03-04T05:09:09.429000000</dc:date>
          </office:change-info>
          <table:previous table:id="ct1123">
            <table:change-track-table-cell office:value-type="string">
              <text:p>political</text:p>
            </table:change-track-table-cell>
          </table:previous>
        </table:cell-content-change>
        <table:cell-content-change table:id="ct1130">
          <table:cell-address table:column="16" table:row="55" table:table="0"/>
          <office:change-info>
            <dc:creator> </dc:creator>
            <dc:date>2023-03-04T05:09:36.608000000</dc:date>
          </office:change-info>
          <table:previous table:id="ct618">
            <table:change-track-table-cell office:value-type="string">
              <text:p>de_DE,fr_FR</text:p>
            </table:change-track-table-cell>
          </table:previous>
        </table:cell-content-change>
        <table:cell-content-change table:id="ct1131">
          <table:cell-address table:column="17" table:row="55" table:table="0"/>
          <office:change-info>
            <dc:creator> </dc:creator>
            <dc:date>2023-03-04T05:09:41.481000000</dc:date>
          </office:change-info>
          <table:previous table:id="ct619">
            <table:change-track-table-cell office:value-type="string">
              <text:p>de_DE,fr_FR</text:p>
            </table:change-track-table-cell>
          </table:previous>
        </table:cell-content-change>
        <table:insertion table:id="ct1132" table:type="row" table:position="70" table:table="0">
          <office:change-info>
            <dc:creator> </dc:creator>
            <dc:date>2023-03-04T05:10:06.411000000</dc:date>
          </office:change-info>
          <table:dependencies>
            <table:dependency table:id="ct1294"/>
            <table:dependency table:id="ct1226"/>
            <table:dependency table:id="ct1224"/>
            <table:dependency table:id="ct1223"/>
            <table:dependency table:id="ct1221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</table:dependencies>
        </table:insertion>
        <table:cell-content-change table:id="ct1133">
          <table:cell-address table:column="1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3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5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7">
          <table:cell-address table:column="6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7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3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15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7" table:row="70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3">
          <table:cell-address table:column="1" table:row="70" table:table="0"/>
          <office:change-info>
            <dc:creator> </dc:creator>
            <dc:date>2023-03-04T05:10:37.469000000</dc:date>
          </office:change-info>
          <table:previous table:id="ct1133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1144">
          <table:cell-address table:column="3" table:row="70" table:table="0"/>
          <office:change-info>
            <dc:creator> </dc:creator>
            <dc:date>2023-03-04T05:10:46.436000000</dc:date>
          </office:change-info>
          <table:previous table:id="ct1134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45">
          <table:cell-address table:column="5" table:row="70" table:table="0"/>
          <office:change-info>
            <dc:creator> </dc:creator>
            <dc:date>2023-03-04T05:10:51.235000000</dc:date>
          </office:change-info>
          <table:previous table:id="ct1136">
            <table:change-track-table-cell office:value-type="float" office:value="20"/>
          </table:previous>
        </table:cell-content-change>
        <table:cell-content-change table:id="ct1146">
          <table:cell-address table:column="6" table:row="70" table:table="0"/>
          <office:change-info>
            <dc:creator> </dc:creator>
            <dc:date>2023-03-04T05:10:53.252000000</dc:date>
          </office:change-info>
          <table:previous table:id="ct1137">
            <table:change-track-table-cell office:value-type="float" office:value="1"/>
          </table:previous>
        </table:cell-content-change>
        <table:cell-content-change table:id="ct1147">
          <table:cell-address table:column="13" table:row="70" table:table="0"/>
          <office:change-info>
            <dc:creator> </dc:creator>
            <dc:date>2023-03-04T05:11:07.429000000</dc:date>
          </office:change-info>
          <table:previous table:id="ct1139">
            <table:change-track-table-cell office:value-type="string">
              <text:p>historical</text:p>
            </table:change-track-table-cell>
          </table:previous>
        </table:cell-content-change>
        <table:insertion table:id="ct1148" table:type="row" table:position="80" table:table="0">
          <office:change-info>
            <dc:creator> </dc:creator>
            <dc:date>2023-03-04T05:11:25.502000000</dc:date>
          </office:change-info>
          <table:dependencies>
            <table:dependency table:id="ct1296"/>
            <table:dependency table:id="ct1231"/>
            <table:dependency table:id="ct1230"/>
            <table:dependency table:id="ct1229"/>
            <table:dependency table:id="ct1228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</table:dependencies>
        </table:insertion>
        <table:cell-content-change table:id="ct1149">
          <table:cell-address table:column="1" table:row="80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0">
          <table:cell-address table:column="3" table:row="80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2">
          <table:cell-address table:column="5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6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7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13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15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17" table:row="80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80" table:table="0"/>
          <office:change-info>
            <dc:creator> </dc:creator>
            <dc:date>2023-03-04T05:11:42.828000000</dc:date>
          </office:change-info>
          <table:previous table:id="ct1149">
            <table:change-track-table-cell office:value-type="string">
              <text:p>Kap Verde: Kindertag</text:p>
            </table:change-track-table-cell>
          </table:previous>
        </table:cell-content-change>
        <table:cell-content-change table:id="ct1160">
          <table:cell-address table:column="3" table:row="80" table:table="0"/>
          <office:change-info>
            <dc:creator> </dc:creator>
            <dc:date>2023-03-04T05:11:52.933000000</dc:date>
          </office:change-info>
          <table:previous table:id="ct1150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161">
          <table:cell-address table:column="5" table:row="80" table:table="0"/>
          <office:change-info>
            <dc:creator> </dc:creator>
            <dc:date>2023-03-04T05:11:57.004000000</dc:date>
          </office:change-info>
          <table:previous table:id="ct1152">
            <table:change-track-table-cell office:value-type="float" office:value="1"/>
          </table:previous>
        </table:cell-content-change>
        <table:cell-content-change table:id="ct1162">
          <table:cell-address table:column="6" table:row="80" table:table="0"/>
          <office:change-info>
            <dc:creator> </dc:creator>
            <dc:date>2023-03-04T05:11:58.869000000</dc:date>
          </office:change-info>
          <table:previous table:id="ct1153">
            <table:change-track-table-cell office:value-type="float" office:value="6"/>
          </table:previous>
        </table:cell-content-change>
        <table:cell-content-change table:id="ct1163">
          <table:cell-address table:column="13" table:row="80" table:table="0"/>
          <office:change-info>
            <dc:creator> </dc:creator>
            <dc:date>2023-03-04T05:12:06.423000000</dc:date>
          </office:change-info>
          <table:previous table:id="ct1155">
            <table:change-track-table-cell office:value-type="string">
              <text:p>culture</text:p>
            </table:change-track-table-cell>
          </table:previous>
        </table:cell-content-change>
        <table:cell-content-change table:id="ct1164">
          <table:cell-address table:column="16" table:row="93" table:table="0"/>
          <office:change-info>
            <dc:creator> </dc:creator>
            <dc:date>2023-03-04T05:12:37.265000000</dc:date>
          </office:change-info>
          <table:previous table:id="ct107">
            <table:change-track-table-cell office:value-type="string">
              <text:p>de_DE, fr_FR</text:p>
            </table:change-track-table-cell>
          </table:previous>
        </table:cell-content-change>
        <table:cell-content-change table:id="ct1165">
          <table:cell-address table:column="17" table:row="93" table:table="0"/>
          <office:change-info>
            <dc:creator> </dc:creator>
            <dc:date>2023-03-04T05:12:42.903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166">
          <table:cell-address table:column="16" table:row="113" table:table="0"/>
          <office:change-info>
            <dc:creator> </dc:creator>
            <dc:date>2023-03-04T05:13:04.792000000</dc:date>
          </office:change-info>
          <table:previous>
            <table:change-track-table-cell office:value-type="string">
              <text:p>de_DE,fr_FR</text:p>
            </table:change-track-table-cell>
          </table:previous>
        </table:cell-content-change>
        <table:cell-content-change table:id="ct1167">
          <table:cell-address table:column="17" table:row="113" table:table="0"/>
          <office:change-info>
            <dc:creator> </dc:creator>
            <dc:date>2023-03-04T05:13:09.985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insertion table:id="ct1168" table:type="column" table:position="0" table:table="0">
          <office:change-info>
            <dc:creator> </dc:creator>
            <dc:date>2023-03-04T05:17:10.267000000</dc:date>
          </office:change-info>
          <table:dependencies>
            <table:dependency table:id="ct2551"/>
            <table:dependency table:id="ct2550"/>
            <table:dependency table:id="ct2547"/>
            <table:dependency table:id="ct2546"/>
            <table:dependency table:id="ct2545"/>
            <table:dependency table:id="ct2541"/>
            <table:dependency table:id="ct2540"/>
            <table:dependency table:id="ct2526"/>
            <table:dependency table:id="ct2511"/>
            <table:dependency table:id="ct2508"/>
            <table:dependency table:id="ct2495"/>
            <table:dependency table:id="ct2490"/>
            <table:dependency table:id="ct2477"/>
            <table:dependency table:id="ct2471"/>
            <table:dependency table:id="ct2458"/>
            <table:dependency table:id="ct2451"/>
            <table:dependency table:id="ct2438"/>
            <table:dependency table:id="ct2420"/>
            <table:dependency table:id="ct2406"/>
            <table:dependency table:id="ct2315"/>
            <table:dependency table:id="ct2302"/>
            <table:dependency table:id="ct2299"/>
            <table:dependency table:id="ct2286"/>
            <table:dependency table:id="ct2284"/>
            <table:dependency table:id="ct2266"/>
            <table:dependency table:id="ct2264"/>
            <table:dependency table:id="ct2261"/>
            <table:dependency table:id="ct2248"/>
            <table:dependency table:id="ct2231"/>
            <table:dependency table:id="ct2222"/>
            <table:dependency table:id="ct2178"/>
            <table:dependency table:id="ct2166"/>
            <table:dependency table:id="ct2159"/>
            <table:dependency table:id="ct2148"/>
            <table:dependency table:id="ct2143"/>
            <table:dependency table:id="ct2130"/>
            <table:dependency table:id="ct2124"/>
            <table:dependency table:id="ct2102"/>
            <table:dependency table:id="ct2089"/>
            <table:dependency table:id="ct2078"/>
            <table:dependency table:id="ct2076"/>
            <table:dependency table:id="ct2046"/>
            <table:dependency table:id="ct2036"/>
            <table:dependency table:id="ct2034"/>
            <table:dependency table:id="ct2033"/>
            <table:dependency table:id="ct2016"/>
            <table:dependency table:id="ct1999"/>
            <table:dependency table:id="ct1998"/>
            <table:dependency table:id="ct1986"/>
            <table:dependency table:id="ct1985"/>
            <table:dependency table:id="ct1955"/>
            <table:dependency table:id="ct1954"/>
            <table:dependency table:id="ct1937"/>
            <table:dependency table:id="ct1936"/>
            <table:dependency table:id="ct1928"/>
            <table:dependency table:id="ct1915"/>
            <table:dependency table:id="ct1909"/>
            <table:dependency table:id="ct1894"/>
            <table:dependency table:id="ct1891"/>
            <table:dependency table:id="ct1877"/>
            <table:dependency table:id="ct1874"/>
            <table:dependency table:id="ct1873"/>
            <table:dependency table:id="ct1812"/>
            <table:dependency table:id="ct1811"/>
            <table:dependency table:id="ct1798"/>
            <table:dependency table:id="ct1792"/>
            <table:dependency table:id="ct1780"/>
            <table:dependency table:id="ct1771"/>
            <table:dependency table:id="ct1755"/>
            <table:dependency table:id="ct1753"/>
            <table:dependency table:id="ct1739"/>
            <table:dependency table:id="ct1731"/>
            <table:dependency table:id="ct1730"/>
            <table:dependency table:id="ct1662"/>
            <table:dependency table:id="ct1651"/>
            <table:dependency table:id="ct1646"/>
            <table:dependency table:id="ct1632"/>
            <table:dependency table:id="ct1625"/>
            <table:dependency table:id="ct1614"/>
            <table:dependency table:id="ct1611"/>
            <table:dependency table:id="ct1597"/>
            <table:dependency table:id="ct1595"/>
            <table:dependency table:id="ct1580"/>
            <table:dependency table:id="ct1576"/>
            <table:dependency table:id="ct1562"/>
            <table:dependency table:id="ct1553"/>
            <table:dependency table:id="ct1541"/>
            <table:dependency table:id="ct1539"/>
            <table:dependency table:id="ct1537"/>
            <table:dependency table:id="ct1524"/>
            <table:dependency table:id="ct1522"/>
            <table:dependency table:id="ct1521"/>
            <table:dependency table:id="ct1520"/>
            <table:dependency table:id="ct1496"/>
            <table:dependency table:id="ct1482"/>
            <table:dependency table:id="ct1479"/>
            <table:dependency table:id="ct1475"/>
            <table:dependency table:id="ct1457"/>
            <table:dependency table:id="ct1446"/>
            <table:dependency table:id="ct1443"/>
            <table:dependency table:id="ct1430"/>
            <table:dependency table:id="ct1428"/>
            <table:dependency table:id="ct1427"/>
            <table:dependency table:id="ct1426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7"/>
            <table:dependency table:id="ct1275"/>
            <table:dependency table:id="ct1273"/>
            <table:dependency table:id="ct1272"/>
            <table:dependency table:id="ct1270"/>
            <table:dependency table:id="ct1269"/>
            <table:dependency table:id="ct1266"/>
            <table:dependency table:id="ct1264"/>
            <table:dependency table:id="ct1263"/>
            <table:dependency table:id="ct1262"/>
            <table:dependency table:id="ct1259"/>
            <table:dependency table:id="ct1257"/>
            <table:dependency table:id="ct1255"/>
            <table:dependency table:id="ct1254"/>
            <table:dependency table:id="ct1251"/>
            <table:dependency table:id="ct1250"/>
            <table:dependency table:id="ct1247"/>
            <table:dependency table:id="ct1246"/>
            <table:dependency table:id="ct1244"/>
            <table:dependency table:id="ct1242"/>
            <table:dependency table:id="ct1238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0"/>
            <table:dependency table:id="ct1228"/>
            <table:dependency table:id="ct1225"/>
            <table:dependency table:id="ct1224"/>
            <table:dependency table:id="ct1222"/>
            <table:dependency table:id="ct1221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0"/>
            <table:dependency table:id="ct1209"/>
            <table:dependency table:id="ct1207"/>
            <table:dependency table:id="ct1204"/>
            <table:dependency table:id="ct1202"/>
            <table:dependency table:id="ct1201"/>
            <table:dependency table:id="ct1199"/>
            <table:dependency table:id="ct1197"/>
            <table:dependency table:id="ct1193"/>
            <table:dependency table:id="ct1192"/>
            <table:dependency table:id="ct1190"/>
            <table:dependency table:id="ct1189"/>
            <table:dependency table:id="ct1186"/>
            <table:dependency table:id="ct1184"/>
            <table:dependency table:id="ct1180"/>
            <table:dependency table:id="ct1179"/>
            <table:dependency table:id="ct1178"/>
            <table:dependency table:id="ct1174"/>
            <table:dependency table:id="ct1173"/>
            <table:dependency table:id="ct1172"/>
            <table:dependency table:id="ct1170"/>
            <table:dependency table:id="ct1169"/>
          </table:dependencies>
        </table:insertion>
        <table:cell-content-change table:id="ct1169">
          <table:cell-address table:column="0" table:row="10" table:table="0"/>
          <office:change-info>
            <dc:creator> </dc:creator>
            <dc:date>2023-03-04T05:17:25.350000000</dc:date>
          </office:change-info>
          <table:previous>
            <table:change-track-table-cell/>
          </table:previous>
        </table:cell-content-change>
        <table:cell-content-change table:id="ct1170">
          <table:cell-address table:column="0" table:row="10" table:table="0"/>
          <office:change-info>
            <dc:creator> </dc:creator>
            <dc:date>2023-03-04T05:17:51.058000000</dc:date>
          </office:change-info>
          <table:previous table:id="ct1169">
            <table:change-track-table-cell office:value-type="string">
              <text:p>LLL:EXT:timer/Resources/Private/Language/locallang_cal.xlf:calendarDate.cult.greg.silvester</text:p>
            </table:change-track-table-cell>
          </table:previous>
        </table:cell-content-change>
        <table:cell-content-change table:id="ct1171">
          <table:cell-address table:column="2" table:row="10" table:table="0"/>
          <office:change-info>
            <dc:creator> </dc:creator>
            <dc:date>2023-03-04T05:17:52.768000000</dc:date>
          </office:change-info>
          <table:previous table:id="ct786">
            <table:change-track-table-cell/>
          </table:previous>
        </table:cell-content-change>
        <table:cell-content-change table:id="ct1172">
          <table:cell-address table:column="0" table:row="16" table:table="0"/>
          <office:change-info>
            <dc:creator> </dc:creator>
            <dc:date>2023-03-04T05:18:05.670000000</dc:date>
          </office:change-info>
          <table:previous>
            <table:change-track-table-cell/>
          </table:previous>
        </table:cell-content-change>
        <table:cell-content-change table:id="ct1173">
          <table:cell-address table:column="0" table:row="17" table:table="0"/>
          <office:change-info>
            <dc:creator> </dc:creator>
            <dc:date>2023-03-04T05:18:07.134000000</dc:date>
          </office:change-info>
          <table:previous>
            <table:change-track-table-cell/>
          </table:previous>
        </table:cell-content-change>
        <table:cell-content-change table:id="ct1174">
          <table:cell-address table:column="0" table:row="18" table:table="0"/>
          <office:change-info>
            <dc:creator> </dc:creator>
            <dc:date>2023-03-04T05:18:08.461000000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16" table:table="0"/>
          <office:change-info>
            <dc:creator> </dc:creator>
            <dc:date>2023-03-04T05:18:17.319000000</dc:date>
          </office:change-info>
          <table:previous table:id="ct1075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76">
          <table:cell-address table:column="3" table:row="17" table:table="0"/>
          <office:change-info>
            <dc:creator> </dc:creator>
            <dc:date>2023-03-04T05:18:25.990000000</dc:date>
          </office:change-info>
          <table:previous table:id="ct1092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7">
          <table:cell-address table:column="3" table:row="18" table:table="0"/>
          <office:change-info>
            <dc:creator> </dc:creator>
            <dc:date>2023-03-04T05:18:37.348000000</dc:date>
          </office:change-info>
          <table:previous table:id="ct794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8">
          <table:cell-address table:column="0" table:row="18" table:table="0"/>
          <office:change-info>
            <dc:creator> </dc:creator>
            <dc:date>2023-03-04T05:18:50.782000000</dc:date>
          </office:change-info>
          <table:previous table:id="ct1174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79">
          <table:cell-address table:column="0" table:row="17" table:table="0"/>
          <office:change-info>
            <dc:creator> </dc:creator>
            <dc:date>2023-03-04T05:19:02.140000000</dc:date>
          </office:change-info>
          <table:previous table:id="ct1173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0">
          <table:cell-address table:column="0" table:row="16" table:table="0"/>
          <office:change-info>
            <dc:creator> </dc:creator>
            <dc:date>2023-03-04T05:19:14.308000000</dc:date>
          </office:change-info>
          <table:previous table:id="ct1172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1">
          <table:cell-address table:column="2" table:row="16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2">
          <table:cell-address table:column="2" table:row="17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3">
          <table:cell-address table:column="2" table:row="18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4">
          <table:cell-address table:column="0" table:row="19" table:table="0"/>
          <office:change-info>
            <dc:creator> </dc:creator>
            <dc:date>2023-03-04T05:19:36.463000000</dc:date>
          </office:change-info>
          <table:previous>
            <table:change-track-table-cell/>
          </table:previous>
        </table:cell-content-change>
        <table:cell-content-change table:id="ct1185">
          <table:cell-address table:column="3" table:row="19" table:table="0"/>
          <office:change-info>
            <dc:creator> </dc:creator>
            <dc:date>2023-03-04T05:19:54.315000000</dc:date>
          </office:change-info>
          <table:previous table:id="ct1118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86">
          <table:cell-address table:column="0" table:row="19" table:table="0"/>
          <office:change-info>
            <dc:creator> </dc:creator>
            <dc:date>2023-03-04T05:20:03.575000000</dc:date>
          </office:change-info>
          <table:previous table:id="ct1184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187">
          <table:cell-address table:column="2" table:row="19" table:table="0"/>
          <office:change-info>
            <dc:creator> </dc:creator>
            <dc:date>2023-03-04T05:20:07.417000000</dc:date>
          </office:change-info>
          <table:previous>
            <table:change-track-table-cell/>
          </table:previous>
        </table:cell-content-change>
        <table:cell-content-change table:id="ct1188">
          <table:cell-address table:column="3" table:row="23" table:table="0"/>
          <office:change-info>
            <dc:creator> </dc:creator>
            <dc:date>2023-03-04T05:20:23.341000000</dc:date>
          </office:change-info>
          <table:previous table:id="ct686">
            <table:change-track-table-cell office:value-type="string">
              <text:p>greg-firstFebruary</text:p>
            </table:change-track-table-cell>
          </table:previous>
        </table:cell-content-change>
        <table:cell-content-change table:id="ct1189">
          <table:cell-address table:column="0" table:row="23" table:table="0"/>
          <office:change-info>
            <dc:creator> </dc:creator>
            <dc:date>2023-03-04T05:20:30.514000000</dc:date>
          </office:change-info>
          <table:previous>
            <table:change-track-table-cell/>
          </table:previous>
        </table:cell-content-change>
        <table:cell-content-change table:id="ct1190">
          <table:cell-address table:column="0" table:row="23" table:table="0"/>
          <office:change-info>
            <dc:creator> </dc:creator>
            <dc:date>2023-03-04T05:20:40.332000000</dc:date>
          </office:change-info>
          <table:previous table:id="ct1189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191">
          <table:cell-address table:column="2" table:row="23" table:table="0"/>
          <office:change-info>
            <dc:creator> </dc:creator>
            <dc:date>2023-03-04T05:20:44.196000000</dc:date>
          </office:change-info>
          <table:previous>
            <table:change-track-table-cell/>
          </table:previous>
        </table:cell-content-change>
        <table:cell-content-change table:id="ct1192">
          <table:cell-address table:column="0" table:row="27" table:table="0"/>
          <office:change-info>
            <dc:creator> </dc:creator>
            <dc:date>2023-03-04T05:20:46.418000000</dc:date>
          </office:change-info>
          <table:previous>
            <table:change-track-table-cell/>
          </table:previous>
        </table:cell-content-change>
        <table:cell-content-change table:id="ct1193">
          <table:cell-address table:column="0" table:row="27" table:table="0"/>
          <office:change-info>
            <dc:creator> </dc:creator>
            <dc:date>2023-03-04T05:20:57.815000000</dc:date>
          </office:change-info>
          <table:previous table:id="ct1192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194">
          <table:cell-address table:column="2" table:row="27" table:table="0"/>
          <office:change-info>
            <dc:creator> </dc:creator>
            <dc:date>2023-03-04T05:21:00.952000000</dc:date>
          </office:change-info>
          <table:previous>
            <table:change-track-table-cell/>
          </table:previous>
        </table:cell-content-change>
        <table:cell-content-change table:id="ct1195">
          <table:cell-address table:column="2" table:row="29" table:table="0"/>
          <office:change-info>
            <dc:creator> </dc:creator>
            <dc:date>2023-03-04T05:21:04.393000000</dc:date>
          </office:change-info>
          <table:previous>
            <table:change-track-table-cell/>
          </table:previous>
        </table:cell-content-change>
        <table:cell-content-change table:id="ct1196">
          <table:cell-address table:column="2" table:row="29" table:table="0"/>
          <office:change-info>
            <dc:creator> </dc:creator>
            <dc:date>2023-03-04T05:21:06.747000000</dc:date>
          </office:change-info>
          <table:previous table:id="ct1195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197">
          <table:cell-address table:column="0" table:row="29" table:table="0"/>
          <office:change-info>
            <dc:creator> </dc:creator>
            <dc:date>2023-03-04T05:21:08.307000000</dc:date>
          </office:change-info>
          <table:previous>
            <table:change-track-table-cell/>
          </table:previous>
        </table:cell-content-change>
        <table:cell-content-change table:id="ct1198">
          <table:cell-address table:column="3" table:row="29" table:table="0"/>
          <office:change-info>
            <dc:creator> </dc:creator>
            <dc:date>2023-03-04T05:21:25.117000000</dc:date>
          </office:change-info>
          <table:previous table:id="ct825">
            <table:change-track-table-cell office:value-type="string">
              <text:p>greg-jpTennoBirthdayStateFoundation</text:p>
            </table:change-track-table-cell>
          </table:previous>
        </table:cell-content-change>
        <table:cell-content-change table:id="ct1199">
          <table:cell-address table:column="0" table:row="29" table:table="0"/>
          <office:change-info>
            <dc:creator> </dc:creator>
            <dc:date>2023-03-04T05:21:32.108000000</dc:date>
          </office:change-info>
          <table:previous table:id="ct1197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00">
          <table:cell-address table:column="2" table:row="29" table:table="0"/>
          <office:change-info>
            <dc:creator> </dc:creator>
            <dc:date>2023-03-04T05:21:36.025000000</dc:date>
          </office:change-info>
          <table:previous table:id="ct1196">
            <table:change-track-table-cell/>
          </table:previous>
        </table:cell-content-change>
        <table:cell-content-change table:id="ct1201">
          <table:cell-address table:column="0" table:row="41" table:table="0"/>
          <office:change-info>
            <dc:creator> </dc:creator>
            <dc:date>2023-03-04T05:21:40.056000000</dc:date>
          </office:change-info>
          <table:previous>
            <table:change-track-table-cell/>
          </table:previous>
        </table:cell-content-change>
        <table:cell-content-change table:id="ct1202">
          <table:cell-address table:column="0" table:row="41" table:table="0"/>
          <office:change-info>
            <dc:creator> </dc:creator>
            <dc:date>2023-03-04T05:21:49.092000000</dc:date>
          </office:change-info>
          <table:previous table:id="ct1201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03">
          <table:cell-address table:column="2" table:row="41" table:table="0"/>
          <office:change-info>
            <dc:creator> </dc:creator>
            <dc:date>2023-03-04T05:21:52.142000000</dc:date>
          </office:change-info>
          <table:previous>
            <table:change-track-table-cell/>
          </table:previous>
        </table:cell-content-change>
        <table:cell-content-change table:id="ct1204">
          <table:cell-address table:column="0" table:row="49" table:table="0"/>
          <office:change-info>
            <dc:creator> </dc:creator>
            <dc:date>2023-03-04T05:22:05.335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49" table:table="0"/>
          <office:change-info>
            <dc:creator> </dc:creator>
            <dc:date>2023-03-04T05:22:18.755000000</dc:date>
          </office:change-info>
          <table:previous table:id="ct528">
            <table:change-track-table-cell office:value-type="string">
              <text:p>Juan Santamaría Day</text:p>
            </table:change-track-table-cell>
          </table:previous>
        </table:cell-content-change>
        <table:cell-content-change table:id="ct1206">
          <table:cell-address table:column="3" table:row="49" table:table="0"/>
          <office:change-info>
            <dc:creator> </dc:creator>
            <dc:date>2023-03-04T05:22:25.453000000</dc:date>
          </office:change-info>
          <table:previous table:id="ct529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1207">
          <table:cell-address table:column="0" table:row="49" table:table="0"/>
          <office:change-info>
            <dc:creator> </dc:creator>
            <dc:date>2023-03-04T05:22:36.756000000</dc:date>
          </office:change-info>
          <table:previous table:id="ct1204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08">
          <table:cell-address table:column="2" table:row="49" table:table="0"/>
          <office:change-info>
            <dc:creator> </dc:creator>
            <dc:date>2023-03-04T05:22:40.176000000</dc:date>
          </office:change-info>
          <table:previous>
            <table:change-track-table-cell/>
          </table:previous>
        </table:cell-content-change>
        <table:cell-content-change table:id="ct1209">
          <table:cell-address table:column="0" table:row="51" table:table="0"/>
          <office:change-info>
            <dc:creator> </dc:creator>
            <dc:date>2023-03-04T05:22:50.729000000</dc:date>
          </office:change-info>
          <table:previous>
            <table:change-track-table-cell/>
          </table:previous>
        </table:cell-content-change>
        <table:cell-content-change table:id="ct1210">
          <table:cell-address table:column="0" table:row="51" table:table="0"/>
          <office:change-info>
            <dc:creator> </dc:creator>
            <dc:date>2023-03-04T05:23:03.004000000</dc:date>
          </office:change-info>
          <table:previous table:id="ct1209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11">
          <table:cell-address table:column="2" table:row="51" table:table="0"/>
          <office:change-info>
            <dc:creator> </dc:creator>
            <dc:date>2023-03-04T05:23:08.2310000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0" table:row="56" table:table="0"/>
          <office:change-info>
            <dc:creator> </dc:creator>
            <dc:date>2023-03-04T05:23:18.873000000</dc:date>
          </office:change-info>
          <table:previous>
            <table:change-track-table-cell/>
          </table:previous>
        </table:cell-content-change>
        <table:cell-content-change table:id="ct1213">
          <table:cell-address table:column="0" table:row="58" table:table="0"/>
          <office:change-info>
            <dc:creator> </dc:creator>
            <dc:date>2023-03-04T05:23:20.282000000</dc:date>
          </office:change-info>
          <table:previous>
            <table:change-track-table-cell/>
          </table:previous>
        </table:cell-content-change>
        <table:cell-content-change table:id="ct1214">
          <table:cell-address table:column="0" table:row="59" table:table="0"/>
          <office:change-info>
            <dc:creator> </dc:creator>
            <dc:date>2023-03-04T05:23:22.289000000</dc:date>
          </office:change-info>
          <table:previous>
            <table:change-track-table-cell/>
          </table:previous>
        </table:cell-content-change>
        <table:cell-content-change table:id="ct1215">
          <table:cell-address table:column="0" table:row="56" table:table="0"/>
          <office:change-info>
            <dc:creator> </dc:creator>
            <dc:date>2023-03-04T05:23:36.610000000</dc:date>
          </office:change-info>
          <table:previous table:id="ct1212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6">
          <table:cell-address table:column="0" table:row="58" table:table="0"/>
          <office:change-info>
            <dc:creator> </dc:creator>
            <dc:date>2023-03-04T05:23:48.950000000</dc:date>
          </office:change-info>
          <table:previous table:id="ct1213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7">
          <table:cell-address table:column="0" table:row="59" table:table="0"/>
          <office:change-info>
            <dc:creator> </dc:creator>
            <dc:date>2023-03-04T05:24:02.759000000</dc:date>
          </office:change-info>
          <table:previous table:id="ct1214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8">
          <table:cell-address table:column="2" table:row="56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2" table:row="58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2" table:row="59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1">
          <table:cell-address table:column="0" table:row="70" table:table="0"/>
          <office:change-info>
            <dc:creator> </dc:creator>
            <dc:date>2023-03-04T05:24:21.625000000</dc:date>
          </office:change-info>
          <table:previous>
            <table:change-track-table-cell/>
          </table:previous>
        </table:cell-content-change>
        <table:cell-content-change table:id="ct1222">
          <table:cell-address table:column="0" table:row="71" table:table="0"/>
          <office:change-info>
            <dc:creator> </dc:creator>
            <dc:date>2023-03-04T05:24:24.262000000</dc:date>
          </office:change-info>
          <table:previous>
            <table:change-track-table-cell/>
          </table:previous>
        </table:cell-content-change>
        <table:cell-content-change table:id="ct1223">
          <table:cell-address table:column="3" table:row="70" table:table="0"/>
          <office:change-info>
            <dc:creator> </dc:creator>
            <dc:date>2023-03-04T05:24:41.126000000</dc:date>
          </office:change-info>
          <table:previous table:id="ct1144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224">
          <table:cell-address table:column="0" table:row="70" table:table="0"/>
          <office:change-info>
            <dc:creator> </dc:creator>
            <dc:date>2023-03-04T05:24:50.311000000</dc:date>
          </office:change-info>
          <table:previous table:id="ct1221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5">
          <table:cell-address table:column="0" table:row="71" table:table="0"/>
          <office:change-info>
            <dc:creator> </dc:creator>
            <dc:date>2023-03-04T05:25:02.540000000</dc:date>
          </office:change-info>
          <table:previous table:id="ct1222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6">
          <table:cell-address table:column="2" table:row="70" table:table="0"/>
          <office:change-info>
            <dc:creator> </dc:creator>
            <dc:date>2023-03-04T05:25:07.860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2" table:row="71" table:table="0"/>
          <office:change-info>
            <dc:creator> </dc:creator>
            <dc:date>2023-03-04T05:25:07.860000000</dc:date>
          </office:change-info>
          <table:previous table:id="ct741">
            <table:change-track-table-cell/>
          </table:previous>
        </table:cell-content-change>
        <table:cell-content-change table:id="ct1228">
          <table:cell-address table:column="0" table:row="80" table:table="0"/>
          <office:change-info>
            <dc:creator> </dc:creator>
            <dc:date>2023-03-04T05:25:13.321000000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0" table:table="0"/>
          <office:change-info>
            <dc:creator> </dc:creator>
            <dc:date>2023-03-04T05:25:22.986000000</dc:date>
          </office:change-info>
          <table:previous table:id="ct1160">
            <table:change-track-table-cell office:value-type="string">
              <text:p>greg-dayOfIndependency</text:p>
            </table:change-track-table-cell>
          </table:previous>
        </table:cell-content-change>
        <table:cell-content-change table:id="ct1230">
          <table:cell-address table:column="0" table:row="80" table:table="0"/>
          <office:change-info>
            <dc:creator> </dc:creator>
            <dc:date>2023-03-04T05:25:32.535000000</dc:date>
          </office:change-info>
          <table:previous table:id="ct1228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31">
          <table:cell-address table:column="2" table:row="80" table:table="0"/>
          <office:change-info>
            <dc:creator> </dc:creator>
            <dc:date>2023-03-04T05:25:35.740000000</dc:date>
          </office:change-info>
          <table:previous>
            <table:change-track-table-cell/>
          </table:previous>
        </table:cell-content-change>
        <table:cell-content-change table:id="ct1232">
          <table:cell-address table:column="0" table:row="83" table:table="0"/>
          <office:change-info>
            <dc:creator> </dc:creator>
            <dc:date>2023-03-04T05:25:52.017000000</dc:date>
          </office:change-info>
          <table:previous>
            <table:change-track-table-cell/>
          </table:previous>
        </table:cell-content-change>
        <table:cell-content-change table:id="ct1233">
          <table:cell-address table:column="0" table:row="84" table:table="0"/>
          <office:change-info>
            <dc:creator> </dc:creator>
            <dc:date>2023-03-04T05:25:53.408000000</dc:date>
          </office:change-info>
          <table:previous>
            <table:change-track-table-cell/>
          </table:previous>
        </table:cell-content-change>
        <table:cell-content-change table:id="ct1234">
          <table:cell-address table:column="0" table:row="85" table:table="0"/>
          <office:change-info>
            <dc:creator> </dc:creator>
            <dc:date>2023-03-04T05:25:56.402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83" table:table="0"/>
          <office:change-info>
            <dc:creator> </dc:creator>
            <dc:date>2023-03-04T05:26:05.540000000</dc:date>
          </office:change-info>
          <table:previous table:id="ct1232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6">
          <table:cell-address table:column="0" table:row="84" table:table="0"/>
          <office:change-info>
            <dc:creator> </dc:creator>
            <dc:date>2023-03-04T05:26:15.964000000</dc:date>
          </office:change-info>
          <table:previous table:id="ct1233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7">
          <table:cell-address table:column="3" table:row="85" table:table="0"/>
          <office:change-info>
            <dc:creator> </dc:creator>
            <dc:date>2023-03-04T05:26:31.683000000</dc:date>
          </office:change-info>
          <table:previous table:id="ct563">
            <table:change-track-table-cell office:value-type="string">
              <text:p>greg-anexionDelPartidoDeNicoyaGuanacaste</text:p>
            </table:change-track-table-cell>
          </table:previous>
        </table:cell-content-change>
        <table:cell-content-change table:id="ct1238">
          <table:cell-address table:column="0" table:row="85" table:table="0"/>
          <office:change-info>
            <dc:creator> </dc:creator>
            <dc:date>2023-03-04T05:26:38.927000000</dc:date>
          </office:change-info>
          <table:previous table:id="ct1234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9">
          <table:cell-address table:column="2" table:row="83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0">
          <table:cell-address table:column="2" table:row="84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1">
          <table:cell-address table:column="2" table:row="85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88" table:table="0"/>
          <office:change-info>
            <dc:creator> </dc:creator>
            <dc:date>2023-03-04T05:26:50.082000000</dc:date>
          </office:change-info>
          <table:previous>
            <table:change-track-table-cell/>
          </table:previous>
        </table:cell-content-change>
        <table:cell-content-change table:id="ct1243">
          <table:cell-address table:column="3" table:row="88" table:table="0"/>
          <office:change-info>
            <dc:creator> </dc:creator>
            <dc:date>2023-03-04T05:27:02.412000000</dc:date>
          </office:change-info>
          <table:previous table:id="ct562">
            <table:change-track-table-cell office:value-type="string">
              <text:p>greg-VirgenDeLosÁngeles</text:p>
            </table:change-track-table-cell>
          </table:previous>
        </table:cell-content-change>
        <table:cell-content-change table:id="ct1244">
          <table:cell-address table:column="0" table:row="88" table:table="0"/>
          <office:change-info>
            <dc:creator> </dc:creator>
            <dc:date>2023-03-04T05:27:08.227000000</dc:date>
          </office:change-info>
          <table:previous table:id="ct1242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245">
          <table:cell-address table:column="2" table:row="88" table:table="0"/>
          <office:change-info>
            <dc:creator> </dc:creator>
            <dc:date>2023-03-04T05:27:11.257000000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91" table:table="0"/>
          <office:change-info>
            <dc:creator> </dc:creator>
            <dc:date>2023-03-04T05:27:14.251000000</dc:date>
          </office:change-info>
          <table:previous>
            <table:change-track-table-cell/>
          </table:previous>
        </table:cell-content-change>
        <table:cell-content-change table:id="ct1247">
          <table:cell-address table:column="0" table:row="92" table:table="0"/>
          <office:change-info>
            <dc:creator> </dc:creator>
            <dc:date>2023-03-04T05:27:19.212000000</dc:date>
          </office:change-info>
          <table:previous>
            <table:change-track-table-cell/>
          </table:previous>
        </table:cell-content-change>
        <table:cell-content-change table:id="ct1248">
          <table:cell-address table:column="1" table:row="92" table:table="0"/>
          <office:change-info>
            <dc:creator> </dc:creator>
            <dc:date>2023-03-04T05:27:27.038000000</dc:date>
          </office:change-info>
          <table:previous table:id="ct581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1249">
          <table:cell-address table:column="3" table:row="92" table:table="0"/>
          <office:change-info>
            <dc:creator> </dc:creator>
            <dc:date>2023-03-04T05:27:38.458000000</dc:date>
          </office:change-info>
          <table:previous table:id="ct582">
            <table:change-track-table-cell office:value-type="string">
              <text:p>greg-diaMadre</text:p>
            </table:change-track-table-cell>
          </table:previous>
        </table:cell-content-change>
        <table:cell-content-change table:id="ct1250">
          <table:cell-address table:column="0" table:row="92" table:table="0"/>
          <office:change-info>
            <dc:creator> </dc:creator>
            <dc:date>2023-03-04T05:27:44.984000000</dc:date>
          </office:change-info>
          <table:previous table:id="ct1247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1">
          <table:cell-address table:column="0" table:row="91" table:table="0"/>
          <office:change-info>
            <dc:creator> </dc:creator>
            <dc:date>2023-03-04T05:27:54.143000000</dc:date>
          </office:change-info>
          <table:previous table:id="ct1246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2">
          <table:cell-address table:column="2" table:row="91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92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7" table:table="0"/>
          <office:change-info>
            <dc:creator> </dc:creator>
            <dc:date>2023-03-04T05:28:05.627000000</dc:date>
          </office:change-info>
          <table:previous>
            <table:change-track-table-cell/>
          </table:previous>
        </table:cell-content-change>
        <table:cell-content-change table:id="ct1255">
          <table:cell-address table:column="0" table:row="100" table:table="0"/>
          <office:change-info>
            <dc:creator> </dc:creator>
            <dc:date>2023-03-04T05:28:07.679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97" table:table="0"/>
          <office:change-info>
            <dc:creator> </dc:creator>
            <dc:date>2023-03-04T05:28:20.250000000</dc:date>
          </office:change-info>
          <table:previous table:id="ct654">
            <table:change-track-table-cell office:value-type="string">
              <text:p>greg-csDiaPersonaNegra</text:p>
            </table:change-track-table-cell>
          </table:previous>
        </table:cell-content-change>
        <table:cell-content-change table:id="ct1257">
          <table:cell-address table:column="0" table:row="97" table:table="0"/>
          <office:change-info>
            <dc:creator> </dc:creator>
            <dc:date>2023-03-04T05:28:25.967000000</dc:date>
          </office:change-info>
          <table:previous table:id="ct1254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58">
          <table:cell-address table:column="3" table:row="100" table:table="0"/>
          <office:change-info>
            <dc:creator> </dc:creator>
            <dc:date>2023-03-04T05:28:32.804000000</dc:date>
          </office:change-info>
          <table:previous table:id="ct598">
            <table:change-track-table-cell office:value-type="string">
              <text:p>greg-csDiaIndependencia</text:p>
            </table:change-track-table-cell>
          </table:previous>
        </table:cell-content-change>
        <table:cell-content-change table:id="ct1259">
          <table:cell-address table:column="0" table:row="100" table:table="0"/>
          <office:change-info>
            <dc:creator> </dc:creator>
            <dc:date>2023-03-04T05:28:40.076000000</dc:date>
          </office:change-info>
          <table:previous table:id="ct1255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60">
          <table:cell-address table:column="2" table:row="97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1">
          <table:cell-address table:column="2" table:row="100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2">
          <table:cell-address table:column="0" table:row="106" table:table="0"/>
          <office:change-info>
            <dc:creator> </dc:creator>
            <dc:date>2023-03-04T05:28:52.350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0" table:row="107" table:table="0"/>
          <office:change-info>
            <dc:creator> </dc:creator>
            <dc:date>2023-03-04T05:28:54.598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0" table:row="106" table:table="0"/>
          <office:change-info>
            <dc:creator> </dc:creator>
            <dc:date>2023-03-04T05:29:09.273000000</dc:date>
          </office:change-info>
          <table:previous table:id="ct1262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5">
          <table:cell-address table:column="3" table:row="107" table:table="0"/>
          <office:change-info>
            <dc:creator> </dc:creator>
            <dc:date>2023-03-04T05:29:23.820000000</dc:date>
          </office:change-info>
          <table:previous table:id="ct757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266">
          <table:cell-address table:column="0" table:row="107" table:table="0"/>
          <office:change-info>
            <dc:creator> </dc:creator>
            <dc:date>2023-03-04T05:29:37.094000000</dc:date>
          </office:change-info>
          <table:previous table:id="ct1263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7">
          <table:cell-address table:column="2" table:row="106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107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0" table:row="115" table:table="0"/>
          <office:change-info>
            <dc:creator> </dc:creator>
            <dc:date>2023-03-04T05:29:48.392000000</dc:date>
          </office:change-info>
          <table:previous>
            <table:change-track-table-cell/>
          </table:previous>
        </table:cell-content-change>
        <table:cell-content-change table:id="ct1270">
          <table:cell-address table:column="0" table:row="115" table:table="0"/>
          <office:change-info>
            <dc:creator> </dc:creator>
            <dc:date>2023-03-04T05:29:59.854000000</dc:date>
          </office:change-info>
          <table:previous table:id="ct1269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271">
          <table:cell-address table:column="2" table:row="115" table:table="0"/>
          <office:change-info>
            <dc:creator> </dc:creator>
            <dc:date>2023-03-04T05:30:04.801000000</dc:date>
          </office:change-info>
          <table:previous>
            <table:change-track-table-cell/>
          </table:previous>
        </table:cell-content-change>
        <table:cell-content-change table:id="ct1272">
          <table:cell-address table:column="0" table:row="124" table:table="0"/>
          <office:change-info>
            <dc:creator> </dc:creator>
            <dc:date>2023-03-04T05:30:12.488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0" table:row="124" table:table="0"/>
          <office:change-info>
            <dc:creator> </dc:creator>
            <dc:date>2023-03-04T05:30:25.824000000</dc:date>
          </office:change-info>
          <table:previous table:id="ct1272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274">
          <table:cell-address table:column="2" table:row="124" table:table="0"/>
          <office:change-info>
            <dc:creator> </dc:creator>
            <dc:date>2023-03-04T05:30:28.506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0" table:row="131" table:table="0"/>
          <office:change-info>
            <dc:creator> </dc:creator>
            <dc:date>2023-03-04T05:30:31.226000000</dc:date>
          </office:change-info>
          <table:previous>
            <table:change-track-table-cell/>
          </table:previous>
        </table:cell-content-change>
        <table:cell-content-change table:id="ct1276">
          <table:cell-address table:column="3" table:row="131" table:table="0"/>
          <office:change-info>
            <dc:creator> </dc:creator>
            <dc:date>2023-03-04T05:30:37.892000000</dc:date>
          </office:change-info>
          <table:previous table:id="ct615">
            <table:change-track-table-cell office:value-type="string">
              <text:p>greg-csDiaAbolicionEjercito</text:p>
            </table:change-track-table-cell>
          </table:previous>
        </table:cell-content-change>
        <table:cell-content-change table:id="ct1277">
          <table:cell-address table:column="0" table:row="131" table:table="0"/>
          <office:change-info>
            <dc:creator> </dc:creator>
            <dc:date>2023-03-04T05:30:53.408000000</dc:date>
          </office:change-info>
          <table:previous table:id="ct1275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278">
          <table:cell-address table:column="2" table:row="131" table:table="0"/>
          <office:change-info>
            <dc:creator> </dc:creator>
            <dc:date>2023-03-04T05:30:57.480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0" table:row="0" table:table="0"/>
          <office:change-info>
            <dc:creator> </dc:creator>
            <dc:date>2023-03-04T05:31:17.2160000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0" table:row="10" table:table="0"/>
          <office:change-info>
            <dc:creator> </dc:creator>
            <dc:date>2023-03-04T05:36:50.219000000</dc:date>
          </office:change-info>
          <table:previous table:id="ct1170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281">
          <table:cell-address table:column="0" table:row="16" table:table="0"/>
          <office:change-info>
            <dc:creator> </dc:creator>
            <dc:date>2023-03-04T05:36:50.219000000</dc:date>
          </office:change-info>
          <table:previous table:id="ct1180">
            <table:change-track-table-cell office:value-type="string">
              <text:p>LLL:EXT:timer/Resources/Private/Language/locallang_cal.xlf:calendarDate.cult.greg.cvDayOfDemocracy</text:p>
            </table:change-track-table-cell>
          </table:previous>
        </table:cell-content-change>
        <table:cell-content-change table:id="ct1282">
          <table:cell-address table:column="0" table:row="17" table:table="0"/>
          <office:change-info>
            <dc:creator> </dc:creator>
            <dc:date>2023-03-04T05:36:50.220000000</dc:date>
          </office:change-info>
          <table:previous table:id="ct1179">
            <table:change-track-table-cell office:value-type="string">
              <text:p>LLL:EXT:timer/Resources/Private/Language/locallang_cal.xlf:calendarDate.cult.greg.jpDayOfAdults</text:p>
            </table:change-track-table-cell>
          </table:previous>
        </table:cell-content-change>
        <table:cell-content-change table:id="ct1283">
          <table:cell-address table:column="0" table:row="18" table:table="0"/>
          <office:change-info>
            <dc:creator> </dc:creator>
            <dc:date>2023-03-04T05:36:50.220000000</dc:date>
          </office:change-info>
          <table:previous table:id="ct1178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284">
          <table:cell-address table:column="0" table:row="19" table:table="0"/>
          <office:change-info>
            <dc:creator> </dc:creator>
            <dc:date>2023-03-04T05:36:50.220000000</dc:date>
          </office:change-info>
          <table:previous table:id="ct1186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285">
          <table:cell-address table:column="0" table:row="23" table:table="0"/>
          <office:change-info>
            <dc:creator> </dc:creator>
            <dc:date>2023-03-04T05:36:50.220000000</dc:date>
          </office:change-info>
          <table:previous table:id="ct1190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286">
          <table:cell-address table:column="0" table:row="27" table:table="0"/>
          <office:change-info>
            <dc:creator> </dc:creator>
            <dc:date>2023-03-04T05:36:50.220000000</dc:date>
          </office:change-info>
          <table:previous table:id="ct1193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87">
          <table:cell-address table:column="0" table:row="29" table:table="0"/>
          <office:change-info>
            <dc:creator> </dc:creator>
            <dc:date>2023-03-04T05:36:50.220000000</dc:date>
          </office:change-info>
          <table:previous table:id="ct1199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88">
          <table:cell-address table:column="0" table:row="41" table:table="0"/>
          <office:change-info>
            <dc:creator> </dc:creator>
            <dc:date>2023-03-04T05:36:50.220000000</dc:date>
          </office:change-info>
          <table:previous table:id="ct1202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89">
          <table:cell-address table:column="0" table:row="49" table:table="0"/>
          <office:change-info>
            <dc:creator> </dc:creator>
            <dc:date>2023-03-04T05:36:50.220000000</dc:date>
          </office:change-info>
          <table:previous table:id="ct1207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90">
          <table:cell-address table:column="0" table:row="51" table:table="0"/>
          <office:change-info>
            <dc:creator> </dc:creator>
            <dc:date>2023-03-04T05:36:50.220000000</dc:date>
          </office:change-info>
          <table:previous table:id="ct1210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91">
          <table:cell-address table:column="0" table:row="56" table:table="0"/>
          <office:change-info>
            <dc:creator> </dc:creator>
            <dc:date>2023-03-04T05:36:50.220000000</dc:date>
          </office:change-info>
          <table:previous table:id="ct1215">
            <table:change-track-table-cell office:value-type="string">
              <text:p>LLL:EXT:timer/Resources/Private/Language/locallang_cal.xlf:calendarDate.cult.greg.jpDayOfGroundLaw</text:p>
            </table:change-track-table-cell>
          </table:previous>
        </table:cell-content-change>
        <table:cell-content-change table:id="ct1292">
          <table:cell-address table:column="0" table:row="58" table:table="0"/>
          <office:change-info>
            <dc:creator> </dc:creator>
            <dc:date>2023-03-04T05:36:50.220000000</dc:date>
          </office:change-info>
          <table:previous table:id="ct1216">
            <table:change-track-table-cell office:value-type="string">
              <text:p>LLL:EXT:timer/Resources/Private/Language/locallang_cal.xlf:calendarDate.cult.greg.jpDayOfGreenings</text:p>
            </table:change-track-table-cell>
          </table:previous>
        </table:cell-content-change>
        <table:cell-content-change table:id="ct1293">
          <table:cell-address table:column="0" table:row="59" table:table="0"/>
          <office:change-info>
            <dc:creator> </dc:creator>
            <dc:date>2023-03-04T05:36:50.220000000</dc:date>
          </office:change-info>
          <table:previous table:id="ct1217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94">
          <table:cell-address table:column="0" table:row="70" table:table="0"/>
          <office:change-info>
            <dc:creator> </dc:creator>
            <dc:date>2023-03-04T05:36:50.220000000</dc:date>
          </office:change-info>
          <table:previous table:id="ct1224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95">
          <table:cell-address table:column="0" table:row="71" table:table="0"/>
          <office:change-info>
            <dc:creator> </dc:creator>
            <dc:date>2023-03-04T05:36:50.220000000</dc:date>
          </office:change-info>
          <table:previous table:id="ct1225">
            <table:change-track-table-cell office:value-type="string">
              <text:p>LLL:EXT:timer/Resources/Private/Language/locallang_cal.xlf:calendarDate.cult.greg.earlyjunebankholiday</text:p>
            </table:change-track-table-cell>
          </table:previous>
        </table:cell-content-change>
        <table:cell-content-change table:id="ct1296">
          <table:cell-address table:column="0" table:row="80" table:table="0"/>
          <office:change-info>
            <dc:creator> </dc:creator>
            <dc:date>2023-03-04T05:36:50.220000000</dc:date>
          </office:change-info>
          <table:previous table:id="ct1230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97">
          <table:cell-address table:column="0" table:row="83" table:table="0"/>
          <office:change-info>
            <dc:creator> </dc:creator>
            <dc:date>2023-03-04T05:36:50.220000000</dc:date>
          </office:change-info>
          <table:previous table:id="ct1235">
            <table:change-track-table-cell office:value-type="string">
              <text:p>LLL:EXT:timer/Resources/Private/Language/locallang_cal.xlf:calendarDate.cult.greg.jpDayOfOcean</text:p>
            </table:change-track-table-cell>
          </table:previous>
        </table:cell-content-change>
        <table:cell-content-change table:id="ct1298">
          <table:cell-address table:column="0" table:row="84" table:table="0"/>
          <office:change-info>
            <dc:creator> </dc:creator>
            <dc:date>2023-03-04T05:36:50.220000000</dc:date>
          </office:change-info>
          <table:previous table:id="ct1236">
            <table:change-track-table-cell office:value-type="string">
              <text:p>LLL:EXT:timer/Resources/Private/Language/locallang_cal.xlf:calendarDate.cult.greg.jpDayOfSport</text:p>
            </table:change-track-table-cell>
          </table:previous>
        </table:cell-content-change>
        <table:cell-content-change table:id="ct1299">
          <table:cell-address table:column="0" table:row="85" table:table="0"/>
          <office:change-info>
            <dc:creator> </dc:creator>
            <dc:date>2023-03-04T05:36:50.220000000</dc:date>
          </office:change-info>
          <table:previous table:id="ct1238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300">
          <table:cell-address table:column="0" table:row="88" table:table="0"/>
          <office:change-info>
            <dc:creator> </dc:creator>
            <dc:date>2023-03-04T05:36:50.220000000</dc:date>
          </office:change-info>
          <table:previous table:id="ct1244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301">
          <table:cell-address table:column="0" table:row="91" table:table="0"/>
          <office:change-info>
            <dc:creator> </dc:creator>
            <dc:date>2023-03-04T05:36:50.220000000</dc:date>
          </office:change-info>
          <table:previous table:id="ct1251">
            <table:change-track-table-cell office:value-type="string">
              <text:p>LLL:EXT:timer/Resources/Private/Language/locallang_cal.xlf:calendarDate.cult.greg.jpDayOfMountain</text:p>
            </table:change-track-table-cell>
          </table:previous>
        </table:cell-content-change>
        <table:cell-content-change table:id="ct1302">
          <table:cell-address table:column="0" table:row="92" table:table="0"/>
          <office:change-info>
            <dc:creator> </dc:creator>
            <dc:date>2023-03-04T05:36:50.220000000</dc:date>
          </office:change-info>
          <table:previous table:id="ct1250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303">
          <table:cell-address table:column="0" table:row="97" table:table="0"/>
          <office:change-info>
            <dc:creator> </dc:creator>
            <dc:date>2023-03-04T05:36:50.220000000</dc:date>
          </office:change-info>
          <table:previous table:id="ct1257">
            <table:change-track-table-cell office:value-type="string">
              <text:p>LLL:EXT:timer/Resources/Private/Language/locallang_cal.xlf:calendarDate.cult.greg.crDiaPersonaNegra</text:p>
            </table:change-track-table-cell>
          </table:previous>
        </table:cell-content-change>
        <table:cell-content-change table:id="ct1304">
          <table:cell-address table:column="0" table:row="100" table:table="0"/>
          <office:change-info>
            <dc:creator> </dc:creator>
            <dc:date>2023-03-04T05:36:50.220000000</dc:date>
          </office:change-info>
          <table:previous table:id="ct1259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305">
          <table:cell-address table:column="0" table:row="106" table:table="0"/>
          <office:change-info>
            <dc:creator> </dc:creator>
            <dc:date>2023-03-04T05:36:50.220000000</dc:date>
          </office:change-info>
          <table:previous table:id="ct1264">
            <table:change-track-table-cell office:value-type="string">
              <text:p>LLL:EXT:timer/Resources/Private/Language/locallang_cal.xlf:calendarDate.cult.greg.autumn</text:p>
            </table:change-track-table-cell>
          </table:previous>
        </table:cell-content-change>
        <table:cell-content-change table:id="ct1306">
          <table:cell-address table:column="0" table:row="107" table:table="0"/>
          <office:change-info>
            <dc:creator> </dc:creator>
            <dc:date>2023-03-04T05:36:50.220000000</dc:date>
          </office:change-info>
          <table:previous table:id="ct1266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307">
          <table:cell-address table:column="0" table:row="115" table:table="0"/>
          <office:change-info>
            <dc:creator> </dc:creator>
            <dc:date>2023-03-04T05:36:50.220000000</dc:date>
          </office:change-info>
          <table:previous table:id="ct1270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308">
          <table:cell-address table:column="0" table:row="124" table:table="0"/>
          <office:change-info>
            <dc:creator> </dc:creator>
            <dc:date>2023-03-04T05:36:50.220000000</dc:date>
          </office:change-info>
          <table:previous table:id="ct1273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309">
          <table:cell-address table:column="0" table:row="131" table:table="0"/>
          <office:change-info>
            <dc:creator> </dc:creator>
            <dc:date>2023-03-04T05:36:50.220000000</dc:date>
          </office:change-info>
          <table:previous table:id="ct1277">
            <table:change-track-table-cell office:value-type="string">
              <text:p>LLL:EXT:timer/Resources/Private/Language/locallang_cal.xlf:calendarDate.cult.greg.crDiaAbolicionEjercito</text:p>
            </table:change-track-table-cell>
          </table:previous>
        </table:cell-content-change>
        <table:cell-content-change table:id="ct1310">
          <table:cell-address table:column="4" table:row="5" table:table="0"/>
          <office:change-info>
            <dc:creator> </dc:creator>
            <dc:date>2023-03-04T05:42:39.445000000</dc:date>
          </office:change-info>
          <table:previous table:id="ct764">
            <table:change-track-table-cell office:value-type="string">
              <text:p>fixedShifting</text:p>
            </table:change-track-table-cell>
          </table:previous>
        </table:cell-content-change>
        <table:cell-content-change table:id="ct1311">
          <table:cell-address table:column="4" table:row="6" table:table="0"/>
          <office:change-info>
            <dc:creator> </dc:creator>
            <dc:date>2023-03-04T05:42:39.445000000</dc:date>
          </office:change-info>
          <table:previous table:id="ct76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2">
          <table:cell-address table:column="4" table:row="10" table:table="0"/>
          <office:change-info>
            <dc:creator> </dc:creator>
            <dc:date>2023-03-04T05:42:39.445000000</dc:date>
          </office:change-info>
          <table:previous table:id="ct7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3">
          <table:cell-address table:column="4" table:row="11" table:table="0"/>
          <office:change-info>
            <dc:creator> </dc:creator>
            <dc:date>2023-03-04T05:42:39.445000000</dc:date>
          </office:change-info>
          <table:previous table:id="ct76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4">
          <table:cell-address table:column="4" table:row="23" table:table="0"/>
          <office:change-info>
            <dc:creator> </dc:creator>
            <dc:date>2023-03-04T05:42:39.445000000</dc:date>
          </office:change-info>
          <table:previous table:id="ct6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5">
          <table:cell-address table:column="4" table:row="27" table:table="0"/>
          <office:change-info>
            <dc:creator> </dc:creator>
            <dc:date>2023-03-04T05:42:39.445000000</dc:date>
          </office:change-info>
          <table:previous table:id="ct80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6">
          <table:cell-address table:column="4" table:row="29" table:table="0"/>
          <office:change-info>
            <dc:creator> </dc:creator>
            <dc:date>2023-03-04T05:42:39.445000000</dc:date>
          </office:change-info>
          <table:previous table:id="ct8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7">
          <table:cell-address table:column="4" table:row="38" table:table="0"/>
          <office:change-info>
            <dc:creator> </dc:creator>
            <dc:date>2023-03-04T05:42:39.445000000</dc:date>
          </office:change-info>
          <table:previous table:id="ct76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8">
          <table:cell-address table:column="4" table:row="49" table:table="0"/>
          <office:change-info>
            <dc:creator> </dc:creator>
            <dc:date>2023-03-04T05:42:39.445000000</dc:date>
          </office:change-info>
          <table:previous table:id="ct53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9">
          <table:cell-address table:column="4" table:row="51" table:table="0"/>
          <office:change-info>
            <dc:creator> </dc:creator>
            <dc:date>2023-03-04T05:42:39.445000000</dc:date>
          </office:change-info>
          <table:previous table:id="ct8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0">
          <table:cell-address table:column="4" table:row="53" table:table="0"/>
          <office:change-info>
            <dc:creator> </dc:creator>
            <dc:date>2023-03-04T05:42:39.445000000</dc:date>
          </office:change-info>
          <table:previous table:id="ct63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1">
          <table:cell-address table:column="4" table:row="56" table:table="0"/>
          <office:change-info>
            <dc:creator> </dc:creator>
            <dc:date>2023-03-04T05:42:39.445000000</dc:date>
          </office:change-info>
          <table:previous table:id="ct85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2">
          <table:cell-address table:column="4" table:row="58" table:table="0"/>
          <office:change-info>
            <dc:creator> </dc:creator>
            <dc:date>2023-03-04T05:42:39.445000000</dc:date>
          </office:change-info>
          <table:previous table:id="ct87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3">
          <table:cell-address table:column="4" table:row="59" table:table="0"/>
          <office:change-info>
            <dc:creator> </dc:creator>
            <dc:date>2023-03-04T05:42:39.445000000</dc:date>
          </office:change-info>
          <table:previous table:id="ct87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4">
          <table:cell-address table:column="4" table:row="81" table:table="0"/>
          <office:change-info>
            <dc:creator> </dc:creator>
            <dc:date>2023-03-04T05:42:39.445000000</dc:date>
          </office:change-info>
          <table:previous table:id="ct7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5">
          <table:cell-address table:column="4" table:row="83" table:table="0"/>
          <office:change-info>
            <dc:creator> </dc:creator>
            <dc:date>2023-03-04T05:42:39.445000000</dc:date>
          </office:change-info>
          <table:previous table:id="ct90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6">
          <table:cell-address table:column="4" table:row="84" table:table="0"/>
          <office:change-info>
            <dc:creator> </dc:creator>
            <dc:date>2023-03-04T05:42:39.445000000</dc:date>
          </office:change-info>
          <table:previous table:id="ct9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7">
          <table:cell-address table:column="4" table:row="85" table:table="0"/>
          <office:change-info>
            <dc:creator> </dc:creator>
            <dc:date>2023-03-04T05:42:39.445000000</dc:date>
          </office:change-info>
          <table:previous table:id="ct519">
            <table:change-track-table-cell office:value-type="string">
              <text:p>fixedShifting</text:p>
            </table:change-track-table-cell>
          </table:previous>
        </table:cell-content-change>
        <table:cell-content-change table:id="ct1328">
          <table:cell-address table:column="4" table:row="88" table:table="0"/>
          <office:change-info>
            <dc:creator> </dc:creator>
            <dc:date>2023-03-04T05:42:39.445000000</dc:date>
          </office:change-info>
          <table:previous table:id="ct552">
            <table:change-track-table-cell office:value-type="string">
              <text:p>fixedShifting</text:p>
            </table:change-track-table-cell>
          </table:previous>
        </table:cell-content-change>
        <table:cell-content-change table:id="ct1329">
          <table:cell-address table:column="4" table:row="91" table:table="0"/>
          <office:change-info>
            <dc:creator> </dc:creator>
            <dc:date>2023-03-04T05:42:39.445000000</dc:date>
          </office:change-info>
          <table:previous table:id="ct9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0">
          <table:cell-address table:column="4" table:row="92" table:table="0"/>
          <office:change-info>
            <dc:creator> </dc:creator>
            <dc:date>2023-03-04T05:42:39.445000000</dc:date>
          </office:change-info>
          <table:previous table:id="ct5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1">
          <table:cell-address table:column="4" table:row="97" table:table="0"/>
          <office:change-info>
            <dc:creator> </dc:creator>
            <dc:date>2023-03-04T05:42:39.445000000</dc:date>
          </office:change-info>
          <table:previous table:id="ct644">
            <table:change-track-table-cell office:value-type="string">
              <text:p>fixedShifting</text:p>
            </table:change-track-table-cell>
          </table:previous>
        </table:cell-content-change>
        <table:cell-content-change table:id="ct1332">
          <table:cell-address table:column="4" table:row="100" table:table="0"/>
          <office:change-info>
            <dc:creator> </dc:creator>
            <dc:date>2023-03-04T05:42:39.445000000</dc:date>
          </office:change-info>
          <table:previous table:id="ct588">
            <table:change-track-table-cell office:value-type="string">
              <text:p>fixedShifting</text:p>
            </table:change-track-table-cell>
          </table:previous>
        </table:cell-content-change>
        <table:cell-content-change table:id="ct1333">
          <table:cell-address table:column="4" table:row="115" table:table="0"/>
          <office:change-info>
            <dc:creator> </dc:creator>
            <dc:date>2023-03-04T05:42:39.445000000</dc:date>
          </office:change-info>
          <table:previous table:id="ct104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4">
          <table:cell-address table:column="4" table:row="124" table:table="0"/>
          <office:change-info>
            <dc:creator> </dc:creator>
            <dc:date>2023-03-04T05:42:39.445000000</dc:date>
          </office:change-info>
          <table:previous table:id="ct1056">
            <table:change-track-table-cell office:value-type="string">
              <text:p>fixedShifting</text:p>
            </table:change-track-table-cell>
          </table:previous>
        </table:cell-content-change>
        <table:cell-content-change table:id="ct1335">
          <table:cell-address table:column="4" table:row="128" table:table="0"/>
          <office:change-info>
            <dc:creator> </dc:creator>
            <dc:date>2023-03-04T05:42:39.445000000</dc:date>
          </office:change-info>
          <table:previous table:id="ct77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6">
          <table:cell-address table:column="4" table:row="131" table:table="0"/>
          <office:change-info>
            <dc:creator> </dc:creator>
            <dc:date>2023-03-04T05:42:39.445000000</dc:date>
          </office:change-info>
          <table:previous table:id="ct605">
            <table:change-track-table-cell office:value-type="string">
              <text:p>fixedShifting</text:p>
            </table:change-track-table-cell>
          </table:previous>
        </table:cell-content-change>
        <table:insertion table:id="ct1337" table:type="column" table:position="12" table:table="0">
          <office:change-info>
            <dc:creator> </dc:creator>
            <dc:date>2023-03-04T06:11:35.585000000</dc:date>
          </office:change-info>
          <table:dependencies>
            <table:dependency table:id="ct1401"/>
            <table:dependency table:id="ct1344"/>
            <table:dependency table:id="ct1342"/>
            <table:dependency table:id="ct1341"/>
          </table:dependencies>
        </table:insertion>
        <table:insertion table:id="ct1338" table:type="column" table:position="11" table:table="0">
          <office:change-info>
            <dc:creator> </dc:creator>
            <dc:date>2023-03-04T06:11:41.267000000</dc:date>
          </office:change-info>
          <table:dependencies>
            <table:dependency table:id="ct1400"/>
            <table:dependency table:id="ct1343"/>
            <table:dependency table:id="ct1340"/>
            <table:dependency table:id="ct1339"/>
          </table:dependencies>
        </table:insertion>
        <table:cell-content-change table:id="ct1339">
          <table:cell-address table:column="11" table:row="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11" table:row="18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1">
          <table:cell-address table:column="12" table:row="0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12" table:row="17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3">
          <table:cell-address table:column="11" table:row="0" table:table="0"/>
          <office:change-info>
            <dc:creator> </dc:creator>
            <dc:date>2023-03-04T06:12:05.094000000</dc:date>
          </office:change-info>
          <table:previous table:id="ct1339">
            <table:change-track-table-cell office:value-type="string">
              <text:p>add.start</text:p>
            </table:change-track-table-cell>
          </table:previous>
        </table:cell-content-change>
        <table:cell-content-change table:id="ct1344">
          <table:cell-address table:column="12" table:row="0" table:table="0"/>
          <office:change-info>
            <dc:creator> </dc:creator>
            <dc:date>2023-03-04T06:12:12.545000000</dc:date>
          </office:change-info>
          <table:previous table:id="ct1341">
            <table:change-track-table-cell office:value-type="string">
              <text:p>add.stop</text:p>
            </table:change-track-table-cell>
          </table:previous>
        </table:cell-content-change>
        <table:cell-content-change table:id="ct1345">
          <table:cell-address table:column="19" table:row="0" table:table="0"/>
          <office:change-info>
            <dc:creator> </dc:creator>
            <dc:date>2023-03-04T06:12:18.703000000</dc:date>
          </office:change-info>
          <table:previous table:id="ct1112">
            <table:change-track-table-cell office:value-type="string">
              <text:p>add.start</text:p>
            </table:change-track-table-cell>
          </table:previous>
        </table:cell-content-change>
        <table:cell-content-change table:id="ct1346">
          <table:cell-address table:column="19" table:row="18" table:table="0"/>
          <office:change-info>
            <dc:creator> </dc:creator>
            <dc:date>2023-03-04T06:12:18.703000000</dc:date>
          </office:change-info>
          <table:previous table:id="ct1115">
            <table:change-track-table-cell office:value-type="float" office:value="2000"/>
          </table:previous>
        </table:cell-content-change>
        <table:cell-content-change table:id="ct1347">
          <table:cell-address table:column="19" table:row="0" table:table="0"/>
          <office:change-info>
            <dc:creator> </dc:creator>
            <dc:date>2023-03-04T06:12:18.834000000</dc:date>
          </office:change-info>
          <table:previous table:id="ct1113">
            <table:change-track-table-cell office:value-type="string">
              <text:p>add.stop</text:p>
            </table:change-track-table-cell>
          </table:previous>
        </table:cell-content-change>
        <table:cell-content-change table:id="ct1348">
          <table:cell-address table:column="19" table:row="17" table:table="0"/>
          <office:change-info>
            <dc:creator> </dc:creator>
            <dc:date>2023-03-04T06:12:18.834000000</dc:date>
          </office:change-info>
          <table:previous table:id="ct1114">
            <table:change-track-table-cell office:value-type="float" office:value="1999"/>
          </table:previous>
        </table:cell-content-change>
        <table:deletion table:id="ct1349" table:type="column" table:position="19" table:table="0" table:multi-deletion-spanned="2">
          <office:change-info>
            <dc:creator> </dc:creator>
            <dc:date>2023-03-04T06:12:22.955000000</dc:date>
          </office:change-info>
          <table:deletions>
            <table:cell-content-deletion table:id="ct1346">
              <table:change-track-table-cell/>
            </table:cell-content-deletion>
            <table:cell-content-deletion table:id="ct1345">
              <table:change-track-table-cell/>
            </table:cell-content-deletion>
            <table:change-deletion table:id="ct1111"/>
          </table:deletions>
        </table:deletion>
        <table:deletion table:id="ct1350" table:type="column" table:position="19" table:table="0">
          <office:change-info>
            <dc:creator> </dc:creator>
            <dc:date>2023-03-04T06:12:22.955000000</dc:date>
          </office:change-info>
          <table:deletions>
            <table:change-deletion table:id="ct1349"/>
            <table:cell-content-deletion table:id="ct1348">
              <table:change-track-table-cell/>
            </table:cell-content-deletion>
            <table:cell-content-deletion table:id="ct1347">
              <table:change-track-table-cell/>
            </table:cell-content-deletion>
            <table:change-deletion table:id="ct1110"/>
          </table:deletions>
        </table:deletion>
        <table:cell-content-change table:id="ct1351">
          <table:cell-address table:column="21" table:row="0" table:table="0"/>
          <office:change-info>
            <dc:creator> </dc:creator>
            <dc:date>2023-03-04T07:41:52.15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23" table:row="6" table:table="0"/>
          <office:change-info>
            <dc:creator> </dc:creator>
            <dc:date>2023-03-04T07:41:54.255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23" table:row="6" table:table="0"/>
          <office:change-info>
            <dc:creator> </dc:creator>
            <dc:date>2023-03-04T07:42:08.459000000</dc:date>
          </office:change-info>
          <table:previous table:id="ct1352">
            <table:change-track-table-cell office:value-type="string">
              <text:p><text:span text:style-name="T8">public const </text:span><text:span text:style-name="T9">ARG_USE_ACTIVE_TIMEZONE </text:span><text:span text:style-name="T10">= </text:span><text:span text:style-name="T11">'useTimeZoneOfFrontend'</text:span><text:span text:style-name="T10">;</text:span><text:span text:style-name="T10"><text:line-break/></text:span><text:span text:style-name="T8">public const </text:span><text:span text:style-name="T9">ARGVALUE_USE_ACTIVE_TIMEZONE </text:span><text:span text:style-name="T10">= [</text:span><text:span text:style-name="T12">1</text:span><text:span text:style-name="T10">,</text:span><text:span text:style-name="T8">true</text:span><text:span text:style-name="T10">,</text:span><text:span text:style-name="T11">'true'</text:span><text:span text:style-name="T10">,</text:span><text:span text:style-name="T11">'1'</text:span><text:span text:style-name="T10">,</text:span><text:span text:style-name="T12">1.0</text:span><text:span text:style-name="T10">,</text:span><text:span text:style-name="T12">0.0</text:span><text:span text:style-name="T10">,</text:span><text:span text:style-name="T12">0</text:span><text:span text:style-name="T10">,</text:span><text:span text:style-name="T11">'0'</text:span><text:span text:style-name="T10">,</text:span><text:span text:style-name="T8">false</text:span><text:span text:style-name="T10">,</text:span><text:span text:style-name="T11">'false'</text:span><text:span text:style-name="T10">];</text:span><text:span text:style-name="T10"><text:line-break/></text:span><text:span text:style-name="T8">public const </text:span><text:span text:style-name="T9">ARG_EVER_TIME_ZONE_OF_EVENT </text:span><text:span text:style-name="T10">= </text:span><text:span text:style-name="T11">'timeZoneOfEvent'</text:span><text:span text:style-name="T10">;</text:span><text:span text:style-name="T10"><text:line-break/></text:span><text:span text:style-name="T8">public const </text:span><text:span text:style-name="T9">ARG_ULTIMATE_RANGE_BEGINN </text:span><text:span text:style-name="T10">= </text:span><text:span text:style-name="T11">'ultimateBeginningTimer'</text:span><text:span text:style-name="T10">;</text:span><text:span text:style-name="T10"><text:line-break/></text:span><text:span text:style-name="T8">public const </text:span><text:span text:style-name="T9">ARG_ULTIMATE_RANGE_END </text:span><text:span text:style-name="T10">= </text:span><text:span text:style-name="T11">'ultimateEndingTimer'</text:span><text:span text:style-name="T10">;</text:span><text:span text:style-name="T10"><text:line-break/></text:span><text:span text:style-name="T10"/></text:p>
            </table:change-track-table-cell>
          </table:previous>
        </table:cell-content-change>
        <table:cell-content-change table:id="ct1354">
          <table:cell-address table:column="21" table:row="0" table:table="0"/>
          <office:change-info>
            <dc:creator> </dc:creator>
            <dc:date>2023-03-04T07:42:12.536000000</dc:date>
          </office:change-info>
          <table:previous table:id="ct1351">
            <table:change-track-table-cell office:value-type="string">
              <text:p>timer.</text:p>
            </table:change-track-table-cell>
          </table:previous>
        </table:cell-content-change>
        <table:cell-content-change table:id="ct1355">
          <table:cell-address table:column="23" table:row="6" table:table="0"/>
          <office:change-info>
            <dc:creator> </dc:creator>
            <dc:date>2023-03-04T07:42:16.661000000</dc:date>
          </office:change-info>
          <table:previous table:id="ct1353">
            <table:change-track-table-cell office:value-type="string">
              <text:p><text:span text:style-name="T8">public const </text:span><text:span text:style-name="T9">ARG_USE_ACTIVE_TIMEZONE </text:span><text:span text:style-name="T10">= </text:span><text:span text:style-name="T11">''</text:span><text:span text:style-name="T10">;</text:span><text:span text:style-name="T10"><text:line-break/></text:span><text:span text:style-name="T8">public const </text:span><text:span text:style-name="T9">ARGVALUE_USE_ACTIVE_TIMEZONE </text:span><text:span text:style-name="T10">= [</text:span><text:span text:style-name="T12">1</text:span><text:span text:style-name="T10">,</text:span><text:span text:style-name="T8">true</text:span><text:span text:style-name="T10">,</text:span><text:span text:style-name="T11">'true'</text:span><text:span text:style-name="T10">,</text:span><text:span text:style-name="T11">'1'</text:span><text:span text:style-name="T10">,</text:span><text:span text:style-name="T12">1.0</text:span><text:span text:style-name="T10">,</text:span><text:span text:style-name="T12">0.0</text:span><text:span text:style-name="T10">,</text:span><text:span text:style-name="T12">0</text:span><text:span text:style-name="T10">,</text:span><text:span text:style-name="T11">'0'</text:span><text:span text:style-name="T10">,</text:span><text:span text:style-name="T8">false</text:span><text:span text:style-name="T10">,</text:span><text:span text:style-name="T11">'false'</text:span><text:span text:style-name="T10">];</text:span><text:span text:style-name="T10"><text:line-break/></text:span><text:span text:style-name="T8">public const </text:span><text:span text:style-name="T9">ARG_EVER_TIME_ZONE_OF_EVENT </text:span><text:span text:style-name="T10">= </text:span><text:span text:style-name="T11">'timeZoneOfEvent'</text:span><text:span text:style-name="T10">;</text:span><text:span text:style-name="T10"><text:line-break/></text:span><text:span text:style-name="T8">public const </text:span><text:span text:style-name="T9">ARG_ULTIMATE_RANGE_BEGINN </text:span><text:span text:style-name="T10">= </text:span><text:span text:style-name="T11">'ultimateBeginningTimer'</text:span><text:span text:style-name="T10">;</text:span><text:span text:style-name="T10"><text:line-break/></text:span><text:span text:style-name="T8">public const </text:span><text:span text:style-name="T9">ARG_ULTIMATE_RANGE_END </text:span><text:span text:style-name="T10">= </text:span><text:span text:style-name="T11">'ultimateEndingTimer'</text:span><text:span text:style-name="T10">;</text:span><text:span text:style-name="T10"><text:line-break/></text:span><text:span text:style-name="T10"/></text:p>
            </table:change-track-table-cell>
          </table:previous>
        </table:cell-content-change>
        <table:cell-content-change table:id="ct1356">
          <table:cell-address table:column="22" table:row="0" table:table="0"/>
          <office:change-info>
            <dc:creator> </dc:creator>
            <dc:date>2023-03-04T07:42:29.976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23" table:row="0" table:table="0"/>
          <office:change-info>
            <dc:creator> </dc:creator>
            <dc:date>2023-03-04T07:42:41.638000000</dc:date>
          </office:change-info>
          <table:previous>
            <table:change-track-table-cell/>
          </table:previous>
        </table:cell-content-change>
        <table:cell-content-change table:id="ct1358">
          <table:cell-address table:column="24" table:row="0" table:table="0"/>
          <office:change-info>
            <dc:creator> </dc:creator>
            <dc:date>2023-03-04T07:42:54.961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5" table:row="0" table:table="0"/>
          <office:change-info>
            <dc:creator> </dc:creator>
            <dc:date>2023-03-04T07:43:23.430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7" table:row="0" table:table="0"/>
          <office:change-info>
            <dc:creator> </dc:creator>
            <dc:date>2023-03-04T07:43:34.737000000</dc:date>
          </office:change-info>
          <table:previous>
            <table:change-track-table-cell/>
          </table:previous>
        </table:cell-content-change>
        <table:cell-content-change table:id="ct1361">
          <table:cell-address table:column="29" table:row="0" table:table="0"/>
          <office:change-info>
            <dc:creator> </dc:creator>
            <dc:date>2023-03-04T07:43:51.421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9" table:row="0" table:table="0"/>
          <office:change-info>
            <dc:creator> </dc:creator>
            <dc:date>2023-03-04T07:44:02.582000000</dc:date>
          </office:change-info>
          <table:previous table:id="ct1361">
            <table:change-track-table-cell office:value-type="string">
              <text:p>timer.<text:span text:style-name="T11">activeWeekday</text:span></text:p>
            </table:change-track-table-cell>
          </table:previous>
        </table:cell-content-change>
        <table:cell-content-change table:id="ct1363">
          <table:cell-address table:column="29" table:row="0" table:table="0"/>
          <office:change-info>
            <dc:creator> </dc:creator>
            <dc:date>2023-03-04T07:44:07.473000000</dc:date>
          </office:change-info>
          <table:previous table:id="ct1362">
            <table:change-track-table-cell/>
          </table:previous>
        </table:cell-content-change>
        <table:insertion table:id="ct1364" table:type="column" table:position="26" table:table="0">
          <office:change-info>
            <dc:creator> </dc:creator>
            <dc:date>2023-03-04T07:44:58.616000000</dc:date>
          </office:change-info>
          <table:dependencies>
            <table:dependency table:id="ct2605"/>
            <table:dependency table:id="ct2595"/>
            <table:dependency table:id="ct1365"/>
          </table:dependencies>
        </table:insertion>
        <table:cell-content-change table:id="ct1365">
          <table:cell-address table:column="26" table:row="0" table:table="0"/>
          <office:change-info>
            <dc:creator> </dc:creator>
            <dc:date>2023-03-04T07:45:08.959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32" table:row="0" table:table="0"/>
          <office:change-info>
            <dc:creator> </dc:creator>
            <dc:date>2023-03-04T07:45:22.925000000</dc:date>
          </office:change-info>
          <table:previous>
            <table:change-track-table-cell/>
          </table:previous>
        </table:cell-content-change>
        <table:cell-content-change table:id="ct1367">
          <table:cell-address table:column="33" table:row="0" table:table="0"/>
          <office:change-info>
            <dc:creator> </dc:creator>
            <dc:date>2023-03-04T07:45:33.020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34" table:row="0" table:table="0"/>
          <office:change-info>
            <dc:creator> </dc:creator>
            <dc:date>2023-03-04T07:46:37.989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35" table:row="0" table:table="0"/>
          <office:change-info>
            <dc:creator> </dc:creator>
            <dc:date>2023-03-04T07:47:01.446000000</dc:date>
          </office:change-info>
          <table:previous>
            <table:change-track-table-cell/>
          </table:previous>
        </table:cell-content-change>
        <table:cell-content-change table:id="ct1370">
          <table:cell-address table:column="36" table:row="0" table:table="0"/>
          <office:change-info>
            <dc:creator> </dc:creator>
            <dc:date>2023-03-04T07:47:17.601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37" table:row="0" table:table="0"/>
          <office:change-info>
            <dc:creator> </dc:creator>
            <dc:date>2023-03-04T07:48:25.3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38" table:row="0" table:table="0"/>
          <office:change-info>
            <dc:creator> </dc:creator>
            <dc:date>2023-03-04T07:48:58.157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39" table:row="0" table:table="0"/>
          <office:change-info>
            <dc:creator> </dc:creator>
            <dc:date>2023-03-04T07:49:08.508000000</dc:date>
          </office:change-info>
          <table:previous>
            <table:change-track-table-cell/>
          </table:previous>
        </table:cell-content-change>
        <table:cell-content-change table:id="ct1374">
          <table:cell-address table:column="40" table:row="0" table:table="0"/>
          <office:change-info>
            <dc:creator> </dc:creator>
            <dc:date>2023-03-04T07:49:17.997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41" table:row="0" table:table="0"/>
          <office:change-info>
            <dc:creator> </dc:creator>
            <dc:date>2023-03-04T07:51:01.040000000</dc:date>
          </office:change-info>
          <table:previous>
            <table:change-track-table-cell/>
          </table:previous>
        </table:cell-content-change>
        <table:cell-content-change table:id="ct1376">
          <table:cell-address table:column="42" table:row="0" table:table="0"/>
          <office:change-info>
            <dc:creator> </dc:creator>
            <dc:date>2023-03-04T07:51:56.961000000</dc:date>
          </office:change-info>
          <table:previous>
            <table:change-track-table-cell/>
          </table:previous>
        </table:cell-content-change>
        <table:cell-content-change table:id="ct1377">
          <table:cell-address table:column="42" table:row="0" table:table="0"/>
          <office:change-info>
            <dc:creator> </dc:creator>
            <dc:date>2023-03-04T07:52:36.050000000</dc:date>
          </office:change-info>
          <table:previous>
            <table:change-track-table-cell/>
          </table:previous>
        </table:cell-content-change>
        <table:cell-content-change table:id="ct1378">
          <table:cell-address table:column="43" table:row="0" table:table="0"/>
          <office:change-info>
            <dc:creator> </dc:creator>
            <dc:date>2023-03-04T07:52:50.340000000</dc:date>
          </office:change-info>
          <table:previous>
            <table:change-track-table-cell/>
          </table:previous>
        </table:cell-content-change>
        <table:cell-content-change table:id="ct1379">
          <table:cell-address table:column="44" table:row="0" table:table="0"/>
          <office:change-info>
            <dc:creator> </dc:creator>
            <dc:date>2023-03-04T07:53:03.719000000</dc:date>
          </office:change-info>
          <table:previous>
            <table:change-track-table-cell/>
          </table:previous>
        </table:cell-content-change>
        <table:cell-content-change table:id="ct1380">
          <table:cell-address table:column="42" table:row="0" table:table="0"/>
          <office:change-info>
            <dc:creator> </dc:creator>
            <dc:date>2023-03-04T07:53:27.187000000</dc:date>
          </office:change-info>
          <table:previous table:id="ct1376">
            <table:change-track-table-cell office:value-type="string">
              <text:p>timer.yamlPeriodFalRelation</text:p>
            </table:change-track-table-cell>
          </table:previous>
        </table:cell-content-change>
        <table:deletion table:id="ct1381" table:type="column" table:position="42" table:table="0">
          <office:change-info>
            <dc:creator> </dc:creator>
            <dc:date>2023-03-04T07:53:29.472000000</dc:date>
          </office:change-info>
          <table:deletions>
            <table:cell-content-deletion table:id="ct1380">
              <table:change-track-table-cell/>
            </table:cell-content-deletion>
          </table:deletions>
        </table:deletion>
        <table:cell-content-change table:id="ct1382">
          <table:cell-address table:column="47" table:row="0" table:table="0"/>
          <office:change-info>
            <dc:creator> </dc:creator>
            <dc:date>2023-03-04T07:54:01.333000000</dc:date>
          </office:change-info>
          <table:previous>
            <table:change-track-table-cell/>
          </table:previous>
        </table:cell-content-change>
        <table:cell-content-change table:id="ct1383">
          <table:cell-address table:column="47" table:row="3" table:table="0"/>
          <office:change-info>
            <dc:creator> </dc:creator>
            <dc:date>2023-03-04T07:54:03.292000000</dc:date>
          </office:change-info>
          <table:previous>
            <table:change-track-table-cell/>
          </table:previous>
        </table:cell-content-change>
        <table:cell-content-change table:id="ct1384">
          <table:cell-address table:column="47" table:row="4" table:table="0"/>
          <office:change-info>
            <dc:creator> </dc:creator>
            <dc:date>2023-03-04T07:54:19.762000000</dc:date>
          </office:change-info>
          <table:previous>
            <table:change-track-table-cell/>
          </table:previous>
        </table:cell-content-change>
        <table:cell-content-change table:id="ct1385">
          <table:cell-address table:column="47" table:row="4" table:table="0"/>
          <office:change-info>
            <dc:creator> </dc:creator>
            <dc:date>2023-03-04T07:54:29.158000000</dc:date>
          </office:change-info>
          <table:previous table:id="ct1384">
            <table:change-track-table-cell office:value-type="string">
              <text:p>timer.databaseActiveRangeList</text:p>
            </table:change-track-table-cell>
          </table:previous>
        </table:cell-content-change>
        <table:cell-content-change table:id="ct1386">
          <table:cell-address table:column="47" table:row="3" table:table="0"/>
          <office:change-info>
            <dc:creator> </dc:creator>
            <dc:date>2023-03-04T07:54:37.206000000</dc:date>
          </office:change-info>
          <table:previous table:id="ct1383">
            <table:change-track-table-cell office:value-type="string">
              <text:p>timer.yamlPeriodFalRelation</text:p>
            </table:change-track-table-cell>
          </table:previous>
        </table:cell-content-change>
        <table:cell-content-change table:id="ct1387">
          <table:cell-address table:column="47" table:row="5" table:table="0"/>
          <office:change-info>
            <dc:creator> </dc:creator>
            <dc:date>2023-03-04T07:54:52.95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47" table:row="6" table:table="0"/>
          <office:change-info>
            <dc:creator> </dc:creator>
            <dc:date>2023-03-04T07:55:37.271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47" table:row="6" table:table="0"/>
          <office:change-info>
            <dc:creator> </dc:creator>
            <dc:date>2023-03-04T07:55:44.670000000</dc:date>
          </office:change-info>
          <table:previous table:id="ct1388">
            <table:change-track-table-cell office:value-type="string">
              <text:p>timer..sunPosition</text:p>
            </table:change-track-table-cell>
          </table:previous>
        </table:cell-content-change>
        <table:cell-content-change table:id="ct1390">
          <table:cell-address table:column="45" table:row="0" table:table="0"/>
          <office:change-info>
            <dc:creator> </dc:creator>
            <dc:date>2023-03-04T07:55:56.100000000</dc:date>
          </office:change-info>
          <table:previous>
            <table:change-track-table-cell/>
          </table:previous>
        </table:cell-content-change>
        <table:insertion table:id="ct1391" table:type="column" table:position="28" table:table="0">
          <office:change-info>
            <dc:creator> </dc:creator>
            <dc:date>2023-03-04T07:56:12.332000000</dc:date>
          </office:change-info>
          <table:dependencies>
            <table:dependency table:id="ct2607"/>
            <table:dependency table:id="ct1392"/>
          </table:dependencies>
        </table:insertion>
        <table:cell-content-change table:id="ct1392">
          <table:cell-address table:column="28" table:row="0" table:table="0"/>
          <office:change-info>
            <dc:creator> </dc:creator>
            <dc:date>2023-03-04T07:56:16.854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46" table:row="0" table:table="0"/>
          <office:change-info>
            <dc:creator> </dc:creator>
            <dc:date>2023-03-04T07:56:53.079000000</dc:date>
          </office:change-info>
          <table:previous>
            <table:change-track-table-cell/>
          </table:previous>
        </table:cell-content-change>
        <table:insertion table:id="ct1394" table:type="column" table:position="31" table:table="0">
          <office:change-info>
            <dc:creator> </dc:creator>
            <dc:date>2023-03-04T07:57:11.212000000</dc:date>
          </office:change-info>
          <table:dependencies>
            <table:dependency table:id="ct2610"/>
            <table:dependency table:id="ct1395"/>
          </table:dependencies>
        </table:insertion>
        <table:cell-content-change table:id="ct1395">
          <table:cell-address table:column="31" table:row="0" table:table="0"/>
          <office:change-info>
            <dc:creator> </dc:creator>
            <dc:date>2023-03-04T07:57:22.742000000</dc:date>
          </office:change-info>
          <table:previous>
            <table:change-track-table-cell/>
          </table:previous>
        </table:cell-content-change>
        <table:insertion table:id="ct1396" table:type="column" table:position="30" table:table="0">
          <office:change-info>
            <dc:creator> </dc:creator>
            <dc:date>2023-03-04T07:57:38.566000000</dc:date>
          </office:change-info>
          <table:dependencies>
            <table:dependency table:id="ct2609"/>
            <table:dependency table:id="ct2280"/>
            <table:dependency table:id="ct1399"/>
            <table:dependency table:id="ct1398"/>
            <table:dependency table:id="ct1397"/>
          </table:dependencies>
        </table:insertion>
        <table:cell-content-change table:id="ct1397">
          <table:cell-address table:column="30" table:row="3" table:table="0"/>
          <office:change-info>
            <dc:creator> </dc:creator>
            <dc:date>2023-03-04T07:57:42.926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30" table:row="0" table:table="0"/>
          <office:change-info>
            <dc:creator> </dc:creator>
            <dc:date>2023-03-04T07:57:51.768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30" table:row="3" table:table="0"/>
          <office:change-info>
            <dc:creator> </dc:creator>
            <dc:date>2023-03-04T07:57:52.523000000</dc:date>
          </office:change-info>
          <table:previous table:id="ct1397">
            <table:change-track-table-cell office:value-type="string">
              <text:p>timer.<text:span text:style-name="T11">nthWeekdayInMonth</text:span></text:p>
            </table:change-track-table-cell>
          </table:previous>
        </table:cell-content-change>
        <table:cell-content-change table:id="ct1400">
          <table:cell-address table:column="11" table:row="0" table:table="0"/>
          <office:change-info>
            <dc:creator> </dc:creator>
            <dc:date>2023-03-04T08:21:16.988000000</dc:date>
          </office:change-info>
          <table:previous table:id="ct1343">
            <table:change-track-table-cell office:value-type="string">
              <text:p>arg.start</text:p>
            </table:change-track-table-cell>
          </table:previous>
        </table:cell-content-change>
        <table:cell-content-change table:id="ct1401">
          <table:cell-address table:column="12" table:row="0" table:table="0"/>
          <office:change-info>
            <dc:creator> </dc:creator>
            <dc:date>2023-03-04T08:21:21.362000000</dc:date>
          </office:change-info>
          <table:previous table:id="ct1344">
            <table:change-track-table-cell office:value-type="string">
              <text:p>arg.stop</text:p>
            </table:change-track-table-cell>
          </table:previous>
        </table:cell-content-change>
        <table:cell-content-change table:id="ct1402">
          <table:cell-address table:column="16" table:row="4" table:table="0"/>
          <office:change-info>
            <dc:creator> </dc:creator>
            <dc:date>2023-03-05T07:51:27.015000000</dc:date>
          </office:change-info>
          <table:previous table:id="ct19">
            <table:change-track-table-cell office:value-type="string">
              <text:p>de_DE</text:p>
            </table:change-track-table-cell>
          </table:previous>
        </table:cell-content-change>
        <table:cell-content-change table:id="ct1403">
          <table:cell-address table:column="17" table:row="4" table:table="0"/>
          <office:change-info>
            <dc:creator> </dc:creator>
            <dc:date>2023-03-05T07:51:28.908000000</dc:date>
          </office:change-info>
          <table:previous table:id="ct18">
            <table:change-track-table-cell/>
          </table:previous>
        </table:cell-content-change>
        <table:cell-content-change table:id="ct1404">
          <table:cell-address table:column="16" table:row="7" table:table="0"/>
          <office:change-info>
            <dc:creator> </dc:creator>
            <dc:date>2023-03-05T07:52:53.307000000</dc:date>
          </office:change-info>
          <table:previous table:id="ct1069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5">
          <table:cell-address table:column="17" table:row="7" table:table="0"/>
          <office:change-info>
            <dc:creator> </dc:creator>
            <dc:date>2023-03-05T07:52:59.038000000</dc:date>
          </office:change-info>
          <table:previous table:id="ct1070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6">
          <table:cell-address table:column="16" table:row="8" table:table="0"/>
          <office:change-info>
            <dc:creator> </dc:creator>
            <dc:date>2023-03-05T07:53:07.575000000</dc:date>
          </office:change-info>
          <table:previous table:id="ct659">
            <table:change-track-table-cell office:value-type="string">
              <text:p>de_DE,fr_FR,en_IE,ga_IE</text:p>
            </table:change-track-table-cell>
          </table:previous>
        </table:cell-content-change>
        <table:cell-content-change table:id="ct1407">
          <table:cell-address table:column="17" table:row="8" table:table="0"/>
          <office:change-info>
            <dc:creator> </dc:creator>
            <dc:date>2023-03-05T07:53:11.734000000</dc:date>
          </office:change-info>
          <table:previous table:id="ct660">
            <table:change-track-table-cell office:value-type="string">
              <text:p>de_DE,en_IE,ga_IE</text:p>
            </table:change-track-table-cell>
          </table:previous>
        </table:cell-content-change>
        <table:cell-content-change table:id="ct1408">
          <table:cell-address table:column="16" table:row="9" table:table="0"/>
          <office:change-info>
            <dc:creator> </dc:creator>
            <dc:date>2023-03-05T07:53:19.953000000</dc:date>
          </office:change-info>
          <table:previous table:id="ct25">
            <table:change-track-table-cell office:value-type="string">
              <text:p>de_DE,fr_FR</text:p>
            </table:change-track-table-cell>
          </table:previous>
        </table:cell-content-change>
        <table:cell-content-change table:id="ct1409">
          <table:cell-address table:column="17" table:row="9" table:table="0"/>
          <office:change-info>
            <dc:creator> </dc:creator>
            <dc:date>2023-03-05T07:53:27.606000000</dc:date>
          </office:change-info>
          <table:previous table:id="ct32">
            <table:change-track-table-cell/>
          </table:previous>
        </table:cell-content-change>
        <table:cell-content-change table:id="ct1410">
          <table:cell-address table:column="16" table:row="10" table:table="0"/>
          <office:change-info>
            <dc:creator> </dc:creator>
            <dc:date>2023-03-05T07:53:31.439000000</dc:date>
          </office:change-info>
          <table:previous table:id="ct790">
            <table:change-track-table-cell office:value-type="string">
              <text:p>ja_JP</text:p>
            </table:change-track-table-cell>
          </table:previous>
        </table:cell-content-change>
        <table:cell-content-change table:id="ct1411">
          <table:cell-address table:column="16" table:row="12" table:table="0"/>
          <office:change-info>
            <dc:creator> </dc:creator>
            <dc:date>2023-03-05T07:53:41.082000000</dc:date>
          </office:change-info>
          <table:previous table:id="ct1071">
            <table:change-track-table-cell office:value-type="string">
              <text:p>de_DE,fr_FR,en_GB,es_CR,en_IE,ga_IE,kea_CV,pt_CV</text:p>
            </table:change-track-table-cell>
          </table:previous>
        </table:cell-content-change>
        <table:cell-content-change table:id="ct1412">
          <table:cell-address table:column="17" table:row="12" table:table="0"/>
          <office:change-info>
            <dc:creator> </dc:creator>
            <dc:date>2023-03-05T07:53:44.743000000</dc:date>
          </office:change-info>
          <table:previous table:id="ct1072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13">
          <table:cell-address table:column="16" table:row="10" table:table="0"/>
          <office:change-info>
            <dc:creator> </dc:creator>
            <dc:date>2023-03-05T07:54:34.533000000</dc:date>
          </office:change-info>
          <table:previous table:id="ct1410">
            <table:change-track-table-cell office:value-type="string">
              <text:p>ja_JP,lv_LV</text:p>
            </table:change-track-table-cell>
          </table:previous>
        </table:cell-content-change>
        <table:insertion table:id="ct1414" table:type="row" table:position="54" table:table="0">
          <office:change-info>
            <dc:creator> </dc:creator>
            <dc:date>2023-03-05T07:54:52.511000000</dc:date>
          </office:change-info>
          <table:dependencies>
            <table:dependency table:id="ct2556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54" table:table="0"/>
          <office:change-info>
            <dc:creator> </dc:creator>
            <dc:date>2023-03-05T07:55:03.540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1" table:row="54" table:table="0"/>
          <office:change-info>
            <dc:creator> </dc:creator>
            <dc:date>2023-03-05T07:55:10.751000000</dc:date>
          </office:change-info>
          <table:previous table:id="ct1415">
            <table:change-track-table-cell office:value-type="string">
              <text:p>Einberufung des lettischen Verfassungsausschusses, Tag der Arbeit</text:p>
            </table:change-track-table-cell>
          </table:previous>
        </table:cell-content-change>
        <table:cell-content-change table:id="ct1417">
          <table:cell-address table:column="3" table:row="54" table:table="0"/>
          <office:change-info>
            <dc:creator> </dc:creator>
            <dc:date>2023-03-05T07:55:29.808000000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54" table:table="0"/>
          <office:change-info>
            <dc:creator> </dc:creator>
            <dc:date>2023-03-05T07:55:32.717000000</dc:date>
          </office:change-info>
          <table:previous>
            <table:change-track-table-cell/>
          </table:previous>
        </table:cell-content-change>
        <table:cell-content-change table:id="ct1419">
          <table:cell-address table:column="4" table:row="54" table:table="0"/>
          <office:change-info>
            <dc:creator> </dc:creator>
            <dc:date>2023-03-05T07:55:35.748000000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54" table:table="0"/>
          <office:change-info>
            <dc:creator> </dc:creator>
            <dc:date>2023-03-05T07:55:37.589000000</dc:date>
          </office:change-info>
          <table:previous>
            <table:change-track-table-cell/>
          </table:previous>
        </table:cell-content-change>
        <table:cell-content-change table:id="ct1421">
          <table:cell-address table:column="7" table:row="54" table:table="0"/>
          <office:change-info>
            <dc:creator> </dc:creator>
            <dc:date>2023-03-05T07:55:40.489000000</dc:date>
          </office:change-info>
          <table:previous>
            <table:change-track-table-cell/>
          </table:previous>
        </table:cell-content-change>
        <table:cell-content-change table:id="ct1422">
          <table:cell-address table:column="13" table:row="54" table:table="0"/>
          <office:change-info>
            <dc:creator> </dc:creator>
            <dc:date>2023-03-05T07:55:49.12300000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5" table:row="54" table:table="0"/>
          <office:change-info>
            <dc:creator> </dc:creator>
            <dc:date>2023-03-05T07:55:53.492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16" table:row="54" table:table="0"/>
          <office:change-info>
            <dc:creator> </dc:creator>
            <dc:date>2023-03-05T07:55:56.794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17" table:row="54" table:table="0"/>
          <office:change-info>
            <dc:creator> </dc:creator>
            <dc:date>2023-03-05T07:56:01.023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2" table:row="54" table:table="0"/>
          <office:change-info>
            <dc:creator> </dc:creator>
            <dc:date>2023-03-05T07:56:25.811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2" table:row="54" table:table="0"/>
          <office:change-info>
            <dc:creator> </dc:creator>
            <dc:date>2023-03-05T07:56:33.331000000</dc:date>
          </office:change-info>
          <table:previous table:id="ct1426">
            <table:change-track-table-cell office:value-type="string">
              <text:p>LLL:EXT:timer/Resources/Private/Language/locallang_cal.xlf:calendarDate.hist.greg.labourday</text:p>
            </table:change-track-table-cell>
          </table:previous>
        </table:cell-content-change>
        <table:cell-content-change table:id="ct1428">
          <table:cell-address table:column="2" table:row="54" table:table="0"/>
          <office:change-info>
            <dc:creator> </dc:creator>
            <dc:date>2023-03-05T07:56:45.125000000</dc:date>
          </office:change-info>
          <table:previous table:id="ct1427">
            <table:change-track-table-cell office:value-type="string">
              <text:p>LLL:EXT:timer/Resources/Private/Language/locallang_cal.xlf:calendarDate.hist.greg.lv</text:p>
            </table:change-track-table-cell>
          </table:previous>
        </table:cell-content-change>
        <table:insertion table:id="ct1429" table:type="row" table:position="57" table:table="0">
          <office:change-info>
            <dc:creator> </dc:creator>
            <dc:date>2023-03-05T07:56:53.557000000</dc:date>
          </office:change-info>
          <table:dependencies>
            <table:dependency table:id="ct2557"/>
            <table:dependency table:id="ct1669"/>
            <table:dependency table:id="ct1480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</table:dependencies>
        </table:insertion>
        <table:cell-content-change table:id="ct1430">
          <table:cell-address table:column="2" table:row="57" table:table="0"/>
          <office:change-info>
            <dc:creator> </dc:creator>
            <dc:date>2023-03-05T07:56:57.843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1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3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4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5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7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13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8">
          <table:cell-address table:column="15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16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17" table:row="57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1">
          <table:cell-address table:column="5" table:row="57" table:table="0"/>
          <office:change-info>
            <dc:creator> </dc:creator>
            <dc:date>2023-03-05T07:57:21.130000000</dc:date>
          </office:change-info>
          <table:previous table:id="ct1434">
            <table:change-track-table-cell office:value-type="float" office:value="1"/>
          </table:previous>
        </table:cell-content-change>
        <table:cell-content-change table:id="ct1442">
          <table:cell-address table:column="3" table:row="57" table:table="0"/>
          <office:change-info>
            <dc:creator> </dc:creator>
            <dc:date>2023-03-05T07:57:44.419000000</dc:date>
          </office:change-info>
          <table:previous table:id="ct1432">
            <table:change-track-table-cell office:value-type="string">
              <text:p>greg-lvDayOfGroundlaw</text:p>
            </table:change-track-table-cell>
          </table:previous>
        </table:cell-content-change>
        <table:cell-content-change table:id="ct1443">
          <table:cell-address table:column="2" table:row="57" table:table="0"/>
          <office:change-info>
            <dc:creator> </dc:creator>
            <dc:date>2023-03-05T07:59:23.287000000</dc:date>
          </office:change-info>
          <table:previous table:id="ct1430">
            <table:change-track-table-cell office:value-type="string">
              <text:p>LLL:EXT:timer/Resources/Private/Language/locallang_cal.xlf:calendarDate.hist.greg.lvDayOfGroundlaw</text:p>
            </table:change-track-table-cell>
          </table:previous>
        </table:cell-content-change>
        <table:insertion table:id="ct1444" table:type="row" table:position="77" table:table="0">
          <office:change-info>
            <dc:creator> </dc:creator>
            <dc:date>2023-03-05T07:59:24.932000000</dc:date>
          </office:change-info>
          <table:dependencies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</table:dependencies>
        </table:insertion>
        <table:insertion table:id="ct1445" table:type="row" table:position="76" table:table="0">
          <office:change-info>
            <dc:creator> </dc:creator>
            <dc:date>2023-03-05T07:59:27.413000000</dc:date>
          </office:change-info>
          <table:dependencies>
            <table:dependency table:id="ct1479"/>
            <table:dependency table:id="ct1478"/>
            <table:dependency table:id="ct1477"/>
            <table:dependency table:id="ct1470"/>
            <table:dependency table:id="ct1469"/>
            <table:dependency table:id="ct1468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</table:dependencies>
        </table:insertion>
        <table:cell-content-change table:id="ct1446">
          <table:cell-address table:column="2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7">
          <table:cell-address table:column="1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8">
          <table:cell-address table:column="3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9">
          <table:cell-address table:column="4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0">
          <table:cell-address table:column="5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7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3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5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16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6">
          <table:cell-address table:column="17" table:row="7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3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0">
          <table:cell-address table:column="4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5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7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3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15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6">
          <table:cell-address table:column="16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7">
          <table:cell-address table:column="17" table:row="7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8">
          <table:cell-address table:column="5" table:row="76" table:table="0"/>
          <office:change-info>
            <dc:creator> </dc:creator>
            <dc:date>2023-03-05T07:59:37.746000000</dc:date>
          </office:change-info>
          <table:previous table:id="ct1450">
            <table:change-track-table-cell office:value-type="float" office:value="4"/>
          </table:previous>
        </table:cell-content-change>
        <table:cell-content-change table:id="ct1469">
          <table:cell-address table:column="6" table:row="76" table:table="0"/>
          <office:change-info>
            <dc:creator> </dc:creator>
            <dc:date>2023-03-05T07:59:39.831000000</dc:date>
          </office:change-info>
          <table:previous table:id="ct1451">
            <table:change-track-table-cell office:value-type="float" office:value="5"/>
          </table:previous>
        </table:cell-content-change>
        <table:cell-content-change table:id="ct1470">
          <table:cell-address table:column="13" table:row="76" table:table="0"/>
          <office:change-info>
            <dc:creator> </dc:creator>
            <dc:date>2023-03-05T07:59:42.981000000</dc:date>
          </office:change-info>
          <table:previous table:id="ct1453">
            <table:change-track-table-cell office:value-type="string">
              <text:p>historical</text:p>
            </table:change-track-table-cell>
          </table:previous>
        </table:cell-content-change>
        <table:cell-content-change table:id="ct1471">
          <table:cell-address table:column="13" table:row="77" table:table="0"/>
          <office:change-info>
            <dc:creator> </dc:creator>
            <dc:date>2023-03-05T07:59:45.328000000</dc:date>
          </office:change-info>
          <table:previous table:id="ct1464">
            <table:change-track-table-cell office:value-type="string">
              <text:p>historical</text:p>
            </table:change-track-table-cell>
          </table:previous>
        </table:cell-content-change>
        <table:cell-content-change table:id="ct1472">
          <table:cell-address table:column="5" table:row="77" table:table="0"/>
          <office:change-info>
            <dc:creator> </dc:creator>
            <dc:date>2023-03-05T07:59:48.269000000</dc:date>
          </office:change-info>
          <table:previous table:id="ct1461">
            <table:change-track-table-cell office:value-type="float" office:value="4"/>
          </table:previous>
        </table:cell-content-change>
        <table:cell-content-change table:id="ct1473">
          <table:cell-address table:column="6" table:row="77" table:table="0"/>
          <office:change-info>
            <dc:creator> </dc:creator>
            <dc:date>2023-03-05T07:59:50.314000000</dc:date>
          </office:change-info>
          <table:previous table:id="ct1462">
            <table:change-track-table-cell office:value-type="float" office:value="5"/>
          </table:previous>
        </table:cell-content-change>
        <table:cell-content-change table:id="ct1474">
          <table:cell-address table:column="3" table:row="77" table:table="0"/>
          <office:change-info>
            <dc:creator> </dc:creator>
            <dc:date>2023-03-05T08:00:03.860000000</dc:date>
          </office:change-info>
          <table:previous table:id="ct1459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5">
          <table:cell-address table:column="2" table:row="77" table:table="0"/>
          <office:change-info>
            <dc:creator> </dc:creator>
            <dc:date>2023-03-05T08:00:14.597000000</dc:date>
          </office:change-info>
          <table:previous table:id="ct1457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76">
          <table:cell-address table:column="1" table:row="77" table:table="0"/>
          <office:change-info>
            <dc:creator> </dc:creator>
            <dc:date>2023-03-05T08:00:25.324000000</dc:date>
          </office:change-info>
          <table:previous table:id="ct1458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7">
          <table:cell-address table:column="1" table:row="76" table:table="0"/>
          <office:change-info>
            <dc:creator> </dc:creator>
            <dc:date>2023-03-05T08:00:48.683000000</dc:date>
          </office:change-info>
          <table:previous table:id="ct1447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8">
          <table:cell-address table:column="3" table:row="76" table:table="0"/>
          <office:change-info>
            <dc:creator> </dc:creator>
            <dc:date>2023-03-05T08:00:59.066000000</dc:date>
          </office:change-info>
          <table:previous table:id="ct1448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9">
          <table:cell-address table:column="2" table:row="76" table:table="0"/>
          <office:change-info>
            <dc:creator> </dc:creator>
            <dc:date>2023-03-05T08:01:06.039000000</dc:date>
          </office:change-info>
          <table:previous table:id="ct1446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80">
          <table:cell-address table:column="1" table:row="57" table:table="0"/>
          <office:change-info>
            <dc:creator> </dc:creator>
            <dc:date>2023-03-05T08:01:20.853000000</dc:date>
          </office:change-info>
          <table:previous table:id="ct1431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insertion table:id="ct1481" table:type="row" table:position="121" table:table="0">
          <office:change-info>
            <dc:creator> </dc:creator>
            <dc:date>2023-03-05T08:01:34.336000000</dc:date>
          </office:change-info>
          <table:dependencies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</table:dependencies>
        </table:insertion>
        <table:cell-content-change table:id="ct1482">
          <table:cell-address table:column="2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3">
          <table:cell-address table:column="1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4">
          <table:cell-address table:column="3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5">
          <table:cell-address table:column="4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6">
          <table:cell-address table:column="5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8">
          <table:cell-address table:column="7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9">
          <table:cell-address table:column="13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15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1">
          <table:cell-address table:column="16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7" table:row="121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3">
          <table:cell-address table:column="1" table:row="121" table:table="0"/>
          <office:change-info>
            <dc:creator> </dc:creator>
            <dc:date>2023-03-05T08:04:45.448000000</dc:date>
          </office:change-info>
          <table:previous table:id="ct1483">
            <table:change-track-table-cell office:value-type="string">
              <text:p>Lettland: Jäni</text:p>
            </table:change-track-table-cell>
          </table:previous>
        </table:cell-content-change>
        <table:cell-content-change table:id="ct1494">
          <table:cell-address table:column="5" table:row="121" table:table="0"/>
          <office:change-info>
            <dc:creator> </dc:creator>
            <dc:date>2023-03-05T08:04:48.707000000</dc:date>
          </office:change-info>
          <table:previous table:id="ct1486">
            <table:change-track-table-cell office:value-type="float" office:value="24"/>
          </table:previous>
        </table:cell-content-change>
        <table:cell-content-change table:id="ct1495">
          <table:cell-address table:column="6" table:row="121" table:table="0"/>
          <office:change-info>
            <dc:creator> </dc:creator>
            <dc:date>2023-03-05T08:04:50.594000000</dc:date>
          </office:change-info>
          <table:previous table:id="ct1487">
            <table:change-track-table-cell office:value-type="float" office:value="6"/>
          </table:previous>
        </table:cell-content-change>
        <table:cell-content-change table:id="ct1496">
          <table:cell-address table:column="2" table:row="121" table:table="0"/>
          <office:change-info>
            <dc:creator> </dc:creator>
            <dc:date>2023-03-05T08:05:05.828000000</dc:date>
          </office:change-info>
          <table:previous table:id="ct1482">
            <table:change-track-table-cell office:value-type="string">
              <text:p>LLL:EXT:timer/Resources/Private/Language/locallang_cal.xlf:calendarDate.hist.greg.lvJaeni</text:p>
            </table:change-track-table-cell>
          </table:previous>
        </table:cell-content-change>
        <table:cell-content-change table:id="ct1497">
          <table:cell-address table:column="13" table:row="121" table:table="0"/>
          <office:change-info>
            <dc:creator> </dc:creator>
            <dc:date>2023-03-05T08:05:12.140000000</dc:date>
          </office:change-info>
          <table:previous table:id="ct1489">
            <table:change-track-table-cell office:value-type="string">
              <text:p>culture</text:p>
            </table:change-track-table-cell>
          </table:previous>
        </table:cell-content-change>
        <table:cell-content-change table:id="ct1498">
          <table:cell-address table:column="13" table:row="121" table:table="0"/>
          <office:change-info>
            <dc:creator> </dc:creator>
            <dc:date>2023-03-05T08:05:15.418000000</dc:date>
          </office:change-info>
          <table:previous table:id="ct1497">
            <table:change-track-table-cell office:value-type="string">
              <text:p>political</text:p>
            </table:change-track-table-cell>
          </table:previous>
        </table:cell-content-change>
        <table:cell-content-change table:id="ct1499">
          <table:cell-address table:column="15" table:row="121" table:table="0"/>
          <office:change-info>
            <dc:creator> </dc:creator>
            <dc:date>2023-03-05T08:05:19.162000000</dc:date>
          </office:change-info>
          <table:previous table:id="ct1490">
            <table:change-track-table-cell office:value-type="float" office:value="4"/>
          </table:previous>
        </table:cell-content-change>
        <table:cell-content-change table:id="ct1500">
          <table:cell-address table:column="16" table:row="7" table:table="0"/>
          <office:change-info>
            <dc:creator> </dc:creator>
            <dc:date>2023-03-05T08:17:09.387000000</dc:date>
          </office:change-info>
          <table:previous table:id="ct1404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1">
          <table:cell-address table:column="16" table:row="7" table:table="0"/>
          <office:change-info>
            <dc:creator> </dc:creator>
            <dc:date>2023-03-05T08:17:49.954000000</dc:date>
          </office:change-info>
          <table:previous table:id="ct1500">
            <table:change-track-table-cell office:value-type="string">
              <text:p>de_DE,fr_FR,es_CR,en_IE,ga_IE,kea_CV,pt_CV,lv_LV,</text:p>
            </table:change-track-table-cell>
          </table:previous>
        </table:cell-content-change>
        <table:cell-content-change table:id="ct1502">
          <table:cell-address table:column="16" table:row="7" table:table="0"/>
          <office:change-info>
            <dc:creator> </dc:creator>
            <dc:date>2023-03-05T08:17:57.113000000</dc:date>
          </office:change-info>
          <table:previous table:id="ct1501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3">
          <table:cell-address table:column="17" table:row="7" table:table="0"/>
          <office:change-info>
            <dc:creator> </dc:creator>
            <dc:date>2023-03-05T08:18:00.735000000</dc:date>
          </office:change-info>
          <table:previous table:id="ct1405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4">
          <table:cell-address table:column="16" table:row="12" table:table="0"/>
          <office:change-info>
            <dc:creator> </dc:creator>
            <dc:date>2023-03-05T08:18:18.776000000</dc:date>
          </office:change-info>
          <table:previous table:id="ct1411">
            <table:change-track-table-cell office:value-type="string">
              <text:p>de_DE,fr_FR,en_GB,es_CR,en_IE,ga_IE,kea_CV,pt_CV,lv_LV</text:p>
            </table:change-track-table-cell>
          </table:previous>
        </table:cell-content-change>
        <table:cell-content-change table:id="ct1505">
          <table:cell-address table:column="17" table:row="12" table:table="0"/>
          <office:change-info>
            <dc:creator> </dc:creator>
            <dc:date>2023-03-05T08:18:22.597000000</dc:date>
          </office:change-info>
          <table:previous table:id="ct1412">
            <table:change-track-table-cell office:value-type="string">
              <text:p>de_DE,fr_FR,es_CR,en_IE,ga_IE,kea_CV,pt_CV,lv_LV</text:p>
            </table:change-track-table-cell>
          </table:previous>
        </table:cell-content-change>
        <table:insertion table:id="ct1506" table:type="row" table:position="26" table:table="0">
          <office:change-info>
            <dc:creator> </dc:creator>
            <dc:date>2023-03-05T08:18:32.938000000</dc:date>
          </office:change-info>
          <table:dependencies>
            <table:dependency table:id="ct2551"/>
            <table:dependency table:id="ct2549"/>
            <table:dependency table:id="ct1673"/>
            <table:dependency table:id="ct1554"/>
            <table:dependency table:id="ct1522"/>
            <table:dependency table:id="ct1521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</table:dependencies>
        </table:insertion>
        <table:cell-content-change table:id="ct1507">
          <table:cell-address table:column="1" table:row="26" table:table="0"/>
          <office:change-info>
            <dc:creator> </dc:creator>
            <dc:date>2023-03-05T08:18:49.123000000</dc:date>
          </office:change-info>
          <table:previous>
            <table:change-track-table-cell/>
          </table:previous>
        </table:cell-content-change>
        <table:cell-content-change table:id="ct1508">
          <table:cell-address table:column="5" table:row="26" table:table="0"/>
          <office:change-info>
            <dc:creator> </dc:creator>
            <dc:date>2023-03-05T08:18:51.689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26" table:table="0"/>
          <office:change-info>
            <dc:creator> </dc:creator>
            <dc:date>2023-03-05T08:18:56.435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7" table:row="26" table:table="0"/>
          <office:change-info>
            <dc:creator> </dc:creator>
            <dc:date>2023-03-05T08:18:59.403000000</dc:date>
          </office:change-info>
          <table:previous>
            <table:change-track-table-cell/>
          </table:previous>
        </table:cell-content-change>
        <table:cell-content-change table:id="ct1511">
          <table:cell-address table:column="13" table:row="26" table:table="0"/>
          <office:change-info>
            <dc:creator> </dc:creator>
            <dc:date>2023-03-05T08:19:04.941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15" table:row="26" table:table="0"/>
          <office:change-info>
            <dc:creator> </dc:creator>
            <dc:date>2023-03-05T08:19:07.713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6" table:row="26" table:table="0"/>
          <office:change-info>
            <dc:creator> </dc:creator>
            <dc:date>2023-03-05T08:19:08.478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17" table:row="26" table:table="0"/>
          <office:change-info>
            <dc:creator> </dc:creator>
            <dc:date>2023-03-05T08:19:10.775000000</dc:date>
          </office:change-info>
          <table:previous>
            <table:change-track-table-cell/>
          </table:previous>
        </table:cell-content-change>
        <table:cell-content-change table:id="ct1515">
          <table:cell-address table:column="3" table:row="26" table:table="0"/>
          <office:change-info>
            <dc:creator> </dc:creator>
            <dc:date>2023-03-05T08:19:22.845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3" table:row="26" table:table="0"/>
          <office:change-info>
            <dc:creator> </dc:creator>
            <dc:date>2023-03-05T08:19:40.881000000</dc:date>
          </office:change-info>
          <table:previous table:id="ct1515">
            <table:change-track-table-cell office:value-type="string">
              <text:p>greg-en_LR,vai_Latn_LR</text:p>
            </table:change-track-table-cell>
          </table:previous>
        </table:cell-content-change>
        <table:cell-content-change table:id="ct1517">
          <table:cell-address table:column="16" table:row="33" table:table="0"/>
          <office:change-info>
            <dc:creator> </dc:creator>
            <dc:date>2023-03-05T08:19:58.685000000</dc:date>
          </office:change-info>
          <table:previous table:id="ct89">
            <table:change-track-table-cell office:value-type="string">
              <text:p>de_DE</text:p>
            </table:change-track-table-cell>
          </table:previous>
        </table:cell-content-change>
        <table:cell-content-change table:id="ct1518">
          <table:cell-address table:column="17" table:row="33" table:table="0"/>
          <office:change-info>
            <dc:creator> </dc:creator>
            <dc:date>2023-03-05T08:20:02.324000000</dc:date>
          </office:change-info>
          <table:previous>
            <table:change-track-table-cell/>
          </table:previous>
        </table:cell-content-change>
        <table:cell-content-change table:id="ct1519">
          <table:cell-address table:column="1" table:row="33" table:table="0"/>
          <office:change-info>
            <dc:creator> </dc:creator>
            <dc:date>2023-03-05T08:20:11.243000000</dc:date>
          </office:change-info>
          <table:previous table:id="ct78">
            <table:change-track-table-cell office:value-type="string">
              <text:p>Weltweibertag</text:p>
            </table:change-track-table-cell>
          </table:previous>
        </table:cell-content-change>
        <table:cell-content-change table:id="ct1520">
          <table:cell-address table:column="0" table:row="27" table:table="0"/>
          <office:change-info>
            <dc:creator> </dc:creator>
            <dc:date>2023-03-05T08:20:23.744000000</dc:date>
          </office:change-info>
          <table:previous table:id="ct1286">
            <table:change-track-table-cell/>
          </table:previous>
        </table:cell-content-change>
        <table:cell-content-change table:id="ct1521">
          <table:cell-address table:column="0" table:row="26" table:table="0"/>
          <office:change-info>
            <dc:creator> </dc:creator>
            <dc:date>2023-03-05T08:20:28.660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0" table:row="26" table:table="0"/>
          <office:change-info>
            <dc:creator> </dc:creator>
            <dc:date>2023-03-05T08:20:37.534000000</dc:date>
          </office:change-info>
          <table:previous table:id="ct1521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insertion table:id="ct1523" table:type="row" table:position="36" table:table="0">
          <office:change-info>
            <dc:creator> </dc:creator>
            <dc:date>2023-03-05T08:20:54.173000000</dc:date>
          </office:change-info>
          <table:dependencies>
            <table:dependency table:id="ct1671"/>
            <table:dependency table:id="ct1555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</table:dependencies>
        </table:insertion>
        <table:cell-content-change table:id="ct1524">
          <table:cell-address table:column="2" table:row="36" table:table="0"/>
          <office:change-info>
            <dc:creator> </dc:creator>
            <dc:date>2023-03-05T08:21:01.375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5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7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13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1">
          <table:cell-address table:column="15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16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17" table:row="36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5" table:row="36" table:table="0"/>
          <office:change-info>
            <dc:creator> </dc:creator>
            <dc:date>2023-03-05T08:21:04.328000000</dc:date>
          </office:change-info>
          <table:previous table:id="ct1527">
            <table:change-track-table-cell office:value-type="float" office:value="11"/>
          </table:previous>
        </table:cell-content-change>
        <table:cell-content-change table:id="ct1535">
          <table:cell-address table:column="6" table:row="36" table:table="0"/>
          <office:change-info>
            <dc:creator> </dc:creator>
            <dc:date>2023-03-05T08:21:13.007000000</dc:date>
          </office:change-info>
          <table:previous table:id="ct1528">
            <table:change-track-table-cell office:value-type="float" office:value="2"/>
          </table:previous>
        </table:cell-content-change>
        <table:cell-content-change table:id="ct1536">
          <table:cell-address table:column="1" table:row="36" table:table="0"/>
          <office:change-info>
            <dc:creator> </dc:creator>
            <dc:date>2023-03-05T08:21:21.850000000</dc:date>
          </office:change-info>
          <table:previous table:id="ct1525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537">
          <table:cell-address table:column="2" table:row="36" table:table="0"/>
          <office:change-info>
            <dc:creator> </dc:creator>
            <dc:date>2023-03-05T08:21:39.268000000</dc:date>
          </office:change-info>
          <table:previous table:id="ct1524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cell-content-change table:id="ct1538">
          <table:cell-address table:column="3" table:row="36" table:table="0"/>
          <office:change-info>
            <dc:creator> </dc:creator>
            <dc:date>2023-03-05T08:21:43.876000000</dc:date>
          </office:change-info>
          <table:previous table:id="ct1526">
            <table:change-track-table-cell office:value-type="string">
              <text:p>greg-lrArmedForceDay</text:p>
            </table:change-track-table-cell>
          </table:previous>
        </table:cell-content-change>
        <table:cell-content-change table:id="ct1539">
          <table:cell-address table:column="0" table:row="27" table:table="0"/>
          <office:change-info>
            <dc:creator> </dc:creator>
            <dc:date>2023-03-05T08:21:55.858000000</dc:date>
          </office:change-info>
          <table:previous table:id="ct1520">
            <table:change-track-table-cell office:value-type="string">
              <text:p>en_LR,vai_Latn_LR</text:p>
            </table:change-track-table-cell>
          </table:previous>
        </table:cell-content-change>
        <table:insertion table:id="ct1540" table:type="row" table:position="35" table:table="0">
          <office:change-info>
            <dc:creator> </dc:creator>
            <dc:date>2023-03-05T08:22:04.312000000</dc:date>
          </office:change-info>
          <table:dependencies>
            <table:dependency table:id="ct1672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</table:dependencies>
        </table:insertion>
        <table:cell-content-change table:id="ct1541">
          <table:cell-address table:column="2" table:row="35" table:table="0"/>
          <office:change-info>
            <dc:creator> </dc:creator>
            <dc:date>2023-03-05T08:22:21.8940000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1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3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7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13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15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16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17" table:row="35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1" table:row="35" table:table="0"/>
          <office:change-info>
            <dc:creator> </dc:creator>
            <dc:date>2023-03-05T08:22:32.182000000</dc:date>
          </office:change-info>
          <table:previous table:id="ct1542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52">
          <table:cell-address table:column="3" table:row="35" table:table="0"/>
          <office:change-info>
            <dc:creator> </dc:creator>
            <dc:date>2023-03-05T08:22:41.500000000</dc:date>
          </office:change-info>
          <table:previous table:id="ct1543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53">
          <table:cell-address table:column="2" table:row="35" table:table="0"/>
          <office:change-info>
            <dc:creator> </dc:creator>
            <dc:date>2023-03-05T08:22:47.006000000</dc:date>
          </office:change-info>
          <table:previous table:id="ct1541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cell-content-change table:id="ct1554">
          <table:cell-address table:column="4" table:row="26" table:table="0"/>
          <office:change-info>
            <dc:creator> </dc:creator>
            <dc:date>2023-03-05T08:22:57.299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4" table:row="36" table:table="0"/>
          <office:change-info>
            <dc:creator> </dc:creator>
            <dc:date>2023-03-05T08:23:02.3590000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4" table:row="35" table:table="0"/>
          <office:change-info>
            <dc:creator> </dc:creator>
            <dc:date>2023-03-05T08:23:07.3690000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5" table:row="35" table:table="0"/>
          <office:change-info>
            <dc:creator> </dc:creator>
            <dc:date>2023-03-05T08:23:09.169000000</dc:date>
          </office:change-info>
          <table:previous table:id="ct1544">
            <table:change-track-table-cell office:value-type="float" office:value="15"/>
          </table:previous>
        </table:cell-content-change>
        <table:cell-content-change table:id="ct1558">
          <table:cell-address table:column="8" table:row="35" table:table="0"/>
          <office:change-info>
            <dc:creator> </dc:creator>
            <dc:date>2023-03-05T08:23:15.017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9" table:row="35" table:table="0"/>
          <office:change-info>
            <dc:creator> </dc:creator>
            <dc:date>2023-03-05T08:23:16.5920000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13" table:row="35" table:table="0"/>
          <office:change-info>
            <dc:creator> </dc:creator>
            <dc:date>2023-03-05T08:23:29.483000000</dc:date>
          </office:change-info>
          <table:previous table:id="ct1547">
            <table:change-track-table-cell office:value-type="string">
              <text:p>historical</text:p>
            </table:change-track-table-cell>
          </table:previous>
        </table:cell-content-change>
        <table:insertion table:id="ct1561" table:type="row" table:position="43" table:table="0">
          <office:change-info>
            <dc:creator> </dc:creator>
            <dc:date>2023-03-05T08:23:45.493000000</dc:date>
          </office:change-info>
          <table:dependencies>
            <table:dependency table:id="ct1670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</table:dependencies>
        </table:insertion>
        <table:cell-content-change table:id="ct1562">
          <table:cell-address table:column="2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1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3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4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7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8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9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13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15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6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17" table:row="43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1" table:row="43" table:table="0"/>
          <office:change-info>
            <dc:creator> </dc:creator>
            <dc:date>2023-03-05T08:24:00.748000000</dc:date>
          </office:change-info>
          <table:previous table:id="ct156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575">
          <table:cell-address table:column="3" table:row="43" table:table="0"/>
          <office:change-info>
            <dc:creator> </dc:creator>
            <dc:date>2023-03-05T08:24:13.241000000</dc:date>
          </office:change-info>
          <table:previous table:id="ct156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576">
          <table:cell-address table:column="2" table:row="43" table:table="0"/>
          <office:change-info>
            <dc:creator> </dc:creator>
            <dc:date>2023-03-05T08:24:19.242000000</dc:date>
          </office:change-info>
          <table:previous table:id="ct156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577">
          <table:cell-address table:column="8" table:row="43" table:table="0"/>
          <office:change-info>
            <dc:creator> </dc:creator>
            <dc:date>2023-03-05T08:24:26.648000000</dc:date>
          </office:change-info>
          <table:previous table:id="ct1568">
            <table:change-track-table-cell office:value-type="float" office:value="3"/>
          </table:previous>
        </table:cell-content-change>
        <table:cell-content-change table:id="ct1578">
          <table:cell-address table:column="13" table:row="42" table:table="0"/>
          <office:change-info>
            <dc:creator> </dc:creator>
            <dc:date>2023-03-05T08:24:36.658000000</dc:date>
          </office:change-info>
          <table:previous table:id="ct505">
            <table:change-track-table-cell office:value-type="string">
              <text:p>releigion</text:p>
            </table:change-track-table-cell>
          </table:previous>
        </table:cell-content-change>
        <table:insertion table:id="ct1579" table:type="row" table:position="63" table:table="0">
          <office:change-info>
            <dc:creator> </dc:creator>
            <dc:date>2023-03-05T08:25:11.421000000</dc:date>
          </office:change-info>
          <table:dependencies>
            <table:dependency table:id="ct2558"/>
            <table:dependency table:id="ct1668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</table:dependencies>
        </table:insertion>
        <table:cell-content-change table:id="ct1580">
          <table:cell-address table:column="2" table:row="63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1" table:row="63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3" table:row="63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4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5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6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7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13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5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16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17" table:row="63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5" table:row="63" table:table="0"/>
          <office:change-info>
            <dc:creator> </dc:creator>
            <dc:date>2023-03-05T08:25:36.987000000</dc:date>
          </office:change-info>
          <table:previous table:id="ct1584">
            <table:change-track-table-cell office:value-type="float" office:value="15"/>
          </table:previous>
        </table:cell-content-change>
        <table:cell-content-change table:id="ct1592">
          <table:cell-address table:column="6" table:row="63" table:table="0"/>
          <office:change-info>
            <dc:creator> </dc:creator>
            <dc:date>2023-03-05T08:25:38.472000000</dc:date>
          </office:change-info>
          <table:previous table:id="ct1585">
            <table:change-track-table-cell office:value-type="float" office:value="3"/>
          </table:previous>
        </table:cell-content-change>
        <table:cell-content-change table:id="ct1593">
          <table:cell-address table:column="1" table:row="63" table:table="0"/>
          <office:change-info>
            <dc:creator> </dc:creator>
            <dc:date>2023-03-05T08:26:04.370000000</dc:date>
          </office:change-info>
          <table:previous table:id="ct1581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94">
          <table:cell-address table:column="3" table:row="63" table:table="0"/>
          <office:change-info>
            <dc:creator> </dc:creator>
            <dc:date>2023-03-05T08:26:13.570000000</dc:date>
          </office:change-info>
          <table:previous table:id="ct1582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95">
          <table:cell-address table:column="2" table:row="63" table:table="0"/>
          <office:change-info>
            <dc:creator> </dc:creator>
            <dc:date>2023-03-05T08:26:20.220000000</dc:date>
          </office:change-info>
          <table:previous table:id="ct1580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insertion table:id="ct1596" table:type="row" table:position="86" table:table="0">
          <office:change-info>
            <dc:creator> </dc:creator>
            <dc:date>2023-03-05T08:26:40.703000000</dc:date>
          </office:change-info>
          <table:dependencies>
            <table:dependency table:id="ct2562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</table:dependencies>
        </table:insertion>
        <table:cell-content-change table:id="ct1597">
          <table:cell-address table:column="2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3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4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5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6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7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13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15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16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17" table:row="86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5" table:row="86" table:table="0"/>
          <office:change-info>
            <dc:creator> </dc:creator>
            <dc:date>2023-03-05T08:26:50.084000000</dc:date>
          </office:change-info>
          <table:previous table:id="ct1601">
            <table:change-track-table-cell office:value-type="float" office:value="14"/>
          </table:previous>
        </table:cell-content-change>
        <table:cell-content-change table:id="ct1609">
          <table:cell-address table:column="6" table:row="86" table:table="0"/>
          <office:change-info>
            <dc:creator> </dc:creator>
            <dc:date>2023-03-05T08:26:51.854000000</dc:date>
          </office:change-info>
          <table:previous table:id="ct1602">
            <table:change-track-table-cell office:value-type="float" office:value="5"/>
          </table:previous>
        </table:cell-content-change>
        <table:cell-content-change table:id="ct1610">
          <table:cell-address table:column="1" table:row="86" table:table="0"/>
          <office:change-info>
            <dc:creator> </dc:creator>
            <dc:date>2023-03-05T08:27:15.226000000</dc:date>
          </office:change-info>
          <table:previous table:id="ct1598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11">
          <table:cell-address table:column="2" table:row="86" table:table="0"/>
          <office:change-info>
            <dc:creator> </dc:creator>
            <dc:date>2023-03-05T08:27:22.787000000</dc:date>
          </office:change-info>
          <table:previous table:id="ct1597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612">
          <table:cell-address table:column="3" table:row="86" table:table="0"/>
          <office:change-info>
            <dc:creator> </dc:creator>
            <dc:date>2023-03-05T08:27:29.219000000</dc:date>
          </office:change-info>
          <table:previous table:id="ct1599">
            <table:change-track-table-cell office:value-type="string">
              <text:p>greg-lrNationalUnificationDay</text:p>
            </table:change-track-table-cell>
          </table:previous>
        </table:cell-content-change>
        <table:insertion table:id="ct1613" table:type="row" table:position="96" table:table="0">
          <office:change-info>
            <dc:creator> </dc:creator>
            <dc:date>2023-03-05T08:27:44.615000000</dc:date>
          </office:change-info>
          <table:dependencies>
            <table:dependency table:id="ct2565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</table:dependencies>
        </table:insertion>
        <table:cell-content-change table:id="ct1614">
          <table:cell-address table:column="2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3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4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5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7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1">
          <table:cell-address table:column="13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15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16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17" table:row="96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96" table:table="0"/>
          <office:change-info>
            <dc:creator> </dc:creator>
            <dc:date>2023-03-05T08:28:04.515000000</dc:date>
          </office:change-info>
          <table:previous table:id="ct1614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1626">
          <table:cell-address table:column="1" table:row="96" table:table="0"/>
          <office:change-info>
            <dc:creator> </dc:creator>
            <dc:date>2023-03-05T08:28:10.666000000</dc:date>
          </office:change-info>
          <table:previous table:id="ct1615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1627">
          <table:cell-address table:column="3" table:row="96" table:table="0"/>
          <office:change-info>
            <dc:creator> </dc:creator>
            <dc:date>2023-03-05T08:28:22.158000000</dc:date>
          </office:change-info>
          <table:previous table:id="ct1616">
            <table:change-track-table-cell office:value-type="string">
              <text:p>greg-lrIndependenceDay</text:p>
            </table:change-track-table-cell>
          </table:previous>
        </table:cell-content-change>
        <table:cell-content-change table:id="ct1628">
          <table:cell-address table:column="5" table:row="96" table:table="0"/>
          <office:change-info>
            <dc:creator> </dc:creator>
            <dc:date>2023-03-05T08:28:27.992000000</dc:date>
          </office:change-info>
          <table:previous table:id="ct1618">
            <table:change-track-table-cell office:value-type="float" office:value="26"/>
          </table:previous>
        </table:cell-content-change>
        <table:cell-content-change table:id="ct1629">
          <table:cell-address table:column="6" table:row="96" table:table="0"/>
          <office:change-info>
            <dc:creator> </dc:creator>
            <dc:date>2023-03-05T08:28:29.013000000</dc:date>
          </office:change-info>
          <table:previous table:id="ct1619">
            <table:change-track-table-cell office:value-type="float" office:value="7"/>
          </table:previous>
        </table:cell-content-change>
        <table:cell-content-change table:id="ct1630">
          <table:cell-address table:column="13" table:row="96" table:table="0"/>
          <office:change-info>
            <dc:creator> </dc:creator>
            <dc:date>2023-03-05T08:28:34.075000000</dc:date>
          </office:change-info>
          <table:previous table:id="ct1621">
            <table:change-track-table-cell office:value-type="string">
              <text:p>historical</text:p>
            </table:change-track-table-cell>
          </table:previous>
        </table:cell-content-change>
        <table:insertion table:id="ct1631" table:type="row" table:position="116" table:table="0">
          <office:change-info>
            <dc:creator> </dc:creator>
            <dc:date>2023-03-05T08:29:19.343000000</dc:date>
          </office:change-info>
          <table:dependencies>
            <table:dependency table:id="ct2572"/>
            <table:dependency table:id="ct1667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</table:dependencies>
        </table:insertion>
        <table:cell-content-change table:id="ct1632">
          <table:cell-address table:column="2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4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7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8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9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13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5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6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17" table:row="116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16" table:table="0"/>
          <office:change-info>
            <dc:creator> </dc:creator>
            <dc:date>2023-03-05T08:29:34.509000000</dc:date>
          </office:change-info>
          <table:previous table:id="ct163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45">
          <table:cell-address table:column="3" table:row="116" table:table="0"/>
          <office:change-info>
            <dc:creator> </dc:creator>
            <dc:date>2023-03-05T08:29:46.069000000</dc:date>
          </office:change-info>
          <table:previous table:id="ct163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646">
          <table:cell-address table:column="2" table:row="116" table:table="0"/>
          <office:change-info>
            <dc:creator> </dc:creator>
            <dc:date>2023-03-05T08:29:50.572000000</dc:date>
          </office:change-info>
          <table:previous table:id="ct163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647">
          <table:cell-address table:column="6" table:row="116" table:table="0"/>
          <office:change-info>
            <dc:creator> </dc:creator>
            <dc:date>2023-03-05T08:29:57.305000000</dc:date>
          </office:change-info>
          <table:previous table:id="ct1636">
            <table:change-track-table-cell office:value-type="float" office:value="3"/>
          </table:previous>
        </table:cell-content-change>
        <table:cell-content-change table:id="ct1648">
          <table:cell-address table:column="8" table:row="116" table:table="0"/>
          <office:change-info>
            <dc:creator> </dc:creator>
            <dc:date>2023-03-05T08:29:59.410000000</dc:date>
          </office:change-info>
          <table:previous table:id="ct1638">
            <table:change-track-table-cell office:value-type="float" office:value="3"/>
          </table:previous>
        </table:cell-content-change>
        <table:cell-content-change table:id="ct1649">
          <table:cell-address table:column="9" table:row="116" table:table="0"/>
          <office:change-info>
            <dc:creator> </dc:creator>
            <dc:date>2023-03-05T08:30:00.721000000</dc:date>
          </office:change-info>
          <table:previous table:id="ct1639">
            <table:change-track-table-cell office:value-type="float" office:value="2"/>
          </table:previous>
        </table:cell-content-change>
        <table:insertion table:id="ct1650" table:type="row" table:position="127" table:table="0">
          <office:change-info>
            <dc:creator> </dc:creator>
            <dc:date>2023-03-05T08:30:22.908000000</dc:date>
          </office:change-info>
          <table:dependencies>
            <table:dependency table:id="ct2575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</table:dependencies>
        </table:insertion>
        <table:cell-content-change table:id="ct1651">
          <table:cell-address table:column="2" table:row="127" table:table="0"/>
          <office:change-info>
            <dc:creator> </dc:creator>
            <dc:date>2023-03-05T08:30:24.730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1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13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15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0">
          <table:cell-address table:column="16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17" table:row="127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127" table:table="0"/>
          <office:change-info>
            <dc:creator> </dc:creator>
            <dc:date>2023-03-05T08:30:43.058000000</dc:date>
          </office:change-info>
          <table:previous table:id="ct1651">
            <table:change-track-table-cell office:value-type="string">
              <text:p>LLL:EXT:timer/Resources/Private/Language/locallang_cal.xlf:calendarDate.cult.greg.lrFlagDay</text:p>
            </table:change-track-table-cell>
          </table:previous>
        </table:cell-content-change>
        <table:cell-content-change table:id="ct1663">
          <table:cell-address table:column="3" table:row="127" table:table="0"/>
          <office:change-info>
            <dc:creator> </dc:creator>
            <dc:date>2023-03-05T08:30:50.526000000</dc:date>
          </office:change-info>
          <table:previous table:id="ct1653">
            <table:change-track-table-cell office:value-type="string">
              <text:p>greg-lrFlagDay</text:p>
            </table:change-track-table-cell>
          </table:previous>
        </table:cell-content-change>
        <table:cell-content-change table:id="ct1664">
          <table:cell-address table:column="5" table:row="127" table:table="0"/>
          <office:change-info>
            <dc:creator> </dc:creator>
            <dc:date>2023-03-05T08:30:55.402000000</dc:date>
          </office:change-info>
          <table:previous table:id="ct1655">
            <table:change-track-table-cell office:value-type="float" office:value="24"/>
          </table:previous>
        </table:cell-content-change>
        <table:cell-content-change table:id="ct1665">
          <table:cell-address table:column="6" table:row="127" table:table="0"/>
          <office:change-info>
            <dc:creator> </dc:creator>
            <dc:date>2023-03-05T08:30:57.511000000</dc:date>
          </office:change-info>
          <table:previous table:id="ct1656">
            <table:change-track-table-cell office:value-type="float" office:value="8"/>
          </table:previous>
        </table:cell-content-change>
        <table:cell-content-change table:id="ct1666">
          <table:cell-address table:column="1" table:row="127" table:table="0"/>
          <office:change-info>
            <dc:creator> </dc:creator>
            <dc:date>2023-03-05T08:31:18.649000000</dc:date>
          </office:change-info>
          <table:previous table:id="ct1652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1667">
          <table:cell-address table:column="1" table:row="116" table:table="0"/>
          <office:change-info>
            <dc:creator> </dc:creator>
            <dc:date>2023-03-05T08:31:32.602000000</dc:date>
          </office:change-info>
          <table:previous table:id="ct1644">
            <table:change-track-table-cell office:value-type="string">
              <text:p>Liberia: Thanksgiving Day</text:p>
            </table:change-track-table-cell>
          </table:previous>
        </table:cell-content-change>
        <table:cell-content-change table:id="ct1668">
          <table:cell-address table:column="1" table:row="63" table:table="0"/>
          <office:change-info>
            <dc:creator> </dc:creator>
            <dc:date>2023-03-05T08:32:10.530000000</dc:date>
          </office:change-info>
          <table:previous table:id="ct1593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69">
          <table:cell-address table:column="1" table:row="57" table:table="0"/>
          <office:change-info>
            <dc:creator> </dc:creator>
            <dc:date>2023-03-05T08:32:18.130000000</dc:date>
          </office:change-info>
          <table:previous table:id="ct1480">
            <table:change-track-table-cell office:value-type="string">
              <text:p>Lettland: Erneueerung der UnabhängigkeitEinberufung des lettischen Verfassungsausschusses, Tag der Arbeit</text:p>
            </table:change-track-table-cell>
          </table:previous>
        </table:cell-content-change>
        <table:cell-content-change table:id="ct1670">
          <table:cell-address table:column="1" table:row="43" table:table="0"/>
          <office:change-info>
            <dc:creator> </dc:creator>
            <dc:date>2023-03-05T08:33:04.634000000</dc:date>
          </office:change-info>
          <table:previous table:id="ct1574">
            <table:change-track-table-cell office:value-type="string">
              <text:p>Liberia: <text:s/>Fast &amp; Prayer Day</text:p>
            </table:change-track-table-cell>
          </table:previous>
        </table:cell-content-change>
        <table:cell-content-change table:id="ct1671">
          <table:cell-address table:column="1" table:row="36" table:table="0"/>
          <office:change-info>
            <dc:creator> </dc:creator>
            <dc:date>2023-03-05T08:33:15.673000000</dc:date>
          </office:change-info>
          <table:previous table:id="ct1536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672">
          <table:cell-address table:column="1" table:row="35" table:table="0"/>
          <office:change-info>
            <dc:creator> </dc:creator>
            <dc:date>2023-03-05T08:33:26.234000000</dc:date>
          </office:change-info>
          <table:previous table:id="ct1551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73">
          <table:cell-address table:column="1" table:row="26" table:table="0"/>
          <office:change-info>
            <dc:creator> </dc:creator>
            <dc:date>2023-03-05T08:33:36.762000000</dc:date>
          </office:change-info>
          <table:previous table:id="ct1507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674">
          <table:cell-address table:column="16" table:row="7" table:table="0"/>
          <office:change-info>
            <dc:creator> </dc:creator>
            <dc:date>2023-03-05T08:49:55.143000000</dc:date>
          </office:change-info>
          <table:previous table:id="ct1502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5">
          <table:cell-address table:column="17" table:row="7" table:table="0"/>
          <office:change-info>
            <dc:creator> </dc:creator>
            <dc:date>2023-03-05T08:49:59.543000000</dc:date>
          </office:change-info>
          <table:previous table:id="ct1503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6">
          <table:cell-address table:column="16" table:row="8" table:table="0"/>
          <office:change-info>
            <dc:creator> </dc:creator>
            <dc:date>2023-03-05T08:50:12.628000000</dc:date>
          </office:change-info>
          <table:previous table:id="ct1406">
            <table:change-track-table-cell office:value-type="string">
              <text:p>de_DE,fr_FR,en_IE,ga_IE,lv_LV</text:p>
            </table:change-track-table-cell>
          </table:previous>
        </table:cell-content-change>
        <table:cell-content-change table:id="ct1677">
          <table:cell-address table:column="17" table:row="8" table:table="0"/>
          <office:change-info>
            <dc:creator> </dc:creator>
            <dc:date>2023-03-05T08:50:16.689000000</dc:date>
          </office:change-info>
          <table:previous table:id="ct1407">
            <table:change-track-table-cell office:value-type="string">
              <text:p>de_DE,en_IE,ga_IE,lv_LV</text:p>
            </table:change-track-table-cell>
          </table:previous>
        </table:cell-content-change>
        <table:cell-content-change table:id="ct1678">
          <table:cell-address table:column="16" table:row="12" table:table="0"/>
          <office:change-info>
            <dc:creator> </dc:creator>
            <dc:date>2023-03-05T08:50:28.829000000</dc:date>
          </office:change-info>
          <table:previous table:id="ct1504">
            <table:change-track-table-cell office:value-type="string">
              <text:p>de_DE,fr_FR,en_GB,es_CR,en_IE,ga_IE,kea_CV,pt_CV,lv_LV,en_LR,vai_Latn_LR</text:p>
            </table:change-track-table-cell>
          </table:previous>
        </table:cell-content-change>
        <table:cell-content-change table:id="ct1679">
          <table:cell-address table:column="17" table:row="12" table:table="0"/>
          <office:change-info>
            <dc:creator> </dc:creator>
            <dc:date>2023-03-05T08:50:32.603000000</dc:date>
          </office:change-info>
          <table:previous table:id="ct1505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80">
          <table:cell-address table:column="16" table:row="15" table:table="0"/>
          <office:change-info>
            <dc:creator> </dc:creator>
            <dc:date>2023-03-05T08:50:56.062000000</dc:date>
          </office:change-info>
          <table:previous table:id="ct75">
            <table:change-track-table-cell office:value-type="string">
              <text:p>de_DE</text:p>
            </table:change-track-table-cell>
          </table:previous>
        </table:cell-content-change>
        <table:cell-content-change table:id="ct1681">
          <table:cell-address table:column="17" table:row="15" table:table="0"/>
          <office:change-info>
            <dc:creator> </dc:creator>
            <dc:date>2023-03-05T08:50:57.55100000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6" table:row="46" table:table="0"/>
          <office:change-info>
            <dc:creator> </dc:creator>
            <dc:date>2023-03-05T08:51:28.081000000</dc:date>
          </office:change-info>
          <table:previous table:id="ct700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3">
          <table:cell-address table:column="17" table:row="46" table:table="0"/>
          <office:change-info>
            <dc:creator> </dc:creator>
            <dc:date>2023-03-05T08:51:31.866000000</dc:date>
          </office:change-info>
          <table:previous table:id="ct70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4">
          <table:cell-address table:column="16" table:row="47" table:table="0"/>
          <office:change-info>
            <dc:creator> </dc:creator>
            <dc:date>2023-03-05T08:51:36.473000000</dc:date>
          </office:change-info>
          <table:previous table:id="ct704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5">
          <table:cell-address table:column="17" table:row="47" table:table="0"/>
          <office:change-info>
            <dc:creator> </dc:creator>
            <dc:date>2023-03-05T08:51:40.373000000</dc:date>
          </office:change-info>
          <table:previous table:id="ct703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6">
          <table:cell-address table:column="16" table:row="66" table:table="0"/>
          <office:change-info>
            <dc:creator> </dc:creator>
            <dc:date>2023-03-05T08:52:05.727000000</dc:date>
          </office:change-info>
          <table:previous table:id="ct58">
            <table:change-track-table-cell office:value-type="string">
              <text:p>de_DE,fr_FR </text:p>
            </table:change-track-table-cell>
          </table:previous>
        </table:cell-content-change>
        <table:cell-content-change table:id="ct1687">
          <table:cell-address table:column="17" table:row="66" table:table="0"/>
          <office:change-info>
            <dc:creator> </dc:creator>
            <dc:date>2023-03-05T08:52:09.047000000</dc:date>
          </office:change-info>
          <table:previous table:id="ct59">
            <table:change-track-table-cell office:value-type="string">
              <text:p>de_DE,fr_FR </text:p>
            </table:change-track-table-cell>
          </table:previous>
        </table:cell-content-change>
        <table:cell-content-change table:id="ct1688">
          <table:cell-address table:column="16" table:row="68" table:table="0"/>
          <office:change-info>
            <dc:creator> </dc:creator>
            <dc:date>2023-03-05T08:52:19.941000000</dc:date>
          </office:change-info>
          <table:previous table:id="ct62">
            <table:change-track-table-cell office:value-type="string">
              <text:p>de_DE,fr_FR </text:p>
            </table:change-track-table-cell>
          </table:previous>
        </table:cell-content-change>
        <table:cell-content-change table:id="ct1689">
          <table:cell-address table:column="17" table:row="68" table:table="0"/>
          <office:change-info>
            <dc:creator> </dc:creator>
            <dc:date>2023-03-05T08:52:24.099000000</dc:date>
          </office:change-info>
          <table:previous table:id="ct63">
            <table:change-track-table-cell office:value-type="string">
              <text:p>de_DE,fr_FR </text:p>
            </table:change-track-table-cell>
          </table:previous>
        </table:cell-content-change>
        <table:cell-content-change table:id="ct1690">
          <table:cell-address table:column="4" table:row="72" table:table="0"/>
          <office:change-info>
            <dc:creator> </dc:creator>
            <dc:date>2023-03-05T08:52:47.925000000</dc:date>
          </office:change-info>
          <table:previous table:id="ct96">
            <table:change-track-table-cell office:value-type="string">
              <text:p>fixed</text:p>
            </table:change-track-table-cell>
          </table:previous>
        </table:cell-content-change>
        <table:cell-content-change table:id="ct1691">
          <table:cell-address table:column="5" table:row="72" table:table="0"/>
          <office:change-info>
            <dc:creator> </dc:creator>
            <dc:date>2023-03-05T08:52:51.136000000</dc:date>
          </office:change-info>
          <table:previous table:id="ct97">
            <table:change-track-table-cell office:value-type="float" office:value="8"/>
          </table:previous>
        </table:cell-content-change>
        <table:cell-content-change table:id="ct1692">
          <table:cell-address table:column="6" table:row="72" table:table="0"/>
          <office:change-info>
            <dc:creator> </dc:creator>
            <dc:date>2023-03-05T08:52:51.848000000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693">
          <table:cell-address table:column="9" table:row="72" table:table="0"/>
          <office:change-info>
            <dc:creator> </dc:creator>
            <dc:date>2023-03-05T08:52:55.816000000</dc:date>
          </office:change-info>
          <table:previous>
            <table:change-track-table-cell/>
          </table:previous>
        </table:cell-content-change>
        <table:cell-content-change table:id="ct1694">
          <table:cell-address table:column="16" table:row="72" table:table="0"/>
          <office:change-info>
            <dc:creator> </dc:creator>
            <dc:date>2023-03-05T08:53:01.413000000</dc:date>
          </office:change-info>
          <table:previous table:id="ct104">
            <table:change-track-table-cell office:value-type="string">
              <text:p>de_DE</text:p>
            </table:change-track-table-cell>
          </table:previous>
        </table:cell-content-change>
        <table:cell-content-change table:id="ct1695">
          <table:cell-address table:column="17" table:row="72" table:table="0"/>
          <office:change-info>
            <dc:creator> </dc:creator>
            <dc:date>2023-03-05T08:53:04.613000000</dc:date>
          </office:change-info>
          <table:previous>
            <table:change-track-table-cell/>
          </table:previous>
        </table:cell-content-change>
        <table:cell-content-change table:id="ct1696">
          <table:cell-address table:column="1" table:row="72" table:table="0"/>
          <office:change-info>
            <dc:creator> </dc:creator>
            <dc:date>2023-03-05T08:53:13.496000000</dc:date>
          </office:change-info>
          <table:previous table:id="ct92">
            <table:change-track-table-cell office:value-type="string">
              <text:p>fFronleichnam</text:p>
            </table:change-track-table-cell>
          </table:previous>
        </table:cell-content-change>
        <table:insertion table:id="ct1697" table:type="row" table:position="93" table:table="0">
          <office:change-info>
            <dc:creator> </dc:creator>
            <dc:date>2023-03-05T08:53:38.481000000</dc:date>
          </office:change-info>
          <table:dependencies>
            <table:dependency table:id="ct1971"/>
            <table:dependency table:id="ct1970"/>
            <table:dependency table:id="ct1911"/>
            <table:dependency table:id="ct1910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</table:dependencies>
        </table:insertion>
        <table:cell-content-change table:id="ct1698">
          <table:cell-address table:column="1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0">
          <table:cell-address table:column="3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4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5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6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7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13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93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15" table:row="93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16" table:row="93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17" table:row="93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8" table:row="93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deletion table:id="ct1711" table:type="row" table:position="93" table:table="0">
          <office:change-info>
            <dc:creator> </dc:creator>
            <dc:date>2023-03-05T08:53:57.555000000</dc:date>
          </office:change-info>
          <table:deletions>
            <table:cell-content-deletion table:id="ct1710">
              <table:change-track-table-cell office:value-type="string">
                <text:p>de_DE</text:p>
              </table:change-track-table-cell>
            </table:cell-content-deletion>
            <table:cell-content-deletion table:id="ct1709">
              <table:change-track-table-cell office:value-type="string">
                <text:p>fr_FR,kea_CV,pt_CV</text:p>
              </table:change-track-table-cell>
            </table:cell-content-deletion>
            <table:cell-content-deletion table:id="ct1708">
              <table:change-track-table-cell office:value-type="string">
                <text:p>de_DE, fr_FR,kea_CV,pt_CV</text:p>
              </table:change-track-table-cell>
            </table:cell-content-deletion>
            <table:cell-content-deletion table:id="ct1707">
              <table:change-track-table-cell office:value-type="float" office:value="5"/>
            </table:cell-content-deletion>
            <table:cell-content-deletion table:id="ct1706">
              <table:change-track-table-cell office:value-type="string">
                <text:p>christian</text:p>
              </table:change-track-table-cell>
            </table:cell-content-deletion>
            <table:cell-content-deletion table:id="ct1705">
              <table:change-track-table-cell office:value-type="string">
                <text:p>religion</text:p>
              </table:change-track-table-cell>
            </table:cell-content-deletion>
            <table:cell-content-deletion table:id="ct1704">
              <table:change-track-table-cell office:value-type="string">
                <text:p>gregorian</text:p>
              </table:change-track-table-cell>
            </table:cell-content-deletion>
            <table:cell-content-deletion table:id="ct1703">
              <table:change-track-table-cell office:value-type="float" office:value="8"/>
            </table:cell-content-deletion>
            <table:cell-content-deletion table:id="ct1702">
              <table:change-track-table-cell office:value-type="float" office:value="15"/>
            </table:cell-content-deletion>
            <table:cell-content-deletion table:id="ct1701">
              <table:change-track-table-cell office:value-type="string">
                <text:p>fixed</text:p>
              </table:change-track-table-cell>
            </table:cell-content-deletion>
            <table:cell-content-deletion table:id="ct1700">
              <table:change-track-table-cell office:value-type="string">
                <text:p>greg-mariaascension</text:p>
              </table:change-track-table-cell>
            </table:cell-content-deletion>
            <table:cell-content-deletion table:id="ct1699">
              <table:change-track-table-cell office:value-type="string">
                <text:p>LLL:EXT:timer/Resources/Private/Language/locallang_cal.xlf:calendarDate.hist.greg.mariaascension</text:p>
              </table:change-track-table-cell>
            </table:cell-content-deletion>
            <table:cell-content-deletion table:id="ct1698">
              <table:change-track-table-cell office:value-type="string">
                <text:p>Maria Himmelfahrt</text:p>
              </table:change-track-table-cell>
            </table:cell-content-deletion>
            <table:change-deletion table:id="ct1697"/>
          </table:deletions>
        </table:deletion>
        <table:cell-content-change table:id="ct1712">
          <table:cell-address table:column="16" table:row="93" table:table="0"/>
          <office:change-info>
            <dc:creator> </dc:creator>
            <dc:date>2023-03-05T08:54:27.546000000</dc:date>
          </office:change-info>
          <table:previous table:id="ct1164">
            <table:change-track-table-cell office:value-type="string">
              <text:p>de_DE, fr_FR,kea_CV,pt_CV</text:p>
            </table:change-track-table-cell>
          </table:previous>
        </table:cell-content-change>
        <table:cell-content-change table:id="ct1713">
          <table:cell-address table:column="17" table:row="93" table:table="0"/>
          <office:change-info>
            <dc:creator> </dc:creator>
            <dc:date>2023-03-05T08:54:33.205000000</dc:date>
          </office:change-info>
          <table:previous table:id="ct1165">
            <table:change-track-table-cell office:value-type="string">
              <text:p>fr_FR,kea_CV,pt_CV</text:p>
            </table:change-track-table-cell>
          </table:previous>
        </table:cell-content-change>
        <table:insertion table:id="ct1714" table:type="row" table:position="99" table:table="0">
          <office:change-info>
            <dc:creator> </dc:creator>
            <dc:date>2023-03-05T08:54:50.246000000</dc:date>
          </office:change-info>
          <table:dependencies>
            <table:dependency table:id="ct2281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</table:dependencies>
        </table:insertion>
        <table:cell-content-change table:id="ct1715">
          <table:cell-address table:column="1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3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4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5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6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7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13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5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6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17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8" table:row="94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" table:row="94" table:table="0"/>
          <office:change-info>
            <dc:creator> </dc:creator>
            <dc:date>2023-03-05T08:55:07.434000000</dc:date>
          </office:change-info>
          <table:previous table:id="ct1715">
            <table:change-track-table-cell office:value-type="string">
              <text:p>Maria Himmelfahrt</text:p>
            </table:change-track-table-cell>
          </table:previous>
        </table:cell-content-change>
        <table:cell-content-change table:id="ct1729">
          <table:cell-address table:column="2" table:row="94" table:table="0"/>
          <office:change-info>
            <dc:creator> </dc:creator>
            <dc:date>2023-03-05T08:55:16.248000000</dc:date>
          </office:change-info>
          <table:previous table:id="ct1716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movement table:id="ct1730">
          <table:source-range-address table:column="2" table:row="99" table:table="0"/>
          <table:target-range-address table:column="0" table:row="99" table:table="0"/>
          <office:change-info>
            <dc:creator> </dc:creator>
            <dc:date>2023-03-05T08:55:22.741000000</dc:date>
          </office:change-info>
          <table:dependencies>
            <table:dependency table:id="ct2566"/>
            <table:dependency table:id="ct2281"/>
            <table:dependency table:id="ct2280"/>
          </table:dependencies>
        </table:movement>
        <table:cell-content-change table:id="ct1731">
          <table:cell-address table:column="2" table:row="94" table:table="0"/>
          <office:change-info>
            <dc:creator> </dc:creator>
            <dc:date>2023-03-05T08:55:34.469000000</dc:date>
          </office:change-info>
          <table:previous table:id="ct1729">
            <table:change-track-table-cell office:value-type="string">
              <text:p>LLL:EXT:timer/Resources/Private/Language/locallang_cal.xlf:calendarDate.hist.greg.mariabirthday</text:p>
            </table:change-track-table-cell>
          </table:previous>
        </table:cell-content-change>
        <table:cell-content-change table:id="ct1732">
          <table:cell-address table:column="3" table:row="94" table:table="0"/>
          <office:change-info>
            <dc:creator> </dc:creator>
            <dc:date>2023-03-05T08:55:42.842000000</dc:date>
          </office:change-info>
          <table:previous table:id="ct1717">
            <table:change-track-table-cell office:value-type="string">
              <text:p>greg-mariaascension</text:p>
            </table:change-track-table-cell>
          </table:previous>
        </table:cell-content-change>
        <table:cell-content-change table:id="ct1733">
          <table:cell-address table:column="16" table:row="94" table:table="0"/>
          <office:change-info>
            <dc:creator> </dc:creator>
            <dc:date>2023-03-05T08:55:49.555000000</dc:date>
          </office:change-info>
          <table:previous table:id="ct1725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734">
          <table:cell-address table:column="17" table:row="94" table:table="0"/>
          <office:change-info>
            <dc:creator> </dc:creator>
            <dc:date>2023-03-05T08:55:55.226000000</dc:date>
          </office:change-info>
          <table:previous table:id="ct1726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735">
          <table:cell-address table:column="18" table:row="94" table:table="0"/>
          <office:change-info>
            <dc:creator> </dc:creator>
            <dc:date>2023-03-05T08:55:57.064000000</dc:date>
          </office:change-info>
          <table:previous table:id="ct1727">
            <table:change-track-table-cell office:value-type="string">
              <text:p>de_DE</text:p>
            </table:change-track-table-cell>
          </table:previous>
        </table:cell-content-change>
        <table:cell-content-change table:id="ct1736">
          <table:cell-address table:column="16" table:row="113" table:table="0"/>
          <office:change-info>
            <dc:creator> </dc:creator>
            <dc:date>2023-03-05T08:56:29.104000000</dc:date>
          </office:change-info>
          <table:previous table:id="ct1166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737">
          <table:cell-address table:column="17" table:row="113" table:table="0"/>
          <office:change-info>
            <dc:creator> </dc:creator>
            <dc:date>2023-03-05T08:56:33.207000000</dc:date>
          </office:change-info>
          <table:previous table:id="ct1167">
            <table:change-track-table-cell office:value-type="string">
              <text:p>fr_FR,kea_CV,pt_CV</text:p>
            </table:change-track-table-cell>
          </table:previous>
        </table:cell-content-change>
        <table:insertion table:id="ct1738" table:type="row" table:position="133" table:table="0">
          <office:change-info>
            <dc:creator> </dc:creator>
            <dc:date>2023-03-05T08:57:05.979000000</dc:date>
          </office:change-info>
          <table:dependencies>
            <table:dependency table:id="ct2002"/>
            <table:dependency table:id="ct2001"/>
            <table:dependency table:id="ct1775"/>
            <table:dependency table:id="ct177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</table:dependencies>
        </table:insertion>
        <table:cell-content-change table:id="ct1739">
          <table:cell-address table:column="2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5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6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7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3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5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6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7" table:row="133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" table:row="133" table:table="0"/>
          <office:change-info>
            <dc:creator> </dc:creator>
            <dc:date>2023-03-05T08:57:21.137000000</dc:date>
          </office:change-info>
          <table:previous table:id="ct1740">
            <table:change-track-table-cell office:value-type="string">
              <text:p>Maria Geburt</text:p>
            </table:change-track-table-cell>
          </table:previous>
        </table:cell-content-change>
        <table:cell-content-change table:id="ct1752">
          <table:cell-address table:column="3" table:row="133" table:table="0"/>
          <office:change-info>
            <dc:creator> </dc:creator>
            <dc:date>2023-03-05T08:57:32.057000000</dc:date>
          </office:change-info>
          <table:previous table:id="ct1741">
            <table:change-track-table-cell office:value-type="string">
              <text:p>greg-liMariabirthday</text:p>
            </table:change-track-table-cell>
          </table:previous>
        </table:cell-content-change>
        <table:cell-content-change table:id="ct1753">
          <table:cell-address table:column="2" table:row="133" table:table="0"/>
          <office:change-info>
            <dc:creator> </dc:creator>
            <dc:date>2023-03-05T08:57:38.451000000</dc:date>
          </office:change-info>
          <table:previous table:id="ct1739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insertion table:id="ct1754" table:type="row" table:position="132" table:table="0">
          <office:change-info>
            <dc:creator> </dc:creator>
            <dc:date>2023-03-05T08:57:43.321000000</dc:date>
          </office:change-info>
          <table:dependencies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</table:dependencies>
        </table:insertion>
        <table:cell-content-change table:id="ct1755">
          <table:cell-address table:column="2" table:row="132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" table:row="132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132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4" table:row="132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5" table:row="132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6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7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3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5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6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7" table:row="132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6" table:row="132" table:table="0"/>
          <office:change-info>
            <dc:creator> </dc:creator>
            <dc:date>2023-03-05T08:57:58.056000000</dc:date>
          </office:change-info>
          <table:previous table:id="ct1765">
            <table:change-track-table-cell office:value-type="string">
              <text:p>de_LI</text:p>
            </table:change-track-table-cell>
          </table:previous>
        </table:cell-content-change>
        <table:cell-content-change table:id="ct1768">
          <table:cell-address table:column="17" table:row="132" table:table="0"/>
          <office:change-info>
            <dc:creator> </dc:creator>
            <dc:date>2023-03-05T08:58:06.656000000</dc:date>
          </office:change-info>
          <table:previous table:id="ct1766">
            <table:change-track-table-cell office:value-type="string">
              <text:p>de_LI</text:p>
            </table:change-track-table-cell>
          </table:previous>
        </table:cell-content-change>
        <table:cell-content-change table:id="ct1769">
          <table:cell-address table:column="1" table:row="132" table:table="0"/>
          <office:change-info>
            <dc:creator> </dc:creator>
            <dc:date>2023-03-05T08:58:12.209000000</dc:date>
          </office:change-info>
          <table:previous table:id="ct1756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70">
          <table:cell-address table:column="3" table:row="132" table:table="0"/>
          <office:change-info>
            <dc:creator> </dc:creator>
            <dc:date>2023-03-05T08:58:22.608000000</dc:date>
          </office:change-info>
          <table:previous table:id="ct1757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71">
          <table:cell-address table:column="2" table:row="132" table:table="0"/>
          <office:change-info>
            <dc:creator> </dc:creator>
            <dc:date>2023-03-05T08:58:31.402000000</dc:date>
          </office:change-info>
          <table:previous table:id="ct1755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72">
          <table:cell-address table:column="5" table:row="132" table:table="0"/>
          <office:change-info>
            <dc:creator> </dc:creator>
            <dc:date>2023-03-05T08:58:36.694000000</dc:date>
          </office:change-info>
          <table:previous table:id="ct1759">
            <table:change-track-table-cell office:value-type="float" office:value="15"/>
          </table:previous>
        </table:cell-content-change>
        <table:cell-content-change table:id="ct1773">
          <table:cell-address table:column="6" table:row="132" table:table="0"/>
          <office:change-info>
            <dc:creator> </dc:creator>
            <dc:date>2023-03-05T08:58:38.800000000</dc:date>
          </office:change-info>
          <table:previous table:id="ct1760">
            <table:change-track-table-cell office:value-type="float" office:value="8"/>
          </table:previous>
        </table:cell-content-change>
        <table:cell-content-change table:id="ct1774">
          <table:cell-address table:column="6" table:row="133" table:table="0"/>
          <office:change-info>
            <dc:creator> </dc:creator>
            <dc:date>2023-03-05T08:58:40.336000000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775">
          <table:cell-address table:column="5" table:row="133" table:table="0"/>
          <office:change-info>
            <dc:creator> </dc:creator>
            <dc:date>2023-03-05T08:58:45.686000000</dc:date>
          </office:change-info>
          <table:previous table:id="ct1743">
            <table:change-track-table-cell office:value-type="float" office:value="15"/>
          </table:previous>
        </table:cell-content-change>
        <table:cell-content-change table:id="ct1776">
          <table:cell-address table:column="1" table:row="8" table:table="0"/>
          <office:change-info>
            <dc:creator> </dc:creator>
            <dc:date>2023-03-05T08:59:07.912000000</dc:date>
          </office:change-info>
          <table:previous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1777">
          <table:cell-address table:column="16" table:row="22" table:table="0"/>
          <office:change-info>
            <dc:creator> </dc:creator>
            <dc:date>2023-03-05T08:59:43.455000000</dc:date>
          </office:change-info>
          <table:previous table:id="ct240">
            <table:change-track-table-cell office:value-type="string">
              <text:p>de_DE</text:p>
            </table:change-track-table-cell>
          </table:previous>
        </table:cell-content-change>
        <table:cell-content-change table:id="ct1778">
          <table:cell-address table:column="17" table:row="22" table:table="0"/>
          <office:change-info>
            <dc:creator> </dc:creator>
            <dc:date>2023-03-05T08:59:47.784000000</dc:date>
          </office:change-info>
          <table:previous>
            <table:change-track-table-cell/>
          </table:previous>
        </table:cell-content-change>
        <table:insertion table:id="ct1779" table:type="row" table:position="39" table:table="0">
          <office:change-info>
            <dc:creator> </dc:creator>
            <dc:date>2023-03-05T09:00:26.504000000</dc:date>
          </office:change-info>
          <table:dependencies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</table:dependencies>
        </table:insertion>
        <table:cell-content-change table:id="ct1780">
          <table:cell-address table:column="2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5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6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3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15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0">
          <table:cell-address table:column="16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1">
          <table:cell-address table:column="17" table:row="39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2">
          <table:cell-address table:column="2" table:row="39" table:table="0"/>
          <office:change-info>
            <dc:creator> </dc:creator>
            <dc:date>2023-03-05T09:00:37.250000000</dc:date>
          </office:change-info>
          <table:previous table:id="ct1780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93">
          <table:cell-address table:column="1" table:row="39" table:table="0"/>
          <office:change-info>
            <dc:creator> </dc:creator>
            <dc:date>2023-03-05T09:00:45.200000000</dc:date>
          </office:change-info>
          <table:previous table:id="ct178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94">
          <table:cell-address table:column="3" table:row="39" table:table="0"/>
          <office:change-info>
            <dc:creator> </dc:creator>
            <dc:date>2023-03-05T09:00:53.505000000</dc:date>
          </office:change-info>
          <table:previous table:id="ct1782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95">
          <table:cell-address table:column="5" table:row="39" table:table="0"/>
          <office:change-info>
            <dc:creator> </dc:creator>
            <dc:date>2023-03-05T09:00:57.320000000</dc:date>
          </office:change-info>
          <table:previous table:id="ct1784">
            <table:change-track-table-cell office:value-type="float" office:value="8"/>
          </table:previous>
        </table:cell-content-change>
        <table:cell-content-change table:id="ct1796">
          <table:cell-address table:column="6" table:row="39" table:table="0"/>
          <office:change-info>
            <dc:creator> </dc:creator>
            <dc:date>2023-03-05T09:00:59.120000000</dc:date>
          </office:change-info>
          <table:previous table:id="ct1785">
            <table:change-track-table-cell office:value-type="float" office:value="12"/>
          </table:previous>
        </table:cell-content-change>
        <table:insertion table:id="ct1797" table:type="row" table:position="14" table:table="0">
          <office:change-info>
            <dc:creator> </dc:creator>
            <dc:date>2023-03-05T09:01:35.428000000</dc:date>
          </office:change-info>
          <table:dependencies>
            <table:dependency table:id="ct2541"/>
            <table:dependency table:id="ct2539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</table:dependencies>
        </table:insertion>
        <table:cell-content-change table:id="ct1798">
          <table:cell-address table:column="0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1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3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4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5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3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5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6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7" table:row="14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" table:row="14" table:table="0"/>
          <office:change-info>
            <dc:creator> </dc:creator>
            <dc:date>2023-03-05T09:01:47.840000000</dc:date>
          </office:change-info>
          <table:previous table:id="ct1799">
            <table:change-track-table-cell office:value-type="string">
              <text:p>Josefi</text:p>
            </table:change-track-table-cell>
          </table:previous>
        </table:cell-content-change>
        <table:cell-content-change table:id="ct1811">
          <table:cell-address table:column="0" table:row="14" table:table="0"/>
          <office:change-info>
            <dc:creator> </dc:creator>
            <dc:date>2023-03-05T09:02:05.911000000</dc:date>
          </office:change-info>
          <table:previous table:id="ct1798">
            <table:change-track-table-cell office:value-type="string">
              <text:p>LLL:EXT:timer/Resources/Private/Language/locallang_cal.xlf:calendarDate.hist.greg.liJosefi</text:p>
            </table:change-track-table-cell>
          </table:previous>
        </table:cell-content-change>
        <table:cell-content-change table:id="ct1812">
          <table:cell-address table:column="0" table:row="14" table:table="0"/>
          <office:change-info>
            <dc:creator> </dc:creator>
            <dc:date>2023-03-05T09:02:23.110000000</dc:date>
          </office:change-info>
          <table:previous table:id="ct1811">
            <table:change-track-table-cell office:value-type="string">
              <text:p>LLL:EXT:timer/Resources/Private/Language/locallang_cal.xlf:calendarDate.hist.greg.liBertoldsDaU+0079</text:p>
            </table:change-track-table-cell>
          </table:previous>
        </table:cell-content-change>
        <table:cell-content-change table:id="ct1813">
          <table:cell-address table:column="3" table:row="14" table:table="0"/>
          <office:change-info>
            <dc:creator> </dc:creator>
            <dc:date>2023-03-05T09:02:28.513000000</dc:date>
          </office:change-info>
          <table:previous table:id="ct1800">
            <table:change-track-table-cell office:value-type="string">
              <text:p>greg-liJosefi</text:p>
            </table:change-track-table-cell>
          </table:previous>
        </table:cell-content-change>
        <table:cell-content-change table:id="ct1814">
          <table:cell-address table:column="5" table:row="14" table:table="0"/>
          <office:change-info>
            <dc:creator> </dc:creator>
            <dc:date>2023-03-05T09:02:31.439000000</dc:date>
          </office:change-info>
          <table:previous table:id="ct1802">
            <table:change-track-table-cell office:value-type="float" office:value="19"/>
          </table:previous>
        </table:cell-content-change>
        <table:cell-content-change table:id="ct1815">
          <table:cell-address table:column="6" table:row="14" table:table="0"/>
          <office:change-info>
            <dc:creator> </dc:creator>
            <dc:date>2023-03-05T09:02:33.126000000</dc:date>
          </office:change-info>
          <table:previous table:id="ct1803">
            <table:change-track-table-cell office:value-type="float" office:value="3"/>
          </table:previous>
        </table:cell-content-change>
        <table:cell-content-change table:id="ct1816">
          <table:cell-address table:column="1" table:row="32" table:table="0"/>
          <office:change-info>
            <dc:creator> </dc:creator>
            <dc:date>2023-03-05T09:03:07.564000000</dc:date>
          </office:change-info>
          <table:previous>
            <table:change-track-table-cell office:value-type="string">
              <text:p>Fasching</text:p>
            </table:change-track-table-cell>
          </table:previous>
        </table:cell-content-change>
        <table:cell-content-change table:id="ct1817">
          <table:cell-address table:column="17" table:row="32" table:table="0"/>
          <office:change-info>
            <dc:creator> </dc:creator>
            <dc:date>2023-03-05T09:03:16.176000000</dc:date>
          </office:change-info>
          <table:previous table:id="ct43">
            <table:change-track-table-cell/>
          </table:previous>
        </table:cell-content-change>
        <table:cell-content-change table:id="ct1818">
          <table:cell-address table:column="16" table:row="32" table:table="0"/>
          <office:change-info>
            <dc:creator> </dc:creator>
            <dc:date>2023-03-05T09:03:21.387000000</dc:date>
          </office:change-info>
          <table:previous table:id="ct45">
            <table:change-track-table-cell office:value-type="string">
              <text:p>de_DE</text:p>
            </table:change-track-table-cell>
          </table:previous>
        </table:cell-content-change>
        <table:cell-content-change table:id="ct1819">
          <table:cell-address table:column="16" table:row="45" table:table="0"/>
          <office:change-info>
            <dc:creator> </dc:creator>
            <dc:date>2023-03-05T09:03:54.431000000</dc:date>
          </office:change-info>
          <table:previous table:id="ct702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820">
          <table:cell-address table:column="17" table:row="45" table:table="0"/>
          <office:change-info>
            <dc:creator> </dc:creator>
            <dc:date>2023-03-05T09:03:59.132000000</dc:date>
          </office:change-info>
          <table:previous table:id="ct493">
            <table:change-track-table-cell office:value-type="string">
              <text:p>de_DE,en_GB,es_CR</text:p>
            </table:change-track-table-cell>
          </table:previous>
        </table:cell-content-change>
        <table:cell-content-change table:id="ct1821">
          <table:cell-address table:column="16" table:row="4" table:table="0"/>
          <office:change-info>
            <dc:creator> </dc:creator>
            <dc:date>2023-03-05T09:04:10.671000000</dc:date>
          </office:change-info>
          <table:previous table:id="ct1402">
            <table:change-track-table-cell office:value-type="string">
              <text:p>de_DE,lv_LV</text:p>
            </table:change-track-table-cell>
          </table:previous>
        </table:cell-content-change>
        <table:cell-content-change table:id="ct1822">
          <table:cell-address table:column="17" table:row="4" table:table="0"/>
          <office:change-info>
            <dc:creator> </dc:creator>
            <dc:date>2023-03-05T09:04:15.740000000</dc:date>
          </office:change-info>
          <table:previous table:id="ct1403">
            <table:change-track-table-cell office:value-type="string">
              <text:p>lv_LV</text:p>
            </table:change-track-table-cell>
          </table:previous>
        </table:cell-content-change>
        <table:cell-content-change table:id="ct1823">
          <table:cell-address table:column="16" table:row="9" table:table="0"/>
          <office:change-info>
            <dc:creator> </dc:creator>
            <dc:date>2023-03-05T09:04:23.276000000</dc:date>
          </office:change-info>
          <table:previous table:id="ct1408">
            <table:change-track-table-cell office:value-type="string">
              <text:p>de_DE,fr_FR,lv_LV</text:p>
            </table:change-track-table-cell>
          </table:previous>
        </table:cell-content-change>
        <table:cell-content-change table:id="ct1824">
          <table:cell-address table:column="17" table:row="9" table:table="0"/>
          <office:change-info>
            <dc:creator> </dc:creator>
            <dc:date>2023-03-05T09:04:30.144000000</dc:date>
          </office:change-info>
          <table:previous table:id="ct1409">
            <table:change-track-table-cell office:value-type="string">
              <text:p>lv_LV</text:p>
            </table:change-track-table-cell>
          </table:previous>
        </table:cell-content-change>
        <table:cell-content-change table:id="ct1825">
          <table:cell-address table:column="16" table:row="67" table:table="0"/>
          <office:change-info>
            <dc:creator> </dc:creator>
            <dc:date>2023-03-05T09:05:26.739000000</dc:date>
          </office:change-info>
          <table:previous table:id="ct60">
            <table:change-track-table-cell office:value-type="string">
              <text:p>de_DE,fr_FR </text:p>
            </table:change-track-table-cell>
          </table:previous>
        </table:cell-content-change>
        <table:cell-content-change table:id="ct1826">
          <table:cell-address table:column="17" table:row="67" table:table="0"/>
          <office:change-info>
            <dc:creator> </dc:creator>
            <dc:date>2023-03-05T09:05:31.931000000</dc:date>
          </office:change-info>
          <table:previous table:id="ct61">
            <table:change-track-table-cell office:value-type="string">
              <text:p>de_DE,fr_FR </text:p>
            </table:change-track-table-cell>
          </table:previous>
        </table:cell-content-change>
        <table:cell-content-change table:id="ct1827">
          <table:cell-address table:column="16" table:row="68" table:table="0"/>
          <office:change-info>
            <dc:creator> </dc:creator>
            <dc:date>2023-03-05T09:05:36.379000000</dc:date>
          </office:change-info>
          <table:previous table:id="ct168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828">
          <table:cell-address table:column="16" table:row="68" table:table="0"/>
          <office:change-info>
            <dc:creator> </dc:creator>
            <dc:date>2023-03-05T09:05:47.521000000</dc:date>
          </office:change-info>
          <table:previous table:id="ct1827">
            <table:change-track-table-cell office:value-type="string">
              <text:p>de_DE,fr_FR,de_LI,de_LI</text:p>
            </table:change-track-table-cell>
          </table:previous>
        </table:cell-content-change>
        <table:cell-content-change table:id="ct1829">
          <table:cell-address table:column="20" table:row="166" table:table="0"/>
          <office:change-info>
            <dc:creator> </dc:creator>
            <dc:date>2023-03-05T11:23:23.043000000</dc:date>
          </office:change-info>
          <table:previous>
            <table:change-track-table-cell/>
          </table:previous>
        </table:cell-content-change>
        <table:cell-content-change table:id="ct1830">
          <table:cell-address table:column="20" table:row="166" table:table="0"/>
          <office:change-info>
            <dc:creator> </dc:creator>
            <dc:date>2023-03-05T11:23:40.597000000</dc:date>
          </office:change-info>
          <table:previous table:id="ct1829">
            <table:change-track-table-cell office:value-type="string">
              <text:p>respect leap-month </text:p>
            </table:change-track-table-cell>
          </table:previous>
        </table:cell-content-change>
        <table:cell-content-change table:id="ct1831">
          <table:cell-address table:column="20" table:row="167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2">
          <table:cell-address table:column="20" table:row="168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3">
          <table:cell-address table:column="20" table:row="169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4">
          <table:cell-address table:column="20" table:row="170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5">
          <table:cell-address table:column="20" table:row="171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6">
          <table:cell-address table:column="20" table:row="172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7">
          <table:cell-address table:column="16" table:row="7" table:table="0"/>
          <office:change-info>
            <dc:creator> </dc:creator>
            <dc:date>2023-03-06T20:52:19.998000000</dc:date>
          </office:change-info>
          <table:previous table:id="ct1674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8">
          <table:cell-address table:column="17" table:row="7" table:table="0"/>
          <office:change-info>
            <dc:creator> </dc:creator>
            <dc:date>2023-03-06T20:52:25.488000000</dc:date>
          </office:change-info>
          <table:previous table:id="ct1675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9">
          <table:cell-address table:column="17" table:row="8" table:table="0"/>
          <office:change-info>
            <dc:creator> </dc:creator>
            <dc:date>2023-03-06T20:52:30.265000000</dc:date>
          </office:change-info>
          <table:previous table:id="ct1677">
            <table:change-track-table-cell office:value-type="string">
              <text:p>de_DE,en_IE,ga_IE,lv_LV,de_LI</text:p>
            </table:change-track-table-cell>
          </table:previous>
        </table:cell-content-change>
        <table:cell-content-change table:id="ct1840">
          <table:cell-address table:column="16" table:row="8" table:table="0"/>
          <office:change-info>
            <dc:creator> </dc:creator>
            <dc:date>2023-03-06T20:52:34.178000000</dc:date>
          </office:change-info>
          <table:previous table:id="ct1676">
            <table:change-track-table-cell office:value-type="string">
              <text:p>de_DE,fr_FR,en_IE,ga_IE,lv_LV,de_LI</text:p>
            </table:change-track-table-cell>
          </table:previous>
        </table:cell-content-change>
        <table:cell-content-change table:id="ct1841">
          <table:cell-address table:column="16" table:row="12" table:table="0"/>
          <office:change-info>
            <dc:creator> </dc:creator>
            <dc:date>2023-03-06T20:52:45.747000000</dc:date>
          </office:change-info>
          <table:previous table:id="ct1678">
            <table:change-track-table-cell office:value-type="string">
              <text:p>de_DE,fr_FR,en_GB,es_CR,en_IE,ga_IE,kea_CV,pt_CV,lv_LV,en_LR,vai_Latn_LR,de_LI</text:p>
            </table:change-track-table-cell>
          </table:previous>
        </table:cell-content-change>
        <table:cell-content-change table:id="ct1842">
          <table:cell-address table:column="17" table:row="12" table:table="0"/>
          <office:change-info>
            <dc:creator> </dc:creator>
            <dc:date>2023-03-06T20:52:49.169000000</dc:date>
          </office:change-info>
          <table:previous table:id="ct1679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43">
          <table:cell-address table:column="16" table:row="15" table:table="0"/>
          <office:change-info>
            <dc:creator> </dc:creator>
            <dc:date>2023-03-06T20:53:04.865000000</dc:date>
          </office:change-info>
          <table:previous table:id="ct1680">
            <table:change-track-table-cell office:value-type="string">
              <text:p>de_DE,de_LI</text:p>
            </table:change-track-table-cell>
          </table:previous>
        </table:cell-content-change>
        <table:cell-content-change table:id="ct1844">
          <table:cell-address table:column="17" table:row="15" table:table="0"/>
          <office:change-info>
            <dc:creator> </dc:creator>
            <dc:date>2023-03-06T20:53:08.549000000</dc:date>
          </office:change-info>
          <table:previous table:id="ct1681">
            <table:change-track-table-cell office:value-type="string">
              <text:p>de_LI</text:p>
            </table:change-track-table-cell>
          </table:previous>
        </table:cell-content-change>
        <table:cell-content-change table:id="ct1845">
          <table:cell-address table:column="16" table:row="46" table:table="0"/>
          <office:change-info>
            <dc:creator> </dc:creator>
            <dc:date>2023-03-06T20:53:34.091000000</dc:date>
          </office:change-info>
          <table:previous table:id="ct1682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6">
          <table:cell-address table:column="17" table:row="46" table:table="0"/>
          <office:change-info>
            <dc:creator> </dc:creator>
            <dc:date>2023-03-06T20:53:38.663000000</dc:date>
          </office:change-info>
          <table:previous table:id="ct1683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7">
          <table:cell-address table:column="16" table:row="47" table:table="0"/>
          <office:change-info>
            <dc:creator> </dc:creator>
            <dc:date>2023-03-06T20:53:48.372000000</dc:date>
          </office:change-info>
          <table:previous table:id="ct1684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8">
          <table:cell-address table:column="17" table:row="47" table:table="0"/>
          <office:change-info>
            <dc:creator> </dc:creator>
            <dc:date>2023-03-06T20:53:51.366000000</dc:date>
          </office:change-info>
          <table:previous table:id="ct1685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9">
          <table:cell-address table:column="16" table:row="55" table:table="0"/>
          <office:change-info>
            <dc:creator> </dc:creator>
            <dc:date>2023-03-06T20:54:09.968000000</dc:date>
          </office:change-info>
          <table:previous table:id="ct1130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0">
          <table:cell-address table:column="17" table:row="55" table:table="0"/>
          <office:change-info>
            <dc:creator> </dc:creator>
            <dc:date>2023-03-06T20:54:13.503000000</dc:date>
          </office:change-info>
          <table:previous table:id="ct1131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1">
          <table:cell-address table:column="16" table:row="72" table:table="0"/>
          <office:change-info>
            <dc:creator> </dc:creator>
            <dc:date>2023-03-06T20:55:14.020000000</dc:date>
          </office:change-info>
          <table:previous table:id="ct1694">
            <table:change-track-table-cell office:value-type="string">
              <text:p>de_DE,de_LI</text:p>
            </table:change-track-table-cell>
          </table:previous>
        </table:cell-content-change>
        <table:cell-content-change table:id="ct1852">
          <table:cell-address table:column="17" table:row="72" table:table="0"/>
          <office:change-info>
            <dc:creator> </dc:creator>
            <dc:date>2023-03-06T20:55:18.287000000</dc:date>
          </office:change-info>
          <table:previous table:id="ct1695">
            <table:change-track-table-cell office:value-type="string">
              <text:p>de_LI</text:p>
            </table:change-track-table-cell>
          </table:previous>
        </table:cell-content-change>
        <table:insertion table:id="ct1853" table:type="row" table:position="69" table:table="0">
          <office:change-info>
            <dc:creator> </dc:creator>
            <dc:date>2023-03-06T20:55:38.320000000</dc:date>
          </office:change-info>
          <table:dependencies>
            <table:dependency table:id="ct2559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</table:dependencies>
        </table:insertion>
        <table:cell-content-change table:id="ct1854">
          <table:cell-address table:column="1" table:row="69" table:table="0"/>
          <office:change-info>
            <dc:creator> </dc:creator>
            <dc:date>2023-03-06T20:55:46.200000000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6">
          <table:cell-address table:column="3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7">
          <table:cell-address table:column="4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8">
          <table:cell-address table:column="5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9">
          <table:cell-address table:column="6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1">
          <table:cell-address table:column="13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2">
          <table:cell-address table:column="14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3">
          <table:cell-address table:column="15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4">
          <table:cell-address table:column="16" table:row="69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5">
          <table:cell-address table:column="2" table:row="69" table:table="0"/>
          <office:change-info>
            <dc:creator> </dc:creator>
            <dc:date>2023-03-06T20:55:49.203000000</dc:date>
          </office:change-info>
          <table:previous table:id="ct1855">
            <table:change-track-table-cell office:value-type="string">
              <text:p>LLL:EXT:timer/Resources/Private/Language/locallang_cal.xlf:calendarDate.hist.greg.towlday</text:p>
            </table:change-track-table-cell>
          </table:previous>
        </table:cell-content-change>
        <table:cell-content-change table:id="ct1866">
          <table:cell-address table:column="5" table:row="69" table:table="0"/>
          <office:change-info>
            <dc:creator> </dc:creator>
            <dc:date>2023-03-06T20:55:53.159000000</dc:date>
          </office:change-info>
          <table:previous table:id="ct1858">
            <table:change-track-table-cell office:value-type="float" office:value="25"/>
          </table:previous>
        </table:cell-content-change>
        <table:cell-content-change table:id="ct1867">
          <table:cell-address table:column="13" table:row="69" table:table="0"/>
          <office:change-info>
            <dc:creator> </dc:creator>
            <dc:date>2023-03-06T20:55:58.690000000</dc:date>
          </office:change-info>
          <table:previous table:id="ct1861">
            <table:change-track-table-cell office:value-type="string">
              <text:p>culture</text:p>
            </table:change-track-table-cell>
          </table:previous>
        </table:cell-content-change>
        <table:cell-content-change table:id="ct1868">
          <table:cell-address table:column="14" table:row="69" table:table="0"/>
          <office:change-info>
            <dc:creator> </dc:creator>
            <dc:date>2023-03-06T20:55:59.217000000</dc:date>
          </office:change-info>
          <table:previous table:id="ct1862">
            <table:change-track-table-cell office:value-type="string">
              <text:p>houmoristic</text:p>
            </table:change-track-table-cell>
          </table:previous>
        </table:cell-content-change>
        <table:cell-content-change table:id="ct1869">
          <table:cell-address table:column="15" table:row="69" table:table="0"/>
          <office:change-info>
            <dc:creator> </dc:creator>
            <dc:date>2023-03-06T20:56:01.360000000</dc:date>
          </office:change-info>
          <table:previous table:id="ct1863">
            <table:change-track-table-cell office:value-type="float" office:value="1"/>
          </table:previous>
        </table:cell-content-change>
        <table:cell-content-change table:id="ct1870">
          <table:cell-address table:column="16" table:row="69" table:table="0"/>
          <office:change-info>
            <dc:creator> </dc:creator>
            <dc:date>2023-03-06T20:56:20.476000000</dc:date>
          </office:change-info>
          <table:previous table:id="ct1864">
            <table:change-track-table-cell office:value-type="string">
              <text:p>de_DE</text:p>
            </table:change-track-table-cell>
          </table:previous>
        </table:cell-content-change>
        <table:cell-content-change table:id="ct1871">
          <table:cell-address table:column="17" table:row="69" table:table="0"/>
          <office:change-info>
            <dc:creator> </dc:creator>
            <dc:date>2023-03-06T20:56:21.673000000</dc:date>
          </office:change-info>
          <table:previous>
            <table:change-track-table-cell/>
          </table:previous>
        </table:cell-content-change>
        <table:cell-content-change table:id="ct1872">
          <table:cell-address table:column="1" table:row="69" table:table="0"/>
          <office:change-info>
            <dc:creator> </dc:creator>
            <dc:date>2023-03-06T20:56:41.580000000</dc:date>
          </office:change-info>
          <table:previous table:id="ct1854">
            <table:change-track-table-cell office:value-type="string">
              <text:p>Welthandtuchtag</text:p>
            </table:change-track-table-cell>
          </table:previous>
        </table:cell-content-change>
        <table:cell-content-change table:id="ct1873">
          <table:cell-address table:column="2" table:row="69" table:table="0"/>
          <office:change-info>
            <dc:creator> </dc:creator>
            <dc:date>2023-03-06T20:56:45.558000000</dc:date>
          </office:change-info>
          <table:previous>
            <table:change-track-table-cell/>
          </table:previous>
        </table:cell-content-change>
        <table:cell-content-change table:id="ct1874">
          <table:cell-address table:column="2" table:row="69" table:table="0"/>
          <office:change-info>
            <dc:creator> </dc:creator>
            <dc:date>2023-03-06T20:57:05.564000000</dc:date>
          </office:change-info>
          <table:previous table:id="ct1873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875">
          <table:cell-address table:column="3" table:row="69" table:table="0"/>
          <office:change-info>
            <dc:creator> </dc:creator>
            <dc:date>2023-03-06T20:57:15.678000000</dc:date>
          </office:change-info>
          <table:previous table:id="ct1856">
            <table:change-track-table-cell office:value-type="string">
              <text:p>greg-towlDay</text:p>
            </table:change-track-table-cell>
          </table:previous>
        </table:cell-content-change>
        <table:insertion table:id="ct1876" table:type="row" table:position="75" table:table="0">
          <office:change-info>
            <dc:creator> </dc:creator>
            <dc:date>2023-03-06T20:57:25.352000000</dc:date>
          </office:change-info>
          <table:dependencies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</table:dependencies>
        </table:insertion>
        <table:cell-content-change table:id="ct1877">
          <table:cell-address table:column="2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8">
          <table:cell-address table:column="1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9">
          <table:cell-address table:column="3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0">
          <table:cell-address table:column="4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2">
          <table:cell-address table:column="6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4">
          <table:cell-address table:column="13" table:row="7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5">
          <table:cell-address table:column="15" table:row="7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6">
          <table:cell-address table:column="16" table:row="7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7">
          <table:cell-address table:column="17" table:row="7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8">
          <table:cell-address table:column="5" table:row="75" table:table="0"/>
          <office:change-info>
            <dc:creator> </dc:creator>
            <dc:date>2023-03-06T20:57:33.303000000</dc:date>
          </office:change-info>
          <table:previous table:id="ct1881">
            <table:change-track-table-cell office:value-type="float" office:value="30"/>
          </table:previous>
        </table:cell-content-change>
        <table:cell-content-change table:id="ct1889">
          <table:cell-address table:column="6" table:row="75" table:table="0"/>
          <office:change-info>
            <dc:creator> </dc:creator>
            <dc:date>2023-03-06T20:57:36.820000000</dc:date>
          </office:change-info>
          <table:previous table:id="ct1882">
            <table:change-track-table-cell office:value-type="float" office:value="5"/>
          </table:previous>
        </table:cell-content-change>
        <table:cell-content-change table:id="ct1890">
          <table:cell-address table:column="1" table:row="75" table:table="0"/>
          <office:change-info>
            <dc:creator> </dc:creator>
            <dc:date>2023-03-06T20:58:04.349000000</dc:date>
          </office:change-info>
          <table:previous table:id="ct1878">
            <table:change-track-table-cell office:value-type="string">
              <text:p>Staatsfeiertag Kroatien</text:p>
            </table:change-track-table-cell>
          </table:previous>
        </table:cell-content-change>
        <table:cell-content-change table:id="ct1891">
          <table:cell-address table:column="2" table:row="75" table:table="0"/>
          <office:change-info>
            <dc:creator> </dc:creator>
            <dc:date>2023-03-06T20:58:28.156000000</dc:date>
          </office:change-info>
          <table:previous table:id="ct1877">
            <table:change-track-table-cell office:value-type="string">
              <text:p>LLL:EXT:timer/Resources/Private/Language/locallang_cal.xlf:calendarDate.cult.greg.hrNationHoliday</text:p>
            </table:change-track-table-cell>
          </table:previous>
        </table:cell-content-change>
        <table:cell-content-change table:id="ct1892">
          <table:cell-address table:column="3" table:row="75" table:table="0"/>
          <office:change-info>
            <dc:creator> </dc:creator>
            <dc:date>2023-03-06T20:58:34.764000000</dc:date>
          </office:change-info>
          <table:previous table:id="ct1879">
            <table:change-track-table-cell office:value-type="string">
              <text:p>greg-hrNationHoliday</text:p>
            </table:change-track-table-cell>
          </table:previous>
        </table:cell-content-change>
        <table:insertion table:id="ct1893" table:type="row" table:position="89" table:table="0">
          <office:change-info>
            <dc:creator> </dc:creator>
            <dc:date>2023-03-06T20:58:53.828000000</dc:date>
          </office:change-info>
          <table:dependencies>
            <table:dependency table:id="ct2563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</table:dependencies>
        </table:insertion>
        <table:cell-content-change table:id="ct1894">
          <table:cell-address table:column="2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5">
          <table:cell-address table:column="1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7">
          <table:cell-address table:column="4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8">
          <table:cell-address table:column="5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1">
          <table:cell-address table:column="13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2">
          <table:cell-address table:column="15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3">
          <table:cell-address table:column="16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89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89" table:table="0"/>
          <office:change-info>
            <dc:creator> </dc:creator>
            <dc:date>2023-03-06T20:59:02.057000000</dc:date>
          </office:change-info>
          <table:previous table:id="ct1898">
            <table:change-track-table-cell office:value-type="float" office:value="22"/>
          </table:previous>
        </table:cell-content-change>
        <table:cell-content-change table:id="ct1906">
          <table:cell-address table:column="6" table:row="89" table:table="0"/>
          <office:change-info>
            <dc:creator> </dc:creator>
            <dc:date>2023-03-06T20:59:04.523000000</dc:date>
          </office:change-info>
          <table:previous table:id="ct1899">
            <table:change-track-table-cell office:value-type="float" office:value="6"/>
          </table:previous>
        </table:cell-content-change>
        <table:cell-content-change table:id="ct1907">
          <table:cell-address table:column="1" table:row="89" table:table="0"/>
          <office:change-info>
            <dc:creator> </dc:creator>
            <dc:date>2023-03-06T20:59:32.595000000</dc:date>
          </office:change-info>
          <table:previous table:id="ct1895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1908">
          <table:cell-address table:column="3" table:row="89" table:table="0"/>
          <office:change-info>
            <dc:creator> </dc:creator>
            <dc:date>2023-03-06T20:59:46.261000000</dc:date>
          </office:change-info>
          <table:previous table:id="ct1896">
            <table:change-track-table-cell office:value-type="string">
              <text:p>greg-hrDayOfAntifashismFights</text:p>
            </table:change-track-table-cell>
          </table:previous>
        </table:cell-content-change>
        <table:cell-content-change table:id="ct1909">
          <table:cell-address table:column="2" table:row="89" table:table="0"/>
          <office:change-info>
            <dc:creator> </dc:creator>
            <dc:date>2023-03-06T20:59:52.368000000</dc:date>
          </office:change-info>
          <table:previous table:id="ct1894">
            <table:change-track-table-cell office:value-type="string">
              <text:p>LLL:EXT:timer/Resources/Private/Language/locallang_cal.xlf:calendarDate.cult.greg.hrDayOfAntifashismFights</text:p>
            </table:change-track-table-cell>
          </table:previous>
        </table:cell-content-change>
        <table:cell-content-change table:id="ct1910">
          <table:cell-address table:column="16" table:row="93" table:table="0"/>
          <office:change-info>
            <dc:creator> </dc:creator>
            <dc:date>2023-03-06T21:00:19.374000000</dc:date>
          </office:change-info>
          <table:previous table:id="ct1712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911">
          <table:cell-address table:column="17" table:row="93" table:table="0"/>
          <office:change-info>
            <dc:creator> </dc:creator>
            <dc:date>2023-03-06T21:00:24.041000000</dc:date>
          </office:change-info>
          <table:previous table:id="ct1713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912">
          <table:cell-address table:column="16" table:row="113" table:table="0"/>
          <office:change-info>
            <dc:creator> </dc:creator>
            <dc:date>2023-03-06T21:00:55.488000000</dc:date>
          </office:change-info>
          <table:previous table:id="ct1736">
            <table:change-track-table-cell office:value-type="string">
              <text:p>de_DE,fr_FR,kea_CV,pt_CV,de_LI</text:p>
            </table:change-track-table-cell>
          </table:previous>
        </table:cell-content-change>
        <table:cell-content-change table:id="ct1913">
          <table:cell-address table:column="17" table:row="113" table:table="0"/>
          <office:change-info>
            <dc:creator> </dc:creator>
            <dc:date>2023-03-06T21:01:02.637000000</dc:date>
          </office:change-info>
          <table:previous table:id="ct1737">
            <table:change-track-table-cell office:value-type="string">
              <text:p>fr_FR,kea_CV,pt_CV,de_LI</text:p>
            </table:change-track-table-cell>
          </table:previous>
        </table:cell-content-change>
        <table:insertion table:id="ct1914" table:type="row" table:position="120" table:table="0">
          <office:change-info>
            <dc:creator> </dc:creator>
            <dc:date>2023-03-06T21:01:15.228000000</dc:date>
          </office:change-info>
          <table:dependencies>
            <table:dependency table:id="ct2005"/>
            <table:dependency table:id="ct2004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</table:dependencies>
        </table:insertion>
        <table:cell-content-change table:id="ct1915">
          <table:cell-address table:column="2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6">
          <table:cell-address table:column="1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7">
          <table:cell-address table:column="3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8">
          <table:cell-address table:column="4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9">
          <table:cell-address table:column="5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0">
          <table:cell-address table:column="6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2">
          <table:cell-address table:column="13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3">
          <table:cell-address table:column="15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4">
          <table:cell-address table:column="16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5">
          <table:cell-address table:column="17" table:row="120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6">
          <table:cell-address table:column="1" table:row="120" table:table="0"/>
          <office:change-info>
            <dc:creator> </dc:creator>
            <dc:date>2023-03-06T21:01:38.586000000</dc:date>
          </office:change-info>
          <table:previous table:id="ct1916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1927">
          <table:cell-address table:column="3" table:row="120" table:table="0"/>
          <office:change-info>
            <dc:creator> </dc:creator>
            <dc:date>2023-03-06T21:01:55.822000000</dc:date>
          </office:change-info>
          <table:previous table:id="ct1917">
            <table:change-track-table-cell office:value-type="string">
              <text:p>greg-hrDayOfWinAndThanks</text:p>
            </table:change-track-table-cell>
          </table:previous>
        </table:cell-content-change>
        <table:cell-content-change table:id="ct1928">
          <table:cell-address table:column="2" table:row="120" table:table="0"/>
          <office:change-info>
            <dc:creator> </dc:creator>
            <dc:date>2023-03-06T21:02:05.163000000</dc:date>
          </office:change-info>
          <table:previous table:id="ct1915">
            <table:change-track-table-cell office:value-type="string">
              <text:p>LLL:EXT:timer/Resources/Private/Language/locallang_cal.xlf:calendarDate.cult.greg.hrDayOfWinAndThanks</text:p>
            </table:change-track-table-cell>
          </table:previous>
        </table:cell-content-change>
        <table:cell-content-change table:id="ct1929">
          <table:cell-address table:column="13" table:row="120" table:table="0"/>
          <office:change-info>
            <dc:creator> </dc:creator>
            <dc:date>2023-03-06T21:02:11.234000000</dc:date>
          </office:change-info>
          <table:previous table:id="ct1922">
            <table:change-track-table-cell office:value-type="string">
              <text:p>political</text:p>
            </table:change-track-table-cell>
          </table:previous>
        </table:cell-content-change>
        <table:insertion table:id="ct1930" table:type="row" table:position="136" table:table="0">
          <office:change-info>
            <dc:creator> </dc:creator>
            <dc:date>2023-03-07T06:26:57.682000000</dc:date>
          </office:change-info>
          <table:dependencies>
            <table:dependency table:id="ct2578"/>
            <table:dependency table:id="ct2533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</table:dependencies>
        </table:insertion>
        <table:cell-content-change table:id="ct1931">
          <table:cell-address table:column="5" table:row="136" table:table="0"/>
          <office:change-info>
            <dc:creator> </dc:creator>
            <dc:date>2023-03-07T06:27:02.945000000</dc:date>
          </office:change-info>
          <table:previous>
            <table:change-track-table-cell/>
          </table:previous>
        </table:cell-content-change>
        <table:cell-content-change table:id="ct1932">
          <table:cell-address table:column="6" table:row="136" table:table="0"/>
          <office:change-info>
            <dc:creator> </dc:creator>
            <dc:date>2023-03-07T06:27:04.455000000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36" table:table="0"/>
          <office:change-info>
            <dc:creator> </dc:creator>
            <dc:date>2023-03-07T06:27:07.113000000</dc:date>
          </office:change-info>
          <table:previous>
            <table:change-track-table-cell/>
          </table:previous>
        </table:cell-content-change>
        <table:cell-content-change table:id="ct1934">
          <table:cell-address table:column="13" table:row="136" table:table="0"/>
          <office:change-info>
            <dc:creator> </dc:creator>
            <dc:date>2023-03-07T06:27:13.232000000</dc:date>
          </office:change-info>
          <table:previous>
            <table:change-track-table-cell/>
          </table:previous>
        </table:cell-content-change>
        <table:cell-content-change table:id="ct1935">
          <table:cell-address table:column="1" table:row="136" table:table="0"/>
          <office:change-info>
            <dc:creator> </dc:creator>
            <dc:date>2023-03-07T06:27:28.358000000</dc:date>
          </office:change-info>
          <table:previous>
            <table:change-track-table-cell/>
          </table:previous>
        </table:cell-content-change>
        <table:cell-content-change table:id="ct1936">
          <table:cell-address table:column="2" table:row="136" table:table="0"/>
          <office:change-info>
            <dc:creator> </dc:creator>
            <dc:date>2023-03-07T06:27:32.865000000</dc:date>
          </office:change-info>
          <table:previous>
            <table:change-track-table-cell/>
          </table:previous>
        </table:cell-content-change>
        <table:cell-content-change table:id="ct1937">
          <table:cell-address table:column="2" table:row="136" table:table="0"/>
          <office:change-info>
            <dc:creator> </dc:creator>
            <dc:date>2023-03-07T06:27:46.359000000</dc:date>
          </office:change-info>
          <table:previous table:id="ct1936">
            <table:change-track-table-cell office:value-type="string">
              <text:p>LLL:EXT:timer/Resources/Private/Language/locallang_cal.xlf:calendarDate.christ.greg.nobelprice</text:p>
            </table:change-track-table-cell>
          </table:previous>
        </table:cell-content-change>
        <table:cell-content-change table:id="ct1938">
          <table:cell-address table:column="3" table:row="136" table:table="0"/>
          <office:change-info>
            <dc:creator> </dc:creator>
            <dc:date>2023-03-07T06:27:50.347000000</dc:date>
          </office:change-info>
          <table:previous>
            <table:change-track-table-cell/>
          </table:previous>
        </table:cell-content-change>
        <table:cell-content-change table:id="ct1939">
          <table:cell-address table:column="16" table:row="136" table:table="0"/>
          <office:change-info>
            <dc:creator> </dc:creator>
            <dc:date>2023-03-07T06:29:24.719000000</dc:date>
          </office:change-info>
          <table:previous>
            <table:change-track-table-cell/>
          </table:previous>
        </table:cell-content-change>
        <table:cell-content-change table:id="ct1940">
          <table:cell-address table:column="16" table:row="7" table:table="0"/>
          <office:change-info>
            <dc:creator> </dc:creator>
            <dc:date>2023-03-07T17:57:33.476000000</dc:date>
          </office:change-info>
          <table:previous table:id="ct1837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cell-content-change table:id="ct1941">
          <table:cell-address table:column="17" table:row="7" table:table="0"/>
          <office:change-info>
            <dc:creator> </dc:creator>
            <dc:date>2023-03-07T17:57:38.769000000</dc:date>
          </office:change-info>
          <table:previous table:id="ct1838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1942" table:type="row" table:position="20" table:table="0">
          <office:change-info>
            <dc:creator> </dc:creator>
            <dc:date>2023-03-07T17:57:52.423000000</dc:date>
          </office:change-info>
          <table:dependencies>
            <table:dependency table:id="ct2545"/>
            <table:dependency table:id="ct2542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44"/>
            <table:dependency table:id="ct1943"/>
          </table:dependencies>
        </table:insertion>
        <table:cell-content-change table:id="ct1943">
          <table:cell-address table:column="1" table:row="20" table:table="0"/>
          <office:change-info>
            <dc:creator> </dc:creator>
            <dc:date>2023-03-07T17:58:21.899000000</dc:date>
          </office:change-info>
          <table:previous>
            <table:change-track-table-cell/>
          </table:previous>
        </table:cell-content-change>
        <table:cell-content-change table:id="ct1944">
          <table:cell-address table:column="3" table:row="20" table:table="0"/>
          <office:change-info>
            <dc:creator> </dc:creator>
            <dc:date>2023-03-07T17:58:34.336000000</dc:date>
          </office:change-info>
          <table:previous>
            <table:change-track-table-cell/>
          </table:previous>
        </table:cell-content-change>
        <table:cell-content-change table:id="ct1945">
          <table:cell-address table:column="4" table:row="20" table:table="0"/>
          <office:change-info>
            <dc:creator> </dc:creator>
            <dc:date>2023-03-07T17:58:36.614000000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20" table:table="0"/>
          <office:change-info>
            <dc:creator> </dc:creator>
            <dc:date>2023-03-07T17:58:40.318000000</dc:date>
          </office:change-info>
          <table:previous>
            <table:change-track-table-cell/>
          </table:previous>
        </table:cell-content-change>
        <table:cell-content-change table:id="ct1947">
          <table:cell-address table:column="6" table:row="20" table:table="0"/>
          <office:change-info>
            <dc:creator> </dc:creator>
            <dc:date>2023-03-07T17:58:41.631000000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0" table:table="0"/>
          <office:change-info>
            <dc:creator> </dc:creator>
            <dc:date>2023-03-07T17:58:47.299000000</dc:date>
          </office:change-info>
          <table:previous>
            <table:change-track-table-cell/>
          </table:previous>
        </table:cell-content-change>
        <table:cell-content-change table:id="ct1949">
          <table:cell-address table:column="13" table:row="20" table:table="0"/>
          <office:change-info>
            <dc:creator> </dc:creator>
            <dc:date>2023-03-07T17:58:54.411000000</dc:date>
          </office:change-info>
          <table:previous>
            <table:change-track-table-cell/>
          </table:previous>
        </table:cell-content-change>
        <table:cell-content-change table:id="ct1950">
          <table:cell-address table:column="13" table:row="20" table:table="0"/>
          <office:change-info>
            <dc:creator> </dc:creator>
            <dc:date>2023-03-07T17:58:57.165000000</dc:date>
          </office:change-info>
          <table:previous table:id="ct1949">
            <table:change-track-table-cell office:value-type="string">
              <text:p>cultuire</text:p>
            </table:change-track-table-cell>
          </table:previous>
        </table:cell-content-change>
        <table:cell-content-change table:id="ct1951">
          <table:cell-address table:column="15" table:row="20" table:table="0"/>
          <office:change-info>
            <dc:creator> </dc:creator>
            <dc:date>2023-03-07T17:59:00.02200000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6" table:row="20" table:table="0"/>
          <office:change-info>
            <dc:creator> </dc:creator>
            <dc:date>2023-03-07T17:59:04.10700000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7" table:row="20" table:table="0"/>
          <office:change-info>
            <dc:creator> </dc:creator>
            <dc:date>2023-03-07T17:59:07.692000000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20" table:table="0"/>
          <office:change-info>
            <dc:creator> </dc:creator>
            <dc:date>2023-03-07T17:59:23.274000000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20" table:table="0"/>
          <office:change-info>
            <dc:creator> </dc:creator>
            <dc:date>2023-03-07T17:59:37.283000000</dc:date>
          </office:change-info>
          <table:previous table:id="ct1954">
            <table:change-track-table-cell office:value-type="string">
              <text:p>mcSainteDevota</text:p>
            </table:change-track-table-cell>
          </table:previous>
        </table:cell-content-change>
        <table:cell-content-change table:id="ct1956">
          <table:cell-address table:column="16" table:row="45" table:table="0"/>
          <office:change-info>
            <dc:creator> </dc:creator>
            <dc:date>2023-03-07T17:59:54.499000000</dc:date>
          </office:change-info>
          <table:previous table:id="ct1819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957">
          <table:cell-address table:column="17" table:row="45" table:table="0"/>
          <office:change-info>
            <dc:creator> </dc:creator>
            <dc:date>2023-03-07T18:00:01.148000000</dc:date>
          </office:change-info>
          <table:previous table:id="ct1820">
            <table:change-track-table-cell office:value-type="string">
              <text:p>de_DE,en_GB,es_CR,de_LI</text:p>
            </table:change-track-table-cell>
          </table:previous>
        </table:cell-content-change>
        <table:cell-content-change table:id="ct1958">
          <table:cell-address table:column="16" table:row="46" table:table="0"/>
          <office:change-info>
            <dc:creator> </dc:creator>
            <dc:date>2023-03-07T18:00:09.464000000</dc:date>
          </office:change-info>
          <table:previous table:id="ct1845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59">
          <table:cell-address table:column="17" table:row="46" table:table="0"/>
          <office:change-info>
            <dc:creator> </dc:creator>
            <dc:date>2023-03-07T18:00:15.145000000</dc:date>
          </office:change-info>
          <table:previous table:id="ct1846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60">
          <table:cell-address table:column="16" table:row="55" table:table="0"/>
          <office:change-info>
            <dc:creator> </dc:creator>
            <dc:date>2023-03-07T18:00:43.036000000</dc:date>
          </office:change-info>
          <table:previous table:id="ct1849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1">
          <table:cell-address table:column="17" table:row="55" table:table="0"/>
          <office:change-info>
            <dc:creator> </dc:creator>
            <dc:date>2023-03-07T18:00:49.018000000</dc:date>
          </office:change-info>
          <table:previous table:id="ct1850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2">
          <table:cell-address table:column="16" table:row="66" table:table="0"/>
          <office:change-info>
            <dc:creator> </dc:creator>
            <dc:date>2023-03-07T18:01:14.089000000</dc:date>
          </office:change-info>
          <table:previous table:id="ct168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3">
          <table:cell-address table:column="17" table:row="66" table:table="0"/>
          <office:change-info>
            <dc:creator> </dc:creator>
            <dc:date>2023-03-07T18:01:20.903000000</dc:date>
          </office:change-info>
          <table:previous table:id="ct1687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4">
          <table:cell-address table:column="16" table:row="67" table:table="0"/>
          <office:change-info>
            <dc:creator> </dc:creator>
            <dc:date>2023-03-07T18:02:12.142000000</dc:date>
          </office:change-info>
          <table:previous table:id="ct1825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5">
          <table:cell-address table:column="17" table:row="67" table:table="0"/>
          <office:change-info>
            <dc:creator> </dc:creator>
            <dc:date>2023-03-07T18:02:20.638000000</dc:date>
          </office:change-info>
          <table:previous table:id="ct182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6">
          <table:cell-address table:column="16" table:row="68" table:table="0"/>
          <office:change-info>
            <dc:creator> </dc:creator>
            <dc:date>2023-03-07T18:02:31.926000000</dc:date>
          </office:change-info>
          <table:previous table:id="ct182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7">
          <table:cell-address table:column="17" table:row="68" table:table="0"/>
          <office:change-info>
            <dc:creator> </dc:creator>
            <dc:date>2023-03-07T18:02:40.222000000</dc:date>
          </office:change-info>
          <table:previous table:id="ct1689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8">
          <table:cell-address table:column="16" table:row="72" table:table="0"/>
          <office:change-info>
            <dc:creator> </dc:creator>
            <dc:date>2023-03-07T18:03:25.541000000</dc:date>
          </office:change-info>
          <table:previous table:id="ct1851">
            <table:change-track-table-cell office:value-type="string">
              <text:p>de_DE,de_LI,hr_HR</text:p>
            </table:change-track-table-cell>
          </table:previous>
        </table:cell-content-change>
        <table:cell-content-change table:id="ct1969">
          <table:cell-address table:column="17" table:row="72" table:table="0"/>
          <office:change-info>
            <dc:creator> </dc:creator>
            <dc:date>2023-03-07T18:03:32.493000000</dc:date>
          </office:change-info>
          <table:previous table:id="ct1852">
            <table:change-track-table-cell office:value-type="string">
              <text:p>de_LI,hr_HR</text:p>
            </table:change-track-table-cell>
          </table:previous>
        </table:cell-content-change>
        <table:cell-content-change table:id="ct1970">
          <table:cell-address table:column="16" table:row="93" table:table="0"/>
          <office:change-info>
            <dc:creator> </dc:creator>
            <dc:date>2023-03-07T18:04:03.721000000</dc:date>
          </office:change-info>
          <table:previous table:id="ct1910">
            <table:change-track-table-cell office:value-type="string">
              <text:p>de_DE, fr_FR,kea_CV,pt_CV,de_LI,hr_HR</text:p>
            </table:change-track-table-cell>
          </table:previous>
        </table:cell-content-change>
        <table:cell-content-change table:id="ct1971">
          <table:cell-address table:column="17" table:row="93" table:table="0"/>
          <office:change-info>
            <dc:creator> </dc:creator>
            <dc:date>2023-03-07T18:04:13.468000000</dc:date>
          </office:change-info>
          <table:previous table:id="ct1911">
            <table:change-track-table-cell office:value-type="string">
              <text:p>fr_FR,kea_CV,pt_CV,de_LI,hr_HR</text:p>
            </table:change-track-table-cell>
          </table:previous>
        </table:cell-content-change>
        <table:cell-content-change table:id="ct1972">
          <table:cell-address table:column="16" table:row="113" table:table="0"/>
          <office:change-info>
            <dc:creator> </dc:creator>
            <dc:date>2023-03-07T18:04:37.261000000</dc:date>
          </office:change-info>
          <table:previous table:id="ct1912">
            <table:change-track-table-cell office:value-type="string">
              <text:p>de_DE,fr_FR,kea_CV,pt_CV,de_LI,hr_HR</text:p>
            </table:change-track-table-cell>
          </table:previous>
        </table:cell-content-change>
        <table:cell-content-change table:id="ct1973">
          <table:cell-address table:column="17" table:row="113" table:table="0"/>
          <office:change-info>
            <dc:creator> </dc:creator>
            <dc:date>2023-03-07T18:04:43.299000000</dc:date>
          </office:change-info>
          <table:previous table:id="ct1913">
            <table:change-track-table-cell office:value-type="string">
              <text:p>fr_FR,kea_CV,pt_CV,de_LI,hr_HR</text:p>
            </table:change-track-table-cell>
          </table:previous>
        </table:cell-content-change>
        <table:insertion table:id="ct1974" table:type="row" table:position="122" table:table="0">
          <office:change-info>
            <dc:creator> </dc:creator>
            <dc:date>2023-03-07T18:05:21.090000000</dc:date>
          </office:change-info>
          <table:dependencies>
            <table:dependency table:id="ct2573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</table:dependencies>
        </table:insertion>
        <table:cell-content-change table:id="ct1975">
          <table:cell-address table:column="1" table:row="122" table:table="0"/>
          <office:change-info>
            <dc:creator> </dc:creator>
            <dc:date>2023-03-07T18:05:35.150000000</dc:date>
          </office:change-info>
          <table:previous>
            <table:change-track-table-cell/>
          </table:previous>
        </table:cell-content-change>
        <table:cell-content-change table:id="ct1976">
          <table:cell-address table:column="3" table:row="122" table:table="0"/>
          <office:change-info>
            <dc:creator> </dc:creator>
            <dc:date>2023-03-07T18:05:48.147000000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122" table:table="0"/>
          <office:change-info>
            <dc:creator> </dc:creator>
            <dc:date>2023-03-07T18:05:50.918000000</dc:date>
          </office:change-info>
          <table:previous>
            <table:change-track-table-cell/>
          </table:previous>
        </table:cell-content-change>
        <table:cell-content-change table:id="ct1978">
          <table:cell-address table:column="6" table:row="122" table:table="0"/>
          <office:change-info>
            <dc:creator> </dc:creator>
            <dc:date>2023-03-07T18:05:52.319000000</dc:date>
          </office:change-info>
          <table:previous>
            <table:change-track-table-cell/>
          </table:previous>
        </table:cell-content-change>
        <table:cell-content-change table:id="ct1979">
          <table:cell-address table:column="7" table:row="122" table:table="0"/>
          <office:change-info>
            <dc:creator> </dc:creator>
            <dc:date>2023-03-07T18:05:54.871000000</dc:date>
          </office:change-info>
          <table:previous>
            <table:change-track-table-cell/>
          </table:previous>
        </table:cell-content-change>
        <table:cell-content-change table:id="ct1980">
          <table:cell-address table:column="4" table:row="122" table:table="0"/>
          <office:change-info>
            <dc:creator> </dc:creator>
            <dc:date>2023-03-07T18:05:57.762000000</dc:date>
          </office:change-info>
          <table:previous>
            <table:change-track-table-cell/>
          </table:previous>
        </table:cell-content-change>
        <table:cell-content-change table:id="ct1981">
          <table:cell-address table:column="13" table:row="122" table:table="0"/>
          <office:change-info>
            <dc:creator> </dc:creator>
            <dc:date>2023-03-07T18:06:10.230000000</dc:date>
          </office:change-info>
          <table:previous>
            <table:change-track-table-cell/>
          </table:previous>
        </table:cell-content-change>
        <table:cell-content-change table:id="ct1982">
          <table:cell-address table:column="15" table:row="122" table:table="0"/>
          <office:change-info>
            <dc:creator> </dc:creator>
            <dc:date>2023-03-07T18:06:13.187000000</dc:date>
          </office:change-info>
          <table:previous>
            <table:change-track-table-cell/>
          </table:previous>
        </table:cell-content-change>
        <table:cell-content-change table:id="ct1983">
          <table:cell-address table:column="16" table:row="122" table:table="0"/>
          <office:change-info>
            <dc:creator> </dc:creator>
            <dc:date>2023-03-07T18:06:17.559000000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122" table:table="0"/>
          <office:change-info>
            <dc:creator> </dc:creator>
            <dc:date>2023-03-07T18:06:21.680000000</dc:date>
          </office:change-info>
          <table:previous>
            <table:change-track-table-cell/>
          </table:previous>
        </table:cell-content-change>
        <table:cell-content-change table:id="ct1985">
          <table:cell-address table:column="2" table:row="122" table:table="0"/>
          <office:change-info>
            <dc:creator> </dc:creator>
            <dc:date>2023-03-07T18:06:28.429000000</dc:date>
          </office:change-info>
          <table:previous>
            <table:change-track-table-cell/>
          </table:previous>
        </table:cell-content-change>
        <table:cell-content-change table:id="ct1986">
          <table:cell-address table:column="2" table:row="122" table:table="0"/>
          <office:change-info>
            <dc:creator> </dc:creator>
            <dc:date>2023-03-07T18:06:38.873000000</dc:date>
          </office:change-info>
          <table:previous table:id="ct1985">
            <table:change-track-table-cell office:value-type="string">
              <text:p>LLL:EXT:timer/Resources/Private/Language/locallang_cal.xlf:calendarDate.hist.greg.lvDateOfStateFoundation</text:p>
            </table:change-track-table-cell>
          </table:previous>
        </table:cell-content-change>
        <table:insertion table:id="ct1987" table:type="row" table:position="135" table:table="0">
          <office:change-info>
            <dc:creator> </dc:creator>
            <dc:date>2023-03-07T18:07:40.367000000</dc:date>
          </office:change-info>
          <table:dependencies>
            <table:dependency table:id="ct2400"/>
            <table:dependency table:id="ct2316"/>
            <table:dependency table:id="ct2003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</table:dependencies>
        </table:insertion>
        <table:cell-content-change table:id="ct1988">
          <table:cell-address table:column="1" table:row="135" table:table="0"/>
          <office:change-info>
            <dc:creator> </dc:creator>
            <dc:date>2023-03-07T18:07:51.806000000</dc:date>
          </office:change-info>
          <table:previous>
            <table:change-track-table-cell/>
          </table:previous>
        </table:cell-content-change>
        <table:cell-content-change table:id="ct1989">
          <table:cell-address table:column="3" table:row="135" table:table="0"/>
          <office:change-info>
            <dc:creator> </dc:creator>
            <dc:date>2023-03-07T18:08:08.430000000</dc:date>
          </office:change-info>
          <table:previous>
            <table:change-track-table-cell/>
          </table:previous>
        </table:cell-content-change>
        <table:cell-content-change table:id="ct1990">
          <table:cell-address table:column="4" table:row="135" table:table="0"/>
          <office:change-info>
            <dc:creator> </dc:creator>
            <dc:date>2023-03-07T18:08:11.285000000</dc:date>
          </office:change-info>
          <table:previous>
            <table:change-track-table-cell/>
          </table:previous>
        </table:cell-content-change>
        <table:cell-content-change table:id="ct1991">
          <table:cell-address table:column="5" table:row="135" table:table="0"/>
          <office:change-info>
            <dc:creator> </dc:creator>
            <dc:date>2023-03-07T18:08:12.646000000</dc:date>
          </office:change-info>
          <table:previous>
            <table:change-track-table-cell/>
          </table:previous>
        </table:cell-content-change>
        <table:cell-content-change table:id="ct1992">
          <table:cell-address table:column="6" table:row="135" table:table="0"/>
          <office:change-info>
            <dc:creator> </dc:creator>
            <dc:date>2023-03-07T18:08:13.943000000</dc:date>
          </office:change-info>
          <table:previous>
            <table:change-track-table-cell/>
          </table:previous>
        </table:cell-content-change>
        <table:cell-content-change table:id="ct1993">
          <table:cell-address table:column="7" table:row="135" table:table="0"/>
          <office:change-info>
            <dc:creator> </dc:creator>
            <dc:date>2023-03-07T18:08:15.762000000</dc:date>
          </office:change-info>
          <table:previous>
            <table:change-track-table-cell/>
          </table:previous>
        </table:cell-content-change>
        <table:cell-content-change table:id="ct1994">
          <table:cell-address table:column="13" table:row="135" table:table="0"/>
          <office:change-info>
            <dc:creator> </dc:creator>
            <dc:date>2023-03-07T18:08:19.264000000</dc:date>
          </office:change-info>
          <table:previous>
            <table:change-track-table-cell/>
          </table:previous>
        </table:cell-content-change>
        <table:cell-content-change table:id="ct1995">
          <table:cell-address table:column="15" table:row="135" table:table="0"/>
          <office:change-info>
            <dc:creator> </dc:creator>
            <dc:date>2023-03-07T18:08:21.872000000</dc:date>
          </office:change-info>
          <table:previous>
            <table:change-track-table-cell/>
          </table:previous>
        </table:cell-content-change>
        <table:cell-content-change table:id="ct1996">
          <table:cell-address table:column="16" table:row="135" table:table="0"/>
          <office:change-info>
            <dc:creator> </dc:creator>
            <dc:date>2023-03-07T18:08:24.151000000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135" table:table="0"/>
          <office:change-info>
            <dc:creator> </dc:creator>
            <dc:date>2023-03-07T18:08:28.0740000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135" table:table="0"/>
          <office:change-info>
            <dc:creator> </dc:creator>
            <dc:date>2023-03-07T18:08:37.5400000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135" table:table="0"/>
          <office:change-info>
            <dc:creator> </dc:creator>
            <dc:date>2023-03-07T18:08:42.958000000</dc:date>
          </office:change-info>
          <table:previous table:id="ct1998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2000">
          <table:cell-address table:column="1" table:row="135" table:table="0"/>
          <office:change-info>
            <dc:creator> </dc:creator>
            <dc:date>2023-03-07T18:08:50.511000000</dc:date>
          </office:change-info>
          <table:previous table:id="ct1988">
            <table:change-track-table-cell office:value-type="string">
              <text:p>Unbefleckte Emfängnis</text:p>
            </table:change-track-table-cell>
          </table:previous>
        </table:cell-content-change>
        <table:cell-content-change table:id="ct2001">
          <table:cell-address table:column="16" table:row="133" table:table="0"/>
          <office:change-info>
            <dc:creator> </dc:creator>
            <dc:date>2023-03-07T18:09:15.167000000</dc:date>
          </office:change-info>
          <table:previous table:id="ct1749">
            <table:change-track-table-cell office:value-type="string">
              <text:p>de_LI</text:p>
            </table:change-track-table-cell>
          </table:previous>
        </table:cell-content-change>
        <table:cell-content-change table:id="ct2002">
          <table:cell-address table:column="17" table:row="133" table:table="0"/>
          <office:change-info>
            <dc:creator> </dc:creator>
            <dc:date>2023-03-07T18:09:19.725000000</dc:date>
          </office:change-info>
          <table:previous table:id="ct1750">
            <table:change-track-table-cell office:value-type="string">
              <text:p>de_LI</text:p>
            </table:change-track-table-cell>
          </table:previous>
        </table:cell-content-change>
        <table:deletion table:id="ct2003" table:type="row" table:position="135" table:table="0">
          <office:change-info>
            <dc:creator> </dc:creator>
            <dc:date>2023-03-07T18:09:29.794000000</dc:date>
          </office:change-info>
          <table:deletions>
            <table:cell-content-deletion table:id="ct1999">
              <table:change-track-table-cell office:value-type="string">
                <text:p>LLL:EXT:timer/Resources/Private/Language/locallang_cal.xlf:calendarDate.hist.greg.mcMariaPregnancy</text:p>
              </table:change-track-table-cell>
            </table:cell-content-deletion>
            <table:cell-content-deletion table:id="ct1997">
              <table:change-track-table-cell office:value-type="string">
                <text:p>fr_MC</text:p>
              </table:change-track-table-cell>
            </table:cell-content-deletion>
            <table:cell-content-deletion table:id="ct1996">
              <table:change-track-table-cell office:value-type="string">
                <text:p>fr_MC</text:p>
              </table:change-track-table-cell>
            </table:cell-content-deletion>
            <table:cell-content-deletion table:id="ct1995">
              <table:change-track-table-cell office:value-type="float" office:value="5"/>
            </table:cell-content-deletion>
            <table:cell-content-deletion table:id="ct1994">
              <table:change-track-table-cell office:value-type="string">
                <text:p>religion</text:p>
              </table:change-track-table-cell>
            </table:cell-content-deletion>
            <table:cell-content-deletion table:id="ct1993">
              <table:change-track-table-cell office:value-type="string">
                <text:p>gregorian</text:p>
              </table:change-track-table-cell>
            </table:cell-content-deletion>
            <table:cell-content-deletion table:id="ct1992">
              <table:change-track-table-cell office:value-type="float" office:value="12"/>
            </table:cell-content-deletion>
            <table:cell-content-deletion table:id="ct1991">
              <table:change-track-table-cell office:value-type="float" office:value="9"/>
            </table:cell-content-deletion>
            <table:cell-content-deletion table:id="ct1990">
              <table:change-track-table-cell office:value-type="string">
                <text:p>fixed</text:p>
              </table:change-track-table-cell>
            </table:cell-content-deletion>
            <table:cell-content-deletion table:id="ct1989">
              <table:change-track-table-cell office:value-type="string">
                <text:p>greg-mcMariaPregnat</text:p>
              </table:change-track-table-cell>
            </table:cell-content-deletion>
            <table:cell-content-deletion table:id="ct2000">
              <table:change-track-table-cell office:value-type="string">
                <text:p>Monaco:Unbefleckte Emfängnis</text:p>
              </table:change-track-table-cell>
            </table:cell-content-deletion>
            <table:change-deletion table:id="ct1987"/>
          </table:deletions>
        </table:deletion>
        <table:cell-content-change table:id="ct2004">
          <table:cell-address table:column="5" table:row="120" table:table="0"/>
          <office:change-info>
            <dc:creator> </dc:creator>
            <dc:date>2023-03-07T18:14:23.685000000</dc:date>
          </office:change-info>
          <table:previous table:id="ct1919">
            <table:change-track-table-cell office:value-type="float" office:value="5"/>
          </table:previous>
        </table:cell-content-change>
        <table:cell-content-change table:id="ct2005">
          <table:cell-address table:column="6" table:row="120" table:table="0"/>
          <office:change-info>
            <dc:creator> </dc:creator>
            <dc:date>2023-03-07T18:25:02.075000000</dc:date>
          </office:change-info>
          <table:previous table:id="ct1920">
            <table:change-track-table-cell office:value-type="float" office:value="8"/>
          </table:previous>
        </table:cell-content-change>
        <table:insertion table:id="ct2006" table:type="row" table:position="130" table:table="0">
          <office:change-info>
            <dc:creator> </dc:creator>
            <dc:date>2023-03-07T18:25:04.470000000</dc:date>
          </office:change-info>
          <table:dependencies>
            <table:dependency table:id="ct2576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</table:dependencies>
        </table:insertion>
        <table:cell-content-change table:id="ct2007">
          <table:cell-address table:column="1" table:row="130" table:table="0"/>
          <office:change-info>
            <dc:creator> </dc:creator>
            <dc:date>2023-03-07T18:25:24.4620000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3" table:row="130" table:table="0"/>
          <office:change-info>
            <dc:creator> </dc:creator>
            <dc:date>2023-03-07T18:25:57.5450000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13" table:row="130" table:table="0"/>
          <office:change-info>
            <dc:creator> </dc:creator>
            <dc:date>2023-03-07T18:26:02.0850000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5" table:row="130" table:table="0"/>
          <office:change-info>
            <dc:creator> </dc:creator>
            <dc:date>2023-03-07T18:26:05.386000000</dc:date>
          </office:change-info>
          <table:previous>
            <table:change-track-table-cell/>
          </table:previous>
        </table:cell-content-change>
        <table:cell-content-change table:id="ct2011">
          <table:cell-address table:column="16" table:row="130" table:table="0"/>
          <office:change-info>
            <dc:creator> </dc:creator>
            <dc:date>2023-03-07T18:26:10.182000000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130" table:table="0"/>
          <office:change-info>
            <dc:creator> </dc:creator>
            <dc:date>2023-03-07T18:26:13.738000000</dc:date>
          </office:change-info>
          <table:previous>
            <table:change-track-table-cell/>
          </table:previous>
        </table:cell-content-change>
        <table:cell-content-change table:id="ct2013">
          <table:cell-address table:column="7" table:row="130" table:table="0"/>
          <office:change-info>
            <dc:creator> </dc:creator>
            <dc:date>2023-03-07T18:26:20.425000000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130" table:table="0"/>
          <office:change-info>
            <dc:creator> </dc:creator>
            <dc:date>2023-03-07T18:26:22.927000000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130" table:table="0"/>
          <office:change-info>
            <dc:creator> </dc:creator>
            <dc:date>2023-03-07T18:26:24.058000000</dc:date>
          </office:change-info>
          <table:previous>
            <table:change-track-table-cell/>
          </table:previous>
        </table:cell-content-change>
        <table:cell-content-change table:id="ct2016">
          <table:cell-address table:column="2" table:row="130" table:table="0"/>
          <office:change-info>
            <dc:creator> </dc:creator>
            <dc:date>2023-03-07T18:26:30.687000000</dc:date>
          </office:change-info>
          <table:previous>
            <table:change-track-table-cell/>
          </table:previous>
        </table:cell-content-change>
        <table:cell-content-change table:id="ct2017">
          <table:cell-address table:column="3" table:row="130" table:table="0"/>
          <office:change-info>
            <dc:creator> </dc:creator>
            <dc:date>2023-03-07T18:26:50.305000000</dc:date>
          </office:change-info>
          <table:previous table:id="ct2008">
            <table:change-track-table-cell office:value-type="string">
              <text:p>greg_</text:p>
            </table:change-track-table-cell>
          </table:previous>
        </table:cell-content-change>
        <table:cell-content-change table:id="ct2018">
          <table:cell-address table:column="4" table:row="130" table:table="0"/>
          <office:change-info>
            <dc:creator> </dc:creator>
            <dc:date>2023-03-07T18:27:02.115000000</dc:date>
          </office:change-info>
          <table:previous>
            <table:change-track-table-cell/>
          </table:previous>
        </table:cell-content-change>
        <table:cell-content-change table:id="ct2019">
          <table:cell-address table:column="9" table:row="130" table:table="0"/>
          <office:change-info>
            <dc:creator> </dc:creator>
            <dc:date>2023-03-07T18:27:15.2740000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130" table:table="0"/>
          <office:change-info>
            <dc:creator> </dc:creator>
            <dc:date>2023-03-07T18:27:22.8650000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6" table:row="7" table:table="0"/>
          <office:change-info>
            <dc:creator> </dc:creator>
            <dc:date>2023-03-07T18:27:59.748000000</dc:date>
          </office:change-info>
          <table:previous table:id="ct1940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2">
          <table:cell-address table:column="17" table:row="7" table:table="0"/>
          <office:change-info>
            <dc:creator> </dc:creator>
            <dc:date>2023-03-07T18:28:03.562000000</dc:date>
          </office:change-info>
          <table:previous table:id="ct1941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3">
          <table:cell-address table:column="16" table:row="12" table:table="0"/>
          <office:change-info>
            <dc:creator> </dc:creator>
            <dc:date>2023-03-07T18:28:16.078000000</dc:date>
          </office:change-info>
          <table:previous table:id="ct1841">
            <table:change-track-table-cell office:value-type="string">
              <text:p>de_DE,fr_FR,en_GB,es_CR,en_IE,ga_IE,kea_CV,pt_CV,lv_LV,en_LR,vai_Latn_LR,de_LI,hr_HR</text:p>
            </table:change-track-table-cell>
          </table:previous>
        </table:cell-content-change>
        <table:cell-content-change table:id="ct2024">
          <table:cell-address table:column="17" table:row="12" table:table="0"/>
          <office:change-info>
            <dc:creator> </dc:creator>
            <dc:date>2023-03-07T18:28:20.047000000</dc:date>
          </office:change-info>
          <table:previous table:id="ct1842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2025" table:type="row" table:position="21" table:table="0">
          <office:change-info>
            <dc:creator> </dc:creator>
            <dc:date>2023-03-07T18:28:46.792000000</dc:date>
          </office:change-info>
          <table:dependencies>
            <table:dependency table:id="ct2546"/>
            <table:dependency table:id="ct2543"/>
            <table:dependency table:id="ct2051"/>
            <table:dependency table:id="ct2050"/>
            <table:dependency table:id="ct2049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</table:dependencies>
        </table:insertion>
        <table:cell-content-change table:id="ct2026">
          <table:cell-address table:column="6" table:row="21" table:table="0"/>
          <office:change-info>
            <dc:creator> </dc:creator>
            <dc:date>2023-03-07T18:28:52.2170000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21" table:table="0"/>
          <office:change-info>
            <dc:creator> </dc:creator>
            <dc:date>2023-03-07T18:29:00.5650000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3" table:row="21" table:table="0"/>
          <office:change-info>
            <dc:creator> </dc:creator>
            <dc:date>2023-03-07T18:29:33.1930000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7" table:row="21" table:table="0"/>
          <office:change-info>
            <dc:creator> </dc:creator>
            <dc:date>2023-03-07T18:29:37.1130000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21" table:table="0"/>
          <office:change-info>
            <dc:creator> </dc:creator>
            <dc:date>2023-03-07T18:29:42.9390000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4" table:row="21" table:table="0"/>
          <office:change-info>
            <dc:creator> </dc:creator>
            <dc:date>2023-03-07T18:29:58.7470000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21" table:table="0"/>
          <office:change-info>
            <dc:creator> </dc:creator>
            <dc:date>2023-03-07T18:30:05.808000000</dc:date>
          </office:change-info>
          <table:previous>
            <table:change-track-table-cell/>
          </table:previous>
        </table:cell-content-change>
        <table:cell-content-change table:id="ct2033">
          <table:cell-address table:column="0" table:row="21" table:table="0"/>
          <office:change-info>
            <dc:creator> </dc:creator>
            <dc:date>2023-03-07T18:30:45.139000000</dc:date>
          </office:change-info>
          <table:previous>
            <table:change-track-table-cell/>
          </table:previous>
        </table:cell-content-change>
        <table:cell-content-change table:id="ct2034">
          <table:cell-address table:column="0" table:row="21" table:table="0"/>
          <office:change-info>
            <dc:creator> </dc:creator>
            <dc:date>2023-03-07T18:30:56.469000000</dc:date>
          </office:change-info>
          <table:previous table:id="ct2033">
            <table:change-track-table-cell office:value-type="string">
              <text:p><text:span text:style-name="T13">LLL:EXT:timer/Resources/Private/Language/locallang_cal.xlf:calendarDate.cult.greg.</text:span>mcSainteDevota</text:p>
            </table:change-track-table-cell>
          </table:previous>
        </table:cell-content-change>
        <table:insertion table:id="ct2035" table:type="row" table:position="40" table:table="0">
          <office:change-info>
            <dc:creator> </dc:creator>
            <dc:date>2023-03-07T18:32:03.037000000</dc:date>
          </office:change-info>
          <table:dependencies>
            <table:dependency table:id="ct2553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</table:dependencies>
        </table:insertion>
        <table:cell-content-change table:id="ct2036">
          <table:cell-address table:column="2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7">
          <table:cell-address table:column="1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8">
          <table:cell-address table:column="3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9">
          <table:cell-address table:column="4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0">
          <table:cell-address table:column="6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1">
          <table:cell-address table:column="7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9" table:row="40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1" table:row="40" table:table="0"/>
          <office:change-info>
            <dc:creator> </dc:creator>
            <dc:date>2023-03-07T18:32:25.305000000</dc:date>
          </office:change-info>
          <table:previous table:id="ct2037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045">
          <table:cell-address table:column="3" table:row="40" table:table="0"/>
          <office:change-info>
            <dc:creator> </dc:creator>
            <dc:date>2023-03-07T18:32:43.233000000</dc:date>
          </office:change-info>
          <table:previous table:id="ct2038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046">
          <table:cell-address table:column="2" table:row="40" table:table="0"/>
          <office:change-info>
            <dc:creator> </dc:creator>
            <dc:date>2023-03-07T18:32:48.186000000</dc:date>
          </office:change-info>
          <table:previous table:id="ct2036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047">
          <table:cell-address table:column="6" table:row="40" table:table="0"/>
          <office:change-info>
            <dc:creator> </dc:creator>
            <dc:date>2023-03-07T18:32:51.959000000</dc:date>
          </office:change-info>
          <table:previous table:id="ct2040">
            <table:change-track-table-cell office:value-type="float" office:value="2"/>
          </table:previous>
        </table:cell-content-change>
        <table:cell-content-change table:id="ct2048">
          <table:cell-address table:column="9" table:row="40" table:table="0"/>
          <office:change-info>
            <dc:creator> </dc:creator>
            <dc:date>2023-03-07T18:32:55.225000000</dc:date>
          </office:change-info>
          <table:previous table:id="ct2043">
            <table:change-track-table-cell office:value-type="float" office:value="1"/>
          </table:previous>
        </table:cell-content-change>
        <table:cell-content-change table:id="ct2049">
          <table:cell-address table:column="13" table:row="21" table:table="0"/>
          <office:change-info>
            <dc:creator> </dc:creator>
            <dc:date>2023-03-07T18:33:05.7360000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16" table:row="21" table:table="0"/>
          <office:change-info>
            <dc:creator> </dc:creator>
            <dc:date>2023-03-07T18:33:11.3690000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21" table:table="0"/>
          <office:change-info>
            <dc:creator> </dc:creator>
            <dc:date>2023-03-07T18:33:14.8960000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13" table:row="40" table:table="0"/>
          <office:change-info>
            <dc:creator> </dc:creator>
            <dc:date>2023-03-07T18:33:23.0800000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16" table:row="40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40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5">
          <table:cell-address table:column="13" table:row="40" table:table="0"/>
          <office:change-info>
            <dc:creator> </dc:creator>
            <dc:date>2023-03-07T18:33:27.416000000</dc:date>
          </office:change-info>
          <table:previous table:id="ct2052">
            <table:change-track-table-cell office:value-type="string">
              <text:p>political</text:p>
            </table:change-track-table-cell>
          </table:previous>
        </table:cell-content-change>
        <table:cell-content-change table:id="ct2056">
          <table:cell-address table:column="13" table:row="40" table:table="0"/>
          <office:change-info>
            <dc:creator> </dc:creator>
            <dc:date>2023-03-07T18:33:30.912000000</dc:date>
          </office:change-info>
          <table:previous table:id="ct2055">
            <table:change-track-table-cell office:value-type="string">
              <text:p>culture</text:p>
            </table:change-track-table-cell>
          </table:previous>
        </table:cell-content-change>
        <table:cell-content-change table:id="ct2057">
          <table:cell-address table:column="16" table:row="55" table:table="0"/>
          <office:change-info>
            <dc:creator> </dc:creator>
            <dc:date>2023-03-07T18:33:48.664000000</dc:date>
          </office:change-info>
          <table:previous table:id="ct1960">
            <table:change-track-table-cell office:value-type="string">
              <text:p>de_DE,fr_FR,kea_CV,pt_CV,hr_HR,fr_MC</text:p>
            </table:change-track-table-cell>
          </table:previous>
        </table:cell-content-change>
        <table:cell-content-change table:id="ct2058">
          <table:cell-address table:column="17" table:row="55" table:table="0"/>
          <office:change-info>
            <dc:creator> </dc:creator>
            <dc:date>2023-03-07T18:33:54.991000000</dc:date>
          </office:change-info>
          <table:previous table:id="ct1961">
            <table:change-track-table-cell office:value-type="string">
              <text:p>de_DE,fr_FR,kea_CV,pt_CV,hr_HR,fr_MC</text:p>
            </table:change-track-table-cell>
          </table:previous>
        </table:cell-content-change>
        <table:insertion table:id="ct2059" table:type="row" table:position="101" table:table="0">
          <office:change-info>
            <dc:creator> </dc:creator>
            <dc:date>2023-03-07T18:34:20.175000000</dc:date>
          </office:change-info>
          <table:dependencies>
            <table:dependency table:id="ct2567"/>
            <table:dependency table:id="ct2087"/>
            <table:dependency table:id="ct2085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</table:dependencies>
        </table:insertion>
        <table:cell-content-change table:id="ct2060">
          <table:cell-address table:column="1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1">
          <table:cell-address table:column="2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2">
          <table:cell-address table:column="3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3">
          <table:cell-address table:column="4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5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6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7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9" table:row="100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3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5" table:row="101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16" table:row="100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00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1" table:row="100" table:table="0"/>
          <office:change-info>
            <dc:creator> </dc:creator>
            <dc:date>2023-03-07T18:34:35.339000000</dc:date>
          </office:change-info>
          <table:previous table:id="ct597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3">
          <table:cell-address table:column="1" table:row="101" table:table="0"/>
          <office:change-info>
            <dc:creator> </dc:creator>
            <dc:date>2023-03-07T18:34:45.352000000</dc:date>
          </office:change-info>
          <table:previous table:id="ct2060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4">
          <table:cell-address table:column="1" table:row="101" table:table="0"/>
          <office:change-info>
            <dc:creator> </dc:creator>
            <dc:date>2023-03-07T18:34:50.262000000</dc:date>
          </office:change-info>
          <table:previous table:id="ct2073">
            <table:change-track-table-cell office:value-type="string">
              <text:p>MexikosUnabhängigkeitstag</text:p>
            </table:change-track-table-cell>
          </table:previous>
        </table:cell-content-change>
        <table:cell-content-change table:id="ct2075">
          <table:cell-address table:column="3" table:row="101" table:table="0"/>
          <office:change-info>
            <dc:creator> </dc:creator>
            <dc:date>2023-03-07T18:34:56.232000000</dc:date>
          </office:change-info>
          <table:previous table:id="ct2062">
            <table:change-track-table-cell office:value-type="string">
              <text:p>greg-crDiaIndependencia</text:p>
            </table:change-track-table-cell>
          </table:previous>
        </table:cell-content-change>
        <table:cell-content-change table:id="ct2076">
          <table:cell-address table:column="2" table:row="101" table:table="0"/>
          <office:change-info>
            <dc:creator> </dc:creator>
            <dc:date>2023-03-07T18:35:01.289000000</dc:date>
          </office:change-info>
          <table:previous>
            <table:change-track-table-cell/>
          </table:previous>
        </table:cell-content-change>
        <table:cell-content-change table:id="ct2077">
          <table:cell-address table:column="2" table:row="101" table:table="0"/>
          <office:change-info>
            <dc:creator> </dc:creator>
            <dc:date>2023-03-07T18:35:06.733000000</dc:date>
          </office:change-info>
          <table:previous table:id="ct2061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2078">
          <table:cell-address table:column="2" table:row="101" table:table="0"/>
          <office:change-info>
            <dc:creator> </dc:creator>
            <dc:date>2023-03-07T18:35:18.018000000</dc:date>
          </office:change-info>
          <table:previous table:id="ct2076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cell-content-change table:id="ct2079">
          <table:cell-address table:column="5" table:row="101" table:table="0"/>
          <office:change-info>
            <dc:creator> </dc:creator>
            <dc:date>2023-03-07T18:35:23.488000000</dc:date>
          </office:change-info>
          <table:previous table:id="ct2064">
            <table:change-track-table-cell office:value-type="float" office:value="15"/>
          </table:previous>
        </table:cell-content-change>
        <table:cell-content-change table:id="ct2080">
          <table:cell-address table:column="4" table:row="100" table:table="0"/>
          <office:change-info>
            <dc:creator> </dc:creator>
            <dc:date>2023-03-07T18:35:31.498000000</dc:date>
          </office:change-info>
          <table:previous table:id="ct1332">
            <table:change-track-table-cell office:value-type="string">
              <text:p>fixedshifting</text:p>
            </table:change-track-table-cell>
          </table:previous>
        </table:cell-content-change>
        <table:cell-content-change table:id="ct2081">
          <table:cell-address table:column="9" table:row="100" table:table="0"/>
          <office:change-info>
            <dc:creator> </dc:creator>
            <dc:date>2023-03-07T18:35:33.576000000</dc:date>
          </office:change-info>
          <table:previous table:id="ct971">
            <table:change-track-table-cell office:value-type="string">
              <text:p>0,-1,-2,4,0,0,0</text:p>
            </table:change-track-table-cell>
          </table:previous>
        </table:cell-content-change>
        <table:cell-content-change table:id="ct2082">
          <table:cell-address table:column="16" table:row="101" table:table="0"/>
          <office:change-info>
            <dc:creator> </dc:creator>
            <dc:date>2023-03-07T18:35:41.355000000</dc:date>
          </office:change-info>
          <table:previous table:id="ct595">
            <table:change-track-table-cell office:value-type="string">
              <text:p>es_CR</text:p>
            </table:change-track-table-cell>
          </table:previous>
        </table:cell-content-change>
        <table:cell-content-change table:id="ct2083">
          <table:cell-address table:column="17" table:row="101" table:table="0"/>
          <office:change-info>
            <dc:creator> </dc:creator>
            <dc:date>2023-03-07T18:35:43.920000000</dc:date>
          </office:change-info>
          <table:previous table:id="ct596">
            <table:change-track-table-cell office:value-type="string">
              <text:p>es_CR</text:p>
            </table:change-track-table-cell>
          </table:previous>
        </table:cell-content-change>
        <table:movement table:id="ct2084">
          <table:source-range-address table:column="9" table:row="101" table:table="0"/>
          <table:target-range-address table:column="9" table:row="100" table:table="0"/>
          <office:change-info>
            <dc:creator> </dc:creator>
            <dc:date>2023-03-07T18:35:58.904000000</dc:date>
          </office:change-info>
          <table:deletions>
            <table:cell-content-deletion table:id="ct2081">
              <table:change-track-table-cell/>
            </table:cell-content-deletion>
          </table:deletions>
        </table:movement>
        <table:movement table:id="ct2085">
          <table:source-range-address table:start-column="16" table:start-row="100" table:start-table="0" table:end-column="17" table:end-row="100" table:end-table="0"/>
          <table:target-range-address table:start-column="18" table:start-row="101" table:start-table="0" table:end-column="19" table:end-row="101" table:end-table="0"/>
          <office:change-info>
            <dc:creator> </dc:creator>
            <dc:date>2023-03-07T18:36:04.863000000</dc:date>
          </office:change-info>
          <table:dependencies>
            <table:dependency table:id="ct2087"/>
          </table:dependencies>
        </table:movement>
        <table:movement table:id="ct2086">
          <table:source-range-address table:start-column="16" table:start-row="101" table:start-table="0" table:end-column="17" table:end-row="101" table:end-table="0"/>
          <table:target-range-address table:start-column="16" table:start-row="100" table:start-table="0" table:end-column="17" table:end-row="100" table:end-table="0"/>
          <office:change-info>
            <dc:creator> </dc:creator>
            <dc:date>2023-03-07T18:36:09.898000000</dc:date>
          </office:change-info>
        </table:movement>
        <table:movement table:id="ct2087">
          <table:source-range-address table:start-column="18" table:start-row="101" table:start-table="0" table:end-column="19" table:end-row="101" table:end-table="0"/>
          <table:target-range-address table:start-column="16" table:start-row="101" table:start-table="0" table:end-column="17" table:end-row="101" table:end-table="0"/>
          <office:change-info>
            <dc:creator> </dc:creator>
            <dc:date>2023-03-07T18:36:14.186000000</dc:date>
          </office:change-info>
        </table:movement>
        <table:insertion table:id="ct2088" table:type="row" table:position="123" table:table="0">
          <office:change-info>
            <dc:creator> </dc:creator>
            <dc:date>2023-03-07T18:37:04.518000000</dc:date>
          </office:change-info>
          <table:dependencies>
            <table:dependency table:id="ct2574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</table:dependencies>
        </table:insertion>
        <table:cell-content-change table:id="ct2089">
          <table:cell-address table:column="2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0">
          <table:cell-address table:column="1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1">
          <table:cell-address table:column="3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2">
          <table:cell-address table:column="4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7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9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3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16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17" table:row="123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1" table:row="123" table:table="0"/>
          <office:change-info>
            <dc:creator> </dc:creator>
            <dc:date>2023-03-07T18:37:24.939000000</dc:date>
          </office:change-info>
          <table:previous table:id="ct2090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101">
          <table:cell-address table:column="3" table:row="123" table:table="0"/>
          <office:change-info>
            <dc:creator> </dc:creator>
            <dc:date>2023-03-07T18:37:45.215000000</dc:date>
          </office:change-info>
          <table:previous table:id="ct2091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102">
          <table:cell-address table:column="2" table:row="123" table:table="0"/>
          <office:change-info>
            <dc:creator> </dc:creator>
            <dc:date>2023-03-07T18:37:51.229000000</dc:date>
          </office:change-info>
          <table:previous table:id="ct2089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103">
          <table:cell-address table:column="6" table:row="123" table:table="0"/>
          <office:change-info>
            <dc:creator> </dc:creator>
            <dc:date>2023-03-07T18:37:56.279000000</dc:date>
          </office:change-info>
          <table:previous table:id="ct2093">
            <table:change-track-table-cell office:value-type="float" office:value="2"/>
          </table:previous>
        </table:cell-content-change>
        <table:cell-content-change table:id="ct2104">
          <table:cell-address table:column="9" table:row="123" table:table="0"/>
          <office:change-info>
            <dc:creator> </dc:creator>
            <dc:date>2023-03-07T18:38:01.910000000</dc:date>
          </office:change-info>
          <table:previous table:id="ct2096">
            <table:change-track-table-cell office:value-type="float" office:value="1"/>
          </table:previous>
        </table:cell-content-change>
        <table:cell-content-change table:id="ct2105">
          <table:cell-address table:column="13" table:row="123" table:table="0"/>
          <office:change-info>
            <dc:creator> </dc:creator>
            <dc:date>2023-03-07T18:38:07.440000000</dc:date>
          </office:change-info>
          <table:previous table:id="ct2097">
            <table:change-track-table-cell office:value-type="string">
              <text:p>political</text:p>
            </table:change-track-table-cell>
          </table:previous>
        </table:cell-content-change>
        <table:cell-content-change table:id="ct2106">
          <table:cell-address table:column="16" table:row="7" table:table="0"/>
          <office:change-info>
            <dc:creator> </dc:creator>
            <dc:date>2023-03-07T19:24:02.898000000</dc:date>
          </office:change-info>
          <table:previous table:id="ct2021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7">
          <table:cell-address table:column="17" table:row="7" table:table="0"/>
          <office:change-info>
            <dc:creator> </dc:creator>
            <dc:date>2023-03-07T19:24:07.195000000</dc:date>
          </office:change-info>
          <table:previous table:id="ct2022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8">
          <table:cell-address table:column="16" table:row="12" table:table="0"/>
          <office:change-info>
            <dc:creator> </dc:creator>
            <dc:date>2023-03-07T19:24:19.681000000</dc:date>
          </office:change-info>
          <table:previous table:id="ct2023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09">
          <table:cell-address table:column="17" table:row="12" table:table="0"/>
          <office:change-info>
            <dc:creator> </dc:creator>
            <dc:date>2023-03-07T19:24:24.304000000</dc:date>
          </office:change-info>
          <table:previous table:id="ct2024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10" table:type="row" table:position="13" table:table="0">
          <office:change-info>
            <dc:creator> </dc:creator>
            <dc:date>2023-03-07T19:24:31.354000000</dc:date>
          </office:change-info>
          <table:dependencies>
            <table:dependency table:id="ct2540"/>
            <table:dependency table:id="ct2538"/>
            <table:dependency table:id="ct2193"/>
            <table:dependency table:id="ct2190"/>
            <table:dependency table:id="ct218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</table:dependencies>
        </table:insertion>
        <table:cell-content-change table:id="ct2111">
          <table:cell-address table:column="1" table:row="13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2">
          <table:cell-address table:column="2" table:row="13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3">
          <table:cell-address table:column="3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4">
          <table:cell-address table:column="4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5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6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7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3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15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16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7" table:row="13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1" table:row="13" table:table="0"/>
          <office:change-info>
            <dc:creator> </dc:creator>
            <dc:date>2023-03-07T19:24:51.511000000</dc:date>
          </office:change-info>
          <table:previous table:id="ct2111">
            <table:change-track-table-cell office:value-type="string">
              <text:p>Neujahr</text:p>
            </table:change-track-table-cell>
          </table:previous>
        </table:cell-content-change>
        <table:cell-content-change table:id="ct2123">
          <table:cell-address table:column="2" table:row="13" table:table="0"/>
          <office:change-info>
            <dc:creator> </dc:creator>
            <dc:date>2023-03-07T19:24:54.049000000</dc:date>
          </office:change-info>
          <table:previous table:id="ct2112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2124">
          <table:cell-address table:column="0" table:row="13" table:table="0"/>
          <office:change-info>
            <dc:creator> </dc:creator>
            <dc:date>2023-03-07T19:25:11.8620000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13" table:table="0"/>
          <office:change-info>
            <dc:creator> </dc:creator>
            <dc:date>2023-03-07T19:25:17.896000000</dc:date>
          </office:change-info>
          <table:previous table:id="ct2113">
            <table:change-track-table-cell office:value-type="string">
              <text:p>greg-newYear</text:p>
            </table:change-track-table-cell>
          </table:previous>
        </table:cell-content-change>
        <table:cell-content-change table:id="ct2126">
          <table:cell-address table:column="5" table:row="13" table:table="0"/>
          <office:change-info>
            <dc:creator> </dc:creator>
            <dc:date>2023-03-07T19:25:19.946000000</dc:date>
          </office:change-info>
          <table:previous table:id="ct2115">
            <table:change-track-table-cell office:value-type="float" office:value="1"/>
          </table:previous>
        </table:cell-content-change>
        <table:cell-content-change table:id="ct2127">
          <table:cell-address table:column="16" table:row="13" table:table="0"/>
          <office:change-info>
            <dc:creator> </dc:creator>
            <dc:date>2023-03-07T19:25:28.414000000</dc:date>
          </office:change-info>
          <table:previous table:id="ct2120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28">
          <table:cell-address table:column="17" table:row="13" table:table="0"/>
          <office:change-info>
            <dc:creator> </dc:creator>
            <dc:date>2023-03-07T19:25:34.056000000</dc:date>
          </office:change-info>
          <table:previous table:id="ct2121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129" table:type="row" table:position="22" table:table="0">
          <office:change-info>
            <dc:creator> </dc:creator>
            <dc:date>2023-03-07T19:26:18.423000000</dc:date>
          </office:change-info>
          <table:dependencies>
            <table:dependency table:id="ct2547"/>
            <table:dependency table:id="ct2544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</table:dependencies>
        </table:insertion>
        <table:cell-content-change table:id="ct2130">
          <table:cell-address table:column="0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2">
          <table:cell-address table:column="3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3">
          <table:cell-address table:column="4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5">
          <table:cell-address table:column="6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6">
          <table:cell-address table:column="7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7">
          <table:cell-address table:column="13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8">
          <table:cell-address table:column="15" table:row="22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9">
          <table:cell-address table:column="16" table:row="22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0">
          <table:cell-address table:column="17" table:row="22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" table:row="22" table:table="0"/>
          <office:change-info>
            <dc:creator> </dc:creator>
            <dc:date>2023-03-07T19:26:37.369000000</dc:date>
          </office:change-info>
          <table:previous table:id="ct2131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142">
          <table:cell-address table:column="3" table:row="22" table:table="0"/>
          <office:change-info>
            <dc:creator> </dc:creator>
            <dc:date>2023-03-07T19:27:09.346000000</dc:date>
          </office:change-info>
          <table:previous table:id="ct2132">
            <table:change-track-table-cell office:value-type="string">
              <text:p>greg-muNewyearSecondDay</text:p>
            </table:change-track-table-cell>
          </table:previous>
        </table:cell-content-change>
        <table:cell-content-change table:id="ct2143">
          <table:cell-address table:column="0" table:row="22" table:table="0"/>
          <office:change-info>
            <dc:creator> </dc:creator>
            <dc:date>2023-03-07T19:27:15.108000000</dc:date>
          </office:change-info>
          <table:previous table:id="ct2130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144">
          <table:cell-address table:column="5" table:row="22" table:table="0"/>
          <office:change-info>
            <dc:creator> </dc:creator>
            <dc:date>2023-03-07T19:27:18.684000000</dc:date>
          </office:change-info>
          <table:previous table:id="ct2134">
            <table:change-track-table-cell office:value-type="float" office:value="2"/>
          </table:previous>
        </table:cell-content-change>
        <table:cell-content-change table:id="ct2145">
          <table:cell-address table:column="6" table:row="22" table:table="0"/>
          <office:change-info>
            <dc:creator> </dc:creator>
            <dc:date>2023-03-07T19:27:20.530000000</dc:date>
          </office:change-info>
          <table:previous table:id="ct2135">
            <table:change-track-table-cell office:value-type="float" office:value="1"/>
          </table:previous>
        </table:cell-content-change>
        <table:cell-content-change table:id="ct2146">
          <table:cell-address table:column="13" table:row="22" table:table="0"/>
          <office:change-info>
            <dc:creator> </dc:creator>
            <dc:date>2023-03-07T19:27:25.120000000</dc:date>
          </office:change-info>
          <table:previous table:id="ct2137">
            <table:change-track-table-cell office:value-type="string">
              <text:p>culture</text:p>
            </table:change-track-table-cell>
          </table:previous>
        </table:cell-content-change>
        <table:insertion table:id="ct2147" table:type="row" table:position="34" table:table="0">
          <office:change-info>
            <dc:creator> </dc:creator>
            <dc:date>2023-03-07T19:27:56.669000000</dc:date>
          </office:change-info>
          <table:dependencies>
            <table:dependency table:id="ct2552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</table:dependencies>
        </table:insertion>
        <table:cell-content-change table:id="ct2148">
          <table:cell-address table:column="2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49">
          <table:cell-address table:column="1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0">
          <table:cell-address table:column="3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1">
          <table:cell-address table:column="4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4">
          <table:cell-address table:column="7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5">
          <table:cell-address table:column="13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6">
          <table:cell-address table:column="15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7">
          <table:cell-address table:column="16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8">
          <table:cell-address table:column="17" table:row="34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9">
          <table:cell-address table:column="2" table:row="34" table:table="0"/>
          <office:change-info>
            <dc:creator> </dc:creator>
            <dc:date>2023-03-07T19:28:14.687000000</dc:date>
          </office:change-info>
          <table:previous table:id="ct2148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160">
          <table:cell-address table:column="1" table:row="34" table:table="0"/>
          <office:change-info>
            <dc:creator> </dc:creator>
            <dc:date>2023-03-07T19:28:23.747000000</dc:date>
          </office:change-info>
          <table:previous table:id="ct2149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161">
          <table:cell-address table:column="5" table:row="34" table:table="0"/>
          <office:change-info>
            <dc:creator> </dc:creator>
            <dc:date>2023-03-07T19:28:30.644000000</dc:date>
          </office:change-info>
          <table:previous table:id="ct2152">
            <table:change-track-table-cell office:value-type="float" office:value="1"/>
          </table:previous>
        </table:cell-content-change>
        <table:cell-content-change table:id="ct2162">
          <table:cell-address table:column="6" table:row="34" table:table="0"/>
          <office:change-info>
            <dc:creator> </dc:creator>
            <dc:date>2023-03-07T19:28:32.116000000</dc:date>
          </office:change-info>
          <table:previous table:id="ct2153">
            <table:change-track-table-cell office:value-type="float" office:value="2"/>
          </table:previous>
        </table:cell-content-change>
        <table:cell-content-change table:id="ct2163">
          <table:cell-address table:column="16" table:row="55" table:table="0"/>
          <office:change-info>
            <dc:creator> </dc:creator>
            <dc:date>2023-03-07T19:29:08.121000000</dc:date>
          </office:change-info>
          <table:previous table:id="ct2057">
            <table:change-track-table-cell office:value-type="string">
              <text:p>de_DE,fr_FR,kea_CV,pt_CV,hr_HR,fr_MC,es_MX</text:p>
            </table:change-track-table-cell>
          </table:previous>
        </table:cell-content-change>
        <table:cell-content-change table:id="ct2164">
          <table:cell-address table:column="17" table:row="55" table:table="0"/>
          <office:change-info>
            <dc:creator> </dc:creator>
            <dc:date>2023-03-07T19:29:11.736000000</dc:date>
          </office:change-info>
          <table:previous table:id="ct2058">
            <table:change-track-table-cell office:value-type="string">
              <text:p>de_DE,fr_FR,kea_CV,pt_CV,hr_HR,fr_MC,es_MX</text:p>
            </table:change-track-table-cell>
          </table:previous>
        </table:cell-content-change>
        <table:insertion table:id="ct2165" table:type="row" table:position="114" table:table="0">
          <office:change-info>
            <dc:creator> </dc:creator>
            <dc:date>2023-03-07T19:30:08.046000000</dc:date>
          </office:change-info>
          <table:dependencies>
            <table:dependency table:id="ct2571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</table:dependencies>
        </table:insertion>
        <table:cell-content-change table:id="ct2166">
          <table:cell-address table:column="2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8">
          <table:cell-address table:column="3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9">
          <table:cell-address table:column="4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0">
          <table:cell-address table:column="5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1">
          <table:cell-address table:column="6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2">
          <table:cell-address table:column="7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3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4">
          <table:cell-address table:column="15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5">
          <table:cell-address table:column="16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6">
          <table:cell-address table:column="17" table:row="114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114" table:table="0"/>
          <office:change-info>
            <dc:creator> </dc:creator>
            <dc:date>2023-03-07T19:30:47.292000000</dc:date>
          </office:change-info>
          <table:previous table:id="ct216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178">
          <table:cell-address table:column="2" table:row="114" table:table="0"/>
          <office:change-info>
            <dc:creator> </dc:creator>
            <dc:date>2023-03-07T19:30:53.995000000</dc:date>
          </office:change-info>
          <table:previous table:id="ct2166">
            <table:change-track-table-cell office:value-type="string">
              <text:p>LLL:EXT:timer/Resources/Private/Language/locallang_cal.xlf:calendarDate.cult.greg.muNationalHoliday</text:p>
            </table:change-track-table-cell>
          </table:previous>
        </table:cell-content-change>
        <table:cell-content-change table:id="ct2179">
          <table:cell-address table:column="1" table:row="114" table:table="0"/>
          <office:change-info>
            <dc:creator> </dc:creator>
            <dc:date>2023-03-07T19:31:04.103000000</dc:date>
          </office:change-info>
          <table:previous table:id="ct2167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180">
          <table:cell-address table:column="1" table:row="114" table:table="0"/>
          <office:change-info>
            <dc:creator> </dc:creator>
            <dc:date>2023-03-07T19:31:09.689000000</dc:date>
          </office:change-info>
          <table:previous table:id="ct2179">
            <table:change-track-table-cell office:value-type="string">
              <text:p>Mauritius: Ankunft der indischen ArbeiterNationalfeiertag</text:p>
            </table:change-track-table-cell>
          </table:previous>
        </table:cell-content-change>
        <table:cell-content-change table:id="ct2181">
          <table:cell-address table:column="5" table:row="114" table:table="0"/>
          <office:change-info>
            <dc:creator> </dc:creator>
            <dc:date>2023-03-07T19:31:15.732000000</dc:date>
          </office:change-info>
          <table:previous table:id="ct2170">
            <table:change-track-table-cell office:value-type="float" office:value="12"/>
          </table:previous>
        </table:cell-content-change>
        <table:cell-content-change table:id="ct2182">
          <table:cell-address table:column="6" table:row="114" table:table="0"/>
          <office:change-info>
            <dc:creator> </dc:creator>
            <dc:date>2023-03-07T19:31:17.348000000</dc:date>
          </office:change-info>
          <table:previous table:id="ct2171">
            <table:change-track-table-cell office:value-type="float" office:value="3"/>
          </table:previous>
        </table:cell-content-change>
        <table:cell-content-change table:id="ct2183">
          <table:cell-address table:column="16" table:row="113" table:table="0"/>
          <office:change-info>
            <dc:creator> </dc:creator>
            <dc:date>2023-03-07T19:31:48.314000000</dc:date>
          </office:change-info>
          <table:previous table:id="ct1972">
            <table:change-track-table-cell office:value-type="string">
              <text:p>de_DE,fr_FR,kea_CV,pt_CV,de_LI,hr_HR,fr_MC</text:p>
            </table:change-track-table-cell>
          </table:previous>
        </table:cell-content-change>
        <table:cell-content-change table:id="ct2184">
          <table:cell-address table:column="17" table:row="113" table:table="0"/>
          <office:change-info>
            <dc:creator> </dc:creator>
            <dc:date>2023-03-07T19:31:54.123000000</dc:date>
          </office:change-info>
          <table:previous table:id="ct1973">
            <table:change-track-table-cell office:value-type="string">
              <text:p>fr_FR,kea_CV,pt_CV,de_LI,hr_HR,fr_MC</text:p>
            </table:change-track-table-cell>
          </table:previous>
        </table:cell-content-change>
        <table:cell-content-change table:id="ct2185">
          <table:cell-address table:column="16" table:row="12" table:table="0"/>
          <office:change-info>
            <dc:creator> </dc:creator>
            <dc:date>2023-03-07T19:34:18.190000000</dc:date>
          </office:change-info>
          <table:previous table:id="ct2108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86">
          <table:cell-address table:column="17" table:row="12" table:table="0"/>
          <office:change-info>
            <dc:creator> </dc:creator>
            <dc:date>2023-03-07T19:34:22.200000000</dc:date>
          </office:change-info>
          <table:previous table:id="ct2109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cell-content-change table:id="ct2187">
          <table:cell-address table:column="16" table:row="11" table:table="0"/>
          <office:change-info>
            <dc:creator> </dc:creator>
            <dc:date>2023-03-07T19:34:29.381000000</dc:date>
          </office:change-info>
          <table:previous table:id="ct438">
            <table:change-track-table-cell office:value-type="string">
              <text:p>en_GB</text:p>
            </table:change-track-table-cell>
          </table:previous>
        </table:cell-content-change>
        <table:cell-content-change table:id="ct2188">
          <table:cell-address table:column="17" table:row="11" table:table="0"/>
          <office:change-info>
            <dc:creator> </dc:creator>
            <dc:date>2023-03-07T19:34:37.739000000</dc:date>
          </office:change-info>
          <table:previous table:id="ct439">
            <table:change-track-table-cell office:value-type="string">
              <text:p>en_GB</text:p>
            </table:change-track-table-cell>
          </table:previous>
        </table:cell-content-change>
        <table:cell-content-change table:id="ct2189">
          <table:cell-address table:column="4" table:row="13" table:table="0"/>
          <office:change-info>
            <dc:creator> </dc:creator>
            <dc:date>2023-03-07T19:34:48.507000000</dc:date>
          </office:change-info>
          <table:previous table:id="ct2114">
            <table:change-track-table-cell office:value-type="string">
              <text:p>fixed</text:p>
            </table:change-track-table-cell>
          </table:previous>
        </table:cell-content-change>
        <table:cell-content-change table:id="ct2190">
          <table:cell-address table:column="9" table:row="13" table:table="0"/>
          <office:change-info>
            <dc:creator> </dc:creator>
            <dc:date>2023-03-07T19:35:47.331000000</dc:date>
          </office:change-info>
          <table:previous>
            <table:change-track-table-cell/>
          </table:previous>
        </table:cell-content-change>
        <table:cell-content-change table:id="ct2191">
          <table:cell-address table:column="16" table:row="141" table:table="0"/>
          <office:change-info>
            <dc:creator> </dc:creator>
            <dc:date>2023-03-07T19:37:10.257000000</dc:date>
          </office:change-info>
          <table:previous table:id="ct211">
            <table:change-track-table-cell/>
          </table:previous>
        </table:cell-content-change>
        <table:cell-content-change table:id="ct2192">
          <table:cell-address table:column="17" table:row="141" table:table="0"/>
          <office:change-info>
            <dc:creator> </dc:creator>
            <dc:date>2023-03-07T19:37:13.114000000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3" table:table="0"/>
          <office:change-info>
            <dc:creator> </dc:creator>
            <dc:date>2023-03-07T19:39:18.684000000</dc:date>
          </office:change-info>
          <table:previous table:id="ct2190">
            <table:change-track-table-cell office:value-type="string">
              <text:p>1,0,0,0,0,0,1</text:p>
            </table:change-track-table-cell>
          </table:previous>
        </table:cell-content-change>
        <table:cell-content-change table:id="ct2194">
          <table:cell-address table:column="17" table:row="11" table:table="0"/>
          <office:change-info>
            <dc:creator> </dc:creator>
            <dc:date>2023-03-07T19:39:28.954000000</dc:date>
          </office:change-info>
          <table:previous table:id="ct2188">
            <table:change-track-table-cell office:value-type="string">
              <text:p>en_GB,en_MU</text:p>
            </table:change-track-table-cell>
          </table:previous>
        </table:cell-content-change>
        <table:cell-content-change table:id="ct2195">
          <table:cell-address table:column="16" table:row="11" table:table="0"/>
          <office:change-info>
            <dc:creator> </dc:creator>
            <dc:date>2023-03-07T19:39:34.004000000</dc:date>
          </office:change-info>
          <table:previous table:id="ct2187">
            <table:change-track-table-cell office:value-type="string">
              <text:p>en_GB,en_MU</text:p>
            </table:change-track-table-cell>
          </table:previous>
        </table:cell-content-change>
        <table:cell-content-change table:id="ct2196">
          <table:cell-address table:column="16" table:row="12" table:table="0"/>
          <office:change-info>
            <dc:creator> </dc:creator>
            <dc:date>2023-03-07T19:39:38.139000000</dc:date>
          </office:change-info>
          <table:previous table:id="ct2185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97">
          <table:cell-address table:column="17" table:row="12" table:table="0"/>
          <office:change-info>
            <dc:creator> </dc:creator>
            <dc:date>2023-03-07T19:39:41.880000000</dc:date>
          </office:change-info>
          <table:previous table:id="ct2186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98" table:type="row" table:position="112" table:table="0">
          <office:change-info>
            <dc:creator> </dc:creator>
            <dc:date>2023-03-07T19:44:20.552000000</dc:date>
          </office:change-info>
          <table:dependencies>
            <table:dependency table:id="ct2570"/>
            <table:dependency table:id="ct2223"/>
            <table:dependency table:id="ct2222"/>
            <table:dependency table:id="ct2221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</table:dependencies>
        </table:insertion>
        <table:cell-content-change table:id="ct2199">
          <table:cell-address table:column="1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0">
          <table:cell-address table:column="2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1">
          <table:cell-address table:column="3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2">
          <table:cell-address table:column="4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3">
          <table:cell-address table:column="5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4">
          <table:cell-address table:column="6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5">
          <table:cell-address table:column="7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6">
          <table:cell-address table:column="13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7">
          <table:cell-address table:column="14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8">
          <table:cell-address table:column="15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9">
          <table:cell-address table:column="16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0">
          <table:cell-address table:column="17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12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2">
          <table:cell-address table:column="1" table:row="112" table:table="0"/>
          <office:change-info>
            <dc:creator> </dc:creator>
            <dc:date>2023-03-07T19:44:36.954000000</dc:date>
          </office:change-info>
          <table:previous table:id="ct2199">
            <table:change-track-table-cell office:value-type="string">
              <text:p>Allerheiligen</text:p>
            </table:change-track-table-cell>
          </table:previous>
        </table:cell-content-change>
        <table:cell-content-change table:id="ct2213">
          <table:cell-address table:column="4" table:row="112" table:table="0"/>
          <office:change-info>
            <dc:creator> </dc:creator>
            <dc:date>2023-03-07T19:44:53.373000000</dc:date>
          </office:change-info>
          <table:previous table:id="ct2202">
            <table:change-track-table-cell office:value-type="string">
              <text:p>fixed</text:p>
            </table:change-track-table-cell>
          </table:previous>
        </table:cell-content-change>
        <table:cell-content-change table:id="ct2214">
          <table:cell-address table:column="8" table:row="112" table:table="0"/>
          <office:change-info>
            <dc:creator> </dc:creator>
            <dc:date>2023-03-07T19:45:00.169000000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112" table:table="0"/>
          <office:change-info>
            <dc:creator> </dc:creator>
            <dc:date>2023-03-07T19:45:02.081000000</dc:date>
          </office:change-info>
          <table:previous>
            <table:change-track-table-cell/>
          </table:previous>
        </table:cell-content-change>
        <table:cell-content-change table:id="ct2216">
          <table:cell-address table:column="16" table:row="112" table:table="0"/>
          <office:change-info>
            <dc:creator> </dc:creator>
            <dc:date>2023-03-07T19:45:11.001000000</dc:date>
          </office:change-info>
          <table:previous table:id="ct2209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17">
          <table:cell-address table:column="17" table:row="112" table:table="0"/>
          <office:change-info>
            <dc:creator> </dc:creator>
            <dc:date>2023-03-07T19:45:15.973000000</dc:date>
          </office:change-info>
          <table:previous table:id="ct2210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18">
          <table:cell-address table:column="18" table:row="112" table:table="0"/>
          <office:change-info>
            <dc:creator> </dc:creator>
            <dc:date>2023-03-07T19:45:19.089000000</dc:date>
          </office:change-info>
          <table:previous table:id="ct2211">
            <table:change-track-table-cell office:value-type="string">
              <text:p>de_DE</text:p>
            </table:change-track-table-cell>
          </table:previous>
        </table:cell-content-change>
        <table:cell-content-change table:id="ct2219">
          <table:cell-address table:column="17" table:row="113" table:table="0"/>
          <office:change-info>
            <dc:creator> </dc:creator>
            <dc:date>2023-03-07T19:45:24.638000000</dc:date>
          </office:change-info>
          <table:previous table:id="ct2184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20">
          <table:cell-address table:column="16" table:row="113" table:table="0"/>
          <office:change-info>
            <dc:creator> </dc:creator>
            <dc:date>2023-03-07T19:45:28.918000000</dc:date>
          </office:change-info>
          <table:previous table:id="ct2183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21">
          <table:cell-address table:column="2" table:row="112" table:table="0"/>
          <office:change-info>
            <dc:creator> </dc:creator>
            <dc:date>2023-03-07T19:45:39.040000000</dc:date>
          </office:change-info>
          <table:previous table:id="ct2200">
            <table:change-track-table-cell office:value-type="string">
              <text:p>LLL:EXT:timer/Resources/Private/Language/locallang_cal.xlf:calendarDate.hist.greg.allSaintsDay</text:p>
            </table:change-track-table-cell>
          </table:previous>
        </table:cell-content-change>
        <table:cell-content-change table:id="ct2222">
          <table:cell-address table:column="2" table:row="112" table:table="0"/>
          <office:change-info>
            <dc:creator> </dc:creator>
            <dc:date>2023-03-07T19:45:54.889000000</dc:date>
          </office:change-info>
          <table:previous>
            <table:change-track-table-cell/>
          </table:previous>
        </table:cell-content-change>
        <table:cell-content-change table:id="ct2223">
          <table:cell-address table:column="3" table:row="112" table:table="0"/>
          <office:change-info>
            <dc:creator> </dc:creator>
            <dc:date>2023-03-07T19:46:07.490000000</dc:date>
          </office:change-info>
          <table:previous table:id="ct2201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2224">
          <table:cell-address table:column="16" table:row="149" table:table="0"/>
          <office:change-info>
            <dc:creator> </dc:creator>
            <dc:date>2023-03-08T06:15:55.06700000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7" table:row="149" table:table="0"/>
          <office:change-info>
            <dc:creator> </dc:creator>
            <dc:date>2023-03-08T06:15:58.659000000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 </dc:creator>
            <dc:date>2023-03-10T05:14:24.317000000</dc:date>
          </office:change-info>
          <table:previous table:id="ct2106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cell-content-change table:id="ct2227">
          <table:cell-address table:column="17" table:row="7" table:table="0"/>
          <office:change-info>
            <dc:creator> </dc:creator>
            <dc:date>2023-03-10T05:14:30.021000000</dc:date>
          </office:change-info>
          <table:previous table:id="ct2107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insertion table:id="ct2228" table:type="row" table:position="44" table:table="0">
          <office:change-info>
            <dc:creator> </dc:creator>
            <dc:date>2023-03-10T05:14:50.439000000</dc:date>
          </office:change-info>
          <table:dependencies>
            <table:dependency table:id="ct2554"/>
            <table:dependency table:id="ct2264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</table:dependencies>
        </table:insertion>
        <table:cell-content-change table:id="ct2229">
          <table:cell-address table:column="1" table:row="44" table:table="0"/>
          <office:change-info>
            <dc:creator> </dc:creator>
            <dc:date>2023-03-10T05:15:07.971000000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44" table:table="0"/>
          <office:change-info>
            <dc:creator> </dc:creator>
            <dc:date>2023-03-10T05:15:12.154000000</dc:date>
          </office:change-info>
          <table:previous table:id="ct222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31">
          <table:cell-address table:column="2" table:row="44" table:table="0"/>
          <office:change-info>
            <dc:creator> </dc:creator>
            <dc:date>2023-03-10T05:15:16.814000000</dc:date>
          </office:change-info>
          <table:previous>
            <table:change-track-table-cell/>
          </table:previous>
        </table:cell-content-change>
        <table:cell-content-change table:id="ct2232">
          <table:cell-address table:column="3" table:row="44" table:table="0"/>
          <office:change-info>
            <dc:creator> </dc:creator>
            <dc:date>2023-03-10T05:15:34.761000000</dc:date>
          </office:change-info>
          <table:previous>
            <table:change-track-table-cell/>
          </table:previous>
        </table:cell-content-change>
        <table:cell-content-change table:id="ct2233">
          <table:cell-address table:column="5" table:row="44" table:table="0"/>
          <office:change-info>
            <dc:creator> </dc:creator>
            <dc:date>2023-03-10T05:15:40.372000000</dc:date>
          </office:change-info>
          <table:previous>
            <table:change-track-table-cell/>
          </table:previous>
        </table:cell-content-change>
        <table:cell-content-change table:id="ct2234">
          <table:cell-address table:column="6" table:row="44" table:table="0"/>
          <office:change-info>
            <dc:creator> </dc:creator>
            <dc:date>2023-03-10T05:15:41.897000000</dc:date>
          </office:change-info>
          <table:previous>
            <table:change-track-table-cell/>
          </table:previous>
        </table:cell-content-change>
        <table:cell-content-change table:id="ct2235">
          <table:cell-address table:column="4" table:row="44" table:table="0"/>
          <office:change-info>
            <dc:creator> </dc:creator>
            <dc:date>2023-03-10T05:15:45.658000000</dc:date>
          </office:change-info>
          <table:previous>
            <table:change-track-table-cell/>
          </table:previous>
        </table:cell-content-change>
        <table:cell-content-change table:id="ct2236">
          <table:cell-address table:column="7" table:row="44" table:table="0"/>
          <office:change-info>
            <dc:creator> </dc:creator>
            <dc:date>2023-03-10T05:15:47.901000000</dc:date>
          </office:change-info>
          <table:previous>
            <table:change-track-table-cell/>
          </table:previous>
        </table:cell-content-change>
        <table:cell-content-change table:id="ct2237">
          <table:cell-address table:column="13" table:row="44" table:table="0"/>
          <office:change-info>
            <dc:creator> </dc:creator>
            <dc:date>2023-03-10T05:15:53.572000000</dc:date>
          </office:change-info>
          <table:previous>
            <table:change-track-table-cell/>
          </table:previous>
        </table:cell-content-change>
        <table:cell-content-change table:id="ct2238">
          <table:cell-address table:column="15" table:row="44" table:table="0"/>
          <office:change-info>
            <dc:creator> </dc:creator>
            <dc:date>2023-03-10T05:15:56.248000000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44" table:table="0"/>
          <office:change-info>
            <dc:creator> </dc:creator>
            <dc:date>2023-03-10T05:16:22.716000000</dc:date>
          </office:change-info>
          <table:previous>
            <table:change-track-table-cell/>
          </table:previous>
        </table:cell-content-change>
        <table:cell-content-change table:id="ct2240">
          <table:cell-address table:column="17" table:row="44" table:table="0"/>
          <office:change-info>
            <dc:creator> </dc:creator>
            <dc:date>2023-03-10T05:16:25.790000000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7" table:table="0"/>
          <office:change-info>
            <dc:creator> </dc:creator>
            <dc:date>2023-03-10T05:16:39.691000000</dc:date>
          </office:change-info>
          <table:previous table:id="ct2226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2">
          <table:cell-address table:column="17" table:row="7" table:table="0"/>
          <office:change-info>
            <dc:creator> </dc:creator>
            <dc:date>2023-03-10T05:16:47.962000000</dc:date>
          </office:change-info>
          <table:previous table:id="ct2227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3">
          <table:cell-address table:column="16" table:row="45" table:table="0"/>
          <office:change-info>
            <dc:creator> </dc:creator>
            <dc:date>2023-03-10T05:17:40.832000000</dc:date>
          </office:change-info>
          <table:previous table:id="ct1956">
            <table:change-track-table-cell office:value-type="string">
              <text:p>de_DE,fr_FR,en_GB,es_CR,en_IE,ga_IE,de_LI,fr_MC</text:p>
            </table:change-track-table-cell>
          </table:previous>
        </table:cell-content-change>
        <table:cell-content-change table:id="ct2244">
          <table:cell-address table:column="17" table:row="45" table:table="0"/>
          <office:change-info>
            <dc:creator> </dc:creator>
            <dc:date>2023-03-10T05:17:44.844000000</dc:date>
          </office:change-info>
          <table:previous table:id="ct1957">
            <table:change-track-table-cell office:value-type="string">
              <text:p>de_DE,en_GB,es_CR,de_LI,fr_MC</text:p>
            </table:change-track-table-cell>
          </table:previous>
        </table:cell-content-change>
        <table:cell-content-change table:id="ct2245">
          <table:cell-address table:column="16" table:row="46" table:table="0"/>
          <office:change-info>
            <dc:creator> </dc:creator>
            <dc:date>2023-03-10T05:17:50.107000000</dc:date>
          </office:change-info>
          <table:previous table:id="ct1958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cell-content-change table:id="ct2246">
          <table:cell-address table:column="17" table:row="46" table:table="0"/>
          <office:change-info>
            <dc:creator> </dc:creator>
            <dc:date>2023-03-10T05:17:53.697000000</dc:date>
          </office:change-info>
          <table:previous table:id="ct1959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insertion table:id="ct2247" table:type="row" table:position="73" table:table="0">
          <office:change-info>
            <dc:creator> </dc:creator>
            <dc:date>2023-03-10T05:18:47.639000000</dc:date>
          </office:change-info>
          <table:dependencies>
            <table:dependency table:id="ct2560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</table:dependencies>
        </table:insertion>
        <table:cell-content-change table:id="ct2248">
          <table:cell-address table:column="2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49">
          <table:cell-address table:column="1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0">
          <table:cell-address table:column="3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1">
          <table:cell-address table:column="4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2">
          <table:cell-address table:column="5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3">
          <table:cell-address table:column="6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4">
          <table:cell-address table:column="7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5">
          <table:cell-address table:column="13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6">
          <table:cell-address table:column="15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73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8">
          <table:cell-address table:column="17" table:row="73" table:table="0"/>
          <office:change-info>
            <dc:creator> </dc:creator>
            <dc:date>2023-03-10T05:18:49.616000000</dc:date>
          </office:change-info>
          <table:previous>
            <table:change-track-table-cell/>
          </table:previous>
        </table:cell-content-change>
        <table:cell-content-change table:id="ct2259">
          <table:cell-address table:column="1" table:row="73" table:table="0"/>
          <office:change-info>
            <dc:creator> </dc:creator>
            <dc:date>2023-03-10T05:19:08.647000000</dc:date>
          </office:change-info>
          <table:previous table:id="ct224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60">
          <table:cell-address table:column="3" table:row="73" table:table="0"/>
          <office:change-info>
            <dc:creator> </dc:creator>
            <dc:date>2023-03-10T05:19:17.890000000</dc:date>
          </office:change-info>
          <table:previous table:id="ct2250">
            <table:change-track-table-cell office:value-type="string">
              <text:p>greg-mtFreedomDay</text:p>
            </table:change-track-table-cell>
          </table:previous>
        </table:cell-content-change>
        <table:cell-content-change table:id="ct2261">
          <table:cell-address table:column="2" table:row="73" table:table="0"/>
          <office:change-info>
            <dc:creator> </dc:creator>
            <dc:date>2023-03-10T05:19:27.236000000</dc:date>
          </office:change-info>
          <table:previous table:id="ct2248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cell-content-change table:id="ct2262">
          <table:cell-address table:column="5" table:row="73" table:table="0"/>
          <office:change-info>
            <dc:creator> </dc:creator>
            <dc:date>2023-03-10T05:19:33.646000000</dc:date>
          </office:change-info>
          <table:previous table:id="ct2252">
            <table:change-track-table-cell office:value-type="float" office:value="31"/>
          </table:previous>
        </table:cell-content-change>
        <table:cell-content-change table:id="ct2263">
          <table:cell-address table:column="6" table:row="73" table:table="0"/>
          <office:change-info>
            <dc:creator> </dc:creator>
            <dc:date>2023-03-10T05:19:35.390000000</dc:date>
          </office:change-info>
          <table:previous table:id="ct2253">
            <table:change-track-table-cell office:value-type="float" office:value="3"/>
          </table:previous>
        </table:cell-content-change>
        <table:cell-content-change table:id="ct2264">
          <table:cell-address table:column="2" table:row="44" table:table="0"/>
          <office:change-info>
            <dc:creator> </dc:creator>
            <dc:date>2023-03-10T05:19:53.151000000</dc:date>
          </office:change-info>
          <table:previous table:id="ct2231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insertion table:id="ct2265" table:type="row" table:position="99" table:table="0">
          <office:change-info>
            <dc:creator> </dc:creator>
            <dc:date>2023-03-10T05:20:25.621000000</dc:date>
          </office:change-info>
          <table:dependencies>
            <table:dependency table:id="ct2284"/>
            <table:dependency table:id="ct2283"/>
            <table:dependency table:id="ct2282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</table:dependencies>
        </table:insertion>
        <table:cell-content-change table:id="ct2266">
          <table:cell-address table:column="2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7">
          <table:cell-address table:column="1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8">
          <table:cell-address table:column="3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0">
          <table:cell-address table:column="5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1">
          <table:cell-address table:column="6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2">
          <table:cell-address table:column="7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3">
          <table:cell-address table:column="13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4">
          <table:cell-address table:column="15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6">
          <table:cell-address table:column="17" table:row="99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7">
          <table:cell-address table:column="5" table:row="99" table:table="0"/>
          <office:change-info>
            <dc:creator> </dc:creator>
            <dc:date>2023-03-10T05:20:33.062000000</dc:date>
          </office:change-info>
          <table:previous table:id="ct2270">
            <table:change-track-table-cell office:value-type="float" office:value="7"/>
          </table:previous>
        </table:cell-content-change>
        <table:cell-content-change table:id="ct2278">
          <table:cell-address table:column="6" table:row="99" table:table="0"/>
          <office:change-info>
            <dc:creator> </dc:creator>
            <dc:date>2023-03-10T05:20:35.336000000</dc:date>
          </office:change-info>
          <table:previous table:id="ct2271">
            <table:change-track-table-cell office:value-type="float" office:value="6"/>
          </table:previous>
        </table:cell-content-change>
        <table:insertion table:id="ct2279" table:type="row" table:position="94" table:table="0">
          <office:change-info>
            <dc:creator> </dc:creator>
            <dc:date>2023-03-10T05:21:33.002000000</dc:date>
          </office:change-info>
          <table:dependencies>
            <table:dependency table:id="ct2564"/>
            <table:dependency table:id="ct2280"/>
          </table:dependencies>
        </table:insertion>
        <table:movement table:id="ct2280">
          <table:source-range-address table:start-column="0" table:start-row="99" table:start-table="0" table:end-column="1023" table:end-row="97" table:end-table="0"/>
          <table:target-range-address table:start-column="0" table:start-row="94" table:start-table="0" table:end-column="1023" table:end-row="94" table:end-table="0"/>
          <office:change-info>
            <dc:creator> </dc:creator>
            <dc:date>2023-03-10T05:21:40.254000000</dc:date>
          </office:change-info>
          <table:dependencies>
            <table:dependency table:id="ct2564"/>
            <table:dependency table:id="ct2281"/>
          </table:dependencies>
        </table:movement>
        <table:deletion table:id="ct2281" table:type="row" table:position="99" table:table="0">
          <office:change-info>
            <dc:creator> </dc:creator>
            <dc:date>2023-03-10T05:21:47.770000000</dc:date>
          </office:change-info>
          <table:deletions>
            <table:change-deletion table:id="ct1730"/>
            <table:change-deletion table:id="ct1714"/>
          </table:deletions>
          <table:cut-offs>
            <table:movement-cut-off table:id="ct2280" table:start-position="1" table:end-position="0"/>
          </table:cut-offs>
        </table:deletion>
        <table:cell-content-change table:id="ct2282">
          <table:cell-address table:column="1" table:row="99" table:table="0"/>
          <office:change-info>
            <dc:creator> </dc:creator>
            <dc:date>2023-03-10T05:22:15.234000000</dc:date>
          </office:change-info>
          <table:previous table:id="ct2267">
            <table:change-track-table-cell office:value-type="string">
              <text:p>Malta: Sette Giugno</text:p>
            </table:change-track-table-cell>
          </table:previous>
        </table:cell-content-change>
        <table:cell-content-change table:id="ct2283">
          <table:cell-address table:column="3" table:row="99" table:table="0"/>
          <office:change-info>
            <dc:creator> </dc:creator>
            <dc:date>2023-03-10T05:22:24.254000000</dc:date>
          </office:change-info>
          <table:previous table:id="ct2268">
            <table:change-track-table-cell office:value-type="string">
              <text:p>greg-mtSetteGiugno</text:p>
            </table:change-track-table-cell>
          </table:previous>
        </table:cell-content-change>
        <table:cell-content-change table:id="ct2284">
          <table:cell-address table:column="2" table:row="99" table:table="0"/>
          <office:change-info>
            <dc:creator> </dc:creator>
            <dc:date>2023-03-10T05:22:29.599000000</dc:date>
          </office:change-info>
          <table:previous table:id="ct2266">
            <table:change-track-table-cell office:value-type="string">
              <text:p>LLL:EXT:timer/Resources/Private/Language/locallang_cal.xlf:calendarDate.cult.greg.mtSetteGiugno</text:p>
            </table:change-track-table-cell>
          </table:previous>
        </table:cell-content-change>
        <table:insertion table:id="ct2285" table:type="row" table:position="103" table:table="0">
          <office:change-info>
            <dc:creator> </dc:creator>
            <dc:date>2023-03-10T05:22:45.459000000</dc:date>
          </office:change-info>
          <table:dependencies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</table:dependencies>
        </table:insertion>
        <table:cell-content-change table:id="ct2286">
          <table:cell-address table:column="2" table:row="103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7">
          <table:cell-address table:column="1" table:row="103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89">
          <table:cell-address table:column="4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0">
          <table:cell-address table:column="5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1">
          <table:cell-address table:column="6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2">
          <table:cell-address table:column="7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3">
          <table:cell-address table:column="13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5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6">
          <table:cell-address table:column="17" table:row="103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7">
          <table:cell-address table:column="1" table:row="103" table:table="0"/>
          <office:change-info>
            <dc:creator> </dc:creator>
            <dc:date>2023-03-10T05:23:01.559000000</dc:date>
          </office:change-info>
          <table:previous table:id="ct2287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298">
          <table:cell-address table:column="3" table:row="103" table:table="0"/>
          <office:change-info>
            <dc:creator> </dc:creator>
            <dc:date>2023-03-10T05:23:11.663000000</dc:date>
          </office:change-info>
          <table:previous table:id="ct2288">
            <table:change-track-table-cell office:value-type="string">
              <text:p>greg-mtVictoriaDay</text:p>
            </table:change-track-table-cell>
          </table:previous>
        </table:cell-content-change>
        <table:cell-content-change table:id="ct2299">
          <table:cell-address table:column="2" table:row="103" table:table="0"/>
          <office:change-info>
            <dc:creator> </dc:creator>
            <dc:date>2023-03-10T05:23:16.979000000</dc:date>
          </office:change-info>
          <table:previous table:id="ct2286">
            <table:change-track-table-cell office:value-type="string">
              <text:p>LLL:EXT:timer/Resources/Private/Language/locallang_cal.xlf:calendarDate.cult.greg.mtVictoriaDay</text:p>
            </table:change-track-table-cell>
          </table:previous>
        </table:cell-content-change>
        <table:cell-content-change table:id="ct2300">
          <table:cell-address table:column="5" table:row="103" table:table="0"/>
          <office:change-info>
            <dc:creator> </dc:creator>
            <dc:date>2023-03-10T05:23:20.736000000</dc:date>
          </office:change-info>
          <table:previous table:id="ct2290">
            <table:change-track-table-cell office:value-type="float" office:value="8"/>
          </table:previous>
        </table:cell-content-change>
        <table:insertion table:id="ct2301" table:type="row" table:position="134" table:table="0">
          <office:change-info>
            <dc:creator> </dc:creator>
            <dc:date>2023-03-10T05:23:43.231000000</dc:date>
          </office:change-info>
          <table:dependencies>
            <table:dependency table:id="ct2577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</table:dependencies>
        </table:insertion>
        <table:cell-content-change table:id="ct2302">
          <table:cell-address table:column="2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3">
          <table:cell-address table:column="1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4">
          <table:cell-address table:column="3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5">
          <table:cell-address table:column="4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6">
          <table:cell-address table:column="5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7">
          <table:cell-address table:column="6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8">
          <table:cell-address table:column="7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9">
          <table:cell-address table:column="13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0">
          <table:cell-address table:column="15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7" table:row="134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3">
          <table:cell-address table:column="1" table:row="134" table:table="0"/>
          <office:change-info>
            <dc:creator> </dc:creator>
            <dc:date>2023-03-10T05:24:45.399000000</dc:date>
          </office:change-info>
          <table:previous table:id="ct2303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314">
          <table:cell-address table:column="3" table:row="134" table:table="0"/>
          <office:change-info>
            <dc:creator> </dc:creator>
            <dc:date>2023-03-10T05:24:54.925000000</dc:date>
          </office:change-info>
          <table:previous table:id="ct2304">
            <table:change-track-table-cell office:value-type="string">
              <text:p>greg-mtIndependenceDay</text:p>
            </table:change-track-table-cell>
          </table:previous>
        </table:cell-content-change>
        <table:cell-content-change table:id="ct2315">
          <table:cell-address table:column="2" table:row="134" table:table="0"/>
          <office:change-info>
            <dc:creator> </dc:creator>
            <dc:date>2023-03-10T05:25:14.441000000</dc:date>
          </office:change-info>
          <table:previous table:id="ct2302">
            <table:change-track-table-cell office:value-type="string">
              <text:p>LLL:EXT:timer/Resources/Private/Language/locallang_cal.xlf:calendarDate.cult.greg.mtIndependenceDay</text:p>
            </table:change-track-table-cell>
          </table:previous>
        </table:cell-content-change>
        <table:cell-content-change table:id="ct2316">
          <table:cell-address table:column="4" table:row="135" table:table="0"/>
          <office:change-info>
            <dc:creator> </dc:creator>
            <dc:date>2023-03-10T05:25:34.336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7">
          <table:cell-address table:column="4" table:row="135" table:table="0"/>
          <office:change-info>
            <dc:creator> </dc:creator>
            <dc:date>2023-03-10T05:25:36.99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8">
          <table:cell-address table:column="4" table:row="135" table:table="0"/>
          <office:change-info>
            <dc:creator> </dc:creator>
            <dc:date>2023-03-10T05:25:38.73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9">
          <table:cell-address table:column="4" table:row="138" table:table="0"/>
          <office:change-info>
            <dc:creator> </dc:creator>
            <dc:date>2023-03-10T05:25:42.238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0">
          <table:cell-address table:column="4" table:row="138" table:table="0"/>
          <office:change-info>
            <dc:creator> </dc:creator>
            <dc:date>2023-03-10T05:25:44.82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1">
          <table:cell-address table:column="4" table:row="139" table:table="0"/>
          <office:change-info>
            <dc:creator> </dc:creator>
            <dc:date>2023-03-10T05:25:46.08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insertion table:id="ct2322" table:type="row" table:position="135" table:table="0">
          <office:change-info>
            <dc:creator> </dc:creator>
            <dc:date>2023-03-10T05:26:28.944000000</dc:date>
          </office:change-info>
          <table:dependencies>
            <table:dependency table:id="ct2530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</table:dependencies>
        </table:insertion>
        <table:cell-content-change table:id="ct2323">
          <table:cell-address table:column="1" table:row="135" table:table="0"/>
          <office:change-info>
            <dc:creator> </dc:creator>
            <dc:date>2023-03-10T05:26:31.241000000</dc:date>
          </office:change-info>
          <table:previous>
            <table:change-track-table-cell/>
          </table:previous>
        </table:cell-content-change>
        <table:cell-content-change table:id="ct2324">
          <table:cell-address table:column="2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6">
          <table:cell-address table:column="4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7">
          <table:cell-address table:column="5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8">
          <table:cell-address table:column="6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9">
          <table:cell-address table:column="7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8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3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14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15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35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deletion table:id="ct2336" table:type="row" table:position="138" table:table="0">
          <office:change-info>
            <dc:creator> </dc:creator>
            <dc:date>2023-03-10T05:26:43.189000000</dc:date>
          </office:change-info>
          <table:deletions>
            <table:cell-content-deletion table:id="ct2319">
              <table:change-track-table-cell office:value-type="string">
                <text:p>weekdayrelated</text:p>
              </table:change-track-table-cell>
            </table:cell-content-deletion>
            <table:cell-content-deletion table:id="ct206">
              <table:change-track-table-cell/>
            </table:cell-content-deletion>
            <table:cell-content-deletion table:id="ct205">
              <table:change-track-table-cell office:value-type="string">
                <text:p>de_DE,fr_FR</text:p>
              </table:change-track-table-cell>
            </table:cell-content-deletion>
            <table:cell-content-deletion table:id="ct141">
              <table:change-track-table-cell/>
            </table:cell-content-deletion>
            <table:cell-content-deletion>
              <table:cell-address table:column="1" table:row="138" table:table="0"/>
              <table:change-track-table-cell office:value-type="string">
                <text:p>2. Advent</text:p>
              </table:change-track-table-cell>
            </table:cell-content-deletion>
            <table:cell-content-deletion>
              <table:cell-address table:column="2" table:row="138" table:table="0"/>
              <table:change-track-table-cell office:value-type="string">
                <text:p>LLL:EXT:timer/Resources/Private/Language/locallang_cal.xlf:calendarDate.christ.greg.secondAdvent</text:p>
              </table:change-track-table-cell>
            </table:cell-content-deletion>
            <table:cell-content-deletion>
              <table:cell-address table:column="3" table:row="138" table:table="0"/>
              <table:change-track-table-cell office:value-type="string">
                <text:p>greg-secondAdvent</text:p>
              </table:change-track-table-cell>
            </table:cell-content-deletion>
            <table:cell-content-deletion>
              <table:cell-address table:column="5" table:row="138" table:table="0"/>
              <table:change-track-table-cell office:value-type="float" office:value="25"/>
            </table:cell-content-deletion>
            <table:cell-content-deletion>
              <table:cell-address table:column="6" table:row="138" table:table="0"/>
              <table:change-track-table-cell office:value-type="float" office:value="12"/>
            </table:cell-content-deletion>
            <table:cell-content-deletion>
              <table:cell-address table:column="7" table:row="138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38" table:table="0"/>
              <table:change-track-table-cell office:value-type="float" office:value="7"/>
            </table:cell-content-deletion>
            <table:cell-content-deletion>
              <table:cell-address table:column="9" table:row="138" table:table="0"/>
              <table:change-track-table-cell office:value-type="float" office:value="-3"/>
            </table:cell-content-deletion>
            <table:cell-content-deletion>
              <table:cell-address table:column="13" table:row="138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38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38" table:table="0"/>
              <table:change-track-table-cell office:value-type="float" office:value="5"/>
            </table:cell-content-deletion>
          </table:deletions>
        </table:deletion>
        <table:insertion table:id="ct2337" table:type="row" table:position="129" table:table="0">
          <office:change-info>
            <dc:creator> </dc:creator>
            <dc:date>2023-03-10T05:27:10.074000000</dc:date>
          </office:change-info>
          <table:dependencies>
            <table:dependency table:id="ct2399"/>
            <table:dependency table:id="ct2365"/>
            <table:dependency table:id="ct2363"/>
            <table:dependency table:id="ct2361"/>
            <table:dependency table:id="ct2359"/>
            <table:dependency table:id="ct2357"/>
            <table:dependency table:id="ct2355"/>
            <table:dependency table:id="ct2353"/>
            <table:dependency table:id="ct2351"/>
            <table:dependency table:id="ct2349"/>
            <table:dependency table:id="ct2347"/>
            <table:dependency table:id="ct2345"/>
            <table:dependency table:id="ct2343"/>
            <table:dependency table:id="ct2341"/>
            <table:dependency table:id="ct2339"/>
          </table:dependencies>
        </table:insertion>
        <table:insertion table:id="ct2338" table:type="row" table:position="129" table:table="0">
          <office:change-info>
            <dc:creator> </dc:creator>
            <dc:date>2023-03-10T05:27:13.097000000</dc:date>
          </office:change-info>
          <table:dependencies>
            <table:dependency table:id="ct2529"/>
            <table:dependency table:id="ct2364"/>
            <table:dependency table:id="ct2362"/>
            <table:dependency table:id="ct2360"/>
            <table:dependency table:id="ct2358"/>
            <table:dependency table:id="ct2356"/>
            <table:dependency table:id="ct2354"/>
            <table:dependency table:id="ct2352"/>
            <table:dependency table:id="ct2350"/>
            <table:dependency table:id="ct2348"/>
            <table:dependency table:id="ct2346"/>
            <table:dependency table:id="ct2344"/>
            <table:dependency table:id="ct2342"/>
            <table:dependency table:id="ct2340"/>
          </table:dependencies>
        </table:insertion>
        <table:cell-content-change table:id="ct2339">
          <table:cell-address table:column="1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1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2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2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3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3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4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4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5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5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6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6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7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7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8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8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13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13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14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14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15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15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4">
          <table:cell-address table:column="16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5">
          <table:cell-address table:column="17" table:row="129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deletion table:id="ct2366" table:type="row" table:position="135" table:table="0" table:multi-deletion-spanned="2">
          <office:change-info>
            <dc:creator> </dc:creator>
            <dc:date>2023-03-10T05:27:41.038000000</dc:date>
          </office:change-info>
          <table:deletions>
            <table:change-deletion table:id="ct2400"/>
            <table:cell-content-deletion table:id="ct2317">
              <table:change-track-table-cell office:value-type="string">
                <text:p>weekdayrelated</text:p>
              </table:change-track-table-cell>
            </table:cell-content-deletion>
            <table:cell-content-deletion table:id="ct193">
              <table:change-track-table-cell office:value-type="string">
                <text:p>de_DE,fr_FR</text:p>
              </table:change-track-table-cell>
            </table:cell-content-deletion>
            <table:cell-content-deletion table:id="ct191">
              <table:change-track-table-cell office:value-type="string">
                <text:p>de_DE,fr_FR</text:p>
              </table:change-track-table-cell>
            </table:cell-content-deletion>
            <table:cell-content-deletion table:id="ct139">
              <table:change-track-table-cell/>
            </table:cell-content-deletion>
            <table:cell-content-deletion>
              <table:cell-address table:column="1" table:row="135" table:table="0"/>
              <table:change-track-table-cell office:value-type="string">
                <text:p>Totensonntag</text:p>
              </table:change-track-table-cell>
            </table:cell-content-deletion>
            <table:cell-content-deletion>
              <table:cell-address table:column="2" table:row="135" table:table="0"/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>
              <table:cell-address table:column="3" table:row="135" table:table="0"/>
              <table:change-track-table-cell office:value-type="string">
                <text:p>greg-deadSunday</text:p>
              </table:change-track-table-cell>
            </table:cell-content-deletion>
            <table:cell-content-deletion>
              <table:cell-address table:column="5" table:row="135" table:table="0"/>
              <table:change-track-table-cell office:value-type="float" office:value="25"/>
            </table:cell-content-deletion>
            <table:cell-content-deletion>
              <table:cell-address table:column="6" table:row="135" table:table="0"/>
              <table:change-track-table-cell office:value-type="float" office:value="12"/>
            </table:cell-content-deletion>
            <table:cell-content-deletion>
              <table:cell-address table:column="7" table:row="135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35" table:table="0"/>
              <table:change-track-table-cell office:value-type="float" office:value="7"/>
            </table:cell-content-deletion>
            <table:cell-content-deletion>
              <table:cell-address table:column="9" table:row="135" table:table="0"/>
              <table:change-track-table-cell office:value-type="float" office:value="-5"/>
            </table:cell-content-deletion>
            <table:cell-content-deletion>
              <table:cell-address table:column="13" table:row="135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35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35" table:table="0"/>
              <table:change-track-table-cell office:value-type="float" office:value="5"/>
            </table:cell-content-deletion>
          </table:deletions>
        </table:deletion>
        <table:deletion table:id="ct2367" table:type="row" table:position="135" table:table="0">
          <office:change-info>
            <dc:creator> </dc:creator>
            <dc:date>2023-03-10T05:27:41.039000000</dc:date>
          </office:change-info>
          <table:deletions>
            <table:change-deletion table:id="ct2366"/>
            <table:cell-content-deletion table:id="ct2318">
              <table:change-track-table-cell office:value-type="string">
                <text:p>weekdayrelated</text:p>
              </table:change-track-table-cell>
            </table:cell-content-deletion>
            <table:cell-content-deletion table:id="ct204">
              <table:change-track-table-cell/>
            </table:cell-content-deletion>
            <table:cell-content-deletion table:id="ct203">
              <table:change-track-table-cell/>
            </table:cell-content-deletion>
            <table:cell-content-deletion table:id="ct194">
              <table:change-track-table-cell office:value-type="string">
                <text:p>de_DE,fr_FR</text:p>
              </table:change-track-table-cell>
            </table:cell-content-deletion>
            <table:cell-content-deletion table:id="ct140">
              <table:change-track-table-cell/>
            </table:cell-content-deletion>
            <table:cell-content-deletion>
              <table:cell-address table:column="1" table:row="135" table:table="0"/>
              <table:change-track-table-cell office:value-type="string">
                <text:p>1. Advent</text:p>
              </table:change-track-table-cell>
            </table:cell-content-deletion>
            <table:cell-content-deletion>
              <table:cell-address table:column="2" table:row="135" table:table="0"/>
              <table:change-track-table-cell office:value-type="string">
                <text:p>LLL:EXT:timer/Resources/Private/Language/locallang_cal.xlf:calendarDate.christ.greg.firstAdvent</text:p>
              </table:change-track-table-cell>
            </table:cell-content-deletion>
            <table:cell-content-deletion>
              <table:cell-address table:column="3" table:row="135" table:table="0"/>
              <table:change-track-table-cell office:value-type="string">
                <text:p>greg-firstAdvent</text:p>
              </table:change-track-table-cell>
            </table:cell-content-deletion>
            <table:cell-content-deletion>
              <table:cell-address table:column="5" table:row="135" table:table="0"/>
              <table:change-track-table-cell office:value-type="float" office:value="25"/>
            </table:cell-content-deletion>
            <table:cell-content-deletion>
              <table:cell-address table:column="6" table:row="135" table:table="0"/>
              <table:change-track-table-cell office:value-type="float" office:value="12"/>
            </table:cell-content-deletion>
            <table:cell-content-deletion>
              <table:cell-address table:column="7" table:row="135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35" table:table="0"/>
              <table:change-track-table-cell office:value-type="float" office:value="7"/>
            </table:cell-content-deletion>
            <table:cell-content-deletion>
              <table:cell-address table:column="9" table:row="135" table:table="0"/>
              <table:change-track-table-cell office:value-type="float" office:value="-4"/>
            </table:cell-content-deletion>
            <table:cell-content-deletion>
              <table:cell-address table:column="13" table:row="135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35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35" table:table="0"/>
              <table:change-track-table-cell office:value-type="float" office:value="5"/>
            </table:cell-content-deletion>
          </table:deletions>
        </table:deletion>
        <table:insertion table:id="ct2368" table:type="row" table:position="126" table:table="0">
          <office:change-info>
            <dc:creator> </dc:creator>
            <dc:date>2023-03-10T05:27:54.559000000</dc:date>
          </office:change-info>
          <table:dependencies>
            <table:dependency table:id="ct2528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</table:dependencies>
        </table:insertion>
        <table:insertion table:id="ct2369" table:type="row" table:position="125" table:table="0">
          <office:change-info>
            <dc:creator> </dc:creator>
            <dc:date>2023-03-10T05:27:57.447000000</dc:date>
          </office:change-info>
          <table:dependencies>
            <table:dependency table:id="ct2527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</table:dependencies>
        </table:insertion>
        <table:cell-content-change table:id="ct2370">
          <table:cell-address table:column="1" table:row="125" table:table="0"/>
          <office:change-info>
            <dc:creator> </dc:creator>
            <dc:date>2023-03-10T05:28:08.997000000</dc:date>
          </office:change-info>
          <table:previous>
            <table:change-track-table-cell/>
          </table:previous>
        </table:cell-content-change>
        <table:cell-content-change table:id="ct2371">
          <table:cell-address table:column="2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2">
          <table:cell-address table:column="3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5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6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7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8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9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13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1">
          <table:cell-address table:column="14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5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6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8" table:row="125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2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3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4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9">
          <table:cell-address table:column="5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6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1">
          <table:cell-address table:column="7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2">
          <table:cell-address table:column="8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3">
          <table:cell-address table:column="9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4">
          <table:cell-address table:column="13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14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6">
          <table:cell-address table:column="15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16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8">
          <table:cell-address table:column="17" table:row="126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deletion table:id="ct2399" table:type="row" table:position="129" table:table="0">
          <office:change-info>
            <dc:creator> </dc:creator>
            <dc:date>2023-03-10T05:28:18.441000000</dc:date>
          </office:change-info>
          <table:deletions>
            <table:cell-content-deletion table:id="ct2365">
              <table:change-track-table-cell office:value-type="string">
                <text:p>de_DE,fr_FR</text:p>
              </table:change-track-table-cell>
            </table:cell-content-deletion>
            <table:cell-content-deletion table:id="ct2363">
              <table:change-track-table-cell office:value-type="string">
                <text:p>de_DE,fr_FR</text:p>
              </table:change-track-table-cell>
            </table:cell-content-deletion>
            <table:cell-content-deletion table:id="ct2361">
              <table:change-track-table-cell office:value-type="float" office:value="5"/>
            </table:cell-content-deletion>
            <table:cell-content-deletion table:id="ct2359">
              <table:change-track-table-cell office:value-type="string">
                <text:p>christian</text:p>
              </table:change-track-table-cell>
            </table:cell-content-deletion>
            <table:cell-content-deletion table:id="ct2357">
              <table:change-track-table-cell office:value-type="string">
                <text:p>religion</text:p>
              </table:change-track-table-cell>
            </table:cell-content-deletion>
            <table:cell-content-deletion table:id="ct2355">
              <table:change-track-table-cell office:value-type="float" office:value="-5"/>
            </table:cell-content-deletion>
            <table:cell-content-deletion table:id="ct2353">
              <table:change-track-table-cell office:value-type="float" office:value="7"/>
            </table:cell-content-deletion>
            <table:cell-content-deletion table:id="ct2351">
              <table:change-track-table-cell office:value-type="string">
                <text:p>gregorian</text:p>
              </table:change-track-table-cell>
            </table:cell-content-deletion>
            <table:cell-content-deletion table:id="ct2349">
              <table:change-track-table-cell office:value-type="float" office:value="12"/>
            </table:cell-content-deletion>
            <table:cell-content-deletion table:id="ct2347">
              <table:change-track-table-cell office:value-type="float" office:value="25"/>
            </table:cell-content-deletion>
            <table:cell-content-deletion table:id="ct2345">
              <table:change-track-table-cell office:value-type="string">
                <text:p>weekdayrelated</text:p>
              </table:change-track-table-cell>
            </table:cell-content-deletion>
            <table:cell-content-deletion table:id="ct2343">
              <table:change-track-table-cell office:value-type="string">
                <text:p>greg-deadSunday</text:p>
              </table:change-track-table-cell>
            </table:cell-content-deletion>
            <table:cell-content-deletion table:id="ct2341"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 table:id="ct2339">
              <table:change-track-table-cell office:value-type="string">
                <text:p>Totensonntag</text:p>
              </table:change-track-table-cell>
            </table:cell-content-deletion>
            <table:change-deletion table:id="ct2337"/>
          </table:deletions>
        </table:deletion>
        <table:deletion table:id="ct2400" table:type="row" table:position="135" table:table="0">
          <office:change-info>
            <dc:creator> </dc:creator>
            <dc:date>2023-03-10T05:28:23.658000000</dc:date>
          </office:change-info>
          <table:deletions>
            <table:cell-content-deletion table:id="ct2316">
              <table:change-track-table-cell office:value-type="string">
                <text:p>weekdayrelated</text:p>
              </table:change-track-table-cell>
            </table:cell-content-deletion>
            <table:change-deletion table:id="ct2003"/>
            <table:cell-content-deletion table:id="ct138">
              <table:change-track-table-cell/>
            </table:cell-content-deletion>
            <table:cell-content-deletion table:id="ct137">
              <table:change-track-table-cell office:value-type="string">
                <text:p>de_DE</text:p>
              </table:change-track-table-cell>
            </table:cell-content-deletion>
            <table:cell-content-deletion table:id="ct136">
              <table:change-track-table-cell/>
            </table:cell-content-deletion>
            <table:cell-content-deletion table:id="ct135">
              <table:change-track-table-cell office:value-type="string">
                <text:p>de_DE</text:p>
              </table:change-track-table-cell>
            </table:cell-content-deletion>
            <table:cell-content-deletion>
              <table:cell-address table:column="1" table:row="135" table:table="0"/>
              <table:change-track-table-cell office:value-type="string">
                <text:p>Buß und Betttag</text:p>
              </table:change-track-table-cell>
            </table:cell-content-deletion>
            <table:cell-content-deletion>
              <table:cell-address table:column="2" table:row="135" table:table="0"/>
              <table:change-track-table-cell office:value-type="string">
                <text:p>LLL:EXT:timer/Resources/Private/Language/locallang_cal.xlf:calendarDate.cult.greg.dayOfPrayerAndRepentance</text:p>
              </table:change-track-table-cell>
            </table:cell-content-deletion>
            <table:cell-content-deletion>
              <table:cell-address table:column="3" table:row="135" table:table="0"/>
              <table:change-track-table-cell office:value-type="string">
                <text:p>greg-prayerAndRepentance</text:p>
              </table:change-track-table-cell>
            </table:cell-content-deletion>
            <table:cell-content-deletion>
              <table:cell-address table:column="5" table:row="135" table:table="0"/>
              <table:change-track-table-cell office:value-type="float" office:value="25"/>
            </table:cell-content-deletion>
            <table:cell-content-deletion>
              <table:cell-address table:column="6" table:row="135" table:table="0"/>
              <table:change-track-table-cell office:value-type="float" office:value="12"/>
            </table:cell-content-deletion>
            <table:cell-content-deletion>
              <table:cell-address table:column="7" table:row="135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35" table:table="0"/>
              <table:change-track-table-cell office:value-type="float" office:value="7"/>
            </table:cell-content-deletion>
            <table:cell-content-deletion>
              <table:cell-address table:column="9" table:row="135" table:table="0"/>
              <table:change-track-table-cell office:value-type="float" office:value="-5"/>
            </table:cell-content-deletion>
            <table:cell-content-deletion>
              <table:cell-address table:column="10" table:row="135" table:table="0"/>
              <table:change-track-table-cell office:value-type="float" office:value="-4"/>
            </table:cell-content-deletion>
            <table:cell-content-deletion>
              <table:cell-address table:column="13" table:row="135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35" table:table="0"/>
              <table:change-track-table-cell office:value-type="string">
                <text:p>christian, lutherans, calvians</text:p>
              </table:change-track-table-cell>
            </table:cell-content-deletion>
            <table:cell-content-deletion>
              <table:cell-address table:column="15" table:row="135" table:table="0"/>
              <table:change-track-table-cell office:value-type="float" office:value="5"/>
            </table:cell-content-deletion>
          </table:deletions>
        </table:deletion>
        <table:cell-content-change table:id="ct2401">
          <table:cell-address table:column="16" table:row="7" table:table="0"/>
          <office:change-info>
            <dc:creator> </dc:creator>
            <dc:date>2023-03-10T06:24:55.342000000</dc:date>
          </office:change-info>
          <table:previous table:id="ct2241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2">
          <table:cell-address table:column="17" table:row="7" table:table="0"/>
          <office:change-info>
            <dc:creator> </dc:creator>
            <dc:date>2023-03-10T06:25:00.898000000</dc:date>
          </office:change-info>
          <table:previous table:id="ct2242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3">
          <table:cell-address table:column="16" table:row="12" table:table="0"/>
          <office:change-info>
            <dc:creator> </dc:creator>
            <dc:date>2023-03-10T06:25:31.594000000</dc:date>
          </office:change-info>
          <table:previous table:id="ct2196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404">
          <table:cell-address table:column="17" table:row="12" table:table="0"/>
          <office:change-info>
            <dc:creator> </dc:creator>
            <dc:date>2023-03-10T06:25:35.673000000</dc:date>
          </office:change-info>
          <table:previous table:id="ct2197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405" table:type="row" table:position="25" table:table="0">
          <office:change-info>
            <dc:creator> </dc:creator>
            <dc:date>2023-03-10T06:26:07.844000000</dc:date>
          </office:change-info>
          <table:dependencies>
            <table:dependency table:id="ct2550"/>
            <table:dependency table:id="ct2548"/>
            <table:dependency table:id="ct2436"/>
            <table:dependency table:id="ct2435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</table:dependencies>
        </table:insertion>
        <table:cell-content-change table:id="ct2406">
          <table:cell-address table:column="0" table:row="25" table:table="0"/>
          <office:change-info>
            <dc:creator> </dc:creator>
            <dc:date>2023-03-10T06:26:20.054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4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5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6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7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3">
          <table:cell-address table:column="13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4">
          <table:cell-address table:column="15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16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6">
          <table:cell-address table:column="17" table:row="25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1" table:row="25" table:table="0"/>
          <office:change-info>
            <dc:creator> </dc:creator>
            <dc:date>2023-03-10T06:26:42.768000000</dc:date>
          </office:change-info>
          <table:previous table:id="ct2407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418">
          <table:cell-address table:column="3" table:row="25" table:table="0"/>
          <office:change-info>
            <dc:creator> </dc:creator>
            <dc:date>2023-03-10T06:27:14.488000000</dc:date>
          </office:change-info>
          <table:previous table:id="ct240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419">
          <table:cell-address table:column="5" table:row="25" table:table="0"/>
          <office:change-info>
            <dc:creator> </dc:creator>
            <dc:date>2023-03-10T06:27:16.904000000</dc:date>
          </office:change-info>
          <table:previous table:id="ct2410">
            <table:change-track-table-cell office:value-type="float" office:value="1"/>
          </table:previous>
        </table:cell-content-change>
        <table:cell-content-change table:id="ct2420">
          <table:cell-address table:column="0" table:row="25" table:table="0"/>
          <office:change-info>
            <dc:creator> </dc:creator>
            <dc:date>2023-03-10T06:27:22.115000000</dc:date>
          </office:change-info>
          <table:previous table:id="ct2406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insertion table:id="ct2421" table:type="row" table:position="24" table:table="0">
          <office:change-info>
            <dc:creator> </dc:creator>
            <dc:date>2023-03-10T06:27:40.301000000</dc:date>
          </office:change-info>
          <table:dependencies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</table:dependencies>
        </table:insertion>
        <table:cell-content-change table:id="ct2422">
          <table:cell-address table:column="1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4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5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7">
          <table:cell-address table:column="6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7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13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14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1">
          <table:cell-address table:column="15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7" table:row="24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deletion table:id="ct2434" table:type="row" table:position="22" table:table="0">
          <office:change-info>
            <dc:creator> </dc:creator>
            <dc:date>2023-03-10T06:27:46.926000000</dc:date>
          </office:change-info>
          <table:deletions>
            <table:cell-content-deletion table:id="ct1778">
              <table:change-track-table-cell office:value-type="string">
                <text:p>de_LI</text:p>
              </table:change-track-table-cell>
            </table:cell-content-deletion>
            <table:cell-content-deletion table:id="ct1777">
              <table:change-track-table-cell office:value-type="string">
                <text:p>de_DE,de_LI</text:p>
              </table:change-track-table-cell>
            </table:cell-content-deletion>
            <table:cell-content-deletion table:id="ct239">
              <table:change-track-table-cell office:value-type="float" office:value="1"/>
            </table:cell-content-deletion>
            <table:cell-content-deletion table:id="ct238">
              <table:change-track-table-cell office:value-type="string">
                <text:p>catholics</text:p>
              </table:change-track-table-cell>
            </table:cell-content-deletion>
            <table:cell-content-deletion table:id="ct237">
              <table:change-track-table-cell office:value-type="string">
                <text:p>religion</text:p>
              </table:change-track-table-cell>
            </table:cell-content-deletion>
            <table:cell-content-deletion table:id="ct236">
              <table:change-track-table-cell office:value-type="string">
                <text:p>gregorian</text:p>
              </table:change-track-table-cell>
            </table:cell-content-deletion>
            <table:cell-content-deletion table:id="ct235">
              <table:change-track-table-cell office:value-type="float" office:value="2"/>
            </table:cell-content-deletion>
            <table:cell-content-deletion table:id="ct234">
              <table:change-track-table-cell office:value-type="float" office:value="2"/>
            </table:cell-content-deletion>
            <table:cell-content-deletion table:id="ct232">
              <table:change-track-table-cell office:value-type="string">
                <text:p>fixed</text:p>
              </table:change-track-table-cell>
            </table:cell-content-deletion>
            <table:cell-content-deletion table:id="ct231">
              <table:change-track-table-cell office:value-type="string">
                <text:p>greg-marialight</text:p>
              </table:change-track-table-cell>
            </table:cell-content-deletion>
            <table:cell-content-deletion table:id="ct242">
              <table:change-track-table-cell office:value-type="string">
                <text:p>LLL:EXT:timer/Resources/Private/Language/locallang_cal.xlf:calendarDate.cult.greg.mariapregnant</text:p>
              </table:change-track-table-cell>
            </table:cell-content-deletion>
            <table:cell-content-deletion table:id="ct228">
              <table:change-track-table-cell office:value-type="string">
                <text:p>Mariä Lichtmeß</text:p>
              </table:change-track-table-cell>
            </table:cell-content-deletion>
            <table:change-deletion table:id="ct227"/>
          </table:deletions>
        </table:deletion>
        <table:cell-content-change table:id="ct2435">
          <table:cell-address table:column="16" table:row="25" table:table="0"/>
          <office:change-info>
            <dc:creator> </dc:creator>
            <dc:date>2023-03-10T06:27:56.481000000</dc:date>
          </office:change-info>
          <table:previous table:id="ct2415">
            <table:change-track-table-cell office:value-type="string">
              <text:p>en_MU</text:p>
            </table:change-track-table-cell>
          </table:previous>
        </table:cell-content-change>
        <table:cell-content-change table:id="ct2436">
          <table:cell-address table:column="17" table:row="25" table:table="0"/>
          <office:change-info>
            <dc:creator> </dc:creator>
            <dc:date>2023-03-10T06:28:00.466000000</dc:date>
          </office:change-info>
          <table:previous table:id="ct2416">
            <table:change-track-table-cell office:value-type="string">
              <text:p>en_MU</text:p>
            </table:change-track-table-cell>
          </table:previous>
        </table:cell-content-change>
        <table:insertion table:id="ct2437" table:type="row" table:position="48" table:table="0">
          <office:change-info>
            <dc:creator> </dc:creator>
            <dc:date>2023-03-10T06:28:25.439000000</dc:date>
          </office:change-info>
          <table:dependencies>
            <table:dependency table:id="ct2583"/>
            <table:dependency table:id="ct25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</table:dependencies>
        </table:insertion>
        <table:cell-content-change table:id="ct2438">
          <table:cell-address table:column="2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1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3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4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5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6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7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13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15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7" table:row="48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48" table:table="0"/>
          <office:change-info>
            <dc:creator> </dc:creator>
            <dc:date>2023-03-10T06:28:33.784000000</dc:date>
          </office:change-info>
          <table:previous table:id="ct2439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450">
          <table:cell-address table:column="3" table:row="48" table:table="0"/>
          <office:change-info>
            <dc:creator> </dc:creator>
            <dc:date>2023-03-10T06:28:50.405000000</dc:date>
          </office:change-info>
          <table:previous table:id="ct2440">
            <table:change-track-table-cell office:value-type="string">
              <text:p>greg-mzHerosDay</text:p>
            </table:change-track-table-cell>
          </table:previous>
        </table:cell-content-change>
        <table:cell-content-change table:id="ct2451">
          <table:cell-address table:column="2" table:row="48" table:table="0"/>
          <office:change-info>
            <dc:creator> </dc:creator>
            <dc:date>2023-03-10T06:28:57.790000000</dc:date>
          </office:change-info>
          <table:previous table:id="ct2438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452">
          <table:cell-address table:column="5" table:row="48" table:table="0"/>
          <office:change-info>
            <dc:creator> </dc:creator>
            <dc:date>2023-03-10T06:29:00.678000000</dc:date>
          </office:change-info>
          <table:previous table:id="ct2442">
            <table:change-track-table-cell office:value-type="float" office:value="3"/>
          </table:previous>
        </table:cell-content-change>
        <table:cell-content-change table:id="ct2453">
          <table:cell-address table:column="6" table:row="48" table:table="0"/>
          <office:change-info>
            <dc:creator> </dc:creator>
            <dc:date>2023-03-10T06:29:02.022000000</dc:date>
          </office:change-info>
          <table:previous table:id="ct2443">
            <table:change-track-table-cell office:value-type="float" office:value="2"/>
          </table:previous>
        </table:cell-content-change>
        <table:cell-content-change table:id="ct2454">
          <table:cell-address table:column="13" table:row="48" table:table="0"/>
          <office:change-info>
            <dc:creator> </dc:creator>
            <dc:date>2023-03-10T06:29:09.849000000</dc:date>
          </office:change-info>
          <table:previous table:id="ct2445">
            <table:change-track-table-cell office:value-type="string">
              <text:p>political</text:p>
            </table:change-track-table-cell>
          </table:previous>
        </table:cell-content-change>
        <table:cell-content-change table:id="ct2455">
          <table:cell-address table:column="16" table:row="55" table:table="0"/>
          <office:change-info>
            <dc:creator> </dc:creator>
            <dc:date>2023-03-10T06:29:27.970000000</dc:date>
          </office:change-info>
          <table:previous table:id="ct2163">
            <table:change-track-table-cell office:value-type="string">
              <text:p>de_DE,fr_FR,kea_CV,pt_CV,hr_HR,fr_MC,es_MX,en_MU</text:p>
            </table:change-track-table-cell>
          </table:previous>
        </table:cell-content-change>
        <table:cell-content-change table:id="ct2456">
          <table:cell-address table:column="17" table:row="55" table:table="0"/>
          <office:change-info>
            <dc:creator> </dc:creator>
            <dc:date>2023-03-10T06:29:33.713000000</dc:date>
          </office:change-info>
          <table:previous table:id="ct2164">
            <table:change-track-table-cell office:value-type="string">
              <text:p>de_DE,fr_FR,kea_CV,pt_CV,hr_HR,fr_MC,es_MX,en_MU</text:p>
            </table:change-track-table-cell>
          </table:previous>
        </table:cell-content-change>
        <table:insertion table:id="ct2457" table:type="row" table:position="78" table:table="0">
          <office:change-info>
            <dc:creator> </dc:creator>
            <dc:date>2023-03-10T06:29:56.338000000</dc:date>
          </office:change-info>
          <table:dependencies>
            <table:dependency table:id="ct2561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</table:dependencies>
        </table:insertion>
        <table:cell-content-change table:id="ct2458">
          <table:cell-address table:column="2" table:row="78" table:table="0"/>
          <office:change-info>
            <dc:creator> </dc:creator>
            <dc:date>2023-03-10T06:29:58.626000000</dc:date>
          </office:change-info>
          <table:previous>
            <table:change-track-table-cell/>
          </table:previous>
        </table:cell-content-change>
        <table:cell-content-change table:id="ct2459">
          <table:cell-address table:column="1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3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1">
          <table:cell-address table:column="4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5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3">
          <table:cell-address table:column="6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7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3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15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7">
          <table:cell-address table:column="16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7" table:row="7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1" table:row="78" table:table="0"/>
          <office:change-info>
            <dc:creator> </dc:creator>
            <dc:date>2023-03-10T06:30:10.537000000</dc:date>
          </office:change-info>
          <table:previous table:id="ct245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470">
          <table:cell-address table:column="3" table:row="78" table:table="0"/>
          <office:change-info>
            <dc:creator> </dc:creator>
            <dc:date>2023-03-10T06:30:20.632000000</dc:date>
          </office:change-info>
          <table:previous table:id="ct2460">
            <table:change-track-table-cell office:value-type="string">
              <text:p>greg-mzWomenDay</text:p>
            </table:change-track-table-cell>
          </table:previous>
        </table:cell-content-change>
        <table:cell-content-change table:id="ct2471">
          <table:cell-address table:column="2" table:row="78" table:table="0"/>
          <office:change-info>
            <dc:creator> </dc:creator>
            <dc:date>2023-03-10T06:30:30.094000000</dc:date>
          </office:change-info>
          <table:previous table:id="ct2458">
            <table:change-track-table-cell office:value-type="string">
              <text:p>LLL:EXT:timer/Resources/Private/Language/locallang_cal.xlf:calendarDate.cult.greg.mzWomenDay</text:p>
            </table:change-track-table-cell>
          </table:previous>
        </table:cell-content-change>
        <table:cell-content-change table:id="ct2472">
          <table:cell-address table:column="5" table:row="78" table:table="0"/>
          <office:change-info>
            <dc:creator> </dc:creator>
            <dc:date>2023-03-10T06:30:34.030000000</dc:date>
          </office:change-info>
          <table:previous table:id="ct2462">
            <table:change-track-table-cell office:value-type="float" office:value="7"/>
          </table:previous>
        </table:cell-content-change>
        <table:cell-content-change table:id="ct2473">
          <table:cell-address table:column="6" table:row="78" table:table="0"/>
          <office:change-info>
            <dc:creator> </dc:creator>
            <dc:date>2023-03-10T06:30:35.823000000</dc:date>
          </office:change-info>
          <table:previous table:id="ct2463">
            <table:change-track-table-cell office:value-type="float" office:value="4"/>
          </table:previous>
        </table:cell-content-change>
        <table:cell-content-change table:id="ct2474">
          <table:cell-address table:column="13" table:row="78" table:table="0"/>
          <office:change-info>
            <dc:creator> </dc:creator>
            <dc:date>2023-03-10T06:30:42.231000000</dc:date>
          </office:change-info>
          <table:previous table:id="ct2465">
            <table:change-track-table-cell office:value-type="string">
              <text:p>cutlture</text:p>
            </table:change-track-table-cell>
          </table:previous>
        </table:cell-content-change>
        <table:cell-content-change table:id="ct2475">
          <table:cell-address table:column="13" table:row="78" table:table="0"/>
          <office:change-info>
            <dc:creator> </dc:creator>
            <dc:date>2023-03-10T06:30:53.167000000</dc:date>
          </office:change-info>
          <table:previous table:id="ct2474">
            <table:change-track-table-cell office:value-type="string">
              <text:p>historical</text:p>
            </table:change-track-table-cell>
          </table:previous>
        </table:cell-content-change>
        <table:insertion table:id="ct2476" table:type="row" table:position="98" table:table="0">
          <office:change-info>
            <dc:creator> </dc:creator>
            <dc:date>2023-03-10T06:31:15.246000000</dc:date>
          </office:change-info>
          <table:dependencies>
            <table:dependency table:id="ct256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</table:dependencies>
        </table:insertion>
        <table:cell-content-change table:id="ct2477">
          <table:cell-address table:column="2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1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3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0">
          <table:cell-address table:column="4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5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2">
          <table:cell-address table:column="6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7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13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5">
          <table:cell-address table:column="15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6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17" table:row="98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8">
          <table:cell-address table:column="1" table:row="98" table:table="0"/>
          <office:change-info>
            <dc:creator> </dc:creator>
            <dc:date>2023-03-10T06:31:25.058000000</dc:date>
          </office:change-info>
          <table:previous table:id="ct2478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489">
          <table:cell-address table:column="3" table:row="98" table:table="0"/>
          <office:change-info>
            <dc:creator> </dc:creator>
            <dc:date>2023-03-10T06:31:39.954000000</dc:date>
          </office:change-info>
          <table:previous table:id="ct2479">
            <table:change-track-table-cell office:value-type="string">
              <text:p>greg-mzIndependenceDay</text:p>
            </table:change-track-table-cell>
          </table:previous>
        </table:cell-content-change>
        <table:cell-content-change table:id="ct2490">
          <table:cell-address table:column="2" table:row="98" table:table="0"/>
          <office:change-info>
            <dc:creator> </dc:creator>
            <dc:date>2023-03-10T06:31:46.283000000</dc:date>
          </office:change-info>
          <table:previous table:id="ct2477">
            <table:change-track-table-cell office:value-type="string">
              <text:p>LLL:EXT:timer/Resources/Private/Language/locallang_cal.xlf:calendarDate.cult.greg.mzIndependenceDay</text:p>
            </table:change-track-table-cell>
          </table:previous>
        </table:cell-content-change>
        <table:cell-content-change table:id="ct2491">
          <table:cell-address table:column="5" table:row="98" table:table="0"/>
          <office:change-info>
            <dc:creator> </dc:creator>
            <dc:date>2023-03-10T06:31:49.894000000</dc:date>
          </office:change-info>
          <table:previous table:id="ct2481">
            <table:change-track-table-cell office:value-type="float" office:value="25"/>
          </table:previous>
        </table:cell-content-change>
        <table:cell-content-change table:id="ct2492">
          <table:cell-address table:column="6" table:row="98" table:table="0"/>
          <office:change-info>
            <dc:creator> </dc:creator>
            <dc:date>2023-03-10T06:31:51.463000000</dc:date>
          </office:change-info>
          <table:previous table:id="ct2482">
            <table:change-track-table-cell office:value-type="float" office:value="6"/>
          </table:previous>
        </table:cell-content-change>
        <table:cell-content-change table:id="ct2493">
          <table:cell-address table:column="13" table:row="98" table:table="0"/>
          <office:change-info>
            <dc:creator> </dc:creator>
            <dc:date>2023-03-10T06:31:59.688000000</dc:date>
          </office:change-info>
          <table:previous table:id="ct2484">
            <table:change-track-table-cell office:value-type="string">
              <text:p>political</text:p>
            </table:change-track-table-cell>
          </table:previous>
        </table:cell-content-change>
        <table:insertion table:id="ct2494" table:type="row" table:position="104" table:table="0">
          <office:change-info>
            <dc:creator> </dc:creator>
            <dc:date>2023-03-10T06:32:12.146000000</dc:date>
          </office:change-info>
          <table:dependencies>
            <table:dependency table:id="ct2568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</table:dependencies>
        </table:insertion>
        <table:cell-content-change table:id="ct2495">
          <table:cell-address table:column="2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3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9">
          <table:cell-address table:column="5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0">
          <table:cell-address table:column="6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7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2">
          <table:cell-address table:column="13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3">
          <table:cell-address table:column="15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16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17" table:row="104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5" table:row="104" table:table="0"/>
          <office:change-info>
            <dc:creator> </dc:creator>
            <dc:date>2023-03-10T06:32:18.254000000</dc:date>
          </office:change-info>
          <table:previous table:id="ct2499">
            <table:change-track-table-cell office:value-type="float" office:value="7"/>
          </table:previous>
        </table:cell-content-change>
        <table:cell-content-change table:id="ct2507">
          <table:cell-address table:column="3" table:row="104" table:table="0"/>
          <office:change-info>
            <dc:creator> </dc:creator>
            <dc:date>2023-03-10T06:32:29.951000000</dc:date>
          </office:change-info>
          <table:previous table:id="ct2497">
            <table:change-track-table-cell office:value-type="string">
              <text:p>greg-mzVictoryDay</text:p>
            </table:change-track-table-cell>
          </table:previous>
        </table:cell-content-change>
        <table:cell-content-change table:id="ct2508">
          <table:cell-address table:column="2" table:row="104" table:table="0"/>
          <office:change-info>
            <dc:creator> </dc:creator>
            <dc:date>2023-03-10T06:32:36.919000000</dc:date>
          </office:change-info>
          <table:previous table:id="ct2495">
            <table:change-track-table-cell office:value-type="string">
              <text:p>LLL:EXT:timer/Resources/Private/Language/locallang_cal.xlf:calendarDate.cult.greg.mzVictoryDay</text:p>
            </table:change-track-table-cell>
          </table:previous>
        </table:cell-content-change>
        <table:cell-content-change table:id="ct2509">
          <table:cell-address table:column="1" table:row="104" table:table="0"/>
          <office:change-info>
            <dc:creator> </dc:creator>
            <dc:date>2023-03-10T06:32:43.729000000</dc:date>
          </office:change-info>
          <table:previous table:id="ct2496">
            <table:change-track-table-cell office:value-type="string">
              <text:p>Mosambik: Siegestag</text:p>
            </table:change-track-table-cell>
          </table:previous>
        </table:cell-content-change>
        <table:insertion table:id="ct2510" table:type="row" table:position="109" table:table="0">
          <office:change-info>
            <dc:creator> </dc:creator>
            <dc:date>2023-03-10T06:32:54.172000000</dc:date>
          </office:change-info>
          <table:dependencies>
            <table:dependency table:id="ct2569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2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1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3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4">
          <table:cell-address table:column="4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5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6">
          <table:cell-address table:column="6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7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8">
          <table:cell-address table:column="13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15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16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1">
          <table:cell-address table:column="17" table:row="109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2">
          <table:cell-address table:column="1" table:row="109" table:table="0"/>
          <office:change-info>
            <dc:creator> </dc:creator>
            <dc:date>2023-03-10T06:33:34.507000000</dc:date>
          </office:change-info>
          <table:previous table:id="ct2512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523">
          <table:cell-address table:column="3" table:row="109" table:table="0"/>
          <office:change-info>
            <dc:creator> </dc:creator>
            <dc:date>2023-03-10T06:33:50.279000000</dc:date>
          </office:change-info>
          <table:previous table:id="ct2513">
            <table:change-track-table-cell office:value-type="string">
              <text:p>greg-mzArmedForcesDay</text:p>
            </table:change-track-table-cell>
          </table:previous>
        </table:cell-content-change>
        <table:cell-content-change table:id="ct2524">
          <table:cell-address table:column="5" table:row="109" table:table="0"/>
          <office:change-info>
            <dc:creator> </dc:creator>
            <dc:date>2023-03-10T06:33:52.663000000</dc:date>
          </office:change-info>
          <table:previous table:id="ct2515">
            <table:change-track-table-cell office:value-type="float" office:value="25"/>
          </table:previous>
        </table:cell-content-change>
        <table:cell-content-change table:id="ct2525">
          <table:cell-address table:column="6" table:row="109" table:table="0"/>
          <office:change-info>
            <dc:creator> </dc:creator>
            <dc:date>2023-03-10T06:33:54.285000000</dc:date>
          </office:change-info>
          <table:previous table:id="ct2516">
            <table:change-track-table-cell office:value-type="float" office:value="9"/>
          </table:previous>
        </table:cell-content-change>
        <table:cell-content-change table:id="ct2526">
          <table:cell-address table:column="2" table:row="109" table:table="0"/>
          <office:change-info>
            <dc:creator> </dc:creator>
            <dc:date>2023-03-10T06:34:05.260000000</dc:date>
          </office:change-info>
          <table:previous table:id="ct251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27">
          <table:cell-address table:column="4" table:row="125" table:table="0"/>
          <office:change-info>
            <dc:creator> </dc:creator>
            <dc:date>2023-03-10T20:07:25.503000000</dc:date>
          </office:change-info>
          <table:previous table:id="ct2373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8">
          <table:cell-address table:column="4" table:row="126" table:table="0"/>
          <office:change-info>
            <dc:creator> </dc:creator>
            <dc:date>2023-03-10T20:07:25.505000000</dc:date>
          </office:change-info>
          <table:previous table:id="ct2388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9">
          <table:cell-address table:column="4" table:row="129" table:table="0"/>
          <office:change-info>
            <dc:creator> </dc:creator>
            <dc:date>2023-03-10T20:07:25.505000000</dc:date>
          </office:change-info>
          <table:previous table:id="ct234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0">
          <table:cell-address table:column="4" table:row="135" table:table="0"/>
          <office:change-info>
            <dc:creator> </dc:creator>
            <dc:date>2023-03-10T20:07:25.505000000</dc:date>
          </office:change-info>
          <table:previous table:id="ct232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1">
          <table:cell-address table:column="4" table:row="138" table:table="0"/>
          <office:change-info>
            <dc:creator> </dc:creator>
            <dc:date>2023-03-10T20:07:25.505000000</dc:date>
          </office:change-info>
          <table:previous table:id="ct2320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2">
          <table:cell-address table:column="4" table:row="139" table:table="0"/>
          <office:change-info>
            <dc:creator> </dc:creator>
            <dc:date>2023-03-10T20:07:25.507000000</dc:date>
          </office:change-info>
          <table:previous table:id="ct2321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3">
          <table:cell-address table:column="4" table:row="136" table:table="0"/>
          <office:change-info>
            <dc:creator> </dc:creator>
            <dc:date>2023-03-10T20:55:18.0130000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47" table:row="3" table:table="0"/>
          <office:change-info>
            <dc:creator> </dc:creator>
            <dc:date>2023-03-11T07:52:46.444000000</dc:date>
          </office:change-info>
          <table:previous table:id="ct1386">
            <table:change-track-table-cell office:value-type="string">
              <text:p>periodlist: timer.yamlPeriodFalRelation</text:p>
            </table:change-track-table-cell>
          </table:previous>
        </table:cell-content-change>
        <table:cell-content-change table:id="ct2535">
          <table:cell-address table:column="47" table:row="4" table:table="0"/>
          <office:change-info>
            <dc:creator> </dc:creator>
            <dc:date>2023-03-11T07:52:46.450000000</dc:date>
          </office:change-info>
          <table:previous table:id="ct1385">
            <table:change-track-table-cell office:value-type="string">
              <text:p>rangelist: timer.databaseActiveRangeList</text:p>
            </table:change-track-table-cell>
          </table:previous>
        </table:cell-content-change>
        <table:cell-content-change table:id="ct2536">
          <table:cell-address table:column="47" table:row="5" table:table="0"/>
          <office:change-info>
            <dc:creator> </dc:creator>
            <dc:date>2023-03-11T07:52:46.453000000</dc:date>
          </office:change-info>
          <table:previous table:id="ct1387">
            <table:change-track-table-cell office:value-type="string">
              <text:p>rangelist: timer.databaseForbiddenRangeList</text:p>
            </table:change-track-table-cell>
          </table:previous>
        </table:cell-content-change>
        <table:cell-content-change table:id="ct2537">
          <table:cell-address table:column="4" table:row="106" table:table="0"/>
          <office:change-info>
            <dc:creator> </dc:creator>
            <dc:date>2023-03-11T10:00:43.278000000</dc:date>
          </office:change-info>
          <table:previous table:id="ct969">
            <table:change-track-table-cell office:value-type="string">
              <text:p>seasonShifting</text:p>
            </table:change-track-table-cell>
          </table:previous>
        </table:cell-content-change>
        <table:cell-content-change table:id="ct2538">
          <table:cell-address table:column="2" table:row="13" table:table="0"/>
          <office:change-info>
            <dc:creator> </dc:creator>
            <dc:date>2023-03-11T15:44:43.980000000</dc:date>
          </office:change-info>
          <table:previous table:id="ct2123">
            <table:change-track-table-cell/>
          </table:previous>
        </table:cell-content-change>
        <table:cell-content-change table:id="ct2539">
          <table:cell-address table:column="2" table:row="14" table:table="0"/>
          <office:change-info>
            <dc:creator> </dc:creator>
            <dc:date>2023-03-11T15:44:43.9860000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13" table:table="0"/>
          <office:change-info>
            <dc:creator> </dc:creator>
            <dc:date>2023-03-11T15:44:45.610000000</dc:date>
          </office:change-info>
          <table:previous table:id="ct2124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541">
          <table:cell-address table:column="0" table:row="14" table:table="0"/>
          <office:change-info>
            <dc:creator> </dc:creator>
            <dc:date>2023-03-11T15:44:45.610000000</dc:date>
          </office:change-info>
          <table:previous table:id="ct1812">
            <table:change-track-table-cell office:value-type="string">
              <text:p>LLL:EXT:timer/Resources/Private/Language/locallang_cal.xlf:calendarDate.hist.greg.liBertoldsDay</text:p>
            </table:change-track-table-cell>
          </table:previous>
        </table:cell-content-change>
        <table:cell-content-change table:id="ct2542">
          <table:cell-address table:column="2" table:row="20" table:table="0"/>
          <office:change-info>
            <dc:creator> </dc:creator>
            <dc:date>2023-03-11T15:44:51.8600000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2" table:row="21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2" table:row="22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0" table:row="20" table:table="0"/>
          <office:change-info>
            <dc:creator> </dc:creator>
            <dc:date>2023-03-11T15:44:53.973000000</dc:date>
          </office:change-info>
          <table:previous table:id="ct1955">
            <table:change-track-table-cell office:value-type="string">
              <text:p><text:span text:style-name="T13">LLL:EXT:timer/Resources/Private/Language/locallang_cal.xlf:calendarDate.cult.greg.</text:span>mcSainteDevota</text:p>
            </table:change-track-table-cell>
          </table:previous>
        </table:cell-content-change>
        <table:cell-content-change table:id="ct2546">
          <table:cell-address table:column="0" table:row="21" table:table="0"/>
          <office:change-info>
            <dc:creator> </dc:creator>
            <dc:date>2023-03-11T15:44:53.973000000</dc:date>
          </office:change-info>
          <table:previous table:id="ct2034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547">
          <table:cell-address table:column="0" table:row="22" table:table="0"/>
          <office:change-info>
            <dc:creator> </dc:creator>
            <dc:date>2023-03-11T15:44:53.973000000</dc:date>
          </office:change-info>
          <table:previous table:id="ct2143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548">
          <table:cell-address table:column="2" table:row="25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2" table:row="26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25" table:table="0"/>
          <office:change-info>
            <dc:creator> </dc:creator>
            <dc:date>2023-03-11T15:45:01.116000000</dc:date>
          </office:change-info>
          <table:previous table:id="ct2420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551">
          <table:cell-address table:column="0" table:row="26" table:table="0"/>
          <office:change-info>
            <dc:creator> </dc:creator>
            <dc:date>2023-03-11T15:45:01.116000000</dc:date>
          </office:change-info>
          <table:previous table:id="ct1522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movement table:id="ct2552">
          <table:source-range-address table:start-column="0" table:start-row="34" table:start-table="0" table:end-column="0" table:end-row="36" table:end-table="0"/>
          <table:target-range-address table:start-column="2" table:start-row="34" table:start-table="0" table:end-column="2" table:end-row="36" table:end-table="0"/>
          <office:change-info>
            <dc:creator> </dc:creator>
            <dc:date>2023-03-11T15:45:06.411000000</dc:date>
          </office:change-info>
        </table:movement>
        <table:movement table:id="ct2553">
          <table:source-range-address table:start-column="0" table:start-row="39" table:start-table="0" table:end-column="0" table:end-row="40" table:end-table="0"/>
          <table:target-range-address table:start-column="2" table:start-row="39" table:start-table="0" table:end-column="2" table:end-row="40" table:end-table="0"/>
          <office:change-info>
            <dc:creator> </dc:creator>
            <dc:date>2023-03-11T15:45:13.016000000</dc:date>
          </office:change-info>
        </table:movement>
        <table:movement table:id="ct2554">
          <table:source-range-address table:start-column="0" table:start-row="43" table:start-table="0" table:end-column="0" table:end-row="44" table:end-table="0"/>
          <table:target-range-address table:start-column="2" table:start-row="43" table:start-table="0" table:end-column="2" table:end-row="44" table:end-table="0"/>
          <office:change-info>
            <dc:creator> </dc:creator>
            <dc:date>2023-03-11T15:45:17.373000000</dc:date>
          </office:change-info>
        </table:movement>
        <table:movement table:id="ct2555">
          <table:source-range-address table:column="0" table:row="48" table:table="0"/>
          <table:target-range-address table:column="2" table:row="48" table:table="0"/>
          <office:change-info>
            <dc:creator> </dc:creator>
            <dc:date>2023-03-11T15:45:23.922000000</dc:date>
          </office:change-info>
        </table:movement>
        <table:movement table:id="ct2556">
          <table:source-range-address table:column="0" table:row="54" table:table="0"/>
          <table:target-range-address table:column="2" table:row="54" table:table="0"/>
          <office:change-info>
            <dc:creator> </dc:creator>
            <dc:date>2023-03-11T15:45:29.243000000</dc:date>
          </office:change-info>
        </table:movement>
        <table:movement table:id="ct2557">
          <table:source-range-address table:column="0" table:row="57" table:table="0"/>
          <table:target-range-address table:column="2" table:row="57" table:table="0"/>
          <office:change-info>
            <dc:creator> </dc:creator>
            <dc:date>2023-03-11T15:45:33.649000000</dc:date>
          </office:change-info>
        </table:movement>
        <table:movement table:id="ct2558">
          <table:source-range-address table:column="0" table:row="63" table:table="0"/>
          <table:target-range-address table:column="2" table:row="63" table:table="0"/>
          <office:change-info>
            <dc:creator> </dc:creator>
            <dc:date>2023-03-11T15:45:37.863000000</dc:date>
          </office:change-info>
        </table:movement>
        <table:movement table:id="ct2559">
          <table:source-range-address table:column="0" table:row="69" table:table="0"/>
          <table:target-range-address table:column="2" table:row="69" table:table="0"/>
          <office:change-info>
            <dc:creator> </dc:creator>
            <dc:date>2023-03-11T15:45:41.828000000</dc:date>
          </office:change-info>
          <table:deletions>
            <table:cell-content-deletion table:id="ct1865">
              <table:change-track-table-cell/>
            </table:cell-content-deletion>
          </table:deletions>
        </table:movement>
        <table:movement table:id="ct2560">
          <table:source-range-address table:column="0" table:row="73" table:table="0"/>
          <table:target-range-address table:column="2" table:row="73" table:table="0"/>
          <office:change-info>
            <dc:creator> </dc:creator>
            <dc:date>2023-03-11T15:45:47.115000000</dc:date>
          </office:change-info>
        </table:movement>
        <table:movement table:id="ct2561">
          <table:source-range-address table:start-column="0" table:start-row="75" table:start-table="0" table:end-column="0" table:end-row="78" table:end-table="0"/>
          <table:target-range-address table:start-column="2" table:start-row="75" table:start-table="0" table:end-column="2" table:end-row="78" table:end-table="0"/>
          <office:change-info>
            <dc:creator> </dc:creator>
            <dc:date>2023-03-11T15:45:52.879000000</dc:date>
          </office:change-info>
        </table:movement>
        <table:movement table:id="ct2562">
          <table:source-range-address table:column="0" table:row="86" table:table="0"/>
          <table:target-range-address table:column="2" table:row="86" table:table="0"/>
          <office:change-info>
            <dc:creator> </dc:creator>
            <dc:date>2023-03-11T15:45:56.831000000</dc:date>
          </office:change-info>
        </table:movement>
        <table:movement table:id="ct2563">
          <table:source-range-address table:column="0" table:row="89" table:table="0"/>
          <table:target-range-address table:column="2" table:row="89" table:table="0"/>
          <office:change-info>
            <dc:creator> </dc:creator>
            <dc:date>2023-03-11T15:46:00.979000000</dc:date>
          </office:change-info>
        </table:movement>
        <table:movement table:id="ct2564">
          <table:source-range-address table:column="0" table:row="94" table:table="0"/>
          <table:target-range-address table:column="2" table:row="94" table:table="0"/>
          <office:change-info>
            <dc:creator> </dc:creator>
            <dc:date>2023-03-11T15:46:04.584000000</dc:date>
          </office:change-info>
        </table:movement>
        <table:movement table:id="ct2565">
          <table:source-range-address table:column="0" table:row="96" table:table="0"/>
          <table:target-range-address table:column="2" table:row="96" table:table="0"/>
          <office:change-info>
            <dc:creator> </dc:creator>
            <dc:date>2023-03-11T15:46:08.124000000</dc:date>
          </office:change-info>
        </table:movement>
        <table:movement table:id="ct2566">
          <table:source-range-address table:start-column="0" table:start-row="98" table:start-table="0" table:end-column="0" table:end-row="99" table:end-table="0"/>
          <table:target-range-address table:start-column="2" table:start-row="98" table:start-table="0" table:end-column="2" table:end-row="99" table:end-table="0"/>
          <office:change-info>
            <dc:creator> </dc:creator>
            <dc:date>2023-03-11T15:46:14.329000000</dc:date>
          </office:change-info>
        </table:movement>
        <table:movement table:id="ct2567">
          <table:source-range-address table:column="0" table:row="101" table:table="0"/>
          <table:target-range-address table:column="2" table:row="101" table:table="0"/>
          <office:change-info>
            <dc:creator> </dc:creator>
            <dc:date>2023-03-11T15:46:20.451000000</dc:date>
          </office:change-info>
          <table:deletions>
            <table:cell-content-deletion table:id="ct2077">
              <table:change-track-table-cell/>
            </table:cell-content-deletion>
          </table:deletions>
        </table:movement>
        <table:movement table:id="ct2568">
          <table:source-range-address table:start-column="0" table:start-row="103" table:start-table="0" table:end-column="0" table:end-row="104" table:end-table="0"/>
          <table:target-range-address table:start-column="2" table:start-row="103" table:start-table="0" table:end-column="2" table:end-row="104" table:end-table="0"/>
          <office:change-info>
            <dc:creator> </dc:creator>
            <dc:date>2023-03-11T15:46:26.178000000</dc:date>
          </office:change-info>
        </table:movement>
        <table:movement table:id="ct2569">
          <table:source-range-address table:column="0" table:row="109" table:table="0"/>
          <table:target-range-address table:column="2" table:row="109" table:table="0"/>
          <office:change-info>
            <dc:creator> </dc:creator>
            <dc:date>2023-03-11T15:46:30.138000000</dc:date>
          </office:change-info>
        </table:movement>
        <table:movement table:id="ct2570">
          <table:source-range-address table:column="0" table:row="112" table:table="0"/>
          <table:target-range-address table:column="2" table:row="112" table:table="0"/>
          <office:change-info>
            <dc:creator> </dc:creator>
            <dc:date>2023-03-11T15:46:33.786000000</dc:date>
          </office:change-info>
          <table:deletions>
            <table:cell-content-deletion table:id="ct2221">
              <table:change-track-table-cell/>
            </table:cell-content-deletion>
          </table:deletions>
        </table:movement>
        <table:movement table:id="ct2571">
          <table:source-range-address table:column="0" table:row="114" table:table="0"/>
          <table:target-range-address table:column="2" table:row="114" table:table="0"/>
          <office:change-info>
            <dc:creator> </dc:creator>
            <dc:date>2023-03-11T15:46:37.447000000</dc:date>
          </office:change-info>
        </table:movement>
        <table:movement table:id="ct2572">
          <table:source-range-address table:column="0" table:row="116" table:table="0"/>
          <table:target-range-address table:column="2" table:row="116" table:table="0"/>
          <office:change-info>
            <dc:creator> </dc:creator>
            <dc:date>2023-03-11T15:46:43.863000000</dc:date>
          </office:change-info>
        </table:movement>
        <table:movement table:id="ct2573">
          <table:source-range-address table:start-column="0" table:start-row="120" table:start-table="0" table:end-column="0" table:end-row="122" table:end-table="0"/>
          <table:target-range-address table:start-column="2" table:start-row="120" table:start-table="0" table:end-column="2" table:end-row="122" table:end-table="0"/>
          <office:change-info>
            <dc:creator> </dc:creator>
            <dc:date>2023-03-11T15:46:49.604000000</dc:date>
          </office:change-info>
        </table:movement>
        <table:movement table:id="ct2574">
          <table:source-range-address table:column="0" table:row="123" table:table="0"/>
          <table:target-range-address table:column="2" table:row="123" table:table="0"/>
          <office:change-info>
            <dc:creator> </dc:creator>
            <dc:date>2023-03-11T15:46:54.086000000</dc:date>
          </office:change-info>
        </table:movement>
        <table:movement table:id="ct2575">
          <table:source-range-address table:column="0" table:row="127" table:table="0"/>
          <table:target-range-address table:column="2" table:row="127" table:table="0"/>
          <office:change-info>
            <dc:creator> </dc:creator>
            <dc:date>2023-03-11T15:46:57.482000000</dc:date>
          </office:change-info>
        </table:movement>
        <table:movement table:id="ct2576">
          <table:source-range-address table:column="0" table:row="130" table:table="0"/>
          <table:target-range-address table:column="2" table:row="130" table:table="0"/>
          <office:change-info>
            <dc:creator> </dc:creator>
            <dc:date>2023-03-11T15:47:02.204000000</dc:date>
          </office:change-info>
        </table:movement>
        <table:movement table:id="ct2577">
          <table:source-range-address table:start-column="0" table:start-row="132" table:start-table="0" table:end-column="0" table:end-row="134" table:end-table="0"/>
          <table:target-range-address table:start-column="2" table:start-row="132" table:start-table="0" table:end-column="2" table:end-row="134" table:end-table="0"/>
          <office:change-info>
            <dc:creator> </dc:creator>
            <dc:date>2023-03-11T15:47:06.695000000</dc:date>
          </office:change-info>
        </table:movement>
        <table:movement table:id="ct2578">
          <table:source-range-address table:column="0" table:row="136" table:table="0"/>
          <table:target-range-address table:column="2" table:row="136" table:table="0"/>
          <office:change-info>
            <dc:creator> </dc:creator>
            <dc:date>2023-03-11T15:47:10.305000000</dc:date>
          </office:change-info>
        </table:movement>
        <table:cell-content-change table:id="ct2579">
          <table:cell-address table:column="2" table:row="87" table:table="0"/>
          <office:change-info>
            <dc:creator> </dc:creator>
            <dc:date>2023-03-11T15:53:57.054000000</dc:date>
          </office:change-info>
          <table:previous table:id="ct740">
            <table:change-track-table-cell/>
          </table:previous>
        </table:cell-content-change>
        <table:cell-content-change table:id="ct2580">
          <table:cell-address table:column="2" table:row="87" table:table="0"/>
          <office:change-info>
            <dc:creator> </dc:creator>
            <dc:date>2023-03-11T15:54:40.338000000</dc:date>
          </office:change-info>
          <table:previous table:id="ct2579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2581">
          <table:cell-address table:column="2" table:row="105" table:table="0"/>
          <office:change-info>
            <dc:creator> </dc:creator>
            <dc:date>2023-03-11T15:55:36.528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2" table:row="105" table:table="0"/>
          <office:change-info>
            <dc:creator> </dc:creator>
            <dc:date>2023-03-11T15:56:10.447000000</dc:date>
          </office:change-info>
          <table:previous table:id="ct258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83">
          <table:cell-address table:column="13" table:row="48" table:table="0"/>
          <office:change-info>
            <dc:creator> </dc:creator>
            <dc:date>2023-03-11T16:24:08.996000000</dc:date>
          </office:change-info>
          <table:previous table:id="ct2454">
            <table:change-track-table-cell office:value-type="string">
              <text:p>cutlture</text:p>
            </table:change-track-table-cell>
          </table:previous>
        </table:cell-content-change>
        <table:cell-content-change table:id="ct2584">
          <table:cell-address table:column="13" table:row="49" table:table="0"/>
          <office:change-info>
            <dc:creator> </dc:creator>
            <dc:date>2023-03-11T16:24:09.005000000</dc:date>
          </office:change-info>
          <table:previous table:id="ct531">
            <table:change-track-table-cell office:value-type="string">
              <text:p>cutlture</text:p>
            </table:change-track-table-cell>
          </table:previous>
        </table:cell-content-change>
        <table:cell-content-change table:id="ct2585">
          <table:cell-address table:column="13" table:row="85" table:table="0"/>
          <office:change-info>
            <dc:creator> </dc:creator>
            <dc:date>2023-03-11T16:24:09.009000000</dc:date>
          </office:change-info>
          <table:previous table:id="ct542">
            <table:change-track-table-cell office:value-type="string">
              <text:p>cutlture</text:p>
            </table:change-track-table-cell>
          </table:previous>
        </table:cell-content-change>
        <table:cell-content-change table:id="ct2586">
          <table:cell-address table:column="13" table:row="88" table:table="0"/>
          <office:change-info>
            <dc:creator> </dc:creator>
            <dc:date>2023-03-11T16:24:09.009000000</dc:date>
          </office:change-info>
          <table:previous table:id="ct557">
            <table:change-track-table-cell office:value-type="string">
              <text:p>cutlture</text:p>
            </table:change-track-table-cell>
          </table:previous>
        </table:cell-content-change>
        <table:cell-content-change table:id="ct2587">
          <table:cell-address table:column="13" table:row="92" table:table="0"/>
          <office:change-info>
            <dc:creator> </dc:creator>
            <dc:date>2023-03-11T16:24:09.009000000</dc:date>
          </office:change-info>
          <table:previous table:id="ct576">
            <table:change-track-table-cell office:value-type="string">
              <text:p>cutlture</text:p>
            </table:change-track-table-cell>
          </table:previous>
        </table:cell-content-change>
        <table:cell-content-change table:id="ct2588">
          <table:cell-address table:column="13" table:row="97" table:table="0"/>
          <office:change-info>
            <dc:creator> </dc:creator>
            <dc:date>2023-03-11T16:24:09.009000000</dc:date>
          </office:change-info>
          <table:previous table:id="ct649">
            <table:change-track-table-cell office:value-type="string">
              <text:p>cutlture</text:p>
            </table:change-track-table-cell>
          </table:previous>
        </table:cell-content-change>
        <table:cell-content-change table:id="ct2589">
          <table:cell-address table:column="13" table:row="131" table:table="0"/>
          <office:change-info>
            <dc:creator> </dc:creator>
            <dc:date>2023-03-11T16:24:09.009000000</dc:date>
          </office:change-info>
          <table:previous table:id="ct610">
            <table:change-track-table-cell office:value-type="string">
              <text:p>cutlture</text:p>
            </table:change-track-table-cell>
          </table:previous>
        </table:cell-content-change>
        <table:insertion table:id="ct2590" table:type="row" table:position="2" table:table="0">
          <office:change-info>
            <dc:creator> </dc:creator>
            <dc:date>2023-03-12T17:11:01.969000000</dc:date>
          </office:change-info>
          <table:dependencies>
            <table:dependency table:id="ct2629"/>
            <table:dependency table:id="ct2628"/>
            <table:dependency table:id="ct2627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</table:dependencies>
        </table:insertion>
        <table:insertion table:id="ct2591" table:type="row" table:position="1" table:table="0">
          <office:change-info>
            <dc:creator> </dc:creator>
            <dc:date>2023-03-12T17:11:04.457000000</dc:date>
          </office:change-info>
        </table:insertion>
        <table:cell-content-change table:id="ct2592">
          <table:cell-address table:column="1" table:row="2" table:table="0"/>
          <office:change-info>
            <dc:creator> </dc:creator>
            <dc:date>2023-03-12T17:11:19.667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3" table:row="2" table:table="0"/>
          <office:change-info>
            <dc:creator> </dc:creator>
            <dc:date>2023-03-12T17:11:41.231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4" table:row="2" table:table="0"/>
          <office:change-info>
            <dc:creator> </dc:creator>
            <dc:date>2023-03-12T17:21:19.398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26" table:row="2" table:table="0"/>
          <office:change-info>
            <dc:creator> </dc:creator>
            <dc:date>2023-03-12T17:27:05.297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27" table:row="2" table:table="0"/>
          <office:change-info>
            <dc:creator> </dc:creator>
            <dc:date>2023-03-12T17:27:13.524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32" table:row="2" table:table="0"/>
          <office:change-info>
            <dc:creator> </dc:creator>
            <dc:date>2023-03-12T17:27:38.867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33" table:row="2" table:table="0"/>
          <office:change-info>
            <dc:creator> </dc:creator>
            <dc:date>2023-03-12T17:27:44.405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21" table:row="0" table:table="0"/>
          <office:change-info>
            <dc:creator> </dc:creator>
            <dc:date>2023-03-12T17:37:41.107000000</dc:date>
          </office:change-info>
          <table:previous table:id="ct1354">
            <table:change-track-table-cell/>
          </table:previous>
        </table:cell-content-change>
        <table:cell-content-change table:id="ct2600">
          <table:cell-address table:column="21" table:row="0" table:table="0"/>
          <office:change-info>
            <dc:creator> </dc:creator>
            <dc:date>2023-03-12T17:37:56.801000000</dc:date>
          </office:change-info>
          <table:previous table:id="ct2599">
            <table:change-track-table-cell office:value-type="string">
              <text:p>arg.timer.useTimeZoneOfFrontend</text:p>
            </table:change-track-table-cell>
          </table:previous>
        </table:cell-content-change>
        <table:cell-content-change table:id="ct2601">
          <table:cell-address table:column="22" table:row="0" table:table="0"/>
          <office:change-info>
            <dc:creator> </dc:creator>
            <dc:date>2023-03-12T17:37:56.801000000</dc:date>
          </office:change-info>
          <table:previous table:id="ct1356">
            <table:change-track-table-cell office:value-type="string">
              <text:p>timer.timeZoneOfEvent</text:p>
            </table:change-track-table-cell>
          </table:previous>
        </table:cell-content-change>
        <table:cell-content-change table:id="ct2602">
          <table:cell-address table:column="23" table:row="0" table:table="0"/>
          <office:change-info>
            <dc:creator> </dc:creator>
            <dc:date>2023-03-12T17:37:56.802000000</dc:date>
          </office:change-info>
          <table:previous table:id="ct1357">
            <table:change-track-table-cell office:value-type="string">
              <text:p>timer.ultimateBeginningTimer</text:p>
            </table:change-track-table-cell>
          </table:previous>
        </table:cell-content-change>
        <table:cell-content-change table:id="ct2603">
          <table:cell-address table:column="24" table:row="0" table:table="0"/>
          <office:change-info>
            <dc:creator> </dc:creator>
            <dc:date>2023-03-12T17:37:56.802000000</dc:date>
          </office:change-info>
          <table:previous table:id="ct1358">
            <table:change-track-table-cell office:value-type="string">
              <text:p>timer.ultimateEndingTimer</text:p>
            </table:change-track-table-cell>
          </table:previous>
        </table:cell-content-change>
        <table:cell-content-change table:id="ct2604">
          <table:cell-address table:column="25" table:row="0" table:table="0"/>
          <office:change-info>
            <dc:creator> </dc:creator>
            <dc:date>2023-03-12T17:37:56.802000000</dc:date>
          </office:change-info>
          <table:previous table:id="ct1359">
            <table:change-track-table-cell office:value-type="string">
              <text:p>timer.startTimeSeconds</text:p>
            </table:change-track-table-cell>
          </table:previous>
        </table:cell-content-change>
        <table:cell-content-change table:id="ct2605">
          <table:cell-address table:column="26" table:row="0" table:table="0"/>
          <office:change-info>
            <dc:creator> </dc:creator>
            <dc:date>2023-03-12T17:37:56.802000000</dc:date>
          </office:change-info>
          <table:previous table:id="ct1365">
            <table:change-track-table-cell office:value-type="string">
              <text:p>timer.startDateTime</text:p>
            </table:change-track-table-cell>
          </table:previous>
        </table:cell-content-change>
        <table:cell-content-change table:id="ct2606">
          <table:cell-address table:column="27" table:row="0" table:table="0"/>
          <office:change-info>
            <dc:creator> </dc:creator>
            <dc:date>2023-03-12T17:37:56.802000000</dc:date>
          </office:change-info>
          <table:previous table:id="ct1360">
            <table:change-track-table-cell office:value-type="string">
              <text:p>timer.durationMinutes</text:p>
            </table:change-track-table-cell>
          </table:previous>
        </table:cell-content-change>
        <table:cell-content-change table:id="ct2607">
          <table:cell-address table:column="28" table:row="0" table:table="0"/>
          <office:change-info>
            <dc:creator> </dc:creator>
            <dc:date>2023-03-12T17:37:56.802000000</dc:date>
          </office:change-info>
          <table:previous table:id="ct1392">
            <table:change-track-table-cell office:value-type="string">
              <text:p>timer.durationNatural</text:p>
            </table:change-track-table-cell>
          </table:previous>
        </table:cell-content-change>
        <table:cell-content-change table:id="ct2608">
          <table:cell-address table:column="29" table:row="0" table:table="0"/>
          <office:change-info>
            <dc:creator> </dc:creator>
            <dc:date>2023-03-12T17:37:56.802000000</dc:date>
          </office:change-info>
          <table:previous table:id="ct1363">
            <table:change-track-table-cell office:value-type="string">
              <text:p>timer.activeWeekday</text:p>
            </table:change-track-table-cell>
          </table:previous>
        </table:cell-content-change>
        <table:cell-content-change table:id="ct2609">
          <table:cell-address table:column="30" table:row="0" table:table="0"/>
          <office:change-info>
            <dc:creator> </dc:creator>
            <dc:date>2023-03-12T17:37:56.802000000</dc:date>
          </office:change-info>
          <table:previous table:id="ct1398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10">
          <table:cell-address table:column="31" table:row="0" table:table="0"/>
          <office:change-info>
            <dc:creator> </dc:creator>
            <dc:date>2023-03-12T17:37:56.802000000</dc:date>
          </office:change-info>
          <table:previous table:id="ct1395">
            <table:change-track-table-cell office:value-type="string">
              <text:p>timer.activeMonth</text:p>
            </table:change-track-table-cell>
          </table:previous>
        </table:cell-content-change>
        <table:cell-content-change table:id="ct2611">
          <table:cell-address table:column="32" table:row="0" table:table="0"/>
          <office:change-info>
            <dc:creator> </dc:creator>
            <dc:date>2023-03-12T17:37:56.802000000</dc:date>
          </office:change-info>
          <table:previous table:id="ct1366">
            <table:change-track-table-cell office:value-type="string">
              <text:p>timer.periodLength</text:p>
            </table:change-track-table-cell>
          </table:previous>
        </table:cell-content-change>
        <table:cell-content-change table:id="ct2612">
          <table:cell-address table:column="33" table:row="0" table:table="0"/>
          <office:change-info>
            <dc:creator> </dc:creator>
            <dc:date>2023-03-12T17:37:56.802000000</dc:date>
          </office:change-info>
          <table:previous table:id="ct1367">
            <table:change-track-table-cell office:value-type="string">
              <text:p>timer.periodUnit</text:p>
            </table:change-track-table-cell>
          </table:previous>
        </table:cell-content-change>
        <table:cell-content-change table:id="ct2613">
          <table:cell-address table:column="34" table:row="0" table:table="0"/>
          <office:change-info>
            <dc:creator> </dc:creator>
            <dc:date>2023-03-12T17:37:56.802000000</dc:date>
          </office:change-info>
          <table:previous table:id="ct1368">
            <table:change-track-table-cell office:value-type="string">
              <text:p>timer.namedDateMidnight</text:p>
            </table:change-track-table-cell>
          </table:previous>
        </table:cell-content-change>
        <table:cell-content-change table:id="ct2614">
          <table:cell-address table:column="35" table:row="0" table:table="0"/>
          <office:change-info>
            <dc:creator> </dc:creator>
            <dc:date>2023-03-12T17:37:56.802000000</dc:date>
          </office:change-info>
          <table:previous table:id="ct1369">
            <table:change-track-table-cell office:value-type="string">
              <text:p>timer.relMinToSelectedTimerEvent</text:p>
            </table:change-track-table-cell>
          </table:previous>
        </table:cell-content-change>
        <table:cell-content-change table:id="ct2615">
          <table:cell-address table:column="36" table:row="0" table:table="0"/>
          <office:change-info>
            <dc:creator> </dc:creator>
            <dc:date>2023-03-12T17:37:56.802000000</dc:date>
          </office:change-info>
          <table:previous table:id="ct1370">
            <table:change-track-table-cell office:value-type="string">
              <text:p>timer.calendarUse</text:p>
            </table:change-track-table-cell>
          </table:previous>
        </table:cell-content-change>
        <table:cell-content-change table:id="ct2616">
          <table:cell-address table:column="37" table:row="0" table:table="0"/>
          <office:change-info>
            <dc:creator> </dc:creator>
            <dc:date>2023-03-12T17:37:56.802000000</dc:date>
          </office:change-info>
          <table:previous table:id="ct1371">
            <table:change-track-table-cell office:value-type="string">
              <text:p>timer.moonPhase</text:p>
            </table:change-track-table-cell>
          </table:previous>
        </table:cell-content-change>
        <table:cell-content-change table:id="ct2617">
          <table:cell-address table:column="38" table:row="0" table:table="0"/>
          <office:change-info>
            <dc:creator> </dc:creator>
            <dc:date>2023-03-12T17:37:56.802000000</dc:date>
          </office:change-info>
          <table:previous table:id="ct1372">
            <table:change-track-table-cell office:value-type="string">
              <text:p>timer.moonStatus</text:p>
            </table:change-track-table-cell>
          </table:previous>
        </table:cell-content-change>
        <table:cell-content-change table:id="ct2618">
          <table:cell-address table:column="39" table:row="0" table:table="0"/>
          <office:change-info>
            <dc:creator> </dc:creator>
            <dc:date>2023-03-12T17:37:56.802000000</dc:date>
          </office:change-info>
          <table:previous table:id="ct1373">
            <table:change-track-table-cell office:value-type="string">
              <text:p>timer.latitude</text:p>
            </table:change-track-table-cell>
          </table:previous>
        </table:cell-content-change>
        <table:cell-content-change table:id="ct2619">
          <table:cell-address table:column="40" table:row="0" table:table="0"/>
          <office:change-info>
            <dc:creator> </dc:creator>
            <dc:date>2023-03-12T17:37:56.802000000</dc:date>
          </office:change-info>
          <table:previous table:id="ct1374">
            <table:change-track-table-cell office:value-type="string">
              <text:p>timer.longitude</text:p>
            </table:change-track-table-cell>
          </table:previous>
        </table:cell-content-change>
        <table:cell-content-change table:id="ct2620">
          <table:cell-address table:column="41" table:row="0" table:table="0"/>
          <office:change-info>
            <dc:creator> </dc:creator>
            <dc:date>2023-03-12T17:37:56.802000000</dc:date>
          </office:change-info>
          <table:previous table:id="ct1375">
            <table:change-track-table-cell office:value-type="string">
              <text:p>timer.yamlPeriodFilePath</text:p>
            </table:change-track-table-cell>
          </table:previous>
        </table:cell-content-change>
        <table:cell-content-change table:id="ct2621">
          <table:cell-address table:column="42" table:row="0" table:table="0"/>
          <office:change-info>
            <dc:creator> </dc:creator>
            <dc:date>2023-03-12T17:37:56.802000000</dc:date>
          </office:change-info>
          <table:previous table:id="ct1377">
            <table:change-track-table-cell office:value-type="string">
              <text:p>timer.recursiveLoopLimit</text:p>
            </table:change-track-table-cell>
          </table:previous>
        </table:cell-content-change>
        <table:cell-content-change table:id="ct2622">
          <table:cell-address table:column="43" table:row="0" table:table="0"/>
          <office:change-info>
            <dc:creator> </dc:creator>
            <dc:date>2023-03-12T17:37:56.802000000</dc:date>
          </office:change-info>
          <table:previous table:id="ct1378">
            <table:change-track-table-cell office:value-type="string">
              <text:p>timer.yamlActiveFilePath</text:p>
            </table:change-track-table-cell>
          </table:previous>
        </table:cell-content-change>
        <table:cell-content-change table:id="ct2623">
          <table:cell-address table:column="44" table:row="0" table:table="0"/>
          <office:change-info>
            <dc:creator> </dc:creator>
            <dc:date>2023-03-12T17:37:56.803000000</dc:date>
          </office:change-info>
          <table:previous table:id="ct1379">
            <table:change-track-table-cell office:value-type="string">
              <text:p>timer.yamlForbiddenFilePath</text:p>
            </table:change-track-table-cell>
          </table:previous>
        </table:cell-content-change>
        <table:cell-content-change table:id="ct2624">
          <table:cell-address table:column="45" table:row="0" table:table="0"/>
          <office:change-info>
            <dc:creator> </dc:creator>
            <dc:date>2023-03-12T17:37:56.803000000</dc:date>
          </office:change-info>
          <table:previous table:id="ct1390">
            <table:change-track-table-cell office:value-type="string">
              <text:p>timer.sunPosition</text:p>
            </table:change-track-table-cell>
          </table:previous>
        </table:cell-content-change>
        <table:cell-content-change table:id="ct2625">
          <table:cell-address table:column="46" table:row="0" table:table="0"/>
          <office:change-info>
            <dc:creator> </dc:creator>
            <dc:date>2023-03-12T17:37:56.803000000</dc:date>
          </office:change-info>
          <table:previous table:id="ct1393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26">
          <table:cell-address table:column="21" table:row="0" table:table="0"/>
          <office:change-info>
            <dc:creator> </dc:creator>
            <dc:date>2023-03-12T17:38:15.457000000</dc:date>
          </office:change-info>
          <table:previous table:id="ct2600">
            <table:change-track-table-cell office:value-type="string">
              <text:p>arg.arg.timer.useTimeZoneOfFrontend</text:p>
            </table:change-track-table-cell>
          </table:previous>
        </table:cell-content-change>
        <table:cell-content-change table:id="ct2627">
          <table:cell-address table:column="2" table:row="2" table:table="0"/>
          <office:change-info>
            <dc:creator> </dc:creator>
            <dc:date>2023-03-12T17:53:57.321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3" table:row="2" table:table="0"/>
          <office:change-info>
            <dc:creator> </dc:creator>
            <dc:date>2023-03-12T17:54:11.837000000</dc:date>
          </office:change-info>
          <table:previous table:id="ct2593">
            <table:change-track-table-cell office:value-type="string">
              <text:p>greg-testForTimer</text:p>
            </table:change-track-table-cell>
          </table:previous>
        </table:cell-content-change>
        <table:cell-content-change table:id="ct2629">
          <table:cell-address table:column="2" table:row="2" table:table="0"/>
          <office:change-info>
            <dc:creator> </dc:creator>
            <dc:date>2023-03-12T17:57:00.026000000</dc:date>
          </office:change-info>
          <table:previous table:id="ct2627">
            <table:change-track-table-cell office:value-type="string">
              <text:p>LLL:EXT:timer/Resources/Private/Language/locallang_cal.xlf:calendarDate.christ.greg.christmasEve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olidayLi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arg.startYear</text:p>
          </table:table-cell>
          <table:table-cell office:value-type="string" calcext:value-type="string">
            <text:p>arg.stopYea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  <table:table-cell office:value-type="string" calcext:value-type="string">
            <text:p>add.alias</text:p>
          </table:table-cell>
          <table:table-cell office:value-type="string" calcext:value-type="string">
            <text:p>add.remark</text:p>
          </table:table-cell>
          <table:table-cell office:value-type="string" calcext:value-type="string">
            <text:p>arg.timer.useTimeZoneOfFrontend</text:p>
          </table:table-cell>
          <table:table-cell office:value-type="string" calcext:value-type="string">
            <text:p>arg.timer.timeZoneOfEvent</text:p>
          </table:table-cell>
          <table:table-cell office:value-type="string" calcext:value-type="string">
            <text:p>arg.timer.ultimateBeginningTimer</text:p>
          </table:table-cell>
          <table:table-cell office:value-type="string" calcext:value-type="string">
            <text:p>arg.timer.ultimateEndingTimer</text:p>
          </table:table-cell>
          <table:table-cell office:value-type="string" calcext:value-type="string">
            <text:p>arg.timer.startTimeSeconds</text:p>
          </table:table-cell>
          <table:table-cell office:value-type="string" calcext:value-type="string">
            <text:p>arg.timer.startDateTime</text:p>
          </table:table-cell>
          <table:table-cell office:value-type="string" calcext:value-type="string">
            <text:p>arg.timer.durationMinutes</text:p>
          </table:table-cell>
          <table:table-cell office:value-type="string" calcext:value-type="string">
            <text:p>arg.timer.durationNatural</text:p>
          </table:table-cell>
          <table:table-cell office:value-type="string" calcext:value-type="string">
            <text:p>arg.timer.activeWeekday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arg.timer.activeMonth</text:p>
          </table:table-cell>
          <table:table-cell office:value-type="string" calcext:value-type="string">
            <text:p>arg.timer.periodLength</text:p>
          </table:table-cell>
          <table:table-cell office:value-type="string" calcext:value-type="string">
            <text:p>arg.timer.periodUnit</text:p>
          </table:table-cell>
          <table:table-cell office:value-type="string" calcext:value-type="string">
            <text:p>arg.timer.namedDateMidnight</text:p>
          </table:table-cell>
          <table:table-cell office:value-type="string" calcext:value-type="string">
            <text:p>arg.timer.relMinToSelectedTimerEvent</text:p>
          </table:table-cell>
          <table:table-cell office:value-type="string" calcext:value-type="string">
            <text:p>arg.timer.calendarUse</text:p>
          </table:table-cell>
          <table:table-cell office:value-type="string" calcext:value-type="string">
            <text:p>arg.timer.moonPhase</text:p>
          </table:table-cell>
          <table:table-cell office:value-type="string" calcext:value-type="string">
            <text:p>arg.timer.moonStatus</text:p>
          </table:table-cell>
          <table:table-cell office:value-type="string" calcext:value-type="string">
            <text:p>arg.timer.latitude</text:p>
          </table:table-cell>
          <table:table-cell office:value-type="string" calcext:value-type="string">
            <text:p>arg.timer.longitude</text:p>
          </table:table-cell>
          <table:table-cell office:value-type="string" calcext:value-type="string">
            <text:p>arg.timer.yamlPeriodFilePath</text:p>
          </table:table-cell>
          <table:table-cell office:value-type="string" calcext:value-type="string">
            <text:p>arg.timer.recursiveLoopLimit</text:p>
          </table:table-cell>
          <table:table-cell office:value-type="string" calcext:value-type="string">
            <text:p>arg.timer.yamlActiveFilePath</text:p>
          </table:table-cell>
          <table:table-cell office:value-type="string" calcext:value-type="string">
            <text:p>arg.timer.yamlForbiddenFilePath</text:p>
          </table:table-cell>
          <table:table-cell office:value-type="string" calcext:value-type="string">
            <text:p>arg.timer.sunPosition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2">
          <table:table-cell/>
          <table:table-cell office:value-type="string" calcext:value-type="string">
            <text:p>Test für Timer</text:p>
          </table:table-cell>
          <table:table-cell office:value-type="string" calcext:value-type="string">
            <text:p>LLL:EXT:timer/Resources/Private/Language/locallang_cal.xlf:calendarDate.christ.greg.testCutomTimerForTimer</text:p>
          </table:table-cell>
          <table:table-cell office:value-type="string" calcext:value-type="string">
            <text:p>greg-testCutomTimerForTimer</text:p>
          </table:table-cell>
          <table:table-cell office:value-type="string" calcext:value-type="string">
            <text:p>txTimerDatePeriod</text:p>
          </table:table-cell>
          <table:table-cell table:number-columns-repeated="21"/>
          <table:table-cell table:style-name="ce11" office:value-type="string" calcext:value-type="string">
            <text:p><text:span text:style-name="T4">1970-01-15</text:span><text:span text:style-name="T5"> </text:span><text:span text:style-name="T6">00</text:span><text:span text:style-name="T7">:</text:span><text:span text:style-name="T6">00</text:span><text:span text:style-name="T7">:</text:span><text:span text:style-name="T6">00</text:span>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 oder nachfolgender Montag</text:p>
          </table:table-cell>
          <table:table-cell office:value-type="string" calcext:value-type="string">
            <text:p>LLL:EXT:timer/Resources/Private/Language/locallang_cal.xlf:calendarDate.christ.greg.boxingdayWeekend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shifting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5"/>
          <table:table-cell table:style-name="ce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Weihnachten</text:p>
          </table:table-cell>
          <table:table-cell office:value-type="string" calcext:value-type="string">
            <text:p>LLL:EXT:timer/Resources/Private/Language/locallang_cal.xlf:calendarDate.christ.greg.christmas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_DE,fr_FR,es_CR,en_IE,ga_IE,kea_CV,pt_CV,lv_LV,en_LR,vai_Latn_LR,de_LI,hr_HR,fr_MC,es_MX,en_MU,en_MT,mt_MT,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/ Stephanstag</text:p>
          </table:table-cell>
          <table:table-cell office:value-type="string" calcext:value-type="string">
            <text:p>LLL:EXT:timer/Resources/Private/Language/locallang_cal.xlf:calendarDate.christ.greg.christmasSecondDay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IE,ga_IE,lv_LV,de_LI,hr_HR</text:p>
          </table:table-cell>
          <table:table-cell office:value-type="string" calcext:value-type="string">
            <text:p>de_DE,en_IE,ga_IE,lv_LV,de_LI,hr_HR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lvester</text:p>
          </table:table-cell>
          <table:table-cell office:value-type="string" calcext:value-type="string">
            <text:p>LLL:EXT:timer/Resources/Private/Language/locallang_cal.xlf:calendarDate.cult.greg.silvester</text:p>
          </table:table-cell>
          <table:table-cell office:value-type="string" calcext:value-type="string">
            <text:p>greg-silvester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DE,fr_FR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jp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oder nachfolgender Montag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GB,es_CR,en_IE,ga_IE,kea_CV,pt_CV,lv_LV,en_LR,vai_Latn_LR,de_LI,hr_HR,es_MX,en_MU,pt_MZ</text:p>
          </table:table-cell>
          <table:table-cell office:value-type="string" calcext:value-type="string">
            <text:p>de_DE,fr_FR,es_CR,en_IE,ga_IE,kea_CV,pt_CV,lv_LV,en_LR,vai_Latn_LR,de_LI,hr_HR,es_MX,en_MU,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ritius: Neujahr Zweiter Tag</text:p>
          </table:table-cell>
          <table:table-cell table:style-name="Default" office:value-type="string" calcext:value-type="string">
            <text:p>LLL:EXT:timer/Resources/Private/Language/locallang_cal.xlf:calendarDate.cult.greg.muNewyearSecondDay </text:p>
          </table:table-cell>
          <table:table-cell office:value-type="string" calcext:value-type="string">
            <text:p>greg-muNewyearSecondDay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ertoldstag</text:p>
          </table:table-cell>
          <table:table-cell table:style-name="Default" office:value-type="string" calcext:value-type="string">
            <text:p>LLL:EXT:timer/Resources/Private/Language/locallang_cal.xlf:calendarDate.hist.greg.liBertoldsDay</text:p>
          </table:table-cell>
          <table:table-cell office:value-type="string" calcext:value-type="string">
            <text:p>greg-liBertoldsDay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ilige drei Könige</text:p>
          </table:table-cell>
          <table:table-cell office:value-type="string" calcext:value-type="string">
            <text:p>LLL:EXT:timer/Resources/Private/Language/locallang_cal.xlf:calendarDate.cult.greg.holyThreeKings</text:p>
          </table:table-cell>
          <table:table-cell office:value-type="string" calcext:value-type="string">
            <text:p>greg-holyThreeKing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</text:p>
          </table:table-cell>
          <table:table-cell office:value-type="string" calcext:value-type="string">
            <text:p>de_LI,hr_H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 calcext:value-type="string">
            <text:p>Kap Verde: Tag der Demokratie</text:p>
          </table:table-cell>
          <table:table-cell office:value-type="string" calcext:value-type="string">
            <text:p>LLL:EXT:timer/Resources/Private/Language/locallang_cal.xlf:calendarDate.cult.greg.cvDayOfDemocracy</text:p>
          </table:table-cell>
          <table:table-cell office:value-type="string" calcext:value-type="string">
            <text:p>greg-cvDayOfDemocracy</text:p>
          </table:table-cell>
          <table:table-cell office:value-type="string" calcext:value-type="string">
            <text:p>f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</text:p>
          </table:table-cell>
          <table:table-cell office:value-type="string" calcext:value-type="string">
            <text:p>greg-jpDayOfAdults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4"/>
          <table:table-cell office:value-type="float" office:value="1999" calcext:value-type="float">
            <text:p>1999</text:p>
          </table:table-cell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New</text:p>
          </table:table-cell>
          <table:table-cell office:value-type="string" calcext:value-type="string">
            <text:p>greg-jpDayOfAdultsNew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Kap Verde: Nationaler Heldentag</text:p>
          </table:table-cell>
          <table:table-cell office:value-type="string" calcext:value-type="string">
            <text:p>LLL:EXT:timer/Resources/Private/Language/locallang_cal.xlf:calendarDate.cult.greg.cvDayOfHeros</text:p>
          </table:table-cell>
          <table:table-cell office:value-type="string" calcext:value-type="string">
            <text:p>greg-cvDayOfHeros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2">
          <table:table-cell table:style-name="ce4"/>
          <table:table-cell office:value-type="string" calcext:value-type="string">
            <text:p>Monaco:Sainte Devota (Patron of Monaco)</text:p>
          </table:table-cell>
          <table:table-cell table:style-name="ce4" office:value-type="string" calcext:value-type="string">
            <text:p><text:span text:style-name="T1">LLL:EXT:timer/Resources/Private/Language/locallang_cal.xlf:calendarDate.cult.greg.</text:span>mcSainteDevota</text:p>
          </table:table-cell>
          <table:table-cell office:value-type="string" calcext:value-type="string">
            <text:p>greg-mcSainteDevot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mexikanischen Verfassung </text:p>
          </table:table-cell>
          <table:table-cell office:value-type="string" calcext:value-type="string">
            <text:p>LLL:EXT:timer/Resources/Private/Language/locallang_cal.xlf:calendarDate.cult.greg.mxConstituationLayOfMexico</text:p>
          </table:table-cell>
          <table:table-cell office:value-type="string" calcext:value-type="string">
            <text:p>greg-mxConstituationLayOfMexico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ritius: Abschaffung der Sklaverei</text:p>
          </table:table-cell>
          <table:table-cell table:style-name="Default" office:value-type="string" calcext:value-type="string">
            <text:p>LLL:EXT:timer/Resources/Private/Language/locallang_cal.xlf:calendarDate.cult.greg.muAbolitionOfSlaver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Bankholiday February</text:p>
          </table:table-cell>
          <table:table-cell office:value-type="string" calcext:value-type="string">
            <text:p>LLL:EXT:timer/Resources/Private/Language/locallang_cal.xlf:calendarDate.cult.greg.jpFirstFebruary</text:p>
          </table:table-cell>
          <table:table-cell office:value-type="string" calcext:value-type="string">
            <text:p>greg-jpFirstFebruar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6,5,4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ä Lichtmeß</text:p>
          </table:table-cell>
          <table:table-cell office:value-type="string" calcext:value-type="string">
            <text:p>LLL:EXT:timer/Resources/Private/Language/locallang_cal.xlf:calendarDate.cult.greg.mariapregnant</text:p>
          </table:table-cell>
          <table:table-cell office:value-type="string" calcext:value-type="string">
            <text:p>greg-marialight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Heldentag</text:p>
          </table:table-cell>
          <table:table-cell table:style-name="Default" office:value-type="string" calcext:value-type="string">
            <text:p>LLL:EXT:timer/Resources/Private/Language/locallang_cal.xlf:calendarDate.cult.greg.mzHerosDay</text:p>
          </table:table-cell>
          <table:table-cell office:value-type="string" calcext:value-type="string">
            <text:p>greg-mzHerosDa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Liberia: Tag der Armee</text:p>
          </table:table-cell>
          <table:table-cell office:value-type="string" calcext:value-type="string">
            <text:p>LLL:EXT:timer/Resources/Private/Language/locallang_cal.xlf:calendarDate.cult.greg.lrArmedForceDay</text:p>
          </table:table-cell>
          <table:table-cell office:value-type="string" calcext:value-type="string">
            <text:p>greg-lrArmedForceDay</text:p>
          </table:table-cell>
          <table:table-cell office:value-type="string" calcext:value-type="string">
            <text:p>fix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 table:style-name="ce4"/>
          <table:table-cell office:value-type="string" calcext:value-type="string">
            <text:p>Japan Tag der Staatsgründung</text:p>
          </table:table-cell>
          <table:table-cell office:value-type="string" calcext:value-type="string">
            <text:p>LLL:EXT:timer/Resources/Private/Language/locallang_cal.xlf:calendarDate.cult.greg.jpStateFoundation</text:p>
          </table:table-cell>
          <table:table-cell office:value-type="string" calcext:value-type="string">
            <text:p>greg-jpStateFoundation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Valentinstag</text:p>
          </table:table-cell>
          <table:table-cell office:value-type="string" calcext:value-type="string">
            <text:p>LLL:EXT:timer/Resources/Private/Language/locallang_cal.xlf:calendarDate.eco.greg.valentinsday</text:p>
          </table:table-cell>
          <table:table-cell office:value-type="string" calcext:value-type="string">
            <text:p>greg-valentinsDay 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econom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Japan Geburtstag des Kaisers</text:p>
          </table:table-cell>
          <table:table-cell office:value-type="string" calcext:value-type="string">
            <text:p>LLL:EXT:timer/Resources/Private/Language/locallang_cal.xlf:calendarDate.cult.greg.jpTennoBirthday</text:p>
          </table:table-cell>
          <table:table-cell office:value-type="string" calcext:value-type="string">
            <text:p>greg-jpTennoBirthday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Weiberfastnacht</text:p>
          </table:table-cell>
          <table:table-cell office:value-type="string" calcext:value-type="string">
            <text:p>LLL:EXT:timer/Resources/Private/Language/locallang_cal.xlf:calendarDate.eco.greg.WomensShrovetide</text:p>
          </table:table-cell>
          <table:table-cell office:value-type="string" calcext:value-type="string">
            <text:p><text:span text:style-name="T2">greg-</text:span><text:span text:style-name="T3">WomensShrovetide</text:span>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52" calcext:value-type="float">
            <text:p>-5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asching /Fastnachtdientstag</text:p>
          </table:table-cell>
          <table:table-cell office:value-type="string" calcext:value-type="string">
            <text:p>LLL:EXT:timer/Resources/Private/Language/locallang_cal.xlf:calendarDate.christ.greg.carnival</text:p>
          </table:table-cell>
          <table:table-cell office:value-type="string" calcext:value-type="string">
            <text:p>greg-carnival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7" calcext:value-type="float">
            <text:p>-47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frauentag</text:p>
          </table:table-cell>
          <table:table-cell office:value-type="string" calcext:value-type="string">
            <text:p>LLL:EXT:timer/Resources/Private/Language/locallang_cal.xlf:calendarDate.christ.greg.worldwomenday</text:p>
          </table:table-cell>
          <table:table-cell office:value-type="string" calcext:value-type="string">
            <text:p>greg-worldwomen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,en_LR,vai_Latn_LR</text:p>
          </table:table-cell>
          <table:table-cell office:value-type="string" calcext:value-type="string">
            <text:p>en_LR,vai_Latn_L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uritius: Nationalfeiertag</text:p>
          </table:table-cell>
          <table:table-cell table:style-name="Default" office:value-type="string" calcext:value-type="string">
            <text:p>LLL:EXT:timer/Resources/Private/Language/locallang_cal.xlf:calendarDate.cult.greg.muNationalHolida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Tage der Ausschmückung</text:p>
          </table:table-cell>
          <table:table-cell office:value-type="string" calcext:value-type="string">
            <text:p>LLL:EXT:timer/Resources/Private/Language/locallang_cal.xlf:calendarDate.cult.greg.lrDecorationDay</text:p>
          </table:table-cell>
          <table:table-cell office:value-type="string" calcext:value-type="string">
            <text:p>greg-lrDecoration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J. J. Roberts’ Geburtstag</text:p>
          </table:table-cell>
          <table:table-cell office:value-type="string" calcext:value-type="string">
            <text:p>LLL:EXT:timer/Resources/Private/Language/locallang_cal.xlf:calendarDate.cult.greg.lrJJRobertsBirthday</text:p>
          </table:table-cell>
          <table:table-cell office:value-type="string" calcext:value-type="string">
            <text:p>greg-lrJJRoberts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_IE,ga_IE</text:p>
          </table:table-cell>
          <table:table-cell/>
          <table:table-cell office:value-type="string" calcext:value-type="string">
            <text:p>en_IE,ga_I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t. Patrick Day (english)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English</text:p>
          </table:table-cell>
          <table:table-cell office:value-type="string" calcext:value-type="string">
            <text:p>fixedshift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osefi</text:p>
          </table:table-cell>
          <table:table-cell table:style-name="Default" office:value-type="string" calcext:value-type="string">
            <text:p>LLL:EXT:timer/Resources/Private/Language/locallang_cal.xlf:calendarDate.hist.greg.liJosefi</text:p>
          </table:table-cell>
          <table:table-cell office:value-type="string" calcext:value-type="string">
            <text:p>greg-liJosefi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4">
          <table:table-cell/>
          <table:table-cell table:style-name="ce5" office:value-type="string" calcext:value-type="string">
            <text:p>Mexico: Geburtstag von Benito Juárez</text:p>
          </table:table-cell>
          <table:table-cell office:value-type="string" calcext:value-type="string">
            <text:p>LLL:EXT:timer/Resources/Private/Language/locallang_cal.xlf:calendarDate.cult.greg.mxBirthdayOfBenitoJuarez</text:p>
          </table:table-cell>
          <table:table-cell office:value-type="string" calcext:value-type="string">
            <text:p>greg-mxBirthdayOfBenitoJuarez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Frühlingsanfang</text:p>
          </table:table-cell>
          <table:table-cell office:value-type="string" calcext:value-type="string">
            <text:p>LLL:EXT:timer/Resources/Private/Language/locallang_cal.xlf:calendarDate.cult.greg.spring</text:p>
          </table:table-cell>
          <table:table-cell office:value-type="string" calcext:value-type="string">
            <text:p>greg-spring</text:p>
          </table:table-cell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rünen Donnerstag</text:p>
          </table:table-cell>
          <table:table-cell office:value-type="string" calcext:value-type="string">
            <text:p>LLL:EXT:timer/Resources/Private/Language/locallang_cal.xlf:calendarDate.christ.greg.greenthursday</text:p>
          </table:table-cell>
          <table:table-cell office:value-type="string" calcext:value-type="string">
            <text:p>greg-greenthurs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Fasten und Beten</text:p>
          </table:table-cell>
          <table:table-cell office:value-type="string" calcext:value-type="string">
            <text:p>LLL:EXT:timer/Resources/Private/Language/locallang_cal.xlf:calendarDate.cult.greg.lrFastPrayerDay </text:p>
          </table:table-cell>
          <table:table-cell office:value-type="string" calcext:value-type="string">
            <text:p>greg-lrFastPrayerDay 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lta: Freiheitstag</text:p>
          </table:table-cell>
          <table:table-cell office:value-type="string" calcext:value-type="string">
            <text:p>LLL:EXT:timer/Resources/Private/Language/locallang_cal.xlf:calendarDate.cult.greg.mtFreedomDay</text:p>
          </table:table-cell>
          <table:table-cell office:value-type="string" calcext:value-type="string">
            <text:p>greg-mtFreedom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arfreitag</text:p>
          </table:table-cell>
          <table:table-cell office:value-type="string" calcext:value-type="string">
            <text:p>LLL:EXT:timer/Resources/Private/Language/locallang_cal.xlf:calendarDate.christ.greg.goodfriday</text:p>
          </table:table-cell>
          <table:table-cell office:value-type="string" calcext:value-type="string">
            <text:p>greg-goodFri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,en_GB,es_CR,en_IE,ga_IE,de_LI,fr_MC,en_MT,mt_MT</text:p>
          </table:table-cell>
          <table:table-cell office:value-type="string" calcext:value-type="string">
            <text:p>de_DE,en_GB,es_CR,de_LI,fr_MC,en_MT,mt_MT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stern</text:p>
          </table:table-cell>
          <table:table-cell office:value-type="string" calcext:value-type="string">
            <text:p>LLL:EXT:timer/Resources/Private/Language/locallang_cal.xlf:calendarDate.christ.greg.easter</text:p>
          </table:table-cell>
          <table:table-cell office:value-type="string" calcext:value-type="string">
            <text:p>greg-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en_GB,es_CR,en_IE,ga_IE,de_LI,hr_HR,fr_MC,en_MT,mt_MT</text:p>
          </table:table-cell>
          <table:table-cell table:number-columns-repeated="30"/>
        </table:table-row>
        <table:table-row table:style-name="ro5">
          <table:table-cell/>
          <table:table-cell office:value-type="string" calcext:value-type="string">
            <text:p>Ostermontag</text:p>
          </table:table-cell>
          <table:table-cell office:value-type="string" calcext:value-type="string">
            <text:p>LLL:EXT:timer/Resources/Private/Language/locallang_cal.xlf:calendarDate.christ.greg.eastermonday</text:p>
          </table:table-cell>
          <table:table-cell office:value-type="string" calcext:value-type="string">
            <text:p>greg-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de_DE,fr_FR,en_GB,en_IE,ga_IE,de_LI,hr_HR</text:p>
          </table:table-cell>
          <table:table-cell office:value-type="string" calcext:value-type="string">
            <text:p>de_DE,fr_FR,en_GB,en_IE,ga_IE,de_LI,hr_H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Frauentag</text:p>
          </table:table-cell>
          <table:table-cell table:style-name="Default" office:value-type="string" calcext:value-type="string">
            <text:p>LLL:EXT:timer/Resources/Private/Language/locallang_cal.xlf:calendarDate.cult.greg.mzWomenDay</text:p>
          </table:table-cell>
          <table:table-cell office:value-type="string" calcext:value-type="string">
            <text:p>greg-mzWomen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5" office:value-type="string" calcext:value-type="string">
            <text:p>Costa Rica: Juan Santamaría Day</text:p>
          </table:table-cell>
          <table:table-cell office:value-type="string" calcext:value-type="string">
            <text:p>LLL:EXT:timer/Resources/Private/Language/locallang_cal.xlf:calendarDate.cult.greg.crJuanSantaMaria</text:p>
          </table:table-cell>
          <table:table-cell office:value-type="string" calcext:value-type="string">
            <text:p>greg-crJuanSantaMaria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tag der Dummheit</text:p>
          </table:table-cell>
          <table:table-cell table:style-name="Default" office:value-type="string" calcext:value-type="string">
            <text:p>LLL:EXT:timer/Resources/Private/Language/locallang_cal.xlf:calendarDate.hist.greg.stupidity</text:p>
          </table:table-cell>
          <table:table-cell office:value-type="string" calcext:value-type="string">
            <text:p>greg-stupidityDay</text:p>
          </table:table-cell>
          <table:table-cell office:value-type="string" calcext:value-type="string">
            <text:p>fixe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6">
          <table:table-cell table:style-name="ce1"/>
          <table:table-cell table:style-name="ce6" office:value-type="string" calcext:value-type="string">
            <text:p>Tag der Showa-Ära </text:p>
          </table:table-cell>
          <table:table-cell office:value-type="string" calcext:value-type="string">
            <text:p>LLL:EXT:timer/Resources/Private/Language/locallang_cal.xlf:calendarDate.cult.greg.jpDayOfShowa</text:p>
          </table:table-cell>
          <table:table-cell office:value-type="string" calcext:value-type="string">
            <text:p>greg-jpDayOfShowa</text:p>
          </table:table-cell>
          <table:table-cell office:value-type="string" calcext:value-type="string">
            <text:p>fixedshifting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lpurgisnacht</text:p>
          </table:table-cell>
          <table:table-cell table:style-name="Default" office:value-type="string" calcext:value-type="string">
            <text:p>LLL:EXT:timer/Resources/Private/Language/locallang_cal.xlf:calendarDate.hist.greg.walpurgis</text:p>
          </table:table-cell>
          <table:table-cell office:value-type="string" calcext:value-type="string">
            <text:p>greg-walpurgi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Arbeit (costa Rica)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csLabourDa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-2,4,0,2,0</text:p>
          </table:table-cell>
          <table:table-cell table:number-columns-repeated="3"/>
          <table:table-cell office:value-type="string" calcext:value-type="string">
            <text:p>politics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ettland: 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Groundlaw</text:p>
          </table:table-cell>
          <table:table-cell office:value-type="string" calcext:value-type="string">
            <text:p>greg-lvDayOfGroundlaw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labour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s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kea_CV,pt_CV,hr_HR,fr_MC,es_MX,en_MU,pt_MZ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Japan: Tag derVerfassung</text:p>
          </table:table-cell>
          <table:table-cell office:value-type="string" calcext:value-type="string">
            <text:p>LLL:EXT:timer/Resources/Private/Language/locallang_cal.xlf:calendarDate.cult.greg.jpDayOfGroundLaw</text:p>
          </table:table-cell>
          <table:table-cell office:value-type="string" calcext:value-type="string">
            <text:p>greg-jpDayOfGroundLaw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ettland: Erneuerung der Unabhängigkeit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NewIndependence</text:p>
          </table:table-cell>
          <table:table-cell office:value-type="string" calcext:value-type="string">
            <text:p>greg-lvDayOfNewIndependence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Japan: Tag des Grüns</text:p>
          </table:table-cell>
          <table:table-cell office:value-type="string" calcext:value-type="string">
            <text:p>LLL:EXT:timer/Resources/Private/Language/locallang_cal.xlf:calendarDate.cult.greg.jpDayOfGreenings</text:p>
          </table:table-cell>
          <table:table-cell office:value-type="string" calcext:value-type="string">
            <text:p>greg-jpDayOfGreenings</text:p>
          </table:table-cell>
          <table:table-cell office:value-type="string" calcext:value-type="string">
            <text:p>fixedshif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Japan: Tag der Kinder</text:p>
          </table:table-cell>
          <table:table-cell office:value-type="string" calcext:value-type="string">
            <text:p>LLL:EXT:timer/Resources/Private/Language/locallang_cal.xlf:calendarDate.cult.greg.jpDayOfChildren</text:p>
          </table:table-cell>
          <table:table-cell office:value-type="string" calcext:value-type="string">
            <text:p>greg-jpDayOfChildren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arly May bank holiday</text:p>
          </table:table-cell>
          <table:table-cell table:style-name="Default" office:value-type="string" calcext:value-type="string">
            <text:p>LLL:EXT:timer/Resources/Private/Language/locallang_cal.xlf:calendarDate.hist.greg.earlyMayBankHoliday</text:p>
          </table:table-cell>
          <table:table-cell office:value-type="string" calcext:value-type="string">
            <text:p>greg-earlymay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IE,ga_IE</text:p>
          </table:table-cell>
          <table:table-cell table:number-columns-repeated="30"/>
        </table:table-row>
        <table:table-row table:style-name="ro5">
          <table:table-cell/>
          <table:table-cell table:style-name="ce5" office:value-type="string" calcext:value-type="string">
            <text:p>à l'occasion de la fête de la libération alliée</text:p>
          </table:table-cell>
          <table:table-cell table:style-name="Default" office:value-type="string" calcext:value-type="string">
            <text:p>LLL:EXT:timer/Resources/Private/Language/locallang_cal.xlf:calendarDate.hist.greg.freeByAllierts</text:p>
          </table:table-cell>
          <table:table-cell office:value-type="string" calcext:value-type="string">
            <text:p>greg-freeByAllierts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ttertag</text:p>
          </table:table-cell>
          <table:table-cell table:style-name="Default" office:value-type="string" calcext:value-type="string">
            <text:p>LLL:EXT:timer/Resources/Private/Language/locallang_cal.xlf:calendarDate.hist.greg.mothersday</text:p>
          </table:table-cell>
          <table:table-cell office:value-type="string" calcext:value-type="string">
            <text:p>greg-mothersDay</text:p>
          </table:table-cell>
          <table:table-cell table:style-name="ce8"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politics, 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iberia: Tag der nationalen Vereinigung</text:p>
          </table:table-cell>
          <table:table-cell office:value-type="string" calcext:value-type="string">
            <text:p>LLL:EXT:timer/Resources/Private/Language/locallang_cal.xlf:calendarDate.cult.greg.lrNationalUnificationDay</text:p>
          </table:table-cell>
          <table:table-cell office:value-type="string" calcext:value-type="string">
            <text:p>greg-lrNationalUnificationDay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handtuchtag</text:p>
          </table:table-cell>
          <table:table-cell table:style-name="Default" office:value-type="string" calcext:value-type="string">
            <text:p>LLL:EXT:timer/Resources/Private/Language/locallang_cal.xlf:calendarDate.hist.greg.towlday</text:p>
          </table:table-cell>
          <table:table-cell office:value-type="string" calcext:value-type="string">
            <text:p>greg-towl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houmor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hristi Himmerlfahrt</text:p>
          </table:table-cell>
          <table:table-cell table:style-name="Default" office:value-type="string" calcext:value-type="string">
            <text:p>LLL:EXT:timer/Resources/Private/Language/locallang_cal.xlf:calendarDate.hist.greg.ascension</text:p>
          </table:table-cell>
          <table:table-cell office:value-type="string" calcext:value-type="string">
            <text:p>greg-ascension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2"/>
          <table:table-cell office:value-type="string" calcext:value-type="string">
            <text:p>Vatertag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fingsten</text:p>
          </table:table-cell>
          <table:table-cell table:style-name="ce2" office:value-type="string" calcext:value-type="string">
            <text:p>LLL:EXT:timer/Resources/Private/Language/locallang_cal.xlf:calendarDate.christ.greg.pentecost</text:p>
          </table:table-cell>
          <table:table-cell office:value-type="string" calcext:value-type="string">
            <text:p>greg-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montag</text:p>
          </table:table-cell>
          <table:table-cell table:style-name="ce2" office:value-type="string" calcext:value-type="string">
            <text:p>LLL:EXT:timer/Resources/Private/Language/locallang_cal.xlf:calendarDate.christ.greg.pentecostmonday</text:p>
          </table:table-cell>
          <table:table-cell office:value-type="string" calcext:value-type="string">
            <text:p>greg-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30"/>
        </table:table-row>
        <table:table-row table:style-name="ro7">
          <table:table-cell/>
          <table:table-cell office:value-type="string" calcext:value-type="string">
            <text:p>Staatsfeiertag Kroatien</text:p>
          </table:table-cell>
          <table:table-cell office:value-type="string" calcext:value-type="string">
            <text:p>LLL:EXT:timer/Resources/Private/Language/locallang_cal.xlf:calendarDate.cult.greg.hrNationHoliday</text:p>
          </table:table-cell>
          <table:table-cell office:value-type="string" calcext:value-type="string">
            <text:p>greg-hrNationHoliday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Kap Verde: Kindertag</text:p>
          </table:table-cell>
          <table:table-cell office:value-type="string" calcext:value-type="string">
            <text:p>LLL:EXT:timer/Resources/Private/Language/locallang_cal.xlf:calendarDate.cult.greg.cvDayOfChildren</text:p>
          </table:table-cell>
          <table:table-cell office:value-type="string" calcext:value-type="string">
            <text:p>greg-cvDayOfChildre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Early June bank holiday</text:p>
          </table:table-cell>
          <table:table-cell office:value-type="string" calcext:value-type="string">
            <text:p>LLL:EXT:timer/Resources/Private/Language/locallang_cal.xlf:calendarDate.cult.greg.earlyjunebankholiday</text:p>
          </table:table-cell>
          <table:table-cell office:value-type="string" calcext:value-type="string">
            <text:p>greg-earlyjune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onleichnam</text:p>
          </table:table-cell>
          <table:table-cell table:style-name="ce2" office:value-type="string" calcext:value-type="string">
            <text:p>LLL:EXT:timer/Resources/Private/Language/locallang_cal.xlf:calendarDate.christ.greg.happycadaver</text:p>
          </table:table-cell>
          <table:table-cell office:value-type="string" calcext:value-type="string">
            <text:p>greg-happycadav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,fr_MC</text:p>
          </table:table-cell>
          <table:table-cell office:value-type="string" calcext:value-type="string">
            <text:p>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lta: Sette Giugno</text:p>
          </table:table-cell>
          <table:table-cell office:value-type="string" calcext:value-type="string">
            <text:p>LLL:EXT:timer/Resources/Private/Language/locallang_cal.xlf:calendarDate.cult.greg.mtSetteGiugno</text:p>
          </table:table-cell>
          <table:table-cell office:value-type="string" calcext:value-type="string">
            <text:p>greg-mtSetteGiugno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fstand des 17. Juni</text:p>
          </table:table-cell>
          <table:table-cell table:style-name="ce2" office:value-type="string" calcext:value-type="string">
            <text:p>LLL:EXT:timer/Resources/Private/Language/locallang_cal.xlf:calendarDate.christ.greg.revolte17june</text:p>
          </table:table-cell>
          <table:table-cell office:value-type="string" calcext:value-type="string">
            <text:p>greg-revolte17june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7">
          <table:table-cell/>
          <table:table-cell office:value-type="string" calcext:value-type="string">
            <text:p>Kroation:Tag des antifaschistischen Kampfes</text:p>
          </table:table-cell>
          <table:table-cell office:value-type="string" calcext:value-type="string">
            <text:p>LLL:EXT:timer/Resources/Private/Language/locallang_cal.xlf:calendarDate.cult.greg.hrDayOfAntifashismFights</text:p>
          </table:table-cell>
          <table:table-cell office:value-type="string" calcext:value-type="string">
            <text:p>greg-hrDayOfAntifashismFights</text:p>
          </table:table-cell>
          <table:table-cell office:value-type="string" calcext:value-type="string">
            <text:p>fix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ettland: Johannisfest </text:p>
          </table:table-cell>
          <table:table-cell table:style-name="Default" office:value-type="string" calcext:value-type="string">
            <text:p>LLL:EXT:timer/Resources/Private/Language/locallang_cal.xlf:calendarDate.hist.greg.lvDayOfJohanni</text:p>
          </table:table-cell>
          <table:table-cell office:value-type="string" calcext:value-type="string">
            <text:p>greg-lvDayOfJohanni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ettland: Jäni</text:p>
          </table:table-cell>
          <table:table-cell table:style-name="Default" office:value-type="string" calcext:value-type="string">
            <text:p>LLL:EXT:timer/Resources/Private/Language/locallang_cal.xlf:calendarDate.hist.greg.lvJaeni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Unabhängigkeitstag</text:p>
          </table:table-cell>
          <table:table-cell table:style-name="Default" office:value-type="string" calcext:value-type="string">
            <text:p>LLL:EXT:timer/Resources/Private/Language/locallang_cal.xlf:calendarDate.cult.greg.mzIndependenceDay</text:p>
          </table:table-cell>
          <table:table-cell office:value-type="string" calcext:value-type="string">
            <text:p>greg-mzIndependence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eter und Paul</text:p>
          </table:table-cell>
          <table:table-cell table:style-name="ce2" office:value-type="string" calcext:value-type="string">
            <text:p>LLL:EXT:timer/Resources/Private/Language/locallang_cal.xlf:calendarDate.christ.greg.peterandpaul</text:p>
          </table:table-cell>
          <table:table-cell office:value-type="string" calcext:value-type="string">
            <text:p>greg-peterandpaul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Kap Verde: Unabhängigkeitstag</text:p>
          </table:table-cell>
          <table:table-cell office:value-type="string" calcext:value-type="string">
            <text:p>LLL:EXT:timer/Resources/Private/Language/locallang_cal.xlf:calendarDate.cult.greg.cvDayOfIndependency</text:p>
          </table:table-cell>
          <table:table-cell office:value-type="string" calcext:value-type="string">
            <text:p>greg-cvDayOfIndependency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ttle of the Boyne (Orangemen’s Day)</text:p>
          </table:table-cell>
          <table:table-cell table:style-name="ce2" office:value-type="string" calcext:value-type="string">
            <text:p>LLL:EXT:timer/Resources/Private/Language/locallang_cal.xlf:calendarDate.christ.greg.orangemenSDay</text:p>
          </table:table-cell>
          <table:table-cell office:value-type="string" calcext:value-type="string">
            <text:p>preg-orangemensday</text:p>
          </table:table-cell>
          <table:table-cell office:value-type="string" calcext:value-type="string">
            <text:p>fixedshif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 Frankreich</text:p>
          </table:table-cell>
          <table:table-cell table:style-name="ce2" office:value-type="string" calcext:value-type="string">
            <text:p>LLL:EXT:timer/Resources/Private/Language/locallang_cal.xlf:calendarDate.christ.greg.grandNationfrance</text:p>
          </table:table-cell>
          <table:table-cell office:value-type="string" calcext:value-type="string">
            <text:p>greg-greandnationfr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Japan: Tag des Meeres</text:p>
          </table:table-cell>
          <table:table-cell office:value-type="string" calcext:value-type="string">
            <text:p>LLL:EXT:timer/Resources/Private/Language/locallang_cal.xlf:calendarDate.cult.greg.jpDayOfOcean</text:p>
          </table:table-cell>
          <table:table-cell office:value-type="string" calcext:value-type="string">
            <text:p>greg-jpDayOfOcean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Japan: Tag des Sports</text:p>
          </table:table-cell>
          <table:table-cell office:value-type="string" calcext:value-type="string">
            <text:p>LLL:EXT:timer/Resources/Private/Language/locallang_cal.xlf:calendarDate.cult.greg.jpDayOfSport</text:p>
          </table:table-cell>
          <table:table-cell office:value-type="string" calcext:value-type="string">
            <text:p>greg-jpDayOfSport</text:p>
          </table:table-cell>
          <table:table-cell office:value-type="string" calcext:value-type="string">
            <text:p>fixedshifting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5" office:value-type="string" calcext:value-type="string">
            <text:p>Anexión del Partido de Nicoya / Guanacaste</text:p>
          </table:table-cell>
          <table:table-cell office:value-type="string" calcext:value-type="string">
            <text:p>LLL:EXT:timer/Resources/Private/Language/locallang_cal.xlf:calendarDate.cult.greg.crAnexionDelPartidoDeNicoyaGuanacaste</text:p>
          </table:table-cell>
          <table:table-cell office:value-type="string" calcext:value-type="string">
            <text:p>greg-crAnexionDelPartidoDeNicoyaGuanacaste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Unabhängigkeitstag</text:p>
          </table:table-cell>
          <table:table-cell office:value-type="string" calcext:value-type="string">
            <text:p>LLL:EXT:timer/Resources/Private/Language/locallang_cal.xlf:calendarDate.cult.greg.lrIndependenceDay</text:p>
          </table:table-cell>
          <table:table-cell office:value-type="string" calcext:value-type="string">
            <text:p>greg-lrIndependence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arly August bank holiday</text:p>
          </table:table-cell>
          <table:table-cell office:value-type="string" calcext:value-type="string">
            <text:p>LLL:EXT:timer/Resources/Private/Language/locallang_cal.xlf:calendarDate.cult.greg.earlyAugustBankholiday</text:p>
          </table:table-cell>
          <table:table-cell office:value-type="string" calcext:value-type="string">
            <text:p>greg-earlyAugust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Jungfrau der Engel</text:p>
          </table:table-cell>
          <table:table-cell office:value-type="string" calcext:value-type="string">
            <text:p>LLL:EXT:timer/Resources/Private/Language/locallang_cal.xlf:calendarDate.cult.greg.crVirgenDeLosÁngeles</text:p>
          </table:table-cell>
          <table:table-cell office:value-type="string" calcext:value-type="string">
            <text:p>greg-crVirgenDeLosÁngeles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7">
          <table:table-cell/>
          <table:table-cell office:value-type="string" calcext:value-type="string">
            <text:p>Kroation: Tag des Sieges und der heimatlichen Dankbarkeit</text:p>
          </table:table-cell>
          <table:table-cell office:value-type="string" calcext:value-type="string">
            <text:p>LLL:EXT:timer/Resources/Private/Language/locallang_cal.xlf:calendarDate.cult.greg.hrDayOfWinAndThanks</text:p>
          </table:table-cell>
          <table:table-cell office:value-type="string" calcext:value-type="string">
            <text:p>greg-hrDayOfWinAndThanks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gsburger Friedensfest</text:p>
          </table:table-cell>
          <table:table-cell table:style-name="ce2" office:value-type="string" calcext:value-type="string">
            <text:p>LLL:EXT:timer/Resources/Private/Language/locallang_cal.xlf:calendarDate.christ.greg.augsburgepeacefete</text:p>
          </table:table-cell>
          <table:table-cell office:value-type="string" calcext:value-type="string">
            <text:p>greg-augsburgpeacefet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6">
          <table:table-cell table:style-name="ce1"/>
          <table:table-cell table:style-name="ce6" office:value-type="string" calcext:value-type="string">
            <text:p>Japan: Tag des Berges</text:p>
          </table:table-cell>
          <table:table-cell office:value-type="string" calcext:value-type="string">
            <text:p>LLL:EXT:timer/Resources/Private/Language/locallang_cal.xlf:calendarDate.cult.greg.jpDayOfMountain</text:p>
          </table:table-cell>
          <table:table-cell office:value-type="string" calcext:value-type="string">
            <text:p>greg-jpDayOfMountain</text:p>
          </table:table-cell>
          <table:table-cell office:value-type="string" calcext:value-type="string">
            <text:p>fixedshiftin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Costa Rica: Muttertag/Día de la Madre</text:p>
          </table:table-cell>
          <table:table-cell office:value-type="string" calcext:value-type="string">
            <text:p>LLL:EXT:timer/Resources/Private/Language/locallang_cal.xlf:calendarDate.cult.greg.crDiaMadre</text:p>
          </table:table-cell>
          <table:table-cell office:value-type="string" calcext:value-type="string">
            <text:p>greg-crDiaMadre</text:p>
          </table:table-cell>
          <table:table-cell office:value-type="string" calcext:value-type="string">
            <text:p>fixedshift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a Himmelfahrt</text:p>
          </table:table-cell>
          <table:table-cell table:style-name="Default" office:value-type="string" calcext:value-type="string">
            <text:p>LLL:EXT:timer/Resources/Private/Language/locallang_cal.xlf:calendarDate.hist.greg.mariaascension</text:p>
          </table:table-cell>
          <table:table-cell office:value-type="string" calcext:value-type="string">
            <text:p>greg-mariaascension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 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ria Geburt</text:p>
          </table:table-cell>
          <table:table-cell table:style-name="Default" office:value-type="string" calcext:value-type="string">
            <text:p>LLL:EXT:timer/Resources/Private/Language/locallang_cal.xlf:calendarDate.hist.greg.liMariabirthday</text:p>
          </table:table-cell>
          <table:table-cell office:value-type="string" calcext:value-type="string">
            <text:p>greg-liMaria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Flaggentag</text:p>
          </table:table-cell>
          <table:table-cell office:value-type="string" calcext:value-type="string">
            <text:p>LLL:EXT:timer/Resources/Private/Language/locallang_cal.xlf:calendarDate.cult.greg.lrFlagDay</text:p>
          </table:table-cell>
          <table:table-cell office:value-type="string" calcext:value-type="string">
            <text:p>greg-lrFlagDay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5" office:value-type="string" calcext:value-type="string">
            <text:p>Día de la Persona Negra</text:p>
          </table:table-cell>
          <table:table-cell office:value-type="string" calcext:value-type="string">
            <text:p>LLL:EXT:timer/Resources/Private/Language/locallang_cal.xlf:calendarDate.cult.greg.crDiaPersonaNegra</text:p>
          </table:table-cell>
          <table:table-cell office:value-type="string" calcext:value-type="string">
            <text:p>greg-crDiaPersonaNegra</text:p>
          </table:table-cell>
          <table:table-cell office:value-type="string" calcext:value-type="string">
            <text:p>fixedshifting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5,4,3,2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Siegestag</text:p>
          </table:table-cell>
          <table:table-cell table:style-name="Default" office:value-type="string" calcext:value-type="string">
            <text:p>LLL:EXT:timer/Resources/Private/Language/locallang_cal.xlf:calendarDate.cult.greg.mzVictoryDay</text:p>
          </table:table-cell>
          <table:table-cell office:value-type="string" calcext:value-type="string">
            <text:p>greg-mzVictory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lta: Siegestag</text:p>
          </table:table-cell>
          <table:table-cell office:value-type="string" calcext:value-type="string">
            <text:p>LLL:EXT:timer/Resources/Private/Language/locallang_cal.xlf:calendarDate.cult.greg.mtVictoriaDay</text:p>
          </table:table-cell>
          <table:table-cell office:value-type="string" calcext:value-type="string">
            <text:p>greg-mtVictoria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8">
          <table:table-cell table:style-name="ce1"/>
          <table:table-cell table:style-name="ce5" office:value-type="string" calcext:value-type="string">
            <text:p>Costa Ricas Unabhängigkeitstag</text:p>
          </table:table-cell>
          <table:table-cell office:value-type="string" calcext:value-type="string">
            <text:p>LLL:EXT:timer/Resources/Private/Language/locallang_cal.xlf:calendarDate.cult.greg.crDiaIndependencia</text:p>
          </table:table-cell>
          <table:table-cell office:value-type="string" calcext:value-type="string">
            <text:p>greg-crDiaIndependencia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8">
          <table:table-cell/>
          <table:table-cell table:style-name="ce5" office:value-type="string" calcext:value-type="string">
            <text:p>Mexikos Unabhängigkeitstag</text:p>
          </table:table-cell>
          <table:table-cell table:style-name="Default" office:value-type="string" calcext:value-type="string">
            <text:p>LLL:EXT:timer/Resources/Private/Language/locallang_cal.xlf:calendarDate.hist.greg.mxDiaIndependencia</text:p>
          </table:table-cell>
          <table:table-cell office:value-type="string" calcext:value-type="string">
            <text:p>greg-mxDiaIndependencia</text:p>
          </table:table-cell>
          <table:table-cell office:value-type="string" calcext:value-type="string">
            <text:p>fixedshifting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MX</text:p>
          </table:table-cell>
          <table:table-cell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 Kindertag</text:p>
          </table:table-cell>
          <table:table-cell table:style-name="Default" office:value-type="string" calcext:value-type="string">
            <text:p>LLL:EXT:timer/Resources/Private/Language/locallang_cal.xlf:calendarDate.hist.greg.worldchildrenday</text:p>
          </table:table-cell>
          <table:table-cell office:value-type="string" calcext:value-type="string">
            <text:p>greg-worldchildrenday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lta: Unabhängigkeitstag</text:p>
          </table:table-cell>
          <table:table-cell office:value-type="string" calcext:value-type="string">
            <text:p>LLL:EXT:timer/Resources/Private/Language/locallang_cal.xlf:calendarDate.cult.greg.mtIndependenceDay</text:p>
          </table:table-cell>
          <table:table-cell office:value-type="string" calcext:value-type="string">
            <text:p>greg-mtIndependence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Tag der Armee</text:p>
          </table:table-cell>
          <table:table-cell table:style-name="Default" office:value-type="string" calcext:value-type="string">
            <text:p>LLL:EXT:timer/Resources/Private/Language/locallang_cal.xlf:calendarDate.cult.greg.mzArmedForcesDay</text:p>
          </table:table-cell>
          <table:table-cell office:value-type="string" calcext:value-type="string">
            <text:p>greg-mzArmedForces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Ehrerbietung vor dem Alter</text:p>
          </table:table-cell>
          <table:table-cell table:style-name="Default" office:value-type="string" calcext:value-type="string">
            <text:p>LLL:EXT:timer/Resources/Private/Language/locallang_cal.xlf:calendarDate.cult.greg.jpHonorForElderPeople</text:p>
          </table:table-cell>
          <table:table-cell office:value-type="string" calcext:value-type="string">
            <text:p>greg-jpHonorForElderPeopl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Herbstsanfang</text:p>
          </table:table-cell>
          <table:table-cell office:value-type="string" calcext:value-type="string">
            <text:p>LLL:EXT:timer/Resources/Private/Language/locallang_cal.xlf:calendarDate.cult.greg.autumn</text:p>
          </table:table-cell>
          <table:table-cell office:value-type="string" calcext:value-type="string">
            <text:p>greg-autumn</text:p>
          </table:table-cell>
          <table:table-cell office:value-type="string" calcext:value-type="string">
            <text:p>seasonshifting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Latest October bank holiday</text:p>
          </table:table-cell>
          <table:table-cell office:value-type="string" calcext:value-type="string">
            <text:p>LLL:EXT:timer/Resources/Private/Language/locallang_cal.xlf:calendarDate.cult.greg.ieLatestOctoberBankholiday</text:p>
          </table:table-cell>
          <table:table-cell office:value-type="string" calcext:value-type="string">
            <text:p>greg-ieLatestOctober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Deutschen Einheit</text:p>
          </table:table-cell>
          <table:table-cell office:value-type="string" calcext:value-type="string">
            <text:p>LLL:EXT:timer/Resources/Private/Language/locallang_cal.xlf:calendarDate.hist.greg.germanunity</text:p>
          </table:table-cell>
          <table:table-cell office:value-type="string" calcext:value-type="string">
            <text:p>greg-germanUnit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politics, govern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sambik: Tag des Friedens und der Versöhnung</text:p>
          </table:table-cell>
          <table:table-cell table:style-name="Default" office:value-type="string" calcext:value-type="string">
            <text:p>LLL:EXT:timer/Resources/Private/Language/locallang_cal.xlf:calendarDate.cult.greg.mzPeaceAndReconciliationDay</text:p>
          </table:table-cell>
          <table:table-cell office:value-type="string" calcext:value-type="string">
            <text:p>greg-mzPeaceAndReconciliationDay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aloween</text:p>
          </table:table-cell>
          <table:table-cell office:value-type="string" calcext:value-type="string">
            <text:p>LLL:EXT:timer/Resources/Private/Language/locallang_cal.xlf:calendarDate.hist.greg.haloween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tl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formationstag</text:p>
          </table:table-cell>
          <table:table-cell office:value-type="string" calcext:value-type="string">
            <text:p>LLL:EXT:timer/Resources/Private/Language/locallang_cal.xlf:calendarDate.hist.greg.reformationDay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uritius: Allerheiligen</text:p>
          </table:table-cell>
          <table:table-cell table:style-name="Default" office:value-type="string" calcext:value-type="string">
            <text:p>LLL:EXT:timer/Resources/Private/Language/locallang_cal.xlf:calendarDate.hist.greg.muAllSaintsDay</text:p>
          </table:table-cell>
          <table:table-cell office:value-type="string" calcext:value-type="string">
            <text:p>greg-muAllSaintsDay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llerheiligen</text:p>
          </table:table-cell>
          <table:table-cell office:value-type="string" calcext:value-type="string">
            <text:p>LLL:EXT:timer/Resources/Private/Language/locallang_cal.xlf:calendarDate.hist.greg.allSaintsDay</text:p>
          </table:table-cell>
          <table:table-cell office:value-type="string" calcext:value-type="string">
            <text:p>greg-allSaints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uritius: Ankunft der indischen Arbeiter</text:p>
          </table:table-cell>
          <table:table-cell table:style-name="Default" office:value-type="string" calcext:value-type="string">
            <text:p>LLL:EXT:timer/Resources/Private/Language/locallang_cal.xlf:calendarDate.cult.greg.muArrivalOfIndenturedLabourers</text:p>
          </table:table-cell>
          <table:table-cell office:value-type="string" calcext:value-type="string">
            <text:p>greg-muArrivalOfIndenturedLabourers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Japan: Tag der Kultur</text:p>
          </table:table-cell>
          <table:table-cell office:value-type="string" calcext:value-type="string">
            <text:p>LLL:EXT:timer/Resources/Private/Language/locallang_cal.xlf:calendarDate.cult.greg.jpDayOfCulture</text:p>
          </table:table-cell>
          <table:table-cell office:value-type="string" calcext:value-type="string">
            <text:p>greg-jpDayOfCulture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Thanksgiving Day (Erntedankfest)</text:p>
          </table:table-cell>
          <table:table-cell office:value-type="string" calcext:value-type="string">
            <text:p>LLL:EXT:timer/Resources/Private/Language/locallang_cal.xlf:calendarDate.cult.greg.lrThanksGivingDay</text:p>
          </table:table-cell>
          <table:table-cell office:value-type="string" calcext:value-type="string">
            <text:p>greg-lrThanksGiving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erfall</text:p>
          </table:table-cell>
          <table:table-cell office:value-type="string" calcext:value-type="string">
            <text:p>LLL:EXT:timer/Resources/Private/Language/locallang_cal.xlf:calendarDate.hist.greg.fallOfTheWall</text:p>
          </table:table-cell>
          <table:table-cell office:value-type="string" calcext:value-type="string">
            <text:p>greg-fallOfTheWall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s</text:p>
          </table:table-cell>
          <table:table-cell office:value-type="string" calcext:value-type="string">
            <text:p>revolution,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5">
          <table:table-cell/>
          <table:table-cell table:style-name="ce5" office:value-type="string" calcext:value-type="string">
            <text:p>Armistice; anlässlich des Waffenstillstands 1918 </text:p>
          </table:table-cell>
          <table:table-cell office:value-type="string" calcext:value-type="string">
            <text:p>LLL:EXT:timer/Resources/Private/Language/locallang_cal.xlf:calendarDate.hist.greg.armistice1918</text:p>
          </table:table-cell>
          <table:table-cell office:value-type="string" calcext:value-type="string">
            <text:p>greg-armistic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6">
          <table:table-cell/>
          <table:table-cell table:style-name="ce5" office:value-type="string" calcext:value-type="string">
            <text:p>Beginn der Karnevalszeit</text:p>
          </table:table-cell>
          <table:table-cell office:value-type="string" calcext:value-type="string">
            <text:p>LLL:EXT:timer/Resources/Private/Language/locallang_cal.xlf:calendarDate.hist.greg.startcarneval</text:p>
          </table:table-cell>
          <table:table-cell office:value-type="string" calcext:value-type="string">
            <text:p>greg-begincarneval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car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"/>
          <table:table-cell office:value-type="string" calcext:value-type="string">
            <text:p>Beginn der Karnevalszeit – 11.11 um 11:11</text:p>
          </table:table-cell>
          <table:table-cell table:number-columns-repeated="27"/>
        </table:table-row>
        <table:table-row table:style-name="ro7">
          <table:table-cell/>
          <table:table-cell office:value-type="string" calcext:value-type="string">
            <text:p>Kroation: Gedenktag für die Opfer des Heimatkrieges und von Vukovar und Škabrnja</text:p>
          </table:table-cell>
          <table:table-cell office:value-type="string" calcext:value-type="string">
            <text:p>LLL:EXT:timer/Resources/Private/Language/locallang_cal.xlf:calendarDate.cult.greg.hrDayOfVictimsOfHomewar</text:p>
          </table:table-cell>
          <table:table-cell office:value-type="string" calcext:value-type="string">
            <text:p>greg-hrDayOfVictimsOfHomewar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ettland: Proklamierung der Republik Lettland 1918 (Nationalfeiertag)</text:p>
          </table:table-cell>
          <table:table-cell table:style-name="Default" office:value-type="string" calcext:value-type="string">
            <text:p>LLL:EXT:timer/Resources/Private/Language/locallang_cal.xlf:calendarDate.hist.greg.lvDateOfStateFoundation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naco: Nationalfeiertag</text:p>
          </table:table-cell>
          <table:table-cell table:style-name="Default" office:value-type="string" calcext:value-type="string">
            <text:p>LLL:EXT:timer/Resources/Private/Language/locallang_cal.xlf:calendarDate.hist.greg.mcNationHoliday</text:p>
          </table:table-cell>
          <table:table-cell office:value-type="string" calcext:value-type="string">
            <text:p>greg-mcNationHoliday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9">
          <table:table-cell/>
          <table:table-cell table:style-name="ce5" office:value-type="string" calcext:value-type="string">
            <text:p>Gedenken an den 20 November - Jahrestag der mexikanischen Revolution </text:p>
          </table:table-cell>
          <table:table-cell office:value-type="string" calcext:value-type="string">
            <text:p>LLL:EXT:timer/Resources/Private/Language/locallang_cal.xlf:calendarDate.cult.greg.mxNovemberRevolution</text:p>
          </table:table-cell>
          <table:table-cell office:value-type="string" calcext:value-type="string">
            <text:p>greg-mxNovemberRevolution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Japan: Tag des Dankes für die Arbeit</text:p>
          </table:table-cell>
          <table:table-cell office:value-type="string" calcext:value-type="string">
            <text:p>LLL:EXT:timer/Resources/Private/Language/locallang_cal.xlf:calendarDate.cult.greg.jpDayOfThanksForLabour</text:p>
          </table:table-cell>
          <table:table-cell office:value-type="string" calcext:value-type="string">
            <text:p>greg-jpDayOfThanksForLabour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iberia: Präsident Tubman’s Geburtstag</text:p>
          </table:table-cell>
          <table:table-cell office:value-type="string" calcext:value-type="string">
            <text:p>LLL:EXT:timer/Resources/Private/Language/locallang_cal.xlf:calendarDate.cult.greg.lrPresidentTubmansBirthday</text:p>
          </table:table-cell>
          <table:table-cell office:value-type="string" calcext:value-type="string">
            <text:p>greg-lrPresidentTubmansBirthday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6">
          <table:table-cell/>
          <table:table-cell table:style-name="ce5"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shifting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0">
          <table:table-cell/>
          <table:table-cell table:style-name="ce5" office:value-type="string" calcext:value-type="string">
            <text:p>Mexiko: Machtübergabe an den neuen Präsidenten 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mxChangeOfPresident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5" office:value-type="string" calcext:value-type="string">
            <text:p>Tag der Abschaffung der Armee (Costa Rica)</text:p>
          </table:table-cell>
          <table:table-cell office:value-type="string" calcext:value-type="string">
            <text:p>LLL:EXT:timer/Resources/Private/Language/locallang_cal.xlf:calendarDate.cult.greg.crDiaAbolicionEjercito</text:p>
          </table:table-cell>
          <table:table-cell office:value-type="string" calcext:value-type="string">
            <text:p>greg-crDiaAbolicionEjercito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ikolaus</text:p>
          </table:table-cell>
          <table:table-cell table:style-name="Default" office:value-type="string" calcext:value-type="string">
            <text:p>LLL:EXT:timer/Resources/Private/Language/locallang_cal.xlf:calendarDate.hist.greg.liNikolaus</text:p>
          </table:table-cell>
          <table:table-cell office:value-type="string" calcext:value-type="string">
            <text:p>greg-liNikolau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riä Empfangnis</text:p>
          </table:table-cell>
          <table:table-cell table:style-name="Default" office:value-type="string" calcext:value-type="string">
            <text:p>LLL:EXT:timer/Resources/Private/Language/locallang_cal.xlf:calendarDate.hist.greg.liMariaPregnancy</text:p>
          </table:table-cell>
          <table:table-cell office:value-type="string" calcext:value-type="string">
            <text:p>greg-liMariaPregnanc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lta: Tag der Republic</text:p>
          </table:table-cell>
          <table:table-cell office:value-type="string" calcext:value-type="string">
            <text:p>LLL:EXT:timer/Resources/Private/Language/locallang_cal.xlf:calendarDate.cult.greg.mtRepublicDay</text:p>
          </table:table-cell>
          <table:table-cell office:value-type="string" calcext:value-type="string">
            <text:p>greg-mtRepublic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2. Advent</text:p>
          </table:table-cell>
          <table:table-cell office:value-type="string" calcext:value-type="string">
            <text:p>LLL:EXT:timer/Resources/Private/Language/locallang_cal.xlf:calendarDate.christ.greg.secondAdvent</text:p>
          </table:table-cell>
          <table:table-cell office:value-type="string" calcext:value-type="string">
            <text:p>greg-secon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1">
          <table:table-cell/>
          <table:table-cell office:value-type="string" calcext:value-type="string">
            <text:p>Weltantikorruptionstag</text:p>
          </table:table-cell>
          <table:table-cell office:value-type="string" calcext:value-type="string">
            <text:p>LLL:EXT:timer/Resources/Private/Language/locallang_cal.xlf:calendarDate.christ.greg.worldanticorruptionday</text:p>
          </table:table-cell>
          <table:table-cell office:value-type="string" calcext:value-type="string">
            <text:p><text:span text:style-name="T2">greg-</text:span><text:span text:style-name="T3">worldanticorruptionday</text:span>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office:value-type="string" calcext:value-type="string">
            <text:p>mn_MN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obelpreisverleihung</text:p>
          </table:table-cell>
          <table:table-cell office:value-type="string" calcext:value-type="string">
            <text:p>LLL:EXT:timer/Resources/Private/Language/locallang_cal.xlf:calendarDate.christ.greg.nobelprice</text:p>
          </table:table-cell>
          <table:table-cell office:value-type="string" calcext:value-type="string">
            <text:p>greg-nobelprice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sci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3. Advent</text:p>
          </table:table-cell>
          <table:table-cell office:value-type="string" calcext:value-type="string">
            <text:p>LLL:EXT:timer/Resources/Private/Language/locallang_cal.xlf:calendarDate.christ.greg.thirdAdvent</text:p>
          </table:table-cell>
          <table:table-cell office:value-type="string" calcext:value-type="string">
            <text:p>greg-thir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4. Advent</text:p>
          </table:table-cell>
          <table:table-cell office:value-type="string" calcext:value-type="string">
            <text:p>LLL:EXT:timer/Resources/Private/Language/locallang_cal.xlf:calendarDate.christ.greg.forthAdvent</text:p>
          </table:table-cell>
          <table:table-cell office:value-type="string" calcext:value-type="string">
            <text:p>greg-forth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Vesakh (other)</text:p>
          </table:table-cell>
          <table:table-cell office:value-type="string" calcext:value-type="string">
            <text:p>LLL:EXT:timer/Resources/Private/Language/locallang_cal.xlf:calendarDate.buddh.indean.vesakhother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Laylat Al Baraat (Nacht der Vergebung)</text:p>
          </table:table-cell>
          <table:table-cell office:value-type="string" calcext:value-type="string">
            <text:p>LLL:EXT:timer/Resources/Private/Language/locallang_cal.xlf:calendarDate.rel.isl.lailatAlBaraa</text:p>
          </table:table-cell>
          <table:table-cell office:value-type="string" calcext:value-type="string">
            <text:p>isl-lailatAlBaraa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aylat al-Qadr (Nacht der Bestimmung)</text:p>
          </table:table-cell>
          <table:table-cell table:style-name="Default" office:value-type="string" calcext:value-type="string">
            <text:p>LLL:EXT:timer/Resources/Private/Language/locallang_cal.xlf:calendarDate.rel.isl.laylatulQadr</text:p>
          </table:table-cell>
          <table:table-cell office:value-type="string" calcext:value-type="string">
            <text:p>isl-laylatAlQadr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 al-Fitr (Tag des Fastenbrechens)</text:p>
          </table:table-cell>
          <table:table-cell table:style-name="Default" office:value-type="string" calcext:value-type="string">
            <text:p>LLL:EXT:timer/Resources/Private/Language/locallang_cal.xlf:calendarDate.rel.isl.eidAlFitr</text:p>
          </table:table-cell>
          <table:table-cell office:value-type="string" calcext:value-type="string">
            <text:p>isl-eidAlFitr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d ul-Adha (Opferfest)</text:p>
          </table:table-cell>
          <table:table-cell table:style-name="Default" office:value-type="string" calcext:value-type="string">
            <text:p>LLL:EXT:timer/Resources/Private/Language/locallang_cal.xlf:calendarDate.rel.isl.eidUlAdha</text:p>
          </table:table-cell>
          <table:table-cell office:value-type="string" calcext:value-type="string">
            <text:p>isl-eidUlAdh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Aschura</text:p>
          </table:table-cell>
          <table:table-cell table:style-name="Default" office:value-type="string" calcext:value-type="string">
            <text:p>LLL:EXT:timer/Resources/Private/Language/locallang_cal.xlf:calendarDate.rel.isl.aschura</text:p>
          </table:table-cell>
          <table:table-cell office:value-type="string" calcext:value-type="string">
            <text:p>isl-aschur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islamic, sunnits, schiits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sl. Neujahr</text:p>
          </table:table-cell>
          <table:table-cell table:style-name="Default" office:value-type="string" calcext:value-type="string">
            <text:p>LLL:EXT:timer/Resources/Private/Language/locallang_cal.xlf:calendarDate.rel.isl.newYear</text:p>
          </table:table-cell>
          <table:table-cell office:value-type="string" calcext:value-type="string">
            <text:p>isl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unn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unnit.MaulidAnNabi</text:p>
          </table:table-cell>
          <table:table-cell office:value-type="string" calcext:value-type="string">
            <text:p>isl-sunnit-maulidAnNabi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chi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chiit.MaulidAnNabi</text:p>
          </table:table-cell>
          <table:table-cell office:value-type="string" calcext:value-type="string">
            <text:p>isl-schiit-maulidAnNabi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chi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genössischer Dank-, Buss- und Bettag</text:p>
          </table:table-cell>
          <table:table-cell office:value-type="string" calcext:value-type="string">
            <text:p>LLL:EXT:timer/Resources/Private/Language/locallang_cal.xlf:calendarDate.cult.greg.ch.dayOfThanksPrayerAndRepentance</text:p>
          </table:table-cell>
          <table:table-cell office:value-type="string" calcext:value-type="string">
            <text:p>greg-ch-thanksPrayerAndRepentanc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enfer Betttag</text:p>
          </table:table-cell>
          <table:table-cell office:value-type="string" calcext:value-type="string">
            <text:p>LLL:EXT:timer/Resources/Private/Language/locallang_cal.xlf:calendarDate.cult.greg.ch.genfPrayer</text:p>
          </table:table-cell>
          <table:table-cell office:value-type="string" calcext:value-type="string">
            <text:p>greg-ch-genfPrayer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/>
          <table:table-cell office:value-type="string" calcext:value-type="string">
            <text:p>de_CH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Jüd. Neujahrsfest (Rosch Haschana)</text:p>
          </table:table-cell>
          <table:table-cell table:style-name="Default"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Jüd. Neujahrsfest 2. Tag <text:s/>(Rosch Haschana II)</text:p>
          </table:table-cell>
          <table:table-cell table:style-name="Default" office:value-type="string" calcext:value-type="string">
            <text:p>LLL:EXT:timer/Resources/Private/Language/locallang_cal.xlf:calendarDate.rel.hebr.roschHaschanaIi</text:p>
          </table:table-cell>
          <table:table-cell office:value-type="string" calcext:value-type="string">
            <text:p>hebr-roschHaschanaIi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ersöhnungstag (Jom Kippur)</text:p>
          </table:table-cell>
          <table:table-cell table:style-name="Default" office:value-type="string" calcext:value-type="string">
            <text:p>LLL:EXT:timer/Resources/Private/Language/locallang_cal.xlf:calendarDate.rel.hebr.jomKippur</text:p>
          </table:table-cell>
          <table:table-cell office:value-type="string" calcext:value-type="string">
            <text:p>hebr-jomKippur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ubhüttenfest (Sukkot)</text:p>
          </table:table-cell>
          <table:table-cell table:style-name="Default" office:value-type="string" calcext:value-type="string">
            <text:p>LLL:EXT:timer/Resources/Private/Language/locallang_cal.xlf:calendarDate.rel.hebr.sukkot</text:p>
          </table:table-cell>
          <table:table-cell office:value-type="string" calcext:value-type="string">
            <text:p>hebr-sukko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chlussfest (Schemini Azeret)</text:p>
          </table:table-cell>
          <table:table-cell table:style-name="Default" office:value-type="string" calcext:value-type="string">
            <text:p>LLL:EXT:timer/Resources/Private/Language/locallang_cal.xlf:calendarDate.rel.hebr.scheminiAzeret</text:p>
          </table:table-cell>
          <table:table-cell office:value-type="string" calcext:value-type="string">
            <text:p>hebr-scheminiAzeret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orafreudenfest (Simchat Tora)</text:p>
          </table:table-cell>
          <table:table-cell table:style-name="Default" office:value-type="string" calcext:value-type="string">
            <text:p>LLL:EXT:timer/Resources/Private/Language/locallang_cal.xlf:calendarDate.rel.hebr.simchatTora</text:p>
          </table:table-cell>
          <table:table-cell office:value-type="string" calcext:value-type="string">
            <text:p>hebr-simchatTora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empelweihfest (Chanukka)</text:p>
          </table:table-cell>
          <table:table-cell table:style-name="Default" office:value-type="string" calcext:value-type="string">
            <text:p>LLL:EXT:timer/Resources/Private/Language/locallang_cal.xlf:calendarDate.rel.hebr.chanukka</text:p>
          </table:table-cell>
          <table:table-cell office:value-type="string" calcext:value-type="string">
            <text:p>hebr-chanukka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eujahrsfest der Bäume (Tu Bischwat)</text:p>
          </table:table-cell>
          <table:table-cell table:style-name="Default" office:value-type="string" calcext:value-type="string">
            <text:p>LLL:EXT:timer/Resources/Private/Language/locallang_cal.xlf:calendarDate.rel.hebr.tuBischwat</text:p>
          </table:table-cell>
          <table:table-cell office:value-type="string" calcext:value-type="string">
            <text:p>hebr-tuBischwa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rrettung der Juden in Persien (Purim)</text:p>
          </table:table-cell>
          <table:table-cell table:style-name="Default" office:value-type="string" calcext:value-type="string">
            <text:p>LLL:EXT:timer/Resources/Private/Language/locallang_cal.xlf:calendarDate.rel.hebr.purim</text:p>
          </table:table-cell>
          <table:table-cell office:value-type="string" calcext:value-type="string">
            <text:p>hebr-purim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eginn des 1. Wallfahrtfestes (Pessach / Überschreitung)</text:p>
          </table:table-cell>
          <table:table-cell table:style-name="Default" office:value-type="string" calcext:value-type="string">
            <text:p>LLL:EXT:timer/Resources/Private/Language/locallang_cal.xlf:calendarDate.rel.hebr.pessach </text:p>
          </table:table-cell>
          <table:table-cell office:value-type="string" calcext:value-type="string">
            <text:p>hebr-pessach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firstSchawuot </text:p>
          </table:table-cell>
          <table:table-cell office:value-type="string" calcext:value-type="string">
            <text:p>hebr-firstSchawuot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secondSchawuot <text:s/></text:p>
          </table:table-cell>
          <table:table-cell office:value-type="string" calcext:value-type="string">
            <text:p>hebr-secondSchawuot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an die Opfer der Schoa (Jom Haschoa)</text:p>
          </table:table-cell>
          <table:table-cell table:style-name="Default" office:value-type="string" calcext:value-type="string">
            <text:p>LLL:EXT:timer/Resources/Private/Language/locallang_cal.xlf:calendarDate.rel.hebr.jomHaschoa </text:p>
          </table:table-cell>
          <table:table-cell office:value-type="string" calcext:value-type="string">
            <text:p>hebr-jomHascho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Unabhängigkeitstag (Jom Ha’azma’ut)</text:p>
          </table:table-cell>
          <table:table-cell table:style-name="Default" office:value-type="string" calcext:value-type="string">
            <text:p>LLL:EXT:timer/Resources/Private/Language/locallang_cal.xlf:calendarDate.rel.hebr.jomHaAzmaUt </text:p>
          </table:table-cell>
          <table:table-cell office:value-type="string" calcext:value-type="string">
            <text:p>hebr-jomHaAzmaUt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politics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erusalemtag (Jom Jeruschalajim)</text:p>
          </table:table-cell>
          <table:table-cell table:style-name="Default" office:value-type="string" calcext:value-type="string">
            <text:p>LLL:EXT:timer/Resources/Private/Language/locallang_cal.xlf:calendarDate.rel.hebr.jomJeruschalajim </text:p>
          </table:table-cell>
          <table:table-cell office:value-type="string" calcext:value-type="string">
            <text:p>hebr-jomJeruschalajim</text:p>
          </table:table-cell>
          <table:table-cell office:value-type="string" calcext:value-type="string">
            <text:p>fix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.00.0000</text:date>, <text:time style:data-style-name="N2" text:time-value="10:52:51.3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9T06:01:05.164000000</meta:creation-date>
    <dc:date>2023-03-12T18:57:00.090000000</dc:date>
    <meta:editing-duration>P3DT3H47M57S</meta:editing-duration>
    <meta:editing-cycles>50</meta:editing-cycles>
    <meta:generator>LibreOffice/6.3.2.2$Windows_X86_64 LibreOffice_project/98b30e735bda24bc04ab42594c85f7fd8be07b9c</meta:generator>
    <meta:document-statistic meta:table-count="1" meta:cell-count="1953" meta:object-count="0"/>
  </office:meta>
</office:document-meta>
</file>